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1.1709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ta1" style:family="table" style:master-page-name="PageStyle_5f_Plate_20_1_20_-_20_Shee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8122"/>
    <style:style style:name="ce3" style:family="table-cell" style:parent-style-name="Excel_20_Built-in_20_Normal" style:data-style-name="N8127"/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8129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12_overnight_anneal_panel.xpt</text:p>
          </table:table-cell>
          <table:table-cell table:number-columns-repeated="1022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_20_hr.prt</text:p>
          </table:table-cell>
          <table:table-cell table:number-columns-repeated="1022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1022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12">
            <text:p>3/12/2020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0H32M54S">
            <text:p>10:32:54 AM</text:p>
          </table:table-cell>
          <table:table-cell table:number-columns-repeated="1022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1022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1022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dure Detail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1022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1022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20:00:00 (HH:MM:SS), Interval 0:02:00, 601 Reads</text:p>
          </table:table-cell>
          <table:table-cell table:number-columns-repeated="1022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1..P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1022"/>
        </table:table-row>
        <table:table-row table:style-name="ro1">
          <table:table-cell office:value-type="string">
            <text:p>End Kinetic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w Data" table:style-name="ta2" table:print="false">
        <table:table-column table:style-name="co3" table:number-columns-repeated="1024" table:default-cell-style-name="Excel_20_Built-in_20_Normal"/>
        <table:table-row table:style-name="ro1">
          <table:table-cell office:value-type="string">
            <text:p>All scaffolds (including H2H1* and V1V2*) at 10nM, other strands at 50nM</text:p>
          </table:table-cell>
          <table:table-cell table:number-columns-repeated="1023"/>
        </table:table-row>
        <table:table-row table:style-name="ro1">
          <table:table-cell office:value-type="string">
            <text:p>annealed overnight 90-20CC, 0.1C/60 se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H2</text:p>
          </table:table-cell>
          <table:table-cell office:value-type="string">
            <text:p>GV2</text:p>
          </table:table-cell>
          <table:table-cell office:value-type="string">
            <text:p>GH1</text:p>
          </table:table-cell>
          <table:table-cell office:value-type="string">
            <text:p>GV1</text:p>
          </table:table-cell>
          <table:table-cell office:value-type="string">
            <text:p>GH0</text:p>
          </table:table-cell>
          <table:table-cell office:value-type="string">
            <text:p>GV0</text:p>
          </table:table-cell>
          <table:table-cell office:value-type="string">
            <text:p>CtrlH12</text:p>
          </table:table-cell>
          <table:table-cell office:value-type="string">
            <text:p>CtrlV12</text:p>
          </table:table-cell>
          <table:table-cell office:value-type="string">
            <text:p>CtrlH0</text:p>
          </table:table-cell>
          <table:table-cell office:value-type="string">
            <text:p>CtrlV0</text:p>
          </table:table-cell>
          <table:table-cell office:value-type="string">
            <text:p>ComplementH12</text:p>
          </table:table-cell>
          <table:table-cell office:value-type="string">
            <text:p>ComplementV12</text:p>
          </table:table-cell>
          <table:table-cell office:value-type="string">
            <text:p>ComplementH0</text:p>
          </table:table-cell>
          <table:table-cell office:value-type="string">
            <text:p>ComplementV0</text:p>
          </table:table-cell>
          <table:table-cell office:value-type="string">
            <text:p>GH2</text:p>
          </table:table-cell>
          <table:table-cell office:value-type="string">
            <text:p>GV2</text:p>
          </table:table-cell>
          <table:table-cell office:value-type="string">
            <text:p>GH1</text:p>
          </table:table-cell>
          <table:table-cell office:value-type="string">
            <text:p>GV1</text:p>
          </table:table-cell>
          <table:table-cell office:value-type="string">
            <text:p>GH0</text:p>
          </table:table-cell>
          <table:table-cell office:value-type="string">
            <text:p>GV0</text:p>
          </table:table-cell>
          <table:table-cell office:value-type="string">
            <text:p>CtrlH12</text:p>
          </table:table-cell>
          <table:table-cell office:value-type="string">
            <text:p>CtrlV12</text:p>
          </table:table-cell>
          <table:table-cell office:value-type="string">
            <text:p>CtrlH0</text:p>
          </table:table-cell>
          <table:table-cell office:value-type="string">
            <text:p>CtrlV0</text:p>
          </table:table-cell>
          <table:table-cell office:value-type="string">
            <text:p>ComplementH12</text:p>
          </table:table-cell>
          <table:table-cell office:value-type="string">
            <text:p>ComplementV12</text:p>
          </table:table-cell>
          <table:table-cell office:value-type="string">
            <text:p>ComplementH0</text:p>
          </table:table-cell>
          <table:table-cell office:value-type="string">
            <text:p>ComplementV0</text:p>
          </table:table-cell>
          <table:table-cell office:value-type="string">
            <text:p>GH2</text:p>
          </table:table-cell>
          <table:table-cell office:value-type="string">
            <text:p>GV2</text:p>
          </table:table-cell>
          <table:table-cell office:value-type="string">
            <text:p>GH1</text:p>
          </table:table-cell>
          <table:table-cell office:value-type="string">
            <text:p>GV1</text:p>
          </table:table-cell>
          <table:table-cell office:value-type="string">
            <text:p>GH0</text:p>
          </table:table-cell>
          <table:table-cell office:value-type="string">
            <text:p>GV0</text:p>
          </table:table-cell>
          <table:table-cell office:value-type="string">
            <text:p>CtrlH12</text:p>
          </table:table-cell>
          <table:table-cell office:value-type="string">
            <text:p>CtrlV12</text:p>
          </table:table-cell>
          <table:table-cell office:value-type="string">
            <text:p>CtrlH0</text:p>
          </table:table-cell>
          <table:table-cell office:value-type="string">
            <text:p>CtrlV0</text:p>
          </table:table-cell>
          <table:table-cell office:value-type="string">
            <text:p>ComplementH12</text:p>
          </table:table-cell>
          <table:table-cell office:value-type="string">
            <text:p>ComplementV12</text:p>
          </table:table-cell>
          <table:table-cell office:value-type="string">
            <text:p>ComplementH0</text:p>
          </table:table-cell>
          <table:table-cell office:value-type="string">
            <text:p>ComplementV0</text:p>
          </table:table-cell>
          <table:table-cell table:number-columns-repeated="980"/>
        </table:table-row>
        <table:table-row table:style-name="ro3">
          <table:table-cell table:style-name="ce5" office:value-type="string">
            <text:p>Time</text:p>
          </table:table-cell>
          <table:table-cell table:style-name="ce5" office:value-type="string">
            <text:p>T° 532,665</text:p>
          </table:table-cell>
          <table:table-cell table:style-name="ce5" office:value-type="string">
            <text:p>N1</text:p>
          </table:table-cell>
          <table:table-cell table:style-name="ce5" office:value-type="string">
            <text:p>N2</text:p>
          </table:table-cell>
          <table:table-cell table:style-name="ce5" office:value-type="string">
            <text:p>N3</text:p>
          </table:table-cell>
          <table:table-cell table:style-name="ce5" office:value-type="string">
            <text:p>N4</text:p>
          </table:table-cell>
          <table:table-cell table:style-name="ce5" office:value-type="string">
            <text:p>N5</text:p>
          </table:table-cell>
          <table:table-cell table:style-name="ce5" office:value-type="string">
            <text:p>N6</text:p>
          </table:table-cell>
          <table:table-cell table:style-name="ce5" office:value-type="string">
            <text:p>N7</text:p>
          </table:table-cell>
          <table:table-cell table:style-name="ce5" office:value-type="string">
            <text:p>N8</text:p>
          </table:table-cell>
          <table:table-cell table:style-name="ce5" office:value-type="string">
            <text:p>N9</text:p>
          </table:table-cell>
          <table:table-cell table:style-name="ce5" office:value-type="string">
            <text:p>N10</text:p>
          </table:table-cell>
          <table:table-cell table:style-name="ce5" office:value-type="string">
            <text:p>N11</text:p>
          </table:table-cell>
          <table:table-cell table:style-name="ce5" office:value-type="string">
            <text:p>N12</text:p>
          </table:table-cell>
          <table:table-cell table:style-name="ce5" office:value-type="string">
            <text:p>N13</text:p>
          </table:table-cell>
          <table:table-cell table:style-name="ce5" office:value-type="string">
            <text:p>N14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2</text:p>
          </table:table-cell>
          <table:table-cell table:style-name="ce5" office:value-type="string">
            <text:p>O3</text:p>
          </table:table-cell>
          <table:table-cell table:style-name="ce5" office:value-type="string">
            <text:p>O4</text:p>
          </table:table-cell>
          <table:table-cell table:style-name="ce5" office:value-type="string">
            <text:p>O5</text:p>
          </table:table-cell>
          <table:table-cell table:style-name="ce5" office:value-type="string">
            <text:p>O6</text:p>
          </table:table-cell>
          <table:table-cell table:style-name="ce5" office:value-type="string">
            <text:p>O7</text:p>
          </table:table-cell>
          <table:table-cell table:style-name="ce5" office:value-type="string">
            <text:p>O8</text:p>
          </table:table-cell>
          <table:table-cell table:style-name="ce5" office:value-type="string">
            <text:p>O9</text:p>
          </table:table-cell>
          <table:table-cell table:style-name="ce5" office:value-type="string">
            <text:p>O10</text:p>
          </table:table-cell>
          <table:table-cell table:style-name="ce5" office:value-type="string">
            <text:p>O11</text:p>
          </table:table-cell>
          <table:table-cell table:style-name="ce5" office:value-type="string">
            <text:p>O12</text:p>
          </table:table-cell>
          <table:table-cell table:style-name="ce5" office:value-type="string">
            <text:p>O13</text:p>
          </table:table-cell>
          <table:table-cell table:style-name="ce5" office:value-type="string">
            <text:p>O14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P3</text:p>
          </table:table-cell>
          <table:table-cell table:style-name="ce5" office:value-type="string">
            <text:p>P4</text:p>
          </table:table-cell>
          <table:table-cell table:style-name="ce5" office:value-type="string">
            <text:p>P5</text:p>
          </table:table-cell>
          <table:table-cell table:style-name="ce5" office:value-type="string">
            <text:p>P6</text:p>
          </table:table-cell>
          <table:table-cell table:style-name="ce5" office:value-type="string">
            <text:p>P7</text:p>
          </table:table-cell>
          <table:table-cell table:style-name="ce5" office:value-type="string">
            <text:p>P8</text:p>
          </table:table-cell>
          <table:table-cell table:style-name="ce5" office:value-type="string">
            <text:p>P9</text:p>
          </table:table-cell>
          <table:table-cell table:style-name="ce5" office:value-type="string">
            <text:p>P10</text:p>
          </table:table-cell>
          <table:table-cell table:style-name="ce5" office:value-type="string">
            <text:p>P11</text:p>
          </table:table-cell>
          <table:table-cell table:style-name="ce5" office:value-type="string">
            <text:p>P12</text:p>
          </table:table-cell>
          <table:table-cell table:style-name="ce5" office:value-type="string">
            <text:p>P13</text:p>
          </table:table-cell>
          <table:table-cell table:style-name="ce5" office:value-type="string">
            <text:p>P1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180">
            <text:p>1180</text:p>
          </table:table-cell>
          <table:table-cell table:style-name="ce7" office:value-type="float" office:value="3438">
            <text:p>3438</text:p>
          </table:table-cell>
          <table:table-cell table:style-name="ce7" office:value-type="float" office:value="1230">
            <text:p>1230</text:p>
          </table:table-cell>
          <table:table-cell table:style-name="ce7" office:value-type="float" office:value="2100">
            <text:p>2100</text:p>
          </table:table-cell>
          <table:table-cell table:style-name="ce7" office:value-type="float" office:value="2355">
            <text:p>2355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1554">
            <text:p>1554</text:p>
          </table:table-cell>
          <table:table-cell table:style-name="ce7" office:value-type="float" office:value="1322">
            <text:p>1322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3306">
            <text:p>3306</text:p>
          </table:table-cell>
          <table:table-cell table:style-name="ce7" office:value-type="float" office:value="1215">
            <text:p>1215</text:p>
          </table:table-cell>
          <table:table-cell table:style-name="ce7" office:value-type="float" office:value="2061">
            <text:p>2061</text:p>
          </table:table-cell>
          <table:table-cell table:style-name="ce7" office:value-type="float" office:value="2297">
            <text:p>2297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692">
            <text:p>1692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1343">
            <text:p>1343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326">
            <text:p>3326</text:p>
          </table:table-cell>
          <table:table-cell table:style-name="ce7" office:value-type="float" office:value="1188">
            <text:p>1188</text:p>
          </table:table-cell>
          <table:table-cell table:style-name="ce7" office:value-type="float" office:value="2070">
            <text:p>2070</text:p>
          </table:table-cell>
          <table:table-cell table:style-name="ce7" office:value-type="float" office:value="2309">
            <text:p>2309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1530">
            <text:p>1530</text:p>
          </table:table-cell>
          <table:table-cell table:style-name="ce7" office:value-type="float" office:value="1336">
            <text:p>133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2M00S">
            <text:p>0:0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3373">
            <text:p>3373</text:p>
          </table:table-cell>
          <table:table-cell table:style-name="ce7" office:value-type="float" office:value="1197">
            <text:p>1197</text:p>
          </table:table-cell>
          <table:table-cell table:style-name="ce7" office:value-type="float" office:value="2060">
            <text:p>2060</text:p>
          </table:table-cell>
          <table:table-cell table:style-name="ce7" office:value-type="float" office:value="2358">
            <text:p>2358</text:p>
          </table:table-cell>
          <table:table-cell table:style-name="ce7" office:value-type="float" office:value="1136">
            <text:p>1136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809">
            <text:p>1809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3305">
            <text:p>3305</text:p>
          </table:table-cell>
          <table:table-cell table:style-name="ce7" office:value-type="float" office:value="1222">
            <text:p>1222</text:p>
          </table:table-cell>
          <table:table-cell table:style-name="ce7" office:value-type="float" office:value="2057">
            <text:p>2057</text:p>
          </table:table-cell>
          <table:table-cell table:style-name="ce7" office:value-type="float" office:value="2333">
            <text:p>2333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649">
            <text:p>1649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472">
            <text:p>1472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185">
            <text:p>1185</text:p>
          </table:table-cell>
          <table:table-cell table:style-name="ce7" office:value-type="float" office:value="1965">
            <text:p>1965</text:p>
          </table:table-cell>
          <table:table-cell table:style-name="ce7" office:value-type="float" office:value="2319">
            <text:p>2319</text:p>
          </table:table-cell>
          <table:table-cell table:number-columns-repeated="2" table:style-name="ce7" office:value-type="float" office:value="1028">
            <text:p>1028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633">
            <text:p>1633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1516">
            <text:p>1516</text:p>
          </table:table-cell>
          <table:table-cell table:style-name="ce7" office:value-type="float" office:value="1349">
            <text:p>134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4M00S">
            <text:p>0:04:0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535">
            <text:p>1535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3349">
            <text:p>3349</text:p>
          </table:table-cell>
          <table:table-cell table:style-name="ce7" office:value-type="float" office:value="1215">
            <text:p>1215</text:p>
          </table:table-cell>
          <table:table-cell table:style-name="ce7" office:value-type="float" office:value="1958">
            <text:p>1958</text:p>
          </table:table-cell>
          <table:table-cell table:style-name="ce7" office:value-type="float" office:value="2328">
            <text:p>2328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1653">
            <text:p>1653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1513">
            <text:p>1513</text:p>
          </table:table-cell>
          <table:table-cell table:style-name="ce7" office:value-type="float" office:value="1354">
            <text:p>1354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3337">
            <text:p>3337</text:p>
          </table:table-cell>
          <table:table-cell table:style-name="ce7" office:value-type="float" office:value="1182">
            <text:p>1182</text:p>
          </table:table-cell>
          <table:table-cell table:style-name="ce7" office:value-type="float" office:value="2023">
            <text:p>2023</text:p>
          </table:table-cell>
          <table:table-cell table:style-name="ce7" office:value-type="float" office:value="2320">
            <text:p>2320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42">
            <text:p>1642</text:p>
          </table:table-cell>
          <table:table-cell table:style-name="ce7" office:value-type="float" office:value="1728">
            <text:p>1728</text:p>
          </table:table-cell>
          <table:table-cell table:style-name="ce7" office:value-type="float" office:value="1535">
            <text:p>1535</text:p>
          </table:table-cell>
          <table:table-cell table:style-name="ce7" office:value-type="float" office:value="1339">
            <text:p>1339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431">
            <text:p>3431</text:p>
          </table:table-cell>
          <table:table-cell table:style-name="ce7" office:value-type="float" office:value="1204">
            <text:p>1204</text:p>
          </table:table-cell>
          <table:table-cell table:style-name="ce7" office:value-type="float" office:value="1914">
            <text:p>1914</text:p>
          </table:table-cell>
          <table:table-cell table:style-name="ce7" office:value-type="float" office:value="2293">
            <text:p>2293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591">
            <text:p>1591</text:p>
          </table:table-cell>
          <table:table-cell table:style-name="ce7" office:value-type="float" office:value="1752">
            <text:p>1752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315">
            <text:p>131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6M00S">
            <text:p>0:06:0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163">
            <text:p>1163</text:p>
          </table:table-cell>
          <table:table-cell table:style-name="ce7" office:value-type="float" office:value="3379">
            <text:p>3379</text:p>
          </table:table-cell>
          <table:table-cell table:style-name="ce7" office:value-type="float" office:value="1166">
            <text:p>1166</text:p>
          </table:table-cell>
          <table:table-cell table:style-name="ce7" office:value-type="float" office:value="1927">
            <text:p>1927</text:p>
          </table:table-cell>
          <table:table-cell table:style-name="ce7" office:value-type="float" office:value="2318">
            <text:p>2318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786">
            <text:p>1786</text:p>
          </table:table-cell>
          <table:table-cell table:style-name="ce7" office:value-type="float" office:value="1555">
            <text:p>1555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25">
            <text:p>1425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3304">
            <text:p>3304</text:p>
          </table:table-cell>
          <table:table-cell table:style-name="ce7" office:value-type="float" office:value="1174">
            <text:p>1174</text:p>
          </table:table-cell>
          <table:table-cell table:style-name="ce7" office:value-type="float" office:value="1980">
            <text:p>1980</text:p>
          </table:table-cell>
          <table:table-cell table:style-name="ce7" office:value-type="float" office:value="2257">
            <text:p>2257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609">
            <text:p>1609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304">
            <text:p>1304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49">
            <text:p>3349</text:p>
          </table:table-cell>
          <table:table-cell table:style-name="ce7" office:value-type="float" office:value="1219">
            <text:p>1219</text:p>
          </table:table-cell>
          <table:table-cell table:style-name="ce7" office:value-type="float" office:value="1950">
            <text:p>1950</text:p>
          </table:table-cell>
          <table:table-cell table:style-name="ce7" office:value-type="float" office:value="2285">
            <text:p>2285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300">
            <text:p>130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8M00S">
            <text:p>0:08:0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510">
            <text:p>1510</text:p>
          </table:table-cell>
          <table:table-cell table:style-name="ce7" office:value-type="float" office:value="1161">
            <text:p>1161</text:p>
          </table:table-cell>
          <table:table-cell table:style-name="ce7" office:value-type="float" office:value="3424">
            <text:p>3424</text:p>
          </table:table-cell>
          <table:table-cell table:style-name="ce7" office:value-type="float" office:value="1181">
            <text:p>1181</text:p>
          </table:table-cell>
          <table:table-cell table:style-name="ce7" office:value-type="float" office:value="1933">
            <text:p>1933</text:p>
          </table:table-cell>
          <table:table-cell table:style-name="ce7" office:value-type="float" office:value="2334">
            <text:p>2334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623">
            <text:p>1623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533">
            <text:p>1533</text:p>
          </table:table-cell>
          <table:table-cell table:style-name="ce7" office:value-type="float" office:value="1352">
            <text:p>1352</text:p>
          </table:table-cell>
          <table:table-cell table:style-name="ce7" office:value-type="float" office:value="1466">
            <text:p>1466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282">
            <text:p>3282</text:p>
          </table:table-cell>
          <table:table-cell table:style-name="ce7" office:value-type="float" office:value="1161">
            <text:p>1161</text:p>
          </table:table-cell>
          <table:table-cell table:style-name="ce7" office:value-type="float" office:value="1887">
            <text:p>1887</text:p>
          </table:table-cell>
          <table:table-cell table:style-name="ce7" office:value-type="float" office:value="2239">
            <text:p>2239</text:p>
          </table:table-cell>
          <table:table-cell table:style-name="ce7" office:value-type="float" office:value="1130">
            <text:p>1130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638">
            <text:p>1638</text:p>
          </table:table-cell>
          <table:table-cell table:style-name="ce7" office:value-type="float" office:value="1655">
            <text:p>1655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289">
            <text:p>1289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346">
            <text:p>3346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1917">
            <text:p>1917</text:p>
          </table:table-cell>
          <table:table-cell table:style-name="ce7" office:value-type="float" office:value="2313">
            <text:p>2313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317">
            <text:p>131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10M00S">
            <text:p>0:10:0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3356">
            <text:p>3356</text:p>
          </table:table-cell>
          <table:table-cell table:style-name="ce7" office:value-type="float" office:value="1130">
            <text:p>1130</text:p>
          </table:table-cell>
          <table:table-cell table:style-name="ce7" office:value-type="float" office:value="1917">
            <text:p>1917</text:p>
          </table:table-cell>
          <table:table-cell table:style-name="ce7" office:value-type="float" office:value="2292">
            <text:p>2292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1667">
            <text:p>1667</text:p>
          </table:table-cell>
          <table:table-cell table:style-name="ce7" office:value-type="float" office:value="1780">
            <text:p>1780</text:p>
          </table:table-cell>
          <table:table-cell table:style-name="ce7" office:value-type="float" office:value="1556">
            <text:p>1556</text:p>
          </table:table-cell>
          <table:table-cell table:style-name="ce7" office:value-type="float" office:value="1330">
            <text:p>1330</text:p>
          </table:table-cell>
          <table:table-cell table:style-name="ce7" office:value-type="float" office:value="1440">
            <text:p>1440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3288">
            <text:p>3288</text:p>
          </table:table-cell>
          <table:table-cell table:style-name="ce7" office:value-type="float" office:value="1171">
            <text:p>1171</text:p>
          </table:table-cell>
          <table:table-cell table:style-name="ce7" office:value-type="float" office:value="1878">
            <text:p>1878</text:p>
          </table:table-cell>
          <table:table-cell table:style-name="ce7" office:value-type="float" office:value="2226">
            <text:p>2226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593">
            <text:p>1593</text:p>
          </table:table-cell>
          <table:table-cell table:style-name="ce7" office:value-type="float" office:value="1629">
            <text:p>1629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328">
            <text:p>1328</text:p>
          </table:table-cell>
          <table:table-cell table:style-name="ce7" office:value-type="float" office:value="1411">
            <text:p>1411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3311">
            <text:p>3311</text:p>
          </table:table-cell>
          <table:table-cell table:style-name="ce7" office:value-type="float" office:value="1191">
            <text:p>1191</text:p>
          </table:table-cell>
          <table:table-cell table:style-name="ce7" office:value-type="float" office:value="1938">
            <text:p>1938</text:p>
          </table:table-cell>
          <table:table-cell table:style-name="ce7" office:value-type="float" office:value="2299">
            <text:p>2299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730">
            <text:p>1730</text:p>
          </table:table-cell>
          <table:table-cell table:style-name="ce7" office:value-type="float" office:value="1510">
            <text:p>1510</text:p>
          </table:table-cell>
          <table:table-cell table:style-name="ce7" office:value-type="float" office:value="1284">
            <text:p>128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12M00S">
            <text:p>0:1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4">
            <text:p>1494</text:p>
          </table:table-cell>
          <table:table-cell table:style-name="ce7" office:value-type="float" office:value="1118">
            <text:p>1118</text:p>
          </table:table-cell>
          <table:table-cell table:style-name="ce7" office:value-type="float" office:value="3356">
            <text:p>3356</text:p>
          </table:table-cell>
          <table:table-cell table:style-name="ce7" office:value-type="float" office:value="1134">
            <text:p>1134</text:p>
          </table:table-cell>
          <table:table-cell table:style-name="ce7" office:value-type="float" office:value="1915">
            <text:p>1915</text:p>
          </table:table-cell>
          <table:table-cell table:style-name="ce7" office:value-type="float" office:value="2259">
            <text:p>2259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1740">
            <text:p>1740</text:p>
          </table:table-cell>
          <table:table-cell table:style-name="ce7" office:value-type="float" office:value="1504">
            <text:p>1504</text:p>
          </table:table-cell>
          <table:table-cell table:style-name="ce7" office:value-type="float" office:value="1284">
            <text:p>1284</text:p>
          </table:table-cell>
          <table:table-cell table:style-name="ce7" office:value-type="float" office:value="1435">
            <text:p>1435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276">
            <text:p>3276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1838">
            <text:p>1838</text:p>
          </table:table-cell>
          <table:table-cell table:style-name="ce7" office:value-type="float" office:value="2212">
            <text:p>2212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631">
            <text:p>1631</text:p>
          </table:table-cell>
          <table:table-cell table:style-name="ce7" office:value-type="float" office:value="1696">
            <text:p>1696</text:p>
          </table:table-cell>
          <table:table-cell table:style-name="ce7" office:value-type="float" office:value="1520">
            <text:p>1520</text:p>
          </table:table-cell>
          <table:table-cell table:style-name="ce7" office:value-type="float" office:value="1369">
            <text:p>1369</text:p>
          </table:table-cell>
          <table:table-cell table:style-name="ce7" office:value-type="float" office:value="1434">
            <text:p>1434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3301">
            <text:p>3301</text:p>
          </table:table-cell>
          <table:table-cell table:style-name="ce7" office:value-type="float" office:value="1146">
            <text:p>1146</text:p>
          </table:table-cell>
          <table:table-cell table:style-name="ce7" office:value-type="float" office:value="1914">
            <text:p>1914</text:p>
          </table:table-cell>
          <table:table-cell table:style-name="ce7" office:value-type="float" office:value="2248">
            <text:p>2248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593">
            <text:p>1593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312">
            <text:p>131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14M00S">
            <text:p>0:1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882">
            <text:p>1882</text:p>
          </table:table-cell>
          <table:table-cell table:style-name="ce7" office:value-type="float" office:value="2318">
            <text:p>2318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37">
            <text:p>1637</text:p>
          </table:table-cell>
          <table:table-cell table:style-name="ce7" office:value-type="float" office:value="1755">
            <text:p>1755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46">
            <text:p>1346</text:p>
          </table:table-cell>
          <table:table-cell table:style-name="ce7" office:value-type="float" office:value="1442">
            <text:p>1442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3249">
            <text:p>3249</text:p>
          </table:table-cell>
          <table:table-cell table:style-name="ce7" office:value-type="float" office:value="1140">
            <text:p>1140</text:p>
          </table:table-cell>
          <table:table-cell table:style-name="ce7" office:value-type="float" office:value="1865">
            <text:p>1865</text:p>
          </table:table-cell>
          <table:table-cell table:style-name="ce7" office:value-type="float" office:value="2232">
            <text:p>2232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628">
            <text:p>1628</text:p>
          </table:table-cell>
          <table:table-cell table:style-name="ce7" office:value-type="float" office:value="1686">
            <text:p>1686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305">
            <text:p>1305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313">
            <text:p>3313</text:p>
          </table:table-cell>
          <table:table-cell table:style-name="ce7" office:value-type="float" office:value="1150">
            <text:p>1150</text:p>
          </table:table-cell>
          <table:table-cell table:style-name="ce7" office:value-type="float" office:value="1814">
            <text:p>1814</text:p>
          </table:table-cell>
          <table:table-cell table:style-name="ce7" office:value-type="float" office:value="2309">
            <text:p>2309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544">
            <text:p>1544</text:p>
          </table:table-cell>
          <table:table-cell table:style-name="ce7" office:value-type="float" office:value="1687">
            <text:p>1687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261">
            <text:p>126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16M00S">
            <text:p>0:1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6">
            <text:p>1516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3322">
            <text:p>3322</text:p>
          </table:table-cell>
          <table:table-cell table:style-name="ce7" office:value-type="float" office:value="1147">
            <text:p>1147</text:p>
          </table:table-cell>
          <table:table-cell table:style-name="ce7" office:value-type="float" office:value="1858">
            <text:p>1858</text:p>
          </table:table-cell>
          <table:table-cell table:style-name="ce7" office:value-type="float" office:value="2283">
            <text:p>2283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544">
            <text:p>1544</text:p>
          </table:table-cell>
          <table:table-cell table:style-name="ce7" office:value-type="float" office:value="1349">
            <text:p>1349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3246">
            <text:p>3246</text:p>
          </table:table-cell>
          <table:table-cell table:style-name="ce7" office:value-type="float" office:value="1140">
            <text:p>1140</text:p>
          </table:table-cell>
          <table:table-cell table:style-name="ce7" office:value-type="float" office:value="1830">
            <text:p>1830</text:p>
          </table:table-cell>
          <table:table-cell table:style-name="ce7" office:value-type="float" office:value="2221">
            <text:p>2221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946">
            <text:p>946</text:p>
          </table:table-cell>
          <table:table-cell table:style-name="ce7" office:value-type="float" office:value="1615">
            <text:p>1615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151">
            <text:p>1151</text:p>
          </table:table-cell>
          <table:table-cell table:style-name="ce7" office:value-type="float" office:value="1891">
            <text:p>1891</text:p>
          </table:table-cell>
          <table:table-cell table:style-name="ce7" office:value-type="float" office:value="2318">
            <text:p>2318</text:p>
          </table:table-cell>
          <table:table-cell table:number-columns-repeated="2" table:style-name="ce7" office:value-type="float" office:value="1008">
            <text:p>1008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592">
            <text:p>1592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298">
            <text:p>129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18M00S">
            <text:p>0:1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3354">
            <text:p>3354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828">
            <text:p>1828</text:p>
          </table:table-cell>
          <table:table-cell table:style-name="ce7" office:value-type="float" office:value="2227">
            <text:p>2227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1630">
            <text:p>1630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339">
            <text:p>1339</text:p>
          </table:table-cell>
          <table:table-cell table:style-name="ce7" office:value-type="float" office:value="1398">
            <text:p>1398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3280">
            <text:p>3280</text:p>
          </table:table-cell>
          <table:table-cell table:style-name="ce7" office:value-type="float" office:value="1142">
            <text:p>1142</text:p>
          </table:table-cell>
          <table:table-cell table:style-name="ce7" office:value-type="float" office:value="1818">
            <text:p>1818</text:p>
          </table:table-cell>
          <table:table-cell table:style-name="ce7" office:value-type="float" office:value="2238">
            <text:p>2238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598">
            <text:p>1598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342">
            <text:p>3342</text:p>
          </table:table-cell>
          <table:table-cell table:style-name="ce7" office:value-type="float" office:value="1168">
            <text:p>1168</text:p>
          </table:table-cell>
          <table:table-cell table:style-name="ce7" office:value-type="float" office:value="1838">
            <text:p>1838</text:p>
          </table:table-cell>
          <table:table-cell table:style-name="ce7" office:value-type="float" office:value="2245">
            <text:p>2245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609">
            <text:p>1609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1554">
            <text:p>1554</text:p>
          </table:table-cell>
          <table:table-cell table:style-name="ce7" office:value-type="float" office:value="1269">
            <text:p>126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20M00S">
            <text:p>0:2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3276">
            <text:p>3276</text:p>
          </table:table-cell>
          <table:table-cell table:style-name="ce7" office:value-type="float" office:value="1159">
            <text:p>1159</text:p>
          </table:table-cell>
          <table:table-cell table:style-name="ce7" office:value-type="float" office:value="1836">
            <text:p>1836</text:p>
          </table:table-cell>
          <table:table-cell table:style-name="ce7" office:value-type="float" office:value="2233">
            <text:p>2233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638">
            <text:p>1638</text:p>
          </table:table-cell>
          <table:table-cell table:style-name="ce7" office:value-type="float" office:value="1673">
            <text:p>1673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1326">
            <text:p>1326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240">
            <text:p>3240</text:p>
          </table:table-cell>
          <table:table-cell table:style-name="ce7" office:value-type="float" office:value="1130">
            <text:p>1130</text:p>
          </table:table-cell>
          <table:table-cell table:style-name="ce7" office:value-type="float" office:value="1802">
            <text:p>1802</text:p>
          </table:table-cell>
          <table:table-cell table:style-name="ce7" office:value-type="float" office:value="2238">
            <text:p>2238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597">
            <text:p>1597</text:p>
          </table:table-cell>
          <table:table-cell table:style-name="ce7" office:value-type="float" office:value="1669">
            <text:p>1669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358">
            <text:p>1358</text:p>
          </table:table-cell>
          <table:table-cell table:style-name="ce7" office:value-type="float" office:value="1429">
            <text:p>1429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134">
            <text:p>1134</text:p>
          </table:table-cell>
          <table:table-cell table:style-name="ce7" office:value-type="float" office:value="1859">
            <text:p>1859</text:p>
          </table:table-cell>
          <table:table-cell table:style-name="ce7" office:value-type="float" office:value="2306">
            <text:p>2306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42">
            <text:p>942</text:p>
          </table:table-cell>
          <table:table-cell table:style-name="ce7" office:value-type="float" office:value="1602">
            <text:p>1602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318">
            <text:p>131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22M00S">
            <text:p>0:2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3295">
            <text:p>3295</text:p>
          </table:table-cell>
          <table:table-cell table:style-name="ce7" office:value-type="float" office:value="1153">
            <text:p>1153</text:p>
          </table:table-cell>
          <table:table-cell table:style-name="ce7" office:value-type="float" office:value="1813">
            <text:p>1813</text:p>
          </table:table-cell>
          <table:table-cell table:style-name="ce7" office:value-type="float" office:value="2234">
            <text:p>2234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652">
            <text:p>1652</text:p>
          </table:table-cell>
          <table:table-cell table:style-name="ce7" office:value-type="float" office:value="1743">
            <text:p>1743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293">
            <text:p>1293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267">
            <text:p>3267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1799">
            <text:p>1799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74">
            <text:p>974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689">
            <text:p>1689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3306">
            <text:p>3306</text:p>
          </table:table-cell>
          <table:table-cell table:style-name="ce7" office:value-type="float" office:value="1125">
            <text:p>1125</text:p>
          </table:table-cell>
          <table:table-cell table:style-name="ce7" office:value-type="float" office:value="1815">
            <text:p>1815</text:p>
          </table:table-cell>
          <table:table-cell table:style-name="ce7" office:value-type="float" office:value="2266">
            <text:p>2266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625">
            <text:p>1625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282">
            <text:p>128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24M00S">
            <text:p>0:2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3339">
            <text:p>3339</text:p>
          </table:table-cell>
          <table:table-cell table:style-name="ce7" office:value-type="float" office:value="1144">
            <text:p>1144</text:p>
          </table:table-cell>
          <table:table-cell table:style-name="ce7" office:value-type="float" office:value="1799">
            <text:p>1799</text:p>
          </table:table-cell>
          <table:table-cell table:style-name="ce7" office:value-type="float" office:value="2249">
            <text:p>2249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627">
            <text:p>1627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1528">
            <text:p>1528</text:p>
          </table:table-cell>
          <table:table-cell table:style-name="ce7" office:value-type="float" office:value="1269">
            <text:p>1269</text:p>
          </table:table-cell>
          <table:table-cell table:style-name="ce7" office:value-type="float" office:value="1472">
            <text:p>1472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3304">
            <text:p>3304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821">
            <text:p>1821</text:p>
          </table:table-cell>
          <table:table-cell table:style-name="ce7" office:value-type="float" office:value="2291">
            <text:p>2291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555">
            <text:p>1555</text:p>
          </table:table-cell>
          <table:table-cell table:style-name="ce7" office:value-type="float" office:value="1645">
            <text:p>1645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302">
            <text:p>1302</text:p>
          </table:table-cell>
          <table:table-cell table:style-name="ce7" office:value-type="float" office:value="1412">
            <text:p>1412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3316">
            <text:p>3316</text:p>
          </table:table-cell>
          <table:table-cell table:style-name="ce7" office:value-type="float" office:value="1156">
            <text:p>1156</text:p>
          </table:table-cell>
          <table:table-cell table:style-name="ce7" office:value-type="float" office:value="1806">
            <text:p>1806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625">
            <text:p>1625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294">
            <text:p>129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26M00S">
            <text:p>0:2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3375">
            <text:p>3375</text:p>
          </table:table-cell>
          <table:table-cell table:style-name="ce7" office:value-type="float" office:value="1130">
            <text:p>1130</text:p>
          </table:table-cell>
          <table:table-cell table:style-name="ce7" office:value-type="float" office:value="1831">
            <text:p>1831</text:p>
          </table:table-cell>
          <table:table-cell table:style-name="ce7" office:value-type="float" office:value="2241">
            <text:p>2241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571">
            <text:p>1571</text:p>
          </table:table-cell>
          <table:table-cell table:style-name="ce7" office:value-type="float" office:value="1774">
            <text:p>1774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46">
            <text:p>1446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263">
            <text:p>3263</text:p>
          </table:table-cell>
          <table:table-cell table:style-name="ce7" office:value-type="float" office:value="1108">
            <text:p>1108</text:p>
          </table:table-cell>
          <table:table-cell table:style-name="ce7" office:value-type="float" office:value="1784">
            <text:p>1784</text:p>
          </table:table-cell>
          <table:table-cell table:style-name="ce7" office:value-type="float" office:value="2184">
            <text:p>2184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931">
            <text:p>931</text:p>
          </table:table-cell>
          <table:table-cell table:style-name="ce7" office:value-type="float" office:value="1632">
            <text:p>1632</text:p>
          </table:table-cell>
          <table:table-cell table:style-name="ce7" office:value-type="float" office:value="1672">
            <text:p>1672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331">
            <text:p>1331</text:p>
          </table:table-cell>
          <table:table-cell table:style-name="ce7" office:value-type="float" office:value="1423">
            <text:p>1423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409">
            <text:p>3409</text:p>
          </table:table-cell>
          <table:table-cell table:style-name="ce7" office:value-type="float" office:value="1167">
            <text:p>1167</text:p>
          </table:table-cell>
          <table:table-cell table:style-name="ce7" office:value-type="float" office:value="1815">
            <text:p>1815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577">
            <text:p>1577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262">
            <text:p>126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28M00S">
            <text:p>0:2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2160">
            <text:p>2160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596">
            <text:p>1596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527">
            <text:p>1527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312">
            <text:p>3312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1773">
            <text:p>1773</text:p>
          </table:table-cell>
          <table:table-cell table:style-name="ce7" office:value-type="float" office:value="2218">
            <text:p>2218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559">
            <text:p>1559</text:p>
          </table:table-cell>
          <table:table-cell table:style-name="ce7" office:value-type="float" office:value="1655">
            <text:p>1655</text:p>
          </table:table-cell>
          <table:table-cell table:style-name="ce7" office:value-type="float" office:value="1443">
            <text:p>1443</text:p>
          </table:table-cell>
          <table:table-cell table:style-name="ce7" office:value-type="float" office:value="1329">
            <text:p>1329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70">
            <text:p>3370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816">
            <text:p>1816</text:p>
          </table:table-cell>
          <table:table-cell table:style-name="ce7" office:value-type="float" office:value="2234">
            <text:p>2234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597">
            <text:p>1597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291">
            <text:p>129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30M00S">
            <text:p>0:3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3314">
            <text:p>3314</text:p>
          </table:table-cell>
          <table:table-cell table:style-name="ce7" office:value-type="float" office:value="1144">
            <text:p>1144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2181">
            <text:p>2181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04">
            <text:p>1304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3247">
            <text:p>3247</text:p>
          </table:table-cell>
          <table:table-cell table:style-name="ce7" office:value-type="float" office:value="1108">
            <text:p>1108</text:p>
          </table:table-cell>
          <table:table-cell table:style-name="ce7" office:value-type="float" office:value="1795">
            <text:p>1795</text:p>
          </table:table-cell>
          <table:table-cell table:style-name="ce7" office:value-type="float" office:value="2217">
            <text:p>2217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592">
            <text:p>1592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446">
            <text:p>1446</text:p>
          </table:table-cell>
          <table:table-cell table:style-name="ce7" office:value-type="float" office:value="1237">
            <text:p>1237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3368">
            <text:p>3368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856">
            <text:p>1856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583">
            <text:p>1583</text:p>
          </table:table-cell>
          <table:table-cell table:style-name="ce7" office:value-type="float" office:value="1672">
            <text:p>1672</text:p>
          </table:table-cell>
          <table:table-cell table:style-name="ce7" office:value-type="float" office:value="1513">
            <text:p>1513</text:p>
          </table:table-cell>
          <table:table-cell table:style-name="ce7" office:value-type="float" office:value="1300">
            <text:p>130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32M00S">
            <text:p>0:3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3319">
            <text:p>3319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1801">
            <text:p>1801</text:p>
          </table:table-cell>
          <table:table-cell table:style-name="ce7" office:value-type="float" office:value="2244">
            <text:p>2244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1637">
            <text:p>1637</text:p>
          </table:table-cell>
          <table:table-cell table:style-name="ce7" office:value-type="float" office:value="1696">
            <text:p>1696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3337">
            <text:p>3337</text:p>
          </table:table-cell>
          <table:table-cell table:style-name="ce7" office:value-type="float" office:value="1127">
            <text:p>1127</text:p>
          </table:table-cell>
          <table:table-cell table:style-name="ce7" office:value-type="float" office:value="1794">
            <text:p>1794</text:p>
          </table:table-cell>
          <table:table-cell table:style-name="ce7" office:value-type="float" office:value="2236">
            <text:p>2236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335">
            <text:p>1335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295">
            <text:p>3295</text:p>
          </table:table-cell>
          <table:table-cell table:style-name="ce7" office:value-type="float" office:value="1154">
            <text:p>1154</text:p>
          </table:table-cell>
          <table:table-cell table:style-name="ce7" office:value-type="float" office:value="1789">
            <text:p>1789</text:p>
          </table:table-cell>
          <table:table-cell table:style-name="ce7" office:value-type="float" office:value="2231">
            <text:p>2231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625">
            <text:p>1625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286">
            <text:p>128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34M00S">
            <text:p>0:3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332">
            <text:p>3332</text:p>
          </table:table-cell>
          <table:table-cell table:style-name="ce7" office:value-type="float" office:value="1137">
            <text:p>1137</text:p>
          </table:table-cell>
          <table:table-cell table:style-name="ce7" office:value-type="float" office:value="1790">
            <text:p>1790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309">
            <text:p>3309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198">
            <text:p>2198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47">
            <text:p>947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639">
            <text:p>1639</text:p>
          </table:table-cell>
          <table:table-cell table:style-name="ce7" office:value-type="float" office:value="1435">
            <text:p>1435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48">
            <text:p>3348</text:p>
          </table:table-cell>
          <table:table-cell table:style-name="ce7" office:value-type="float" office:value="1155">
            <text:p>1155</text:p>
          </table:table-cell>
          <table:table-cell table:style-name="ce7" office:value-type="float" office:value="1796">
            <text:p>1796</text:p>
          </table:table-cell>
          <table:table-cell table:style-name="ce7" office:value-type="float" office:value="2287">
            <text:p>2287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561">
            <text:p>1561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296">
            <text:p>129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36M00S">
            <text:p>0:3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3256">
            <text:p>3256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753">
            <text:p>1753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663">
            <text:p>1663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328">
            <text:p>1328</text:p>
          </table:table-cell>
          <table:table-cell table:style-name="ce7" office:value-type="float" office:value="1427">
            <text:p>1427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296">
            <text:p>3296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12">
            <text:p>2212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952">
            <text:p>952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34">
            <text:p>934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333">
            <text:p>1333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3307">
            <text:p>3307</text:p>
          </table:table-cell>
          <table:table-cell table:style-name="ce7" office:value-type="float" office:value="1112">
            <text:p>1112</text:p>
          </table:table-cell>
          <table:table-cell table:style-name="ce7" office:value-type="float" office:value="1779">
            <text:p>1779</text:p>
          </table:table-cell>
          <table:table-cell table:style-name="ce7" office:value-type="float" office:value="2289">
            <text:p>2289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582">
            <text:p>1582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1512">
            <text:p>1512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38M00S">
            <text:p>0:3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3372">
            <text:p>3372</text:p>
          </table:table-cell>
          <table:table-cell table:style-name="ce7" office:value-type="float" office:value="1128">
            <text:p>1128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2271">
            <text:p>2271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1539">
            <text:p>1539</text:p>
          </table:table-cell>
          <table:table-cell table:style-name="ce7" office:value-type="float" office:value="1308">
            <text:p>1308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3267">
            <text:p>3267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194">
            <text:p>2194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604">
            <text:p>1604</text:p>
          </table:table-cell>
          <table:table-cell table:style-name="ce7" office:value-type="float" office:value="1669">
            <text:p>1669</text:p>
          </table:table-cell>
          <table:table-cell table:style-name="ce7" office:value-type="float" office:value="1460">
            <text:p>1460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291">
            <text:p>3291</text:p>
          </table:table-cell>
          <table:table-cell table:style-name="ce7" office:value-type="float" office:value="1154">
            <text:p>1154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44">
            <text:p>2244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550">
            <text:p>1550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314">
            <text:p>131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40M00S">
            <text:p>0:40:0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76">
            <text:p>3376</text:p>
          </table:table-cell>
          <table:table-cell table:style-name="ce7" office:value-type="float" office:value="1145">
            <text:p>1145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2186">
            <text:p>2186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657">
            <text:p>1657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1534">
            <text:p>1534</text:p>
          </table:table-cell>
          <table:table-cell table:style-name="ce7" office:value-type="float" office:value="1321">
            <text:p>13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299">
            <text:p>3299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2275">
            <text:p>2275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604">
            <text:p>1604</text:p>
          </table:table-cell>
          <table:table-cell table:style-name="ce7" office:value-type="float" office:value="1663">
            <text:p>1663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348">
            <text:p>1348</text:p>
          </table:table-cell>
          <table:table-cell table:style-name="ce7" office:value-type="float" office:value="1411">
            <text:p>1411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3352">
            <text:p>3352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1265">
            <text:p>126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42M00S">
            <text:p>0:4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3343">
            <text:p>3343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245">
            <text:p>2245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39">
            <text:p>1639</text:p>
          </table:table-cell>
          <table:table-cell table:style-name="ce7" office:value-type="float" office:value="1774">
            <text:p>1774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1303">
            <text:p>1303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3339">
            <text:p>3339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688">
            <text:p>1688</text:p>
          </table:table-cell>
          <table:table-cell table:style-name="ce7" office:value-type="float" office:value="2211">
            <text:p>2211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627">
            <text:p>1627</text:p>
          </table:table-cell>
          <table:table-cell table:style-name="ce7" office:value-type="float" office:value="1659">
            <text:p>1659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46">
            <text:p>1446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3344">
            <text:p>3344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79">
            <text:p>1779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37">
            <text:p>1037</text:p>
          </table:table-cell>
          <table:table-cell table:number-columns-repeated="2" table:style-name="ce7" office:value-type="float" office:value="1005">
            <text:p>1005</text:p>
          </table:table-cell>
          <table:table-cell table:style-name="ce7" office:value-type="float" office:value="1601">
            <text:p>1601</text:p>
          </table:table-cell>
          <table:table-cell table:style-name="ce7" office:value-type="float" office:value="1689">
            <text:p>1689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258">
            <text:p>125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44M00S">
            <text:p>0:4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335">
            <text:p>3335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78">
            <text:p>1778</text:p>
          </table:table-cell>
          <table:table-cell table:style-name="ce7" office:value-type="float" office:value="2238">
            <text:p>2238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319">
            <text:p>1319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256">
            <text:p>3256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2214">
            <text:p>2214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04">
            <text:p>1604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352">
            <text:p>1352</text:p>
          </table:table-cell>
          <table:table-cell table:style-name="ce7" office:value-type="float" office:value="1460">
            <text:p>1460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3324">
            <text:p>3324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795">
            <text:p>1795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543">
            <text:p>1543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46M00S">
            <text:p>0:4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279">
            <text:p>3279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2256">
            <text:p>2256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609">
            <text:p>1609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1286">
            <text:p>1286</text:p>
          </table:table-cell>
          <table:table-cell table:style-name="ce7" office:value-type="float" office:value="1435">
            <text:p>1435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05">
            <text:p>3305</text:p>
          </table:table-cell>
          <table:table-cell table:style-name="ce7" office:value-type="float" office:value="1147">
            <text:p>1147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188">
            <text:p>2188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962">
            <text:p>962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938">
            <text:p>938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694">
            <text:p>1694</text:p>
          </table:table-cell>
          <table:table-cell table:style-name="ce7" office:value-type="float" office:value="1481">
            <text:p>1481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08">
            <text:p>1408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74">
            <text:p>1774</text:p>
          </table:table-cell>
          <table:table-cell table:style-name="ce7" office:value-type="float" office:value="2208">
            <text:p>2208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569">
            <text:p>1569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264">
            <text:p>126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48M00S">
            <text:p>0:4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307">
            <text:p>3307</text:p>
          </table:table-cell>
          <table:table-cell table:style-name="ce7" office:value-type="float" office:value="1112">
            <text:p>1112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2194">
            <text:p>2194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647">
            <text:p>1647</text:p>
          </table:table-cell>
          <table:table-cell table:style-name="ce7" office:value-type="float" office:value="1681">
            <text:p>1681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292">
            <text:p>1292</text:p>
          </table:table-cell>
          <table:table-cell table:style-name="ce7" office:value-type="float" office:value="1405">
            <text:p>1405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224">
            <text:p>3224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2221">
            <text:p>2221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1606">
            <text:p>1606</text:p>
          </table:table-cell>
          <table:table-cell table:style-name="ce7" office:value-type="float" office:value="1595">
            <text:p>1595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3382">
            <text:p>3382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565">
            <text:p>1565</text:p>
          </table:table-cell>
          <table:table-cell table:style-name="ce7" office:value-type="float" office:value="1712">
            <text:p>1712</text:p>
          </table:table-cell>
          <table:table-cell table:style-name="ce7" office:value-type="float" office:value="1446">
            <text:p>1446</text:p>
          </table:table-cell>
          <table:table-cell table:style-name="ce7" office:value-type="float" office:value="1330">
            <text:p>133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50M00S">
            <text:p>0:5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33">
            <text:p>1433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3370">
            <text:p>3370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2327">
            <text:p>2327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664">
            <text:p>1664</text:p>
          </table:table-cell>
          <table:table-cell table:style-name="ce7" office:value-type="float" office:value="1698">
            <text:p>1698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357">
            <text:p>1357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3277">
            <text:p>3277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790">
            <text:p>1790</text:p>
          </table:table-cell>
          <table:table-cell table:style-name="ce7" office:value-type="float" office:value="2235">
            <text:p>2235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942">
            <text:p>942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641">
            <text:p>1641</text:p>
          </table:table-cell>
          <table:table-cell table:style-name="ce7" office:value-type="float" office:value="1644">
            <text:p>1644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287">
            <text:p>1287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01">
            <text:p>3301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236">
            <text:p>2236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32">
            <text:p>932</text:p>
          </table:table-cell>
          <table:table-cell table:style-name="ce7" office:value-type="float" office:value="1538">
            <text:p>1538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284">
            <text:p>128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52M00S">
            <text:p>0:5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3328">
            <text:p>3328</text:p>
          </table:table-cell>
          <table:table-cell table:style-name="ce7" office:value-type="float" office:value="1138">
            <text:p>1138</text:p>
          </table:table-cell>
          <table:table-cell table:style-name="ce7" office:value-type="float" office:value="1771">
            <text:p>1771</text:p>
          </table:table-cell>
          <table:table-cell table:style-name="ce7" office:value-type="float" office:value="2235">
            <text:p>2235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576">
            <text:p>1576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1530">
            <text:p>1530</text:p>
          </table:table-cell>
          <table:table-cell table:style-name="ce7" office:value-type="float" office:value="1264">
            <text:p>1264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3291">
            <text:p>3291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48">
            <text:p>1748</text:p>
          </table:table-cell>
          <table:table-cell table:style-name="ce7" office:value-type="float" office:value="2172">
            <text:p>2172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645">
            <text:p>1645</text:p>
          </table:table-cell>
          <table:table-cell table:style-name="ce7" office:value-type="float" office:value="1686">
            <text:p>1686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266">
            <text:p>1266</text:p>
          </table:table-cell>
          <table:table-cell table:style-name="ce7" office:value-type="float" office:value="1403">
            <text:p>1403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135">
            <text:p>1135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576">
            <text:p>1576</text:p>
          </table:table-cell>
          <table:table-cell table:style-name="ce7" office:value-type="float" office:value="1708">
            <text:p>1708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65">
            <text:p>126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54M00S">
            <text:p>0:5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3324">
            <text:p>3324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728">
            <text:p>1728</text:p>
          </table:table-cell>
          <table:table-cell table:style-name="ce7" office:value-type="float" office:value="2203">
            <text:p>2203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1673">
            <text:p>1673</text:p>
          </table:table-cell>
          <table:table-cell table:style-name="ce7" office:value-type="float" office:value="1751">
            <text:p>1751</text:p>
          </table:table-cell>
          <table:table-cell table:style-name="ce7" office:value-type="float" office:value="1529">
            <text:p>1529</text:p>
          </table:table-cell>
          <table:table-cell table:style-name="ce7" office:value-type="float" office:value="1310">
            <text:p>1310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3360">
            <text:p>3360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2163">
            <text:p>2163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655">
            <text:p>1655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262">
            <text:p>1262</text:p>
          </table:table-cell>
          <table:table-cell table:style-name="ce7" office:value-type="float" office:value="1406">
            <text:p>1406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3364">
            <text:p>3364</text:p>
          </table:table-cell>
          <table:table-cell table:style-name="ce7" office:value-type="float" office:value="1118">
            <text:p>1118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2315">
            <text:p>2315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62">
            <text:p>962</text:p>
          </table:table-cell>
          <table:table-cell table:style-name="ce7" office:value-type="float" office:value="1557">
            <text:p>1557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1292">
            <text:p>129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56M00S">
            <text:p>0:5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803">
            <text:p>1803</text:p>
          </table:table-cell>
          <table:table-cell table:style-name="ce7" office:value-type="float" office:value="2213">
            <text:p>2213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603">
            <text:p>1603</text:p>
          </table:table-cell>
          <table:table-cell table:style-name="ce7" office:value-type="float" office:value="1746">
            <text:p>1746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238">
            <text:p>1238</text:p>
          </table:table-cell>
          <table:table-cell table:style-name="ce7" office:value-type="float" office:value="1440">
            <text:p>144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3278">
            <text:p>3278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804">
            <text:p>1804</text:p>
          </table:table-cell>
          <table:table-cell table:style-name="ce7" office:value-type="float" office:value="2251">
            <text:p>2251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545">
            <text:p>1545</text:p>
          </table:table-cell>
          <table:table-cell table:style-name="ce7" office:value-type="float" office:value="1694">
            <text:p>1694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338">
            <text:p>1338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328">
            <text:p>3328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97">
            <text:p>1797</text:p>
          </table:table-cell>
          <table:table-cell table:style-name="ce7" office:value-type="float" office:value="2242">
            <text:p>2242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21">
            <text:p>921</text:p>
          </table:table-cell>
          <table:table-cell table:style-name="ce7" office:value-type="float" office:value="1594">
            <text:p>1594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1474">
            <text:p>1474</text:p>
          </table:table-cell>
          <table:table-cell table:style-name="ce7" office:value-type="float" office:value="1335">
            <text:p>133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58M00S">
            <text:p>0:5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2">
            <text:p>1472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3375">
            <text:p>3375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2198">
            <text:p>2198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314">
            <text:p>1314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3319">
            <text:p>3319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2299">
            <text:p>2299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271">
            <text:p>1271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3343">
            <text:p>3343</text:p>
          </table:table-cell>
          <table:table-cell table:style-name="ce7" office:value-type="float" office:value="1159">
            <text:p>1159</text:p>
          </table:table-cell>
          <table:table-cell table:style-name="ce7" office:value-type="float" office:value="1794">
            <text:p>1794</text:p>
          </table:table-cell>
          <table:table-cell table:style-name="ce7" office:value-type="float" office:value="2213">
            <text:p>2213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581">
            <text:p>1581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00M00S">
            <text:p>1:0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22">
            <text:p>2222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289">
            <text:p>1289</text:p>
          </table:table-cell>
          <table:table-cell table:style-name="ce7" office:value-type="float" office:value="1414">
            <text:p>1414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3311">
            <text:p>3311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801">
            <text:p>1801</text:p>
          </table:table-cell>
          <table:table-cell table:style-name="ce7" office:value-type="float" office:value="2199">
            <text:p>2199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297">
            <text:p>1297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3310">
            <text:p>3310</text:p>
          </table:table-cell>
          <table:table-cell table:style-name="ce7" office:value-type="float" office:value="1143">
            <text:p>1143</text:p>
          </table:table-cell>
          <table:table-cell table:style-name="ce7" office:value-type="float" office:value="1746">
            <text:p>1746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526">
            <text:p>1526</text:p>
          </table:table-cell>
          <table:table-cell table:style-name="ce7" office:value-type="float" office:value="1297">
            <text:p>129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02M00S">
            <text:p>1:0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3311">
            <text:p>3311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1797">
            <text:p>1797</text:p>
          </table:table-cell>
          <table:table-cell table:style-name="ce7" office:value-type="float" office:value="2267">
            <text:p>2267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14">
            <text:p>1414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3302">
            <text:p>3302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2233">
            <text:p>2233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22">
            <text:p>3322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21">
            <text:p>2221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577">
            <text:p>1577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520">
            <text:p>1520</text:p>
          </table:table-cell>
          <table:table-cell table:style-name="ce7" office:value-type="float" office:value="1270">
            <text:p>127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04M00S">
            <text:p>1:0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275">
            <text:p>3275</text:p>
          </table:table-cell>
          <table:table-cell table:style-name="ce7" office:value-type="float" office:value="1136">
            <text:p>1136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2226">
            <text:p>2226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324">
            <text:p>1324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3336">
            <text:p>3336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748">
            <text:p>1748</text:p>
          </table:table-cell>
          <table:table-cell table:style-name="ce7" office:value-type="float" office:value="2219">
            <text:p>2219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624">
            <text:p>1624</text:p>
          </table:table-cell>
          <table:table-cell table:style-name="ce7" office:value-type="float" office:value="1692">
            <text:p>1692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352">
            <text:p>1352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420">
            <text:p>3420</text:p>
          </table:table-cell>
          <table:table-cell table:style-name="ce7" office:value-type="float" office:value="1139">
            <text:p>1139</text:p>
          </table:table-cell>
          <table:table-cell table:style-name="ce7" office:value-type="float" office:value="1798">
            <text:p>1798</text:p>
          </table:table-cell>
          <table:table-cell table:style-name="ce7" office:value-type="float" office:value="2296">
            <text:p>2296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52">
            <text:p>952</text:p>
          </table:table-cell>
          <table:table-cell table:style-name="ce7" office:value-type="float" office:value="1599">
            <text:p>1599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293">
            <text:p>129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06M00S">
            <text:p>1:0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179">
            <text:p>2179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90">
            <text:p>990</text:p>
          </table:table-cell>
          <table:table-cell table:number-columns-repeated="2" table:style-name="ce7" office:value-type="float" office:value="1029">
            <text:p>1029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724">
            <text:p>1724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278">
            <text:p>1278</text:p>
          </table:table-cell>
          <table:table-cell table:style-name="ce7" office:value-type="float" office:value="1428">
            <text:p>1428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294">
            <text:p>3294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10">
            <text:p>2210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600">
            <text:p>1600</text:p>
          </table:table-cell>
          <table:table-cell table:style-name="ce7" office:value-type="float" office:value="1708">
            <text:p>1708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305">
            <text:p>1305</text:p>
          </table:table-cell>
          <table:table-cell table:style-name="ce7" office:value-type="float" office:value="1474">
            <text:p>1474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35">
            <text:p>3335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804">
            <text:p>1804</text:p>
          </table:table-cell>
          <table:table-cell table:style-name="ce7" office:value-type="float" office:value="2287">
            <text:p>2287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08M00S">
            <text:p>1:0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3324">
            <text:p>3324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718">
            <text:p>1718</text:p>
          </table:table-cell>
          <table:table-cell table:style-name="ce7" office:value-type="float" office:value="2237">
            <text:p>2237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1526">
            <text:p>1526</text:p>
          </table:table-cell>
          <table:table-cell table:style-name="ce7" office:value-type="float" office:value="1282">
            <text:p>1282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224">
            <text:p>3224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1755">
            <text:p>1755</text:p>
          </table:table-cell>
          <table:table-cell table:style-name="ce7" office:value-type="float" office:value="2255">
            <text:p>2255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575">
            <text:p>1575</text:p>
          </table:table-cell>
          <table:table-cell table:style-name="ce7" office:value-type="float" office:value="1667">
            <text:p>1667</text:p>
          </table:table-cell>
          <table:table-cell table:style-name="ce7" office:value-type="float" office:value="1494">
            <text:p>1494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29">
            <text:p>1429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3359">
            <text:p>3359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1756">
            <text:p>1756</text:p>
          </table:table-cell>
          <table:table-cell table:style-name="ce7" office:value-type="float" office:value="2240">
            <text:p>2240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590">
            <text:p>1590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275">
            <text:p>127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10M00S">
            <text:p>1:1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3321">
            <text:p>3321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812">
            <text:p>1812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641">
            <text:p>1641</text:p>
          </table:table-cell>
          <table:table-cell table:style-name="ce7" office:value-type="float" office:value="1753">
            <text:p>1753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1321">
            <text:p>1321</text:p>
          </table:table-cell>
          <table:table-cell table:style-name="ce7" office:value-type="float" office:value="1397">
            <text:p>1397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3245">
            <text:p>3245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2223">
            <text:p>2223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50">
            <text:p>950</text:p>
          </table:table-cell>
          <table:table-cell table:style-name="ce7" office:value-type="float" office:value="1634">
            <text:p>1634</text:p>
          </table:table-cell>
          <table:table-cell table:style-name="ce7" office:value-type="float" office:value="1662">
            <text:p>1662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748">
            <text:p>1748</text:p>
          </table:table-cell>
          <table:table-cell table:style-name="ce7" office:value-type="float" office:value="2275">
            <text:p>2275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596">
            <text:p>1596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277">
            <text:p>127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12M00S">
            <text:p>1:1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3337">
            <text:p>3337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255">
            <text:p>2255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668">
            <text:p>1668</text:p>
          </table:table-cell>
          <table:table-cell table:style-name="ce7" office:value-type="float" office:value="1730">
            <text:p>1730</text:p>
          </table:table-cell>
          <table:table-cell table:style-name="ce7" office:value-type="float" office:value="1528">
            <text:p>1528</text:p>
          </table:table-cell>
          <table:table-cell table:style-name="ce7" office:value-type="float" office:value="1315">
            <text:p>1315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3368">
            <text:p>3368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82">
            <text:p>1582</text:p>
          </table:table-cell>
          <table:table-cell table:style-name="ce7" office:value-type="float" office:value="1652">
            <text:p>1652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3363">
            <text:p>3363</text:p>
          </table:table-cell>
          <table:table-cell table:style-name="ce7" office:value-type="float" office:value="1148">
            <text:p>1148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2252">
            <text:p>2252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568">
            <text:p>1568</text:p>
          </table:table-cell>
          <table:table-cell table:style-name="ce7" office:value-type="float" office:value="1682">
            <text:p>1682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319">
            <text:p>131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14M00S">
            <text:p>1:1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3429">
            <text:p>3429</text:p>
          </table:table-cell>
          <table:table-cell table:style-name="ce7" office:value-type="float" office:value="1128">
            <text:p>1128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2293">
            <text:p>2293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686">
            <text:p>1686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299">
            <text:p>1299</text:p>
          </table:table-cell>
          <table:table-cell table:style-name="ce7" office:value-type="float" office:value="1412">
            <text:p>1412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297">
            <text:p>3297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2196">
            <text:p>2196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297">
            <text:p>1297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98">
            <text:p>3398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1785">
            <text:p>1785</text:p>
          </table:table-cell>
          <table:table-cell table:style-name="ce7" office:value-type="float" office:value="2259">
            <text:p>2259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616">
            <text:p>1616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466">
            <text:p>1466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16M00S">
            <text:p>1:1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626">
            <text:p>1626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297">
            <text:p>1297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3387">
            <text:p>3387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623">
            <text:p>1623</text:p>
          </table:table-cell>
          <table:table-cell table:style-name="ce7" office:value-type="float" office:value="1682">
            <text:p>1682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11">
            <text:p>1311</text:p>
          </table:table-cell>
          <table:table-cell table:style-name="ce7" office:value-type="float" office:value="1420">
            <text:p>1420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3410">
            <text:p>3410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1755">
            <text:p>1755</text:p>
          </table:table-cell>
          <table:table-cell table:style-name="ce7" office:value-type="float" office:value="2346">
            <text:p>2346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260">
            <text:p>126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18M00S">
            <text:p>1:1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3374">
            <text:p>3374</text:p>
          </table:table-cell>
          <table:table-cell table:style-name="ce7" office:value-type="float" office:value="1143">
            <text:p>1143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219">
            <text:p>22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685">
            <text:p>1685</text:p>
          </table:table-cell>
          <table:table-cell table:style-name="ce7" office:value-type="float" office:value="1533">
            <text:p>1533</text:p>
          </table:table-cell>
          <table:table-cell table:style-name="ce7" office:value-type="float" office:value="1339">
            <text:p>1339</text:p>
          </table:table-cell>
          <table:table-cell table:style-name="ce7" office:value-type="float" office:value="1406">
            <text:p>1406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291">
            <text:p>3291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2258">
            <text:p>2258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656">
            <text:p>1656</text:p>
          </table:table-cell>
          <table:table-cell table:style-name="ce7" office:value-type="float" office:value="1629">
            <text:p>1629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3320">
            <text:p>3320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807">
            <text:p>1807</text:p>
          </table:table-cell>
          <table:table-cell table:style-name="ce7" office:value-type="float" office:value="2226">
            <text:p>2226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558">
            <text:p>1558</text:p>
          </table:table-cell>
          <table:table-cell table:style-name="ce7" office:value-type="float" office:value="1682">
            <text:p>1682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287">
            <text:p>128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20M00S">
            <text:p>1:2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3361">
            <text:p>3361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2272">
            <text:p>2272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692">
            <text:p>1692</text:p>
          </table:table-cell>
          <table:table-cell table:style-name="ce7" office:value-type="float" office:value="1542">
            <text:p>1542</text:p>
          </table:table-cell>
          <table:table-cell table:style-name="ce7" office:value-type="float" office:value="1319">
            <text:p>1319</text:p>
          </table:table-cell>
          <table:table-cell table:style-name="ce7" office:value-type="float" office:value="1433">
            <text:p>1433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355">
            <text:p>3355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95">
            <text:p>1795</text:p>
          </table:table-cell>
          <table:table-cell table:style-name="ce7" office:value-type="float" office:value="2247">
            <text:p>2247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639">
            <text:p>1639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286">
            <text:p>1286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3373">
            <text:p>3373</text:p>
          </table:table-cell>
          <table:table-cell table:style-name="ce7" office:value-type="float" office:value="1148">
            <text:p>1148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593">
            <text:p>1593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22M00S">
            <text:p>1:2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129">
            <text:p>1129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57">
            <text:p>2257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1530">
            <text:p>1530</text:p>
          </table:table-cell>
          <table:table-cell table:style-name="ce7" office:value-type="float" office:value="1283">
            <text:p>1283</text:p>
          </table:table-cell>
          <table:table-cell table:style-name="ce7" office:value-type="float" office:value="1444">
            <text:p>1444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341">
            <text:p>3341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2251">
            <text:p>2251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272">
            <text:p>1272</text:p>
          </table:table-cell>
          <table:table-cell table:style-name="ce7" office:value-type="float" office:value="1426">
            <text:p>1426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3360">
            <text:p>3360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556">
            <text:p>1556</text:p>
          </table:table-cell>
          <table:table-cell table:style-name="ce7" office:value-type="float" office:value="1670">
            <text:p>1670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321">
            <text:p>132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24M00S">
            <text:p>1:2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2">
            <text:p>1512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347">
            <text:p>3347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208">
            <text:p>2208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639">
            <text:p>1639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280">
            <text:p>1280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3302">
            <text:p>3302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962">
            <text:p>962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634">
            <text:p>1634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294">
            <text:p>1294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3367">
            <text:p>3367</text:p>
          </table:table-cell>
          <table:table-cell table:style-name="ce7" office:value-type="float" office:value="1172">
            <text:p>1172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290">
            <text:p>2290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669">
            <text:p>1669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278">
            <text:p>127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26M00S">
            <text:p>1:2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291">
            <text:p>3291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317">
            <text:p>2317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594">
            <text:p>1594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1555">
            <text:p>1555</text:p>
          </table:table-cell>
          <table:table-cell table:style-name="ce7" office:value-type="float" office:value="1320">
            <text:p>1320</text:p>
          </table:table-cell>
          <table:table-cell table:style-name="ce7" office:value-type="float" office:value="1437">
            <text:p>1437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3323">
            <text:p>3323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586">
            <text:p>1586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263">
            <text:p>1263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3427">
            <text:p>3427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2251">
            <text:p>2251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39">
            <text:p>153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28M00S">
            <text:p>1:2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384">
            <text:p>3384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756">
            <text:p>1756</text:p>
          </table:table-cell>
          <table:table-cell table:style-name="ce7" office:value-type="float" office:value="2216">
            <text:p>2216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609">
            <text:p>1609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319">
            <text:p>1319</text:p>
          </table:table-cell>
          <table:table-cell table:style-name="ce7" office:value-type="float" office:value="1513">
            <text:p>1513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3332">
            <text:p>3332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1630">
            <text:p>1630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299">
            <text:p>1299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298">
            <text:p>3298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2292">
            <text:p>2292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554">
            <text:p>1554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257">
            <text:p>125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30M00S">
            <text:p>1:3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740">
            <text:p>1740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1647">
            <text:p>1647</text:p>
          </table:table-cell>
          <table:table-cell table:style-name="ce7" office:value-type="float" office:value="1656">
            <text:p>1656</text:p>
          </table:table-cell>
          <table:table-cell table:style-name="ce7" office:value-type="float" office:value="1507">
            <text:p>1507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237">
            <text:p>3237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2192">
            <text:p>2192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950">
            <text:p>950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604">
            <text:p>1604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23">
            <text:p>1423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3457">
            <text:p>3457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1817">
            <text:p>1817</text:p>
          </table:table-cell>
          <table:table-cell table:style-name="ce7" office:value-type="float" office:value="2248">
            <text:p>2248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66">
            <text:p>1566</text:p>
          </table:table-cell>
          <table:table-cell table:style-name="ce7" office:value-type="float" office:value="1670">
            <text:p>1670</text:p>
          </table:table-cell>
          <table:table-cell table:style-name="ce7" office:value-type="float" office:value="1443">
            <text:p>1443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32M00S">
            <text:p>1:3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2">
            <text:p>1442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295">
            <text:p>3295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89">
            <text:p>1789</text:p>
          </table:table-cell>
          <table:table-cell table:style-name="ce7" office:value-type="float" office:value="2262">
            <text:p>2262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275">
            <text:p>1275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3244">
            <text:p>3244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2221">
            <text:p>2221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297">
            <text:p>1297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252">
            <text:p>3252</text:p>
          </table:table-cell>
          <table:table-cell table:style-name="ce7" office:value-type="float" office:value="1142">
            <text:p>1142</text:p>
          </table:table-cell>
          <table:table-cell table:style-name="ce7" office:value-type="float" office:value="1730">
            <text:p>1730</text:p>
          </table:table-cell>
          <table:table-cell table:style-name="ce7" office:value-type="float" office:value="2212">
            <text:p>2212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555">
            <text:p>1555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298">
            <text:p>129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34M00S">
            <text:p>1:3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3292">
            <text:p>3292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804">
            <text:p>1804</text:p>
          </table:table-cell>
          <table:table-cell table:style-name="ce7" office:value-type="float" office:value="2321">
            <text:p>2321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614">
            <text:p>1614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337">
            <text:p>1337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3250">
            <text:p>3250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2218">
            <text:p>2218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45">
            <text:p>945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20">
            <text:p>1420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352">
            <text:p>3352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817">
            <text:p>1817</text:p>
          </table:table-cell>
          <table:table-cell table:style-name="ce7" office:value-type="float" office:value="2270">
            <text:p>2270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563">
            <text:p>1563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270">
            <text:p>127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36M00S">
            <text:p>1:3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3356">
            <text:p>3356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202">
            <text:p>2202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1524">
            <text:p>1524</text:p>
          </table:table-cell>
          <table:table-cell table:style-name="ce7" office:value-type="float" office:value="1288">
            <text:p>1288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253">
            <text:p>3253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773">
            <text:p>1773</text:p>
          </table:table-cell>
          <table:table-cell table:style-name="ce7" office:value-type="float" office:value="2201">
            <text:p>2201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428">
            <text:p>1428</text:p>
          </table:table-cell>
          <table:table-cell table:style-name="ce7" office:value-type="float" office:value="1284">
            <text:p>1284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3372">
            <text:p>3372</text:p>
          </table:table-cell>
          <table:table-cell table:style-name="ce7" office:value-type="float" office:value="1146">
            <text:p>1146</text:p>
          </table:table-cell>
          <table:table-cell table:style-name="ce7" office:value-type="float" office:value="1786">
            <text:p>1786</text:p>
          </table:table-cell>
          <table:table-cell table:style-name="ce7" office:value-type="float" office:value="2228">
            <text:p>2228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579">
            <text:p>1579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347">
            <text:p>134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38M00S">
            <text:p>1:3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370">
            <text:p>3370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00">
            <text:p>2200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531">
            <text:p>1531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3286">
            <text:p>3286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624">
            <text:p>1624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309">
            <text:p>1309</text:p>
          </table:table-cell>
          <table:table-cell table:style-name="ce7" office:value-type="float" office:value="1425">
            <text:p>1425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3376">
            <text:p>3376</text:p>
          </table:table-cell>
          <table:table-cell table:style-name="ce7" office:value-type="float" office:value="1147">
            <text:p>1147</text:p>
          </table:table-cell>
          <table:table-cell table:style-name="ce7" office:value-type="float" office:value="1750">
            <text:p>1750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75">
            <text:p>1575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285">
            <text:p>128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40M00S">
            <text:p>1:4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3333">
            <text:p>3333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1772">
            <text:p>1772</text:p>
          </table:table-cell>
          <table:table-cell table:style-name="ce7" office:value-type="float" office:value="2241">
            <text:p>2241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624">
            <text:p>1624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309">
            <text:p>1309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293">
            <text:p>3293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777">
            <text:p>1777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590">
            <text:p>1590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427">
            <text:p>1427</text:p>
          </table:table-cell>
          <table:table-cell table:style-name="ce7" office:value-type="float" office:value="1320">
            <text:p>1320</text:p>
          </table:table-cell>
          <table:table-cell table:style-name="ce7" office:value-type="float" office:value="1386">
            <text:p>1386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397">
            <text:p>3397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2288">
            <text:p>2288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934">
            <text:p>934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1520">
            <text:p>1520</text:p>
          </table:table-cell>
          <table:table-cell table:style-name="ce7" office:value-type="float" office:value="1312">
            <text:p>131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42M00S">
            <text:p>1:4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40">
            <text:p>1540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770">
            <text:p>1770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638">
            <text:p>1638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281">
            <text:p>1281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320">
            <text:p>3320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2188">
            <text:p>2188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912">
            <text:p>912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343">
            <text:p>3343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274">
            <text:p>2274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650">
            <text:p>1650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44M00S">
            <text:p>1:4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3327">
            <text:p>3327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235">
            <text:p>2235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513">
            <text:p>1513</text:p>
          </table:table-cell>
          <table:table-cell table:style-name="ce7" office:value-type="float" office:value="1292">
            <text:p>1292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288">
            <text:p>3288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2249">
            <text:p>224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594">
            <text:p>1594</text:p>
          </table:table-cell>
          <table:table-cell table:style-name="ce7" office:value-type="float" office:value="1712">
            <text:p>1712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460">
            <text:p>3460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40">
            <text:p>1740</text:p>
          </table:table-cell>
          <table:table-cell table:style-name="ce7" office:value-type="float" office:value="2324">
            <text:p>2324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559">
            <text:p>1559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1481">
            <text:p>1481</text:p>
          </table:table-cell>
          <table:table-cell table:style-name="ce7" office:value-type="float" office:value="1274">
            <text:p>127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46M00S">
            <text:p>1:4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2">
            <text:p>1442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425">
            <text:p>3425</text:p>
          </table:table-cell>
          <table:table-cell table:style-name="ce7" office:value-type="float" office:value="1126">
            <text:p>1126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2304">
            <text:p>2304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1603">
            <text:p>1603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1512">
            <text:p>1512</text:p>
          </table:table-cell>
          <table:table-cell table:style-name="ce7" office:value-type="float" office:value="1354">
            <text:p>1354</text:p>
          </table:table-cell>
          <table:table-cell table:style-name="ce7" office:value-type="float" office:value="1428">
            <text:p>142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315">
            <text:p>3315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1704">
            <text:p>1704</text:p>
          </table:table-cell>
          <table:table-cell table:style-name="ce7" office:value-type="float" office:value="2283">
            <text:p>2283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581">
            <text:p>158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90">
            <text:p>1290</text:p>
          </table:table-cell>
          <table:table-cell table:style-name="ce7" office:value-type="float" office:value="1437">
            <text:p>1437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67">
            <text:p>3367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2290">
            <text:p>2290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321">
            <text:p>132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48M00S">
            <text:p>1:4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366">
            <text:p>3366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213">
            <text:p>2213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1559">
            <text:p>1559</text:p>
          </table:table-cell>
          <table:table-cell table:style-name="ce7" office:value-type="float" office:value="1329">
            <text:p>1329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3322">
            <text:p>3322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239">
            <text:p>2239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975">
            <text:p>975</text:p>
          </table:table-cell>
          <table:table-cell table:number-columns-repeated="2" table:style-name="ce7" office:value-type="float" office:value="972">
            <text:p>972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667">
            <text:p>1667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319">
            <text:p>1319</text:p>
          </table:table-cell>
          <table:table-cell table:style-name="ce7" office:value-type="float" office:value="1414">
            <text:p>1414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3322">
            <text:p>3322</text:p>
          </table:table-cell>
          <table:table-cell table:style-name="ce7" office:value-type="float" office:value="1120">
            <text:p>1120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2350">
            <text:p>2350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552">
            <text:p>1552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1394">
            <text:p>1394</text:p>
          </table:table-cell>
          <table:table-cell table:style-name="ce7" office:value-type="float" office:value="1261">
            <text:p>126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50M00S">
            <text:p>1:5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3396">
            <text:p>3396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750">
            <text:p>1750</text:p>
          </table:table-cell>
          <table:table-cell table:style-name="ce7" office:value-type="float" office:value="2250">
            <text:p>2250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33">
            <text:p>1633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1531">
            <text:p>1531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26">
            <text:p>1426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259">
            <text:p>3259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37">
            <text:p>2237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590">
            <text:p>1590</text:p>
          </table:table-cell>
          <table:table-cell table:style-name="ce7" office:value-type="float" office:value="1704">
            <text:p>1704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352">
            <text:p>3352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2282">
            <text:p>2282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550">
            <text:p>1550</text:p>
          </table:table-cell>
          <table:table-cell table:style-name="ce7" office:value-type="float" office:value="1704">
            <text:p>1704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239">
            <text:p>123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52M00S">
            <text:p>1:5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3346">
            <text:p>3346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59">
            <text:p>1759</text:p>
          </table:table-cell>
          <table:table-cell table:style-name="ce7" office:value-type="float" office:value="2285">
            <text:p>2285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595">
            <text:p>1595</text:p>
          </table:table-cell>
          <table:table-cell table:style-name="ce7" office:value-type="float" office:value="1774">
            <text:p>1774</text:p>
          </table:table-cell>
          <table:table-cell table:style-name="ce7" office:value-type="float" office:value="1504">
            <text:p>1504</text:p>
          </table:table-cell>
          <table:table-cell table:style-name="ce7" office:value-type="float" office:value="1324">
            <text:p>1324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3297">
            <text:p>3297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53">
            <text:p>1753</text:p>
          </table:table-cell>
          <table:table-cell table:style-name="ce7" office:value-type="float" office:value="2228">
            <text:p>2228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630">
            <text:p>1630</text:p>
          </table:table-cell>
          <table:table-cell table:style-name="ce7" office:value-type="float" office:value="1712">
            <text:p>1712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3349">
            <text:p>3349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758">
            <text:p>1758</text:p>
          </table:table-cell>
          <table:table-cell table:style-name="ce7" office:value-type="float" office:value="2300">
            <text:p>2300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577">
            <text:p>1577</text:p>
          </table:table-cell>
          <table:table-cell table:style-name="ce7" office:value-type="float" office:value="1636">
            <text:p>1636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85">
            <text:p>128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54M00S">
            <text:p>1:5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3397">
            <text:p>3397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773">
            <text:p>1773</text:p>
          </table:table-cell>
          <table:table-cell table:style-name="ce7" office:value-type="float" office:value="2302">
            <text:p>2302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601">
            <text:p>1601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251">
            <text:p>1251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3374">
            <text:p>3374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2285">
            <text:p>2285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299">
            <text:p>1299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3424">
            <text:p>3424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691">
            <text:p>1691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280">
            <text:p>128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56M00S">
            <text:p>1:5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0">
            <text:p>1510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269">
            <text:p>3269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798">
            <text:p>1798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644">
            <text:p>1644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25">
            <text:p>1425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3471">
            <text:p>3471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250">
            <text:p>2250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624">
            <text:p>1624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43">
            <text:p>1443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3327">
            <text:p>3327</text:p>
          </table:table-cell>
          <table:table-cell table:style-name="ce7" office:value-type="float" office:value="1156">
            <text:p>1156</text:p>
          </table:table-cell>
          <table:table-cell table:style-name="ce7" office:value-type="float" office:value="1738">
            <text:p>1738</text:p>
          </table:table-cell>
          <table:table-cell table:style-name="ce7" office:value-type="float" office:value="2290">
            <text:p>2290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47">
            <text:p>947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564">
            <text:p>1564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1H58M00S">
            <text:p>1:5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3410">
            <text:p>3410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363">
            <text:p>1363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3308">
            <text:p>3308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1750">
            <text:p>1750</text:p>
          </table:table-cell>
          <table:table-cell table:style-name="ce7" office:value-type="float" office:value="2241">
            <text:p>2241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653">
            <text:p>1653</text:p>
          </table:table-cell>
          <table:table-cell table:style-name="ce7" office:value-type="float" office:value="1433">
            <text:p>1433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07">
            <text:p>1407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134">
            <text:p>1134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66">
            <text:p>2266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297">
            <text:p>129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00M00S">
            <text:p>2:0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6">
            <text:p>1516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3364">
            <text:p>3364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752">
            <text:p>1752</text:p>
          </table:table-cell>
          <table:table-cell table:style-name="ce7" office:value-type="float" office:value="2280">
            <text:p>2280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647">
            <text:p>1647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280">
            <text:p>1280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3267">
            <text:p>3267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581">
            <text:p>1581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332">
            <text:p>1332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3370">
            <text:p>3370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827">
            <text:p>1827</text:p>
          </table:table-cell>
          <table:table-cell table:style-name="ce7" office:value-type="float" office:value="2303">
            <text:p>2303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564">
            <text:p>1564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309">
            <text:p>130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02M00S">
            <text:p>2:0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3410">
            <text:p>3410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2">
            <text:p>2252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930">
            <text:p>930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685">
            <text:p>1685</text:p>
          </table:table-cell>
          <table:table-cell table:style-name="ce7" office:value-type="float" office:value="1529">
            <text:p>1529</text:p>
          </table:table-cell>
          <table:table-cell table:style-name="ce7" office:value-type="float" office:value="1317">
            <text:p>1317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300">
            <text:p>3300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772">
            <text:p>1772</text:p>
          </table:table-cell>
          <table:table-cell table:style-name="ce7" office:value-type="float" office:value="2258">
            <text:p>2258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601">
            <text:p>1601</text:p>
          </table:table-cell>
          <table:table-cell table:style-name="ce7" office:value-type="float" office:value="1672">
            <text:p>1672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298">
            <text:p>1298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3356">
            <text:p>3356</text:p>
          </table:table-cell>
          <table:table-cell table:style-name="ce7" office:value-type="float" office:value="1134">
            <text:p>1134</text:p>
          </table:table-cell>
          <table:table-cell table:style-name="ce7" office:value-type="float" office:value="1757">
            <text:p>1757</text:p>
          </table:table-cell>
          <table:table-cell table:style-name="ce7" office:value-type="float" office:value="2238">
            <text:p>2238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34">
            <text:p>934</text:p>
          </table:table-cell>
          <table:table-cell table:style-name="ce7" office:value-type="float" office:value="1600">
            <text:p>1600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294">
            <text:p>129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04M00S">
            <text:p>2:0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1">
            <text:p>1511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3426">
            <text:p>3426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1748">
            <text:p>1748</text:p>
          </table:table-cell>
          <table:table-cell table:style-name="ce7" office:value-type="float" office:value="2227">
            <text:p>2227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628">
            <text:p>1628</text:p>
          </table:table-cell>
          <table:table-cell table:style-name="ce7" office:value-type="float" office:value="1756">
            <text:p>1756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290">
            <text:p>1290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302">
            <text:p>3302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06">
            <text:p>2206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616">
            <text:p>1616</text:p>
          </table:table-cell>
          <table:table-cell table:style-name="ce7" office:value-type="float" office:value="1676">
            <text:p>1676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3337">
            <text:p>3337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673">
            <text:p>1673</text:p>
          </table:table-cell>
          <table:table-cell table:style-name="ce7" office:value-type="float" office:value="1466">
            <text:p>1466</text:p>
          </table:table-cell>
          <table:table-cell table:style-name="ce7" office:value-type="float" office:value="1243">
            <text:p>124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06M00S">
            <text:p>2:0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41">
            <text:p>1541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3424">
            <text:p>3424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247">
            <text:p>2247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597">
            <text:p>1597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333">
            <text:p>1333</text:p>
          </table:table-cell>
          <table:table-cell table:style-name="ce7" office:value-type="float" office:value="1412">
            <text:p>1412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307">
            <text:p>3307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259">
            <text:p>2259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632">
            <text:p>1632</text:p>
          </table:table-cell>
          <table:table-cell table:style-name="ce7" office:value-type="float" office:value="1681">
            <text:p>1681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1440">
            <text:p>1440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3387">
            <text:p>3387</text:p>
          </table:table-cell>
          <table:table-cell table:style-name="ce7" office:value-type="float" office:value="1132">
            <text:p>1132</text:p>
          </table:table-cell>
          <table:table-cell table:style-name="ce7" office:value-type="float" office:value="1779">
            <text:p>1779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606">
            <text:p>1606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24">
            <text:p>132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08M00S">
            <text:p>2:0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420">
            <text:p>3420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718">
            <text:p>1718</text:p>
          </table:table-cell>
          <table:table-cell table:style-name="ce7" office:value-type="float" office:value="2208">
            <text:p>2208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1670">
            <text:p>1670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295">
            <text:p>3295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2249">
            <text:p>2249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583">
            <text:p>1583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504">
            <text:p>1504</text:p>
          </table:table-cell>
          <table:table-cell table:style-name="ce7" office:value-type="float" office:value="1311">
            <text:p>1311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1743">
            <text:p>1743</text:p>
          </table:table-cell>
          <table:table-cell table:style-name="ce7" office:value-type="float" office:value="2313">
            <text:p>2313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566">
            <text:p>1566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530">
            <text:p>1530</text:p>
          </table:table-cell>
          <table:table-cell table:style-name="ce7" office:value-type="float" office:value="1308">
            <text:p>130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10M00S">
            <text:p>2:1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0">
            <text:p>1460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230">
            <text:p>2230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577">
            <text:p>1577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1532">
            <text:p>1532</text:p>
          </table:table-cell>
          <table:table-cell table:style-name="ce7" office:value-type="float" office:value="1281">
            <text:p>1281</text:p>
          </table:table-cell>
          <table:table-cell table:style-name="ce7" office:value-type="float" office:value="1435">
            <text:p>1435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3215">
            <text:p>3215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695">
            <text:p>1695</text:p>
          </table:table-cell>
          <table:table-cell table:style-name="ce7" office:value-type="float" office:value="2244">
            <text:p>2244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226">
            <text:p>1226</text:p>
          </table:table-cell>
          <table:table-cell table:style-name="ce7" office:value-type="float" office:value="1472">
            <text:p>1472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71">
            <text:p>3371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1775">
            <text:p>1775</text:p>
          </table:table-cell>
          <table:table-cell table:style-name="ce7" office:value-type="float" office:value="2316">
            <text:p>2316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264">
            <text:p>126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12M00S">
            <text:p>2:1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3391">
            <text:p>3391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592">
            <text:p>1592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87">
            <text:p>1287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3327">
            <text:p>3327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219">
            <text:p>2219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626">
            <text:p>1626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1261">
            <text:p>1261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396">
            <text:p>3396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785">
            <text:p>1785</text:p>
          </table:table-cell>
          <table:table-cell table:style-name="ce7" office:value-type="float" office:value="2331">
            <text:p>2331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928">
            <text:p>928</text:p>
          </table:table-cell>
          <table:table-cell table:style-name="ce7" office:value-type="float" office:value="1598">
            <text:p>1598</text:p>
          </table:table-cell>
          <table:table-cell table:style-name="ce7" office:value-type="float" office:value="1703">
            <text:p>1703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292">
            <text:p>129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14M00S">
            <text:p>2:1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3390">
            <text:p>3390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1757">
            <text:p>1757</text:p>
          </table:table-cell>
          <table:table-cell table:style-name="ce7" office:value-type="float" office:value="2217">
            <text:p>2217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288">
            <text:p>1288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3275">
            <text:p>3275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266">
            <text:p>2266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293">
            <text:p>1293</text:p>
          </table:table-cell>
          <table:table-cell table:style-name="ce7" office:value-type="float" office:value="1446">
            <text:p>1446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418">
            <text:p>3418</text:p>
          </table:table-cell>
          <table:table-cell table:style-name="ce7" office:value-type="float" office:value="1153">
            <text:p>1153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350">
            <text:p>2350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551">
            <text:p>1551</text:p>
          </table:table-cell>
          <table:table-cell table:style-name="ce7" office:value-type="float" office:value="1684">
            <text:p>1684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253">
            <text:p>125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16M00S">
            <text:p>2:1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3360">
            <text:p>3360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36">
            <text:p>2236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1599">
            <text:p>1599</text:p>
          </table:table-cell>
          <table:table-cell table:style-name="ce7" office:value-type="float" office:value="1687">
            <text:p>1687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3325">
            <text:p>3325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2210">
            <text:p>2210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04">
            <text:p>904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598">
            <text:p>1598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255">
            <text:p>1255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3392">
            <text:p>3392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323">
            <text:p>2323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558">
            <text:p>1558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331">
            <text:p>133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18M00S">
            <text:p>2:1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3411">
            <text:p>3411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773">
            <text:p>1773</text:p>
          </table:table-cell>
          <table:table-cell table:style-name="ce7" office:value-type="float" office:value="2332">
            <text:p>2332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629">
            <text:p>1629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312">
            <text:p>1312</text:p>
          </table:table-cell>
          <table:table-cell table:style-name="ce7" office:value-type="float" office:value="1434">
            <text:p>1434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3361">
            <text:p>3361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2178">
            <text:p>2178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275">
            <text:p>1275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88">
            <text:p>3388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2250">
            <text:p>2250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689">
            <text:p>1689</text:p>
          </table:table-cell>
          <table:table-cell table:style-name="ce7" office:value-type="float" office:value="1494">
            <text:p>1494</text:p>
          </table:table-cell>
          <table:table-cell table:style-name="ce7" office:value-type="float" office:value="1265">
            <text:p>126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20M00S">
            <text:p>2:2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406">
            <text:p>3406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2338">
            <text:p>2338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699">
            <text:p>1699</text:p>
          </table:table-cell>
          <table:table-cell table:style-name="ce7" office:value-type="float" office:value="1532">
            <text:p>1532</text:p>
          </table:table-cell>
          <table:table-cell table:style-name="ce7" office:value-type="float" office:value="1352">
            <text:p>1352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19">
            <text:p>3319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2209">
            <text:p>2209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615">
            <text:p>1615</text:p>
          </table:table-cell>
          <table:table-cell table:style-name="ce7" office:value-type="float" office:value="1641">
            <text:p>1641</text:p>
          </table:table-cell>
          <table:table-cell table:style-name="ce7" office:value-type="float" office:value="1476">
            <text:p>1476</text:p>
          </table:table-cell>
          <table:table-cell table:style-name="ce7" office:value-type="float" office:value="1304">
            <text:p>1304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3428">
            <text:p>3428</text:p>
          </table:table-cell>
          <table:table-cell table:style-name="ce7" office:value-type="float" office:value="1126">
            <text:p>1126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293">
            <text:p>2293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572">
            <text:p>1572</text:p>
          </table:table-cell>
          <table:table-cell table:style-name="ce7" office:value-type="float" office:value="1699">
            <text:p>1699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294">
            <text:p>129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22M00S">
            <text:p>2:2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9">
            <text:p>1539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318">
            <text:p>3318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2286">
            <text:p>2286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296">
            <text:p>1296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3319">
            <text:p>3319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267">
            <text:p>2267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568">
            <text:p>1568</text:p>
          </table:table-cell>
          <table:table-cell table:style-name="ce7" office:value-type="float" office:value="1618">
            <text:p>1618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364">
            <text:p>1364</text:p>
          </table:table-cell>
          <table:table-cell table:style-name="ce7" office:value-type="float" office:value="1432">
            <text:p>1432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306">
            <text:p>3306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2231">
            <text:p>2231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320">
            <text:p>132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24M00S">
            <text:p>2:2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2294">
            <text:p>2294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643">
            <text:p>1643</text:p>
          </table:table-cell>
          <table:table-cell table:style-name="ce7" office:value-type="float" office:value="1706">
            <text:p>1706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327">
            <text:p>1327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335">
            <text:p>3335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04">
            <text:p>1704</text:p>
          </table:table-cell>
          <table:table-cell table:style-name="ce7" office:value-type="float" office:value="2257">
            <text:p>2257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704">
            <text:p>1704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316">
            <text:p>1316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384">
            <text:p>3384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324">
            <text:p>2324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561">
            <text:p>1561</text:p>
          </table:table-cell>
          <table:table-cell table:style-name="ce7" office:value-type="float" office:value="1669">
            <text:p>1669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274">
            <text:p>127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26M00S">
            <text:p>2:2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3373">
            <text:p>3373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86">
            <text:p>1786</text:p>
          </table:table-cell>
          <table:table-cell table:style-name="ce7" office:value-type="float" office:value="2305">
            <text:p>2305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746">
            <text:p>1746</text:p>
          </table:table-cell>
          <table:table-cell table:style-name="ce7" office:value-type="float" office:value="1533">
            <text:p>1533</text:p>
          </table:table-cell>
          <table:table-cell table:style-name="ce7" office:value-type="float" office:value="1308">
            <text:p>1308</text:p>
          </table:table-cell>
          <table:table-cell table:style-name="ce7" office:value-type="float" office:value="1444">
            <text:p>1444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46">
            <text:p>3346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2208">
            <text:p>2208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911">
            <text:p>911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662">
            <text:p>1662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380">
            <text:p>3380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782">
            <text:p>1782</text:p>
          </table:table-cell>
          <table:table-cell table:style-name="ce7" office:value-type="float" office:value="2239">
            <text:p>2239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706">
            <text:p>1706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28M00S">
            <text:p>2:2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360">
            <text:p>3360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76">
            <text:p>2276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625">
            <text:p>1625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416">
            <text:p>1416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351">
            <text:p>3351</text:p>
          </table:table-cell>
          <table:table-cell table:style-name="ce7" office:value-type="float" office:value="1133">
            <text:p>1133</text:p>
          </table:table-cell>
          <table:table-cell table:style-name="ce7" office:value-type="float" office:value="1778">
            <text:p>1778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600">
            <text:p>1600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1426">
            <text:p>1426</text:p>
          </table:table-cell>
          <table:table-cell table:style-name="ce7" office:value-type="float" office:value="1317">
            <text:p>1317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71">
            <text:p>1771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39">
            <text:p>939</text:p>
          </table:table-cell>
          <table:table-cell table:style-name="ce7" office:value-type="float" office:value="1548">
            <text:p>1548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285">
            <text:p>128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30M00S">
            <text:p>2:3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738">
            <text:p>1738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602">
            <text:p>1602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40">
            <text:p>1440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3312">
            <text:p>3312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59">
            <text:p>1759</text:p>
          </table:table-cell>
          <table:table-cell table:style-name="ce7" office:value-type="float" office:value="2284">
            <text:p>2284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594">
            <text:p>1594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254">
            <text:p>1254</text:p>
          </table:table-cell>
          <table:table-cell table:style-name="ce7" office:value-type="float" office:value="1434">
            <text:p>1434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3309">
            <text:p>3309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2271">
            <text:p>2271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974">
            <text:p>974</text:p>
          </table:table-cell>
          <table:table-cell table:style-name="ce7" office:value-type="float" office:value="1587">
            <text:p>1587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283">
            <text:p>128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32M00S">
            <text:p>2:3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75">
            <text:p>1575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15">
            <text:p>3315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1293">
            <text:p>1293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321">
            <text:p>3321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2245">
            <text:p>2245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586">
            <text:p>1586</text:p>
          </table:table-cell>
          <table:table-cell table:style-name="ce7" office:value-type="float" office:value="1695">
            <text:p>1695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92">
            <text:p>1292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3459">
            <text:p>3459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1778">
            <text:p>1778</text:p>
          </table:table-cell>
          <table:table-cell table:style-name="ce7" office:value-type="float" office:value="2275">
            <text:p>2275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548">
            <text:p>1548</text:p>
          </table:table-cell>
          <table:table-cell table:style-name="ce7" office:value-type="float" office:value="1703">
            <text:p>1703</text:p>
          </table:table-cell>
          <table:table-cell table:style-name="ce7" office:value-type="float" office:value="1474">
            <text:p>1474</text:p>
          </table:table-cell>
          <table:table-cell table:style-name="ce7" office:value-type="float" office:value="1271">
            <text:p>127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34M00S">
            <text:p>2:3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4">
            <text:p>1474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415">
            <text:p>34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712">
            <text:p>1712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332">
            <text:p>1332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3362">
            <text:p>3362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2295">
            <text:p>2295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546">
            <text:p>1546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267">
            <text:p>1267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426">
            <text:p>3426</text:p>
          </table:table-cell>
          <table:table-cell table:style-name="ce7" office:value-type="float" office:value="1146">
            <text:p>1146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26">
            <text:p>2226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548">
            <text:p>1548</text:p>
          </table:table-cell>
          <table:table-cell table:style-name="ce7" office:value-type="float" office:value="1670">
            <text:p>1670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278">
            <text:p>127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36M00S">
            <text:p>2:3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329">
            <text:p>3329</text:p>
          </table:table-cell>
          <table:table-cell table:style-name="ce7" office:value-type="float" office:value="1112">
            <text:p>1112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2225">
            <text:p>2225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637">
            <text:p>1637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1511">
            <text:p>1511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40">
            <text:p>1440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3352">
            <text:p>3352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2230">
            <text:p>2230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274">
            <text:p>1274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3457">
            <text:p>3457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2225">
            <text:p>2225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555">
            <text:p>1555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274">
            <text:p>127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38M00S">
            <text:p>2:3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3406">
            <text:p>3406</text:p>
          </table:table-cell>
          <table:table-cell table:style-name="ce7" office:value-type="float" office:value="1113">
            <text:p>1113</text:p>
          </table:table-cell>
          <table:table-cell table:style-name="ce7" office:value-type="float" office:value="1757">
            <text:p>1757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603">
            <text:p>1603</text:p>
          </table:table-cell>
          <table:table-cell table:style-name="ce7" office:value-type="float" office:value="1698">
            <text:p>1698</text:p>
          </table:table-cell>
          <table:table-cell table:style-name="ce7" office:value-type="float" office:value="1510">
            <text:p>1510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3275">
            <text:p>3275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2252">
            <text:p>2252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72">
            <text:p>1572</text:p>
          </table:table-cell>
          <table:table-cell table:style-name="ce7" office:value-type="float" office:value="1669">
            <text:p>1669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89">
            <text:p>1289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3426">
            <text:p>3426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247">
            <text:p>2247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571">
            <text:p>1571</text:p>
          </table:table-cell>
          <table:table-cell table:style-name="ce7" office:value-type="float" office:value="1686">
            <text:p>1686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248">
            <text:p>124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40M00S">
            <text:p>2:4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71">
            <text:p>2271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615">
            <text:p>1615</text:p>
          </table:table-cell>
          <table:table-cell table:style-name="ce7" office:value-type="float" office:value="1724">
            <text:p>1724</text:p>
          </table:table-cell>
          <table:table-cell table:style-name="ce7" office:value-type="float" office:value="1504">
            <text:p>1504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418">
            <text:p>1418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3350">
            <text:p>3350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738">
            <text:p>1738</text:p>
          </table:table-cell>
          <table:table-cell table:style-name="ce7" office:value-type="float" office:value="2314">
            <text:p>2314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931">
            <text:p>931</text:p>
          </table:table-cell>
          <table:table-cell table:style-name="ce7" office:value-type="float" office:value="1604">
            <text:p>1604</text:p>
          </table:table-cell>
          <table:table-cell table:style-name="ce7" office:value-type="float" office:value="1682">
            <text:p>1682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333">
            <text:p>1333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3397">
            <text:p>3397</text:p>
          </table:table-cell>
          <table:table-cell table:style-name="ce7" office:value-type="float" office:value="1138">
            <text:p>1138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330">
            <text:p>2330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1582">
            <text:p>1582</text:p>
          </table:table-cell>
          <table:table-cell table:style-name="ce7" office:value-type="float" office:value="1726">
            <text:p>1726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289">
            <text:p>128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42M00S">
            <text:p>2:4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28">
            <text:p>1528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3352">
            <text:p>3352</text:p>
          </table:table-cell>
          <table:table-cell table:style-name="ce7" office:value-type="float" office:value="1122">
            <text:p>1122</text:p>
          </table:table-cell>
          <table:table-cell table:style-name="ce7" office:value-type="float" office:value="1698">
            <text:p>1698</text:p>
          </table:table-cell>
          <table:table-cell table:style-name="ce7" office:value-type="float" office:value="2294">
            <text:p>2294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643">
            <text:p>1643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335">
            <text:p>1335</text:p>
          </table:table-cell>
          <table:table-cell table:style-name="ce7" office:value-type="float" office:value="1449">
            <text:p>1449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80">
            <text:p>3380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43">
            <text:p>1743</text:p>
          </table:table-cell>
          <table:table-cell table:style-name="ce7" office:value-type="float" office:value="2228">
            <text:p>2228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576">
            <text:p>1576</text:p>
          </table:table-cell>
          <table:table-cell table:style-name="ce7" office:value-type="float" office:value="1684">
            <text:p>1684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1270">
            <text:p>1270</text:p>
          </table:table-cell>
          <table:table-cell table:style-name="ce7" office:value-type="float" office:value="1430">
            <text:p>1430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80">
            <text:p>3380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822">
            <text:p>1822</text:p>
          </table:table-cell>
          <table:table-cell table:style-name="ce7" office:value-type="float" office:value="2300">
            <text:p>2300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949">
            <text:p>949</text:p>
          </table:table-cell>
          <table:table-cell table:style-name="ce7" office:value-type="float" office:value="1569">
            <text:p>1569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264">
            <text:p>126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44M00S">
            <text:p>2:4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368">
            <text:p>3368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2266">
            <text:p>2266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1706">
            <text:p>1706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315">
            <text:p>1315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3328">
            <text:p>3328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274">
            <text:p>2274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941">
            <text:p>941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561">
            <text:p>1561</text:p>
          </table:table-cell>
          <table:table-cell table:style-name="ce7" office:value-type="float" office:value="1673">
            <text:p>1673</text:p>
          </table:table-cell>
          <table:table-cell table:style-name="ce7" office:value-type="float" office:value="1444">
            <text:p>1444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91">
            <text:p>3391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2393">
            <text:p>2393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564">
            <text:p>1564</text:p>
          </table:table-cell>
          <table:table-cell table:style-name="ce7" office:value-type="float" office:value="1638">
            <text:p>1638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315">
            <text:p>131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46M00S">
            <text:p>2:4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3389">
            <text:p>3389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318">
            <text:p>2318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620">
            <text:p>1620</text:p>
          </table:table-cell>
          <table:table-cell table:style-name="ce7" office:value-type="float" office:value="1693">
            <text:p>1693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397">
            <text:p>3397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2259">
            <text:p>2259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974">
            <text:p>974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535">
            <text:p>1535</text:p>
          </table:table-cell>
          <table:table-cell table:style-name="ce7" office:value-type="float" office:value="1657">
            <text:p>1657</text:p>
          </table:table-cell>
          <table:table-cell table:style-name="ce7" office:value-type="float" office:value="1432">
            <text:p>1432</text:p>
          </table:table-cell>
          <table:table-cell table:style-name="ce7" office:value-type="float" office:value="1312">
            <text:p>1312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3362">
            <text:p>3362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2283">
            <text:p>2283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62">
            <text:p>962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708">
            <text:p>1708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1295">
            <text:p>129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48M00S">
            <text:p>2:4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3341">
            <text:p>3341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296">
            <text:p>2296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636">
            <text:p>1636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1314">
            <text:p>1314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3273">
            <text:p>3273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2267">
            <text:p>2267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76">
            <text:p>1576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460">
            <text:p>1460</text:p>
          </table:table-cell>
          <table:table-cell table:style-name="ce7" office:value-type="float" office:value="1302">
            <text:p>1302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401">
            <text:p>3401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2317">
            <text:p>2317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561">
            <text:p>1561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273">
            <text:p>127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50M00S">
            <text:p>2:5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342">
            <text:p>3342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1755">
            <text:p>1755</text:p>
          </table:table-cell>
          <table:table-cell table:style-name="ce7" office:value-type="float" office:value="2296">
            <text:p>2296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6">
            <text:p>1656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89">
            <text:p>1289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288">
            <text:p>3288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32">
            <text:p>1632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286">
            <text:p>1286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90">
            <text:p>3390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598">
            <text:p>1598</text:p>
          </table:table-cell>
          <table:table-cell table:style-name="ce7" office:value-type="float" office:value="1739">
            <text:p>1739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293">
            <text:p>129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52M00S">
            <text:p>2:5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3450">
            <text:p>3450</text:p>
          </table:table-cell>
          <table:table-cell table:style-name="ce7" office:value-type="float" office:value="1161">
            <text:p>1161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292">
            <text:p>2292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19">
            <text:p>919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706">
            <text:p>1706</text:p>
          </table:table-cell>
          <table:table-cell table:style-name="ce7" office:value-type="float" office:value="1517">
            <text:p>1517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338">
            <text:p>3338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67">
            <text:p>2267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923">
            <text:p>923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633">
            <text:p>1633</text:p>
          </table:table-cell>
          <table:table-cell table:style-name="ce7" office:value-type="float" office:value="1618">
            <text:p>1618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276">
            <text:p>1276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435">
            <text:p>3435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338">
            <text:p>2338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534">
            <text:p>1534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81">
            <text:p>1481</text:p>
          </table:table-cell>
          <table:table-cell table:style-name="ce7" office:value-type="float" office:value="1285">
            <text:p>128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54M00S">
            <text:p>2:5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9">
            <text:p>1509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43">
            <text:p>3343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28">
            <text:p>1728</text:p>
          </table:table-cell>
          <table:table-cell table:style-name="ce7" office:value-type="float" office:value="2288">
            <text:p>2288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970">
            <text:p>970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668">
            <text:p>1668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283">
            <text:p>1283</text:p>
          </table:table-cell>
          <table:table-cell table:style-name="ce7" office:value-type="float" office:value="1397">
            <text:p>1397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1730">
            <text:p>1730</text:p>
          </table:table-cell>
          <table:table-cell table:style-name="ce7" office:value-type="float" office:value="2232">
            <text:p>2232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557">
            <text:p>1557</text:p>
          </table:table-cell>
          <table:table-cell table:style-name="ce7" office:value-type="float" office:value="1699">
            <text:p>1699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277">
            <text:p>1277</text:p>
          </table:table-cell>
          <table:table-cell table:style-name="ce7" office:value-type="float" office:value="1474">
            <text:p>1474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3315">
            <text:p>3315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805">
            <text:p>1805</text:p>
          </table:table-cell>
          <table:table-cell table:style-name="ce7" office:value-type="float" office:value="2285">
            <text:p>2285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16">
            <text:p>1016</text:p>
          </table:table-cell>
          <table:table-cell table:number-columns-repeated="2" table:style-name="ce7" office:value-type="float" office:value="996">
            <text:p>996</text:p>
          </table:table-cell>
          <table:table-cell table:style-name="ce7" office:value-type="float" office:value="1615">
            <text:p>1615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1525">
            <text:p>1525</text:p>
          </table:table-cell>
          <table:table-cell table:style-name="ce7" office:value-type="float" office:value="1298">
            <text:p>129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56M00S">
            <text:p>2:5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3348">
            <text:p>3348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77">
            <text:p>1777</text:p>
          </table:table-cell>
          <table:table-cell table:style-name="ce7" office:value-type="float" office:value="2279">
            <text:p>2279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709">
            <text:p>1709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277">
            <text:p>1277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291">
            <text:p>3291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696">
            <text:p>1696</text:p>
          </table:table-cell>
          <table:table-cell table:style-name="ce7" office:value-type="float" office:value="2283">
            <text:p>2283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644">
            <text:p>1644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3413">
            <text:p>3413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2275">
            <text:p>2275</text:p>
          </table:table-cell>
          <table:table-cell table:style-name="ce7" office:value-type="float" office:value="1074">
            <text:p>1074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66">
            <text:p>1566</text:p>
          </table:table-cell>
          <table:table-cell table:style-name="ce7" office:value-type="float" office:value="1703">
            <text:p>1703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287">
            <text:p>128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2H58M00S">
            <text:p>2:5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3430">
            <text:p>3430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2290">
            <text:p>2290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591">
            <text:p>1591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266">
            <text:p>1266</text:p>
          </table:table-cell>
          <table:table-cell table:style-name="ce7" office:value-type="float" office:value="1430">
            <text:p>1430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3358">
            <text:p>3358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269">
            <text:p>2269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559">
            <text:p>1559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291">
            <text:p>1291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361">
            <text:p>3361</text:p>
          </table:table-cell>
          <table:table-cell table:style-name="ce7" office:value-type="float" office:value="1121">
            <text:p>1121</text:p>
          </table:table-cell>
          <table:table-cell table:style-name="ce7" office:value-type="float" office:value="1781">
            <text:p>1781</text:p>
          </table:table-cell>
          <table:table-cell table:style-name="ce7" office:value-type="float" office:value="2276">
            <text:p>2276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570">
            <text:p>1570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330">
            <text:p>133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00M00S">
            <text:p>3:0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3326">
            <text:p>3326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2298">
            <text:p>2298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691">
            <text:p>169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348">
            <text:p>134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3358">
            <text:p>3358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2276">
            <text:p>2276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632">
            <text:p>1632</text:p>
          </table:table-cell>
          <table:table-cell table:style-name="ce7" office:value-type="float" office:value="1664">
            <text:p>1664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282">
            <text:p>1282</text:p>
          </table:table-cell>
          <table:table-cell table:style-name="ce7" office:value-type="float" office:value="1423">
            <text:p>1423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3382">
            <text:p>3382</text:p>
          </table:table-cell>
          <table:table-cell table:style-name="ce7" office:value-type="float" office:value="1190">
            <text:p>1190</text:p>
          </table:table-cell>
          <table:table-cell table:style-name="ce7" office:value-type="float" office:value="1749">
            <text:p>1749</text:p>
          </table:table-cell>
          <table:table-cell table:style-name="ce7" office:value-type="float" office:value="2326">
            <text:p>2326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295">
            <text:p>1295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02M00S">
            <text:p>3:0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3399">
            <text:p>3399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743">
            <text:p>1743</text:p>
          </table:table-cell>
          <table:table-cell table:style-name="ce7" office:value-type="float" office:value="2234">
            <text:p>2234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1647">
            <text:p>1647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336">
            <text:p>1336</text:p>
          </table:table-cell>
          <table:table-cell table:style-name="ce7" office:value-type="float" office:value="1427">
            <text:p>1427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3306">
            <text:p>3306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816">
            <text:p>1816</text:p>
          </table:table-cell>
          <table:table-cell table:style-name="ce7" office:value-type="float" office:value="2252">
            <text:p>2252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36">
            <text:p>936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662">
            <text:p>1662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14">
            <text:p>1414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3371">
            <text:p>3371</text:p>
          </table:table-cell>
          <table:table-cell table:style-name="ce7" office:value-type="float" office:value="1120">
            <text:p>1120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2317">
            <text:p>2317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575">
            <text:p>1575</text:p>
          </table:table-cell>
          <table:table-cell table:style-name="ce7" office:value-type="float" office:value="1721">
            <text:p>172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261">
            <text:p>126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04M00S">
            <text:p>3:0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813">
            <text:p>1813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1352">
            <text:p>1352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330">
            <text:p>3330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752">
            <text:p>1752</text:p>
          </table:table-cell>
          <table:table-cell table:style-name="ce7" office:value-type="float" office:value="2230">
            <text:p>2230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1683">
            <text:p>1683</text:p>
          </table:table-cell>
          <table:table-cell table:style-name="ce7" office:value-type="float" office:value="1504">
            <text:p>1504</text:p>
          </table:table-cell>
          <table:table-cell table:style-name="ce7" office:value-type="float" office:value="1299">
            <text:p>1299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3469">
            <text:p>3469</text:p>
          </table:table-cell>
          <table:table-cell table:style-name="ce7" office:value-type="float" office:value="1166">
            <text:p>1166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2333">
            <text:p>2333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35">
            <text:p>935</text:p>
          </table:table-cell>
          <table:table-cell table:style-name="ce7" office:value-type="float" office:value="1618">
            <text:p>1618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80">
            <text:p>128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06M00S">
            <text:p>3:0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8">
            <text:p>1538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340">
            <text:p>3340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757">
            <text:p>1757</text:p>
          </table:table-cell>
          <table:table-cell table:style-name="ce7" office:value-type="float" office:value="2194">
            <text:p>2194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631">
            <text:p>1631</text:p>
          </table:table-cell>
          <table:table-cell table:style-name="ce7" office:value-type="float" office:value="1728">
            <text:p>1728</text:p>
          </table:table-cell>
          <table:table-cell table:style-name="ce7" office:value-type="float" office:value="1494">
            <text:p>1494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69">
            <text:p>1469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329">
            <text:p>3329</text:p>
          </table:table-cell>
          <table:table-cell table:style-name="ce7" office:value-type="float" office:value="1154">
            <text:p>1154</text:p>
          </table:table-cell>
          <table:table-cell table:style-name="ce7" office:value-type="float" office:value="1701">
            <text:p>1701</text:p>
          </table:table-cell>
          <table:table-cell table:style-name="ce7" office:value-type="float" office:value="2302">
            <text:p>2302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52">
            <text:p>952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676">
            <text:p>1676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283">
            <text:p>1283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471">
            <text:p>3471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2265">
            <text:p>2265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947">
            <text:p>947</text:p>
          </table:table-cell>
          <table:table-cell table:style-name="ce7" office:value-type="float" office:value="1565">
            <text:p>1565</text:p>
          </table:table-cell>
          <table:table-cell table:style-name="ce7" office:value-type="float" office:value="1691">
            <text:p>1691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263">
            <text:p>126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08M00S">
            <text:p>3:0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318">
            <text:p>3318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798">
            <text:p>1798</text:p>
          </table:table-cell>
          <table:table-cell table:style-name="ce7" office:value-type="float" office:value="2274">
            <text:p>2274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276">
            <text:p>1276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235">
            <text:p>3235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2270">
            <text:p>2270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643">
            <text:p>1643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314">
            <text:p>1314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442">
            <text:p>3442</text:p>
          </table:table-cell>
          <table:table-cell table:style-name="ce7" office:value-type="float" office:value="1121">
            <text:p>1121</text:p>
          </table:table-cell>
          <table:table-cell table:style-name="ce7" office:value-type="float" office:value="1746">
            <text:p>1746</text:p>
          </table:table-cell>
          <table:table-cell table:style-name="ce7" office:value-type="float" office:value="2287">
            <text:p>2287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578">
            <text:p>1578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299">
            <text:p>129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10M00S">
            <text:p>3:1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48">
            <text:p>1448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369">
            <text:p>3369</text:p>
          </table:table-cell>
          <table:table-cell table:style-name="ce7" office:value-type="float" office:value="1144">
            <text:p>1144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74">
            <text:p>2274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623">
            <text:p>1623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1572">
            <text:p>1572</text:p>
          </table:table-cell>
          <table:table-cell table:style-name="ce7" office:value-type="float" office:value="1320">
            <text:p>1320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3278">
            <text:p>3278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2269">
            <text:p>2269</text:p>
          </table:table-cell>
          <table:table-cell table:style-name="ce7" office:value-type="float" office:value="1086">
            <text:p>1086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598">
            <text:p>1598</text:p>
          </table:table-cell>
          <table:table-cell table:style-name="ce7" office:value-type="float" office:value="1679">
            <text:p>1679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3477">
            <text:p>3477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770">
            <text:p>1770</text:p>
          </table:table-cell>
          <table:table-cell table:style-name="ce7" office:value-type="float" office:value="2282">
            <text:p>2282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1014">
            <text:p>1014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683">
            <text:p>1683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00">
            <text:p>130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12M00S">
            <text:p>3:1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419">
            <text:p>3419</text:p>
          </table:table-cell>
          <table:table-cell table:style-name="ce7" office:value-type="float" office:value="1085">
            <text:p>1085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2301">
            <text:p>2301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317">
            <text:p>1317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3332">
            <text:p>3332</text:p>
          </table:table-cell>
          <table:table-cell table:style-name="ce7" office:value-type="float" office:value="1135">
            <text:p>1135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2257">
            <text:p>2257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39">
            <text:p>939</text:p>
          </table:table-cell>
          <table:table-cell table:style-name="ce7" office:value-type="float" office:value="1593">
            <text:p>1593</text:p>
          </table:table-cell>
          <table:table-cell table:style-name="ce7" office:value-type="float" office:value="1681">
            <text:p>1681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302">
            <text:p>1302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3439">
            <text:p>3439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77">
            <text:p>1777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567">
            <text:p>1567</text:p>
          </table:table-cell>
          <table:table-cell table:style-name="ce7" office:value-type="float" office:value="1665">
            <text:p>1665</text:p>
          </table:table-cell>
          <table:table-cell table:style-name="ce7" office:value-type="float" office:value="1437">
            <text:p>1437</text:p>
          </table:table-cell>
          <table:table-cell table:style-name="ce7" office:value-type="float" office:value="1274">
            <text:p>1274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14M00S">
            <text:p>3:1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2">
            <text:p>1512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3360">
            <text:p>3360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783">
            <text:p>1783</text:p>
          </table:table-cell>
          <table:table-cell table:style-name="ce7" office:value-type="float" office:value="2278">
            <text:p>2278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1638">
            <text:p>1638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539">
            <text:p>1539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3348">
            <text:p>3348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615">
            <text:p>1615</text:p>
          </table:table-cell>
          <table:table-cell table:style-name="ce7" office:value-type="float" office:value="1681">
            <text:p>1681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346">
            <text:p>1346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3459">
            <text:p>3459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358">
            <text:p>2358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356">
            <text:p>135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16M00S">
            <text:p>3:1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20">
            <text:p>1520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3335">
            <text:p>3335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1744">
            <text:p>1744</text:p>
          </table:table-cell>
          <table:table-cell table:style-name="ce7" office:value-type="float" office:value="2327">
            <text:p>2327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1583">
            <text:p>1583</text:p>
          </table:table-cell>
          <table:table-cell table:style-name="ce7" office:value-type="float" office:value="1688">
            <text:p>1688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316">
            <text:p>1316</text:p>
          </table:table-cell>
          <table:table-cell table:style-name="ce7" office:value-type="float" office:value="1458">
            <text:p>1458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46">
            <text:p>3346</text:p>
          </table:table-cell>
          <table:table-cell table:style-name="ce7" office:value-type="float" office:value="1098">
            <text:p>1098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263">
            <text:p>2263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940">
            <text:p>940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36">
            <text:p>936</text:p>
          </table:table-cell>
          <table:table-cell table:style-name="ce7" office:value-type="float" office:value="1589">
            <text:p>1589</text:p>
          </table:table-cell>
          <table:table-cell table:style-name="ce7" office:value-type="float" office:value="1689">
            <text:p>1689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260">
            <text:p>1260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3463">
            <text:p>3463</text:p>
          </table:table-cell>
          <table:table-cell table:style-name="ce7" office:value-type="float" office:value="1162">
            <text:p>1162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342">
            <text:p>2342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1490">
            <text:p>1490</text:p>
          </table:table-cell>
          <table:table-cell table:style-name="ce7" office:value-type="float" office:value="1272">
            <text:p>127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18M00S">
            <text:p>3:1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3401">
            <text:p>3401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96">
            <text:p>2296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668">
            <text:p>1668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1526">
            <text:p>1526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413">
            <text:p>1413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3334">
            <text:p>3334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587">
            <text:p>1587</text:p>
          </table:table-cell>
          <table:table-cell table:style-name="ce7" office:value-type="float" office:value="1653">
            <text:p>1653</text:p>
          </table:table-cell>
          <table:table-cell table:style-name="ce7" office:value-type="float" office:value="1509">
            <text:p>1509</text:p>
          </table:table-cell>
          <table:table-cell table:style-name="ce7" office:value-type="float" office:value="1330">
            <text:p>1330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3488">
            <text:p>3488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796">
            <text:p>1796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730">
            <text:p>1730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283">
            <text:p>128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20M00S">
            <text:p>3:2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80">
            <text:p>3380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708">
            <text:p>1708</text:p>
          </table:table-cell>
          <table:table-cell table:style-name="ce7" office:value-type="float" office:value="2363">
            <text:p>2363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034">
            <text:p>1034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345">
            <text:p>1345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284">
            <text:p>3284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70">
            <text:p>2270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626">
            <text:p>1626</text:p>
          </table:table-cell>
          <table:table-cell table:style-name="ce7" office:value-type="float" office:value="1654">
            <text:p>1654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1314">
            <text:p>1314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3411">
            <text:p>3411</text:p>
          </table:table-cell>
          <table:table-cell table:style-name="ce7" office:value-type="float" office:value="1135">
            <text:p>1135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300">
            <text:p>2300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540">
            <text:p>1540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51">
            <text:p>1451</text:p>
          </table:table-cell>
          <table:table-cell table:style-name="ce7" office:value-type="float" office:value="1268">
            <text:p>126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22M00S">
            <text:p>3:2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3434">
            <text:p>3434</text:p>
          </table:table-cell>
          <table:table-cell table:style-name="ce7" office:value-type="float" office:value="1129">
            <text:p>1129</text:p>
          </table:table-cell>
          <table:table-cell table:style-name="ce7" office:value-type="float" office:value="1778">
            <text:p>1778</text:p>
          </table:table-cell>
          <table:table-cell table:style-name="ce7" office:value-type="float" office:value="2297">
            <text:p>2297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672">
            <text:p>1672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1538">
            <text:p>1538</text:p>
          </table:table-cell>
          <table:table-cell table:style-name="ce7" office:value-type="float" office:value="1327">
            <text:p>1327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3316">
            <text:p>3316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1752">
            <text:p>1752</text:p>
          </table:table-cell>
          <table:table-cell table:style-name="ce7" office:value-type="float" office:value="2279">
            <text:p>227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34">
            <text:p>934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41">
            <text:p>941</text:p>
          </table:table-cell>
          <table:table-cell table:style-name="ce7" office:value-type="float" office:value="1636">
            <text:p>1636</text:p>
          </table:table-cell>
          <table:table-cell table:style-name="ce7" office:value-type="float" office:value="1633">
            <text:p>1633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3346">
            <text:p>3346</text:p>
          </table:table-cell>
          <table:table-cell table:style-name="ce7" office:value-type="float" office:value="1183">
            <text:p>1183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2343">
            <text:p>2343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994">
            <text:p>994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533">
            <text:p>1533</text:p>
          </table:table-cell>
          <table:table-cell table:style-name="ce7" office:value-type="float" office:value="1684">
            <text:p>1684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286">
            <text:p>128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24M00S">
            <text:p>3:2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4">
            <text:p>1494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3432">
            <text:p>3432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749">
            <text:p>1749</text:p>
          </table:table-cell>
          <table:table-cell table:style-name="ce7" office:value-type="float" office:value="2282">
            <text:p>2282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286">
            <text:p>1286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301">
            <text:p>3301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2246">
            <text:p>2246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538">
            <text:p>1538</text:p>
          </table:table-cell>
          <table:table-cell table:style-name="ce7" office:value-type="float" office:value="1652">
            <text:p>1652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1279">
            <text:p>1279</text:p>
          </table:table-cell>
          <table:table-cell table:style-name="ce7" office:value-type="float" office:value="1444">
            <text:p>1444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3480">
            <text:p>3480</text:p>
          </table:table-cell>
          <table:table-cell table:style-name="ce7" office:value-type="float" office:value="1082">
            <text:p>1082</text:p>
          </table:table-cell>
          <table:table-cell table:style-name="ce7" office:value-type="float" office:value="1785">
            <text:p>1785</text:p>
          </table:table-cell>
          <table:table-cell table:style-name="ce7" office:value-type="float" office:value="2298">
            <text:p>2298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1597">
            <text:p>1597</text:p>
          </table:table-cell>
          <table:table-cell table:style-name="ce7" office:value-type="float" office:value="1722">
            <text:p>1722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248">
            <text:p>124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26M00S">
            <text:p>3:2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32">
            <text:p>1432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3319">
            <text:p>3319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1779">
            <text:p>1779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1664">
            <text:p>1664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513">
            <text:p>1513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32">
            <text:p>1432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3267">
            <text:p>3267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289">
            <text:p>2289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40">
            <text:p>940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645">
            <text:p>1645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312">
            <text:p>1312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3436">
            <text:p>3436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21">
            <text:p>2221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41">
            <text:p>941</text:p>
          </table:table-cell>
          <table:table-cell table:style-name="ce7" office:value-type="float" office:value="1559">
            <text:p>1559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283">
            <text:p>128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28M00S">
            <text:p>3:2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381">
            <text:p>3381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312">
            <text:p>1312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337">
            <text:p>3337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742">
            <text:p>1742</text:p>
          </table:table-cell>
          <table:table-cell table:style-name="ce7" office:value-type="float" office:value="2324">
            <text:p>2324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301">
            <text:p>1301</text:p>
          </table:table-cell>
          <table:table-cell table:style-name="ce7" office:value-type="float" office:value="1473">
            <text:p>1473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784">
            <text:p>1784</text:p>
          </table:table-cell>
          <table:table-cell table:style-name="ce7" office:value-type="float" office:value="2298">
            <text:p>2298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527">
            <text:p>1527</text:p>
          </table:table-cell>
          <table:table-cell table:style-name="ce7" office:value-type="float" office:value="1678">
            <text:p>1678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281">
            <text:p>128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30M00S">
            <text:p>3:3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27">
            <text:p>1527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767">
            <text:p>1767</text:p>
          </table:table-cell>
          <table:table-cell table:style-name="ce7" office:value-type="float" office:value="2322">
            <text:p>2322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635">
            <text:p>1635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308">
            <text:p>1308</text:p>
          </table:table-cell>
          <table:table-cell table:style-name="ce7" office:value-type="float" office:value="1422">
            <text:p>1422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3287">
            <text:p>3287</text:p>
          </table:table-cell>
          <table:table-cell table:style-name="ce7" office:value-type="float" office:value="1068">
            <text:p>1068</text:p>
          </table:table-cell>
          <table:table-cell table:style-name="ce7" office:value-type="float" office:value="1740">
            <text:p>1740</text:p>
          </table:table-cell>
          <table:table-cell table:style-name="ce7" office:value-type="float" office:value="2314">
            <text:p>2314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611">
            <text:p>1611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311">
            <text:p>1311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3365">
            <text:p>3365</text:p>
          </table:table-cell>
          <table:table-cell table:style-name="ce7" office:value-type="float" office:value="1103">
            <text:p>1103</text:p>
          </table:table-cell>
          <table:table-cell table:style-name="ce7" office:value-type="float" office:value="1784">
            <text:p>1784</text:p>
          </table:table-cell>
          <table:table-cell table:style-name="ce7" office:value-type="float" office:value="2284">
            <text:p>2284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457">
            <text:p>1457</text:p>
          </table:table-cell>
          <table:table-cell table:style-name="ce7" office:value-type="float" office:value="1280">
            <text:p>128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32M00S">
            <text:p>3:3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3">
            <text:p>1533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433">
            <text:p>3433</text:p>
          </table:table-cell>
          <table:table-cell table:style-name="ce7" office:value-type="float" office:value="1128">
            <text:p>1128</text:p>
          </table:table-cell>
          <table:table-cell table:style-name="ce7" office:value-type="float" office:value="1797">
            <text:p>1797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1655">
            <text:p>1655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1511">
            <text:p>1511</text:p>
          </table:table-cell>
          <table:table-cell table:style-name="ce7" office:value-type="float" office:value="1339">
            <text:p>1339</text:p>
          </table:table-cell>
          <table:table-cell table:style-name="ce7" office:value-type="float" office:value="1454">
            <text:p>1454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292">
            <text:p>3292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717">
            <text:p>1717</text:p>
          </table:table-cell>
          <table:table-cell table:style-name="ce7" office:value-type="float" office:value="2261">
            <text:p>2261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542">
            <text:p>1542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3351">
            <text:p>3351</text:p>
          </table:table-cell>
          <table:table-cell table:style-name="ce7" office:value-type="float" office:value="1130">
            <text:p>1130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2321">
            <text:p>2321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567">
            <text:p>1567</text:p>
          </table:table-cell>
          <table:table-cell table:style-name="ce7" office:value-type="float" office:value="1714">
            <text:p>1714</text:p>
          </table:table-cell>
          <table:table-cell table:style-name="ce7" office:value-type="float" office:value="1436">
            <text:p>1436</text:p>
          </table:table-cell>
          <table:table-cell table:style-name="ce7" office:value-type="float" office:value="1296">
            <text:p>129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34M00S">
            <text:p>3:3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2">
            <text:p>1512</text:p>
          </table:table-cell>
          <table:table-cell table:style-name="ce7" office:value-type="float" office:value="1066">
            <text:p>1066</text:p>
          </table:table-cell>
          <table:table-cell table:style-name="ce7" office:value-type="float" office:value="3340">
            <text:p>3340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68">
            <text:p>1768</text:p>
          </table:table-cell>
          <table:table-cell table:style-name="ce7" office:value-type="float" office:value="2260">
            <text:p>2260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1516">
            <text:p>1516</text:p>
          </table:table-cell>
          <table:table-cell table:style-name="ce7" office:value-type="float" office:value="1335">
            <text:p>1335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3296">
            <text:p>3296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2275">
            <text:p>227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47">
            <text:p>1047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580">
            <text:p>1580</text:p>
          </table:table-cell>
          <table:table-cell table:style-name="ce7" office:value-type="float" office:value="1700">
            <text:p>1700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511">
            <text:p>1511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438">
            <text:p>3438</text:p>
          </table:table-cell>
          <table:table-cell table:style-name="ce7" office:value-type="float" office:value="1118">
            <text:p>1118</text:p>
          </table:table-cell>
          <table:table-cell table:style-name="ce7" office:value-type="float" office:value="1805">
            <text:p>1805</text:p>
          </table:table-cell>
          <table:table-cell table:style-name="ce7" office:value-type="float" office:value="2292">
            <text:p>2292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603">
            <text:p>1603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298">
            <text:p>129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36M00S">
            <text:p>3:3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3316">
            <text:p>3316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2297">
            <text:p>2297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1653">
            <text:p>1653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349">
            <text:p>1349</text:p>
          </table:table-cell>
          <table:table-cell table:style-name="ce7" office:value-type="float" office:value="1447">
            <text:p>1447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3314">
            <text:p>3314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59">
            <text:p>1759</text:p>
          </table:table-cell>
          <table:table-cell table:style-name="ce7" office:value-type="float" office:value="2289">
            <text:p>228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37">
            <text:p>1537</text:p>
          </table:table-cell>
          <table:table-cell table:style-name="ce7" office:value-type="float" office:value="1746">
            <text:p>1746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81">
            <text:p>1481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88">
            <text:p>3388</text:p>
          </table:table-cell>
          <table:table-cell table:style-name="ce7" office:value-type="float" office:value="1069">
            <text:p>1069</text:p>
          </table:table-cell>
          <table:table-cell table:style-name="ce7" office:value-type="float" office:value="1780">
            <text:p>1780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521">
            <text:p>1521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96">
            <text:p>1496</text:p>
          </table:table-cell>
          <table:table-cell table:style-name="ce7" office:value-type="float" office:value="1316">
            <text:p>131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38M00S">
            <text:p>3:3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25">
            <text:p>1525</text:p>
          </table:table-cell>
          <table:table-cell table:style-name="ce7" office:value-type="float" office:value="1060">
            <text:p>1060</text:p>
          </table:table-cell>
          <table:table-cell table:style-name="ce7" office:value-type="float" office:value="3428">
            <text:p>3428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1801">
            <text:p>1801</text:p>
          </table:table-cell>
          <table:table-cell table:style-name="ce7" office:value-type="float" office:value="2317">
            <text:p>2317</text:p>
          </table:table-cell>
          <table:table-cell table:style-name="ce7" office:value-type="float" office:value="1081">
            <text:p>1081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1602">
            <text:p>1602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521">
            <text:p>1521</text:p>
          </table:table-cell>
          <table:table-cell table:style-name="ce7" office:value-type="float" office:value="1270">
            <text:p>1270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400">
            <text:p>3400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752">
            <text:p>1752</text:p>
          </table:table-cell>
          <table:table-cell table:style-name="ce7" office:value-type="float" office:value="2186">
            <text:p>2186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560">
            <text:p>1560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525">
            <text:p>1525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487">
            <text:p>1487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3503">
            <text:p>3503</text:p>
          </table:table-cell>
          <table:table-cell table:style-name="ce7" office:value-type="float" office:value="1111">
            <text:p>1111</text:p>
          </table:table-cell>
          <table:table-cell table:style-name="ce7" office:value-type="float" office:value="1770">
            <text:p>1770</text:p>
          </table:table-cell>
          <table:table-cell table:style-name="ce7" office:value-type="float" office:value="2252">
            <text:p>2252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51">
            <text:p>951</text:p>
          </table:table-cell>
          <table:table-cell table:style-name="ce7" office:value-type="float" office:value="1558">
            <text:p>1558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309">
            <text:p>130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40M00S">
            <text:p>3:4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55">
            <text:p>1455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3404">
            <text:p>3404</text:p>
          </table:table-cell>
          <table:table-cell table:style-name="ce7" office:value-type="float" office:value="1149">
            <text:p>1149</text:p>
          </table:table-cell>
          <table:table-cell table:style-name="ce7" office:value-type="float" office:value="1792">
            <text:p>1792</text:p>
          </table:table-cell>
          <table:table-cell table:style-name="ce7" office:value-type="float" office:value="2270">
            <text:p>2270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1644">
            <text:p>1644</text:p>
          </table:table-cell>
          <table:table-cell table:style-name="ce7" office:value-type="float" office:value="1790">
            <text:p>1790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305">
            <text:p>1305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313">
            <text:p>3313</text:p>
          </table:table-cell>
          <table:table-cell table:style-name="ce7" office:value-type="float" office:value="1080">
            <text:p>1080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53">
            <text:p>2253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618">
            <text:p>1618</text:p>
          </table:table-cell>
          <table:table-cell table:style-name="ce7" office:value-type="float" office:value="1634">
            <text:p>1634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1274">
            <text:p>1274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1028">
            <text:p>1028</text:p>
          </table:table-cell>
          <table:table-cell table:style-name="ce7" office:value-type="float" office:value="3393">
            <text:p>3393</text:p>
          </table:table-cell>
          <table:table-cell table:style-name="ce7" office:value-type="float" office:value="1110">
            <text:p>1110</text:p>
          </table:table-cell>
          <table:table-cell table:style-name="ce7" office:value-type="float" office:value="1830">
            <text:p>1830</text:p>
          </table:table-cell>
          <table:table-cell table:style-name="ce7" office:value-type="float" office:value="2349">
            <text:p>2349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625">
            <text:p>1625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538">
            <text:p>1538</text:p>
          </table:table-cell>
          <table:table-cell table:style-name="ce7" office:value-type="float" office:value="1297">
            <text:p>129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42M00S">
            <text:p>3:4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5">
            <text:p>150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363">
            <text:p>3363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2349">
            <text:p>2349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1517">
            <text:p>1517</text:p>
          </table:table-cell>
          <table:table-cell table:style-name="ce7" office:value-type="float" office:value="1270">
            <text:p>1270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3328">
            <text:p>3328</text:p>
          </table:table-cell>
          <table:table-cell table:style-name="ce7" office:value-type="float" office:value="1123">
            <text:p>1123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30">
            <text:p>2230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1588">
            <text:p>1588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489">
            <text:p>1489</text:p>
          </table:table-cell>
          <table:table-cell table:style-name="ce7" office:value-type="float" office:value="1303">
            <text:p>1303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3395">
            <text:p>3395</text:p>
          </table:table-cell>
          <table:table-cell table:style-name="ce7" office:value-type="float" office:value="1139">
            <text:p>1139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50">
            <text:p>950</text:p>
          </table:table-cell>
          <table:table-cell table:style-name="ce7" office:value-type="float" office:value="1569">
            <text:p>1569</text:p>
          </table:table-cell>
          <table:table-cell table:style-name="ce7" office:value-type="float" office:value="1719">
            <text:p>1719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280">
            <text:p>128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44M00S">
            <text:p>3:4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4">
            <text:p>1534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3356">
            <text:p>3356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816">
            <text:p>1816</text:p>
          </table:table-cell>
          <table:table-cell table:style-name="ce7" office:value-type="float" office:value="2320">
            <text:p>2320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657">
            <text:p>1657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1507">
            <text:p>1507</text:p>
          </table:table-cell>
          <table:table-cell table:style-name="ce7" office:value-type="float" office:value="1311">
            <text:p>1311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1030">
            <text:p>1030</text:p>
          </table:table-cell>
          <table:table-cell table:style-name="ce7" office:value-type="float" office:value="3299">
            <text:p>3299</text:p>
          </table:table-cell>
          <table:table-cell table:style-name="ce7" office:value-type="float" office:value="1088">
            <text:p>1088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254">
            <text:p>2254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038">
            <text:p>1038</text:p>
          </table:table-cell>
          <table:table-cell table:style-name="ce7" office:value-type="float" office:value="1618">
            <text:p>1618</text:p>
          </table:table-cell>
          <table:table-cell table:style-name="ce7" office:value-type="float" office:value="1649">
            <text:p>1649</text:p>
          </table:table-cell>
          <table:table-cell table:style-name="ce7" office:value-type="float" office:value="1499">
            <text:p>1499</text:p>
          </table:table-cell>
          <table:table-cell table:style-name="ce7" office:value-type="float" office:value="1299">
            <text:p>1299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3345">
            <text:p>3345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2268">
            <text:p>2268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020">
            <text:p>1020</text:p>
          </table:table-cell>
          <table:table-cell table:style-name="ce7" office:value-type="float" office:value="987">
            <text:p>987</text:p>
          </table:table-cell>
          <table:table-cell table:style-name="ce7" office:value-type="float" office:value="1537">
            <text:p>1537</text:p>
          </table:table-cell>
          <table:table-cell table:style-name="ce7" office:value-type="float" office:value="1685">
            <text:p>1685</text:p>
          </table:table-cell>
          <table:table-cell table:style-name="ce7" office:value-type="float" office:value="1445">
            <text:p>1445</text:p>
          </table:table-cell>
          <table:table-cell table:style-name="ce7" office:value-type="float" office:value="1267">
            <text:p>126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46M00S">
            <text:p>3:4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5">
            <text:p>1535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3348">
            <text:p>3348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2258">
            <text:p>2258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645">
            <text:p>1645</text:p>
          </table:table-cell>
          <table:table-cell table:style-name="ce7" office:value-type="float" office:value="1713">
            <text:p>1713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329">
            <text:p>1329</text:p>
          </table:table-cell>
          <table:table-cell table:style-name="ce7" office:value-type="float" office:value="1431">
            <text:p>1431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30">
            <text:p>3330</text:p>
          </table:table-cell>
          <table:table-cell table:style-name="ce7" office:value-type="float" office:value="1093">
            <text:p>1093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2204">
            <text:p>2204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929">
            <text:p>929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52">
            <text:p>952</text:p>
          </table:table-cell>
          <table:table-cell table:style-name="ce7" office:value-type="float" office:value="1591">
            <text:p>1591</text:p>
          </table:table-cell>
          <table:table-cell table:style-name="ce7" office:value-type="float" office:value="1657">
            <text:p>1657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304">
            <text:p>1304</text:p>
          </table:table-cell>
          <table:table-cell table:style-name="ce7" office:value-type="float" office:value="1478">
            <text:p>1478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3414">
            <text:p>3414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759">
            <text:p>1759</text:p>
          </table:table-cell>
          <table:table-cell table:style-name="ce7" office:value-type="float" office:value="2301">
            <text:p>2301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979">
            <text:p>979</text:p>
          </table:table-cell>
          <table:table-cell table:style-name="ce7" office:value-type="float" office:value="1610">
            <text:p>1610</text:p>
          </table:table-cell>
          <table:table-cell table:style-name="ce7" office:value-type="float" office:value="1695">
            <text:p>1695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292">
            <text:p>129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48M00S">
            <text:p>3:4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23">
            <text:p>1523</text:p>
          </table:table-cell>
          <table:table-cell table:style-name="ce7" office:value-type="float" office:value="1048">
            <text:p>1048</text:p>
          </table:table-cell>
          <table:table-cell table:style-name="ce7" office:value-type="float" office:value="3393">
            <text:p>3393</text:p>
          </table:table-cell>
          <table:table-cell table:style-name="ce7" office:value-type="float" office:value="1096">
            <text:p>1096</text:p>
          </table:table-cell>
          <table:table-cell table:style-name="ce7" office:value-type="float" office:value="1785">
            <text:p>1785</text:p>
          </table:table-cell>
          <table:table-cell table:style-name="ce7" office:value-type="float" office:value="2285">
            <text:p>2285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972">
            <text:p>972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1609">
            <text:p>1609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98">
            <text:p>1498</text:p>
          </table:table-cell>
          <table:table-cell table:style-name="ce7" office:value-type="float" office:value="1334">
            <text:p>1334</text:p>
          </table:table-cell>
          <table:table-cell table:style-name="ce7" office:value-type="float" office:value="1443">
            <text:p>1443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3364">
            <text:p>3364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2304">
            <text:p>2304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36">
            <text:p>936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1576">
            <text:p>1576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72">
            <text:p>1272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3420">
            <text:p>3420</text:p>
          </table:table-cell>
          <table:table-cell table:style-name="ce7" office:value-type="float" office:value="1129">
            <text:p>1129</text:p>
          </table:table-cell>
          <table:table-cell table:style-name="ce7" office:value-type="float" office:value="1822">
            <text:p>1822</text:p>
          </table:table-cell>
          <table:table-cell table:style-name="ce7" office:value-type="float" office:value="2215">
            <text:p>2215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608">
            <text:p>1608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1256">
            <text:p>125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50M00S">
            <text:p>3:5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60">
            <text:p>1560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3341">
            <text:p>3341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84">
            <text:p>1784</text:p>
          </table:table-cell>
          <table:table-cell table:style-name="ce7" office:value-type="float" office:value="2335">
            <text:p>2335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001">
            <text:p>1001</text:p>
          </table:table-cell>
          <table:table-cell table:number-columns-repeated="2" table:style-name="ce7" office:value-type="float" office:value="1719">
            <text:p>1719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320">
            <text:p>1320</text:p>
          </table:table-cell>
          <table:table-cell table:style-name="ce7" office:value-type="float" office:value="1438">
            <text:p>1438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303">
            <text:p>3303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209">
            <text:p>2209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981">
            <text:p>981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965">
            <text:p>965</text:p>
          </table:table-cell>
          <table:table-cell table:style-name="ce7" office:value-type="float" office:value="1635">
            <text:p>1635</text:p>
          </table:table-cell>
          <table:table-cell table:style-name="ce7" office:value-type="float" office:value="1659">
            <text:p>1659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48">
            <text:p>1248</text:p>
          </table:table-cell>
          <table:table-cell table:style-name="ce7" office:value-type="float" office:value="1485">
            <text:p>1485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3384">
            <text:p>3384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1798">
            <text:p>1798</text:p>
          </table:table-cell>
          <table:table-cell table:style-name="ce7" office:value-type="float" office:value="2298">
            <text:p>2298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966">
            <text:p>966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507">
            <text:p>1507</text:p>
          </table:table-cell>
          <table:table-cell table:style-name="ce7" office:value-type="float" office:value="1270">
            <text:p>127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52M00S">
            <text:p>3:5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3447">
            <text:p>3447</text:p>
          </table:table-cell>
          <table:table-cell table:style-name="ce7" office:value-type="float" office:value="1120">
            <text:p>1120</text:p>
          </table:table-cell>
          <table:table-cell table:style-name="ce7" office:value-type="float" office:value="1738">
            <text:p>1738</text:p>
          </table:table-cell>
          <table:table-cell table:style-name="ce7" office:value-type="float" office:value="2250">
            <text:p>2250</text:p>
          </table:table-cell>
          <table:table-cell table:style-name="ce7" office:value-type="float" office:value="1039">
            <text:p>1039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1594">
            <text:p>1594</text:p>
          </table:table-cell>
          <table:table-cell table:style-name="ce7" office:value-type="float" office:value="1707">
            <text:p>1707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1336">
            <text:p>1336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3361">
            <text:p>3361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09">
            <text:p>1709</text:p>
          </table:table-cell>
          <table:table-cell table:style-name="ce7" office:value-type="float" office:value="2330">
            <text:p>2330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982">
            <text:p>982</text:p>
          </table:table-cell>
          <table:table-cell table:style-name="ce7" office:value-type="float" office:value="1639">
            <text:p>1639</text:p>
          </table:table-cell>
          <table:table-cell table:style-name="ce7" office:value-type="float" office:value="1622">
            <text:p>1622</text:p>
          </table:table-cell>
          <table:table-cell table:style-name="ce7" office:value-type="float" office:value="1477">
            <text:p>1477</text:p>
          </table:table-cell>
          <table:table-cell table:style-name="ce7" office:value-type="float" office:value="1274">
            <text:p>1274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3396">
            <text:p>3396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1754">
            <text:p>1754</text:p>
          </table:table-cell>
          <table:table-cell table:style-name="ce7" office:value-type="float" office:value="2321">
            <text:p>2321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958">
            <text:p>958</text:p>
          </table:table-cell>
          <table:table-cell table:style-name="ce7" office:value-type="float" office:value="1567">
            <text:p>1567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281">
            <text:p>128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54M00S">
            <text:p>3:5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367">
            <text:p>3367</text:p>
          </table:table-cell>
          <table:table-cell table:style-name="ce7" office:value-type="float" office:value="1121">
            <text:p>1121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2277">
            <text:p>2277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1619">
            <text:p>1619</text:p>
          </table:table-cell>
          <table:table-cell table:style-name="ce7" office:value-type="float" office:value="1674">
            <text:p>1674</text:p>
          </table:table-cell>
          <table:table-cell table:style-name="ce7" office:value-type="float" office:value="1506">
            <text:p>1506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3335">
            <text:p>3335</text:p>
          </table:table-cell>
          <table:table-cell table:style-name="ce7" office:value-type="float" office:value="1065">
            <text:p>1065</text:p>
          </table:table-cell>
          <table:table-cell table:style-name="ce7" office:value-type="float" office:value="1728">
            <text:p>1728</text:p>
          </table:table-cell>
          <table:table-cell table:style-name="ce7" office:value-type="float" office:value="2233">
            <text:p>2233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1552">
            <text:p>1552</text:p>
          </table:table-cell>
          <table:table-cell table:style-name="ce7" office:value-type="float" office:value="1706">
            <text:p>1706</text:p>
          </table:table-cell>
          <table:table-cell table:style-name="ce7" office:value-type="float" office:value="1482">
            <text:p>1482</text:p>
          </table:table-cell>
          <table:table-cell table:style-name="ce7" office:value-type="float" office:value="1319">
            <text:p>1319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012">
            <text:p>1012</text:p>
          </table:table-cell>
          <table:table-cell table:style-name="ce7" office:value-type="float" office:value="3481">
            <text:p>3481</text:p>
          </table:table-cell>
          <table:table-cell table:style-name="ce7" office:value-type="float" office:value="1116">
            <text:p>1116</text:p>
          </table:table-cell>
          <table:table-cell table:style-name="ce7" office:value-type="float" office:value="1761">
            <text:p>1761</text:p>
          </table:table-cell>
          <table:table-cell table:style-name="ce7" office:value-type="float" office:value="2311">
            <text:p>2311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64">
            <text:p>964</text:p>
          </table:table-cell>
          <table:table-cell table:number-columns-repeated="2" table:style-name="ce7" office:value-type="float" office:value="993">
            <text:p>993</text:p>
          </table:table-cell>
          <table:table-cell table:style-name="ce7" office:value-type="float" office:value="1610">
            <text:p>1610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64">
            <text:p>1464</text:p>
          </table:table-cell>
          <table:table-cell table:style-name="ce7" office:value-type="float" office:value="1269">
            <text:p>126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56M00S">
            <text:p>3:5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31">
            <text:p>1531</text:p>
          </table:table-cell>
          <table:table-cell table:style-name="ce7" office:value-type="float" office:value="1051">
            <text:p>1051</text:p>
          </table:table-cell>
          <table:table-cell table:style-name="ce7" office:value-type="float" office:value="3384">
            <text:p>3384</text:p>
          </table:table-cell>
          <table:table-cell table:style-name="ce7" office:value-type="float" office:value="1043">
            <text:p>1043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326">
            <text:p>2326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658">
            <text:p>1658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1354">
            <text:p>1354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3343">
            <text:p>3343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23">
            <text:p>1723</text:p>
          </table:table-cell>
          <table:table-cell table:style-name="ce7" office:value-type="float" office:value="2286">
            <text:p>2286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959">
            <text:p>959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677">
            <text:p>1677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3425">
            <text:p>3425</text:p>
          </table:table-cell>
          <table:table-cell table:style-name="ce7" office:value-type="float" office:value="1149">
            <text:p>1149</text:p>
          </table:table-cell>
          <table:table-cell table:style-name="ce7" office:value-type="float" office:value="1803">
            <text:p>1803</text:p>
          </table:table-cell>
          <table:table-cell table:style-name="ce7" office:value-type="float" office:value="2287">
            <text:p>2287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1018">
            <text:p>1018</text:p>
          </table:table-cell>
          <table:table-cell table:style-name="ce7" office:value-type="float" office:value="1004">
            <text:p>1004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1705">
            <text:p>1705</text:p>
          </table:table-cell>
          <table:table-cell table:style-name="ce7" office:value-type="float" office:value="1475">
            <text:p>1475</text:p>
          </table:table-cell>
          <table:table-cell table:style-name="ce7" office:value-type="float" office:value="1247">
            <text:p>124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3H58M00S">
            <text:p>3:5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3">
            <text:p>1493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3383">
            <text:p>3383</text:p>
          </table:table-cell>
          <table:table-cell table:style-name="ce7" office:value-type="float" office:value="1152">
            <text:p>1152</text:p>
          </table:table-cell>
          <table:table-cell table:style-name="ce7" office:value-type="float" office:value="1729">
            <text:p>1729</text:p>
          </table:table-cell>
          <table:table-cell table:style-name="ce7" office:value-type="float" office:value="2279">
            <text:p>227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050">
            <text:p>1050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732">
            <text:p>1732</text:p>
          </table:table-cell>
          <table:table-cell table:style-name="ce7" office:value-type="float" office:value="1488">
            <text:p>1488</text:p>
          </table:table-cell>
          <table:table-cell table:style-name="ce7" office:value-type="float" office:value="1374">
            <text:p>1374</text:p>
          </table:table-cell>
          <table:table-cell table:style-name="ce7" office:value-type="float" office:value="1495">
            <text:p>1495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309">
            <text:p>3309</text:p>
          </table:table-cell>
          <table:table-cell table:style-name="ce7" office:value-type="float" office:value="1106">
            <text:p>1106</text:p>
          </table:table-cell>
          <table:table-cell table:style-name="ce7" office:value-type="float" office:value="1743">
            <text:p>1743</text:p>
          </table:table-cell>
          <table:table-cell table:style-name="ce7" office:value-type="float" office:value="2309">
            <text:p>2309</text:p>
          </table:table-cell>
          <table:table-cell table:style-name="ce7" office:value-type="float" office:value="1035">
            <text:p>1035</text:p>
          </table:table-cell>
          <table:table-cell table:style-name="ce7" office:value-type="float" office:value="990">
            <text:p>990</text:p>
          </table:table-cell>
          <table:table-cell table:style-name="ce7" office:value-type="float" office:value="971">
            <text:p>971</text:p>
          </table:table-cell>
          <table:table-cell table:style-name="ce7" office:value-type="float" office:value="933">
            <text:p>933</text:p>
          </table:table-cell>
          <table:table-cell table:style-name="ce7" office:value-type="float" office:value="1601">
            <text:p>1601</text:p>
          </table:table-cell>
          <table:table-cell table:style-name="ce7" office:value-type="float" office:value="1660">
            <text:p>1660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321">
            <text:p>1321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3452">
            <text:p>3452</text:p>
          </table:table-cell>
          <table:table-cell table:style-name="ce7" office:value-type="float" office:value="1139">
            <text:p>1139</text:p>
          </table:table-cell>
          <table:table-cell table:style-name="ce7" office:value-type="float" office:value="1784">
            <text:p>1784</text:p>
          </table:table-cell>
          <table:table-cell table:style-name="ce7" office:value-type="float" office:value="2324">
            <text:p>2324</text:p>
          </table:table-cell>
          <table:table-cell table:style-name="ce7" office:value-type="float" office:value="1073">
            <text:p>1073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581">
            <text:p>1581</text:p>
          </table:table-cell>
          <table:table-cell table:style-name="ce7" office:value-type="float" office:value="1749">
            <text:p>1749</text:p>
          </table:table-cell>
          <table:table-cell table:style-name="ce7" office:value-type="float" office:value="1502">
            <text:p>1502</text:p>
          </table:table-cell>
          <table:table-cell table:style-name="ce7" office:value-type="float" office:value="1266">
            <text:p>1266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00M00S">
            <text:p>4:0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3">
            <text:p>1503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51">
            <text:p>3351</text:p>
          </table:table-cell>
          <table:table-cell table:style-name="ce7" office:value-type="float" office:value="1122">
            <text:p>1122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300">
            <text:p>2300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963">
            <text:p>963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1667">
            <text:p>1667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1543">
            <text:p>1543</text:p>
          </table:table-cell>
          <table:table-cell table:style-name="ce7" office:value-type="float" office:value="1309">
            <text:p>1309</text:p>
          </table:table-cell>
          <table:table-cell table:style-name="ce7" office:value-type="float" office:value="1452">
            <text:p>1452</text:p>
          </table:table-cell>
          <table:table-cell table:style-name="ce7" office:value-type="float" office:value="1008">
            <text:p>1008</text:p>
          </table:table-cell>
          <table:table-cell table:style-name="ce7" office:value-type="float" office:value="3370">
            <text:p>3370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31">
            <text:p>1731</text:p>
          </table:table-cell>
          <table:table-cell table:style-name="ce7" office:value-type="float" office:value="2329">
            <text:p>2329</text:p>
          </table:table-cell>
          <table:table-cell table:style-name="ce7" office:value-type="float" office:value="1042">
            <text:p>1042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76">
            <text:p>976</text:p>
          </table:table-cell>
          <table:table-cell table:style-name="ce7" office:value-type="float" office:value="1583">
            <text:p>1583</text:p>
          </table:table-cell>
          <table:table-cell table:style-name="ce7" office:value-type="float" office:value="1637">
            <text:p>1637</text:p>
          </table:table-cell>
          <table:table-cell table:style-name="ce7" office:value-type="float" office:value="1483">
            <text:p>1483</text:p>
          </table:table-cell>
          <table:table-cell table:style-name="ce7" office:value-type="float" office:value="1306">
            <text:p>1306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992">
            <text:p>992</text:p>
          </table:table-cell>
          <table:table-cell table:style-name="ce7" office:value-type="float" office:value="3422">
            <text:p>3422</text:p>
          </table:table-cell>
          <table:table-cell table:style-name="ce7" office:value-type="float" office:value="1133">
            <text:p>1133</text:p>
          </table:table-cell>
          <table:table-cell table:style-name="ce7" office:value-type="float" office:value="1808">
            <text:p>1808</text:p>
          </table:table-cell>
          <table:table-cell table:style-name="ce7" office:value-type="float" office:value="2327">
            <text:p>2327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002">
            <text:p>1002</text:p>
          </table:table-cell>
          <table:table-cell table:style-name="ce7" office:value-type="float" office:value="945">
            <text:p>945</text:p>
          </table:table-cell>
          <table:table-cell table:style-name="ce7" office:value-type="float" office:value="1519">
            <text:p>1519</text:p>
          </table:table-cell>
          <table:table-cell table:style-name="ce7" office:value-type="float" office:value="1710">
            <text:p>1710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289">
            <text:p>1289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02M00S">
            <text:p>4:0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084">
            <text:p>1084</text:p>
          </table:table-cell>
          <table:table-cell table:style-name="ce7" office:value-type="float" office:value="3353">
            <text:p>3353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80">
            <text:p>1780</text:p>
          </table:table-cell>
          <table:table-cell table:style-name="ce7" office:value-type="float" office:value="2280">
            <text:p>2280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979">
            <text:p>979</text:p>
          </table:table-cell>
          <table:table-cell table:number-columns-repeated="2" table:style-name="ce7" office:value-type="float" office:value="1039">
            <text:p>1039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760">
            <text:p>1760</text:p>
          </table:table-cell>
          <table:table-cell table:style-name="ce7" office:value-type="float" office:value="1534">
            <text:p>1534</text:p>
          </table:table-cell>
          <table:table-cell table:style-name="ce7" office:value-type="float" office:value="1293">
            <text:p>1293</text:p>
          </table:table-cell>
          <table:table-cell table:style-name="ce7" office:value-type="float" office:value="1526">
            <text:p>1526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3287">
            <text:p>3287</text:p>
          </table:table-cell>
          <table:table-cell table:style-name="ce7" office:value-type="float" office:value="1092">
            <text:p>1092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218">
            <text:p>2218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1001">
            <text:p>1001</text:p>
          </table:table-cell>
          <table:table-cell table:style-name="ce7" office:value-type="float" office:value="1584">
            <text:p>1584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471">
            <text:p>1471</text:p>
          </table:table-cell>
          <table:table-cell table:style-name="ce7" office:value-type="float" office:value="1303">
            <text:p>1303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3415">
            <text:p>3415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795">
            <text:p>1795</text:p>
          </table:table-cell>
          <table:table-cell table:style-name="ce7" office:value-type="float" office:value="2352">
            <text:p>2352</text:p>
          </table:table-cell>
          <table:table-cell table:style-name="ce7" office:value-type="float" office:value="1091">
            <text:p>1091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26">
            <text:p>1026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515">
            <text:p>1515</text:p>
          </table:table-cell>
          <table:table-cell table:style-name="ce7" office:value-type="float" office:value="1657">
            <text:p>1657</text:p>
          </table:table-cell>
          <table:table-cell table:style-name="ce7" office:value-type="float" office:value="1453">
            <text:p>1453</text:p>
          </table:table-cell>
          <table:table-cell table:style-name="ce7" office:value-type="float" office:value="1317">
            <text:p>1317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04M00S">
            <text:p>4:0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79">
            <text:p>1479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3358">
            <text:p>3358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783">
            <text:p>1783</text:p>
          </table:table-cell>
          <table:table-cell table:style-name="ce7" office:value-type="float" office:value="2272">
            <text:p>2272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993">
            <text:p>993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989">
            <text:p>989</text:p>
          </table:table-cell>
          <table:table-cell table:style-name="ce7" office:value-type="float" office:value="1610">
            <text:p>1610</text:p>
          </table:table-cell>
          <table:table-cell table:style-name="ce7" office:value-type="float" office:value="1766">
            <text:p>1766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307">
            <text:p>1307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052">
            <text:p>1052</text:p>
          </table:table-cell>
          <table:table-cell table:style-name="ce7" office:value-type="float" office:value="3298">
            <text:p>3298</text:p>
          </table:table-cell>
          <table:table-cell table:style-name="ce7" office:value-type="float" office:value="1105">
            <text:p>1105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2227">
            <text:p>2227</text:p>
          </table:table-cell>
          <table:table-cell table:style-name="ce7" office:value-type="float" office:value="1031">
            <text:p>1031</text:p>
          </table:table-cell>
          <table:table-cell table:style-name="ce7" office:value-type="float" office:value="975">
            <text:p>975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983">
            <text:p>983</text:p>
          </table:table-cell>
          <table:table-cell table:style-name="ce7" office:value-type="float" office:value="1541">
            <text:p>1541</text:p>
          </table:table-cell>
          <table:table-cell table:style-name="ce7" office:value-type="float" office:value="1664">
            <text:p>1664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1295">
            <text:p>1295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3364">
            <text:p>3364</text:p>
          </table:table-cell>
          <table:table-cell table:style-name="ce7" office:value-type="float" office:value="1101">
            <text:p>1101</text:p>
          </table:table-cell>
          <table:table-cell table:style-name="ce7" office:value-type="float" office:value="1769">
            <text:p>1769</text:p>
          </table:table-cell>
          <table:table-cell table:style-name="ce7" office:value-type="float" office:value="2320">
            <text:p>2320</text:p>
          </table:table-cell>
          <table:table-cell table:style-name="ce7" office:value-type="float" office:value="1064">
            <text:p>1064</text:p>
          </table:table-cell>
          <table:table-cell table:style-name="ce7" office:value-type="float" office:value="1046">
            <text:p>1046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986">
            <text:p>986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1663">
            <text:p>1663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293">
            <text:p>1293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06M00S">
            <text:p>4:06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1">
            <text:p>1501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3339">
            <text:p>3339</text:p>
          </table:table-cell>
          <table:table-cell table:style-name="ce7" office:value-type="float" office:value="1057">
            <text:p>1057</text:p>
          </table:table-cell>
          <table:table-cell table:style-name="ce7" office:value-type="float" office:value="1778">
            <text:p>1778</text:p>
          </table:table-cell>
          <table:table-cell table:style-name="ce7" office:value-type="float" office:value="2296">
            <text:p>2296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938">
            <text:p>938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616">
            <text:p>1616</text:p>
          </table:table-cell>
          <table:table-cell table:style-name="ce7" office:value-type="float" office:value="1736">
            <text:p>1736</text:p>
          </table:table-cell>
          <table:table-cell table:style-name="ce7" office:value-type="float" office:value="1540">
            <text:p>1540</text:p>
          </table:table-cell>
          <table:table-cell table:style-name="ce7" office:value-type="float" office:value="1325">
            <text:p>1325</text:p>
          </table:table-cell>
          <table:table-cell table:style-name="ce7" office:value-type="float" office:value="1437">
            <text:p>1437</text:p>
          </table:table-cell>
          <table:table-cell table:style-name="ce7" office:value-type="float" office:value="1010">
            <text:p>1010</text:p>
          </table:table-cell>
          <table:table-cell table:style-name="ce7" office:value-type="float" office:value="3321">
            <text:p>3321</text:p>
          </table:table-cell>
          <table:table-cell table:style-name="ce7" office:value-type="float" office:value="1118">
            <text:p>1118</text:p>
          </table:table-cell>
          <table:table-cell table:style-name="ce7" office:value-type="float" office:value="1688">
            <text:p>1688</text:p>
          </table:table-cell>
          <table:table-cell table:style-name="ce7" office:value-type="float" office:value="2297">
            <text:p>2297</text:p>
          </table:table-cell>
          <table:table-cell table:style-name="ce7" office:value-type="float" office:value="1098">
            <text:p>1098</text:p>
          </table:table-cell>
          <table:table-cell table:number-columns-repeated="3" table:style-name="ce7" office:value-type="float" office:value="987">
            <text:p>987</text:p>
          </table:table-cell>
          <table:table-cell table:style-name="ce7" office:value-type="float" office:value="1591">
            <text:p>1591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1525">
            <text:p>1525</text:p>
          </table:table-cell>
          <table:table-cell table:style-name="ce7" office:value-type="float" office:value="1304">
            <text:p>1304</text:p>
          </table:table-cell>
          <table:table-cell table:style-name="ce7" office:value-type="float" office:value="1511">
            <text:p>1511</text:p>
          </table:table-cell>
          <table:table-cell table:style-name="ce7" office:value-type="float" office:value="1006">
            <text:p>1006</text:p>
          </table:table-cell>
          <table:table-cell table:style-name="ce7" office:value-type="float" office:value="3416">
            <text:p>3416</text:p>
          </table:table-cell>
          <table:table-cell table:style-name="ce7" office:value-type="float" office:value="1136">
            <text:p>1136</text:p>
          </table:table-cell>
          <table:table-cell table:style-name="ce7" office:value-type="float" office:value="1773">
            <text:p>1773</text:p>
          </table:table-cell>
          <table:table-cell table:style-name="ce7" office:value-type="float" office:value="2334">
            <text:p>2334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991">
            <text:p>991</text:p>
          </table:table-cell>
          <table:table-cell table:style-name="ce7" office:value-type="float" office:value="944">
            <text:p>944</text:p>
          </table:table-cell>
          <table:table-cell table:style-name="ce7" office:value-type="float" office:value="1607">
            <text:p>1607</text:p>
          </table:table-cell>
          <table:table-cell table:style-name="ce7" office:value-type="float" office:value="1697">
            <text:p>1697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1281">
            <text:p>1281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08M00S">
            <text:p>4:08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08">
            <text:p>1508</text:p>
          </table:table-cell>
          <table:table-cell table:style-name="ce7" office:value-type="float" office:value="1053">
            <text:p>1053</text:p>
          </table:table-cell>
          <table:table-cell table:style-name="ce7" office:value-type="float" office:value="3389">
            <text:p>3389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2394">
            <text:p>2394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957">
            <text:p>957</text:p>
          </table:table-cell>
          <table:table-cell table:style-name="ce7" office:value-type="float" office:value="985">
            <text:p>985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1651">
            <text:p>1651</text:p>
          </table:table-cell>
          <table:table-cell table:style-name="ce7" office:value-type="float" office:value="1762">
            <text:p>1762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1277">
            <text:p>1277</text:p>
          </table:table-cell>
          <table:table-cell table:style-name="ce7" office:value-type="float" office:value="1484">
            <text:p>1484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295">
            <text:p>3295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772">
            <text:p>1772</text:p>
          </table:table-cell>
          <table:table-cell table:style-name="ce7" office:value-type="float" office:value="2290">
            <text:p>2290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996">
            <text:p>996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1573">
            <text:p>1573</text:p>
          </table:table-cell>
          <table:table-cell table:style-name="ce7" office:value-type="float" office:value="1737">
            <text:p>1737</text:p>
          </table:table-cell>
          <table:table-cell table:style-name="ce7" office:value-type="float" office:value="1530">
            <text:p>1530</text:p>
          </table:table-cell>
          <table:table-cell table:style-name="ce7" office:value-type="float" office:value="1285">
            <text:p>1285</text:p>
          </table:table-cell>
          <table:table-cell table:style-name="ce7" office:value-type="float" office:value="1491">
            <text:p>1491</text:p>
          </table:table-cell>
          <table:table-cell table:style-name="ce7" office:value-type="float" office:value="1041">
            <text:p>1041</text:p>
          </table:table-cell>
          <table:table-cell table:style-name="ce7" office:value-type="float" office:value="3461">
            <text:p>3461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1775">
            <text:p>1775</text:p>
          </table:table-cell>
          <table:table-cell table:style-name="ce7" office:value-type="float" office:value="2385">
            <text:p>2385</text:p>
          </table:table-cell>
          <table:table-cell table:style-name="ce7" office:value-type="float" office:value="1078">
            <text:p>1078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1019">
            <text:p>1019</text:p>
          </table:table-cell>
          <table:table-cell table:style-name="ce7" office:value-type="float" office:value="953">
            <text:p>953</text:p>
          </table:table-cell>
          <table:table-cell table:style-name="ce7" office:value-type="float" office:value="1567">
            <text:p>1567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1526">
            <text:p>1526</text:p>
          </table:table-cell>
          <table:table-cell table:style-name="ce7" office:value-type="float" office:value="1302">
            <text:p>130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10M00S">
            <text:p>4:10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47">
            <text:p>1547</text:p>
          </table:table-cell>
          <table:table-cell table:style-name="ce7" office:value-type="float" office:value="1029">
            <text:p>1029</text:p>
          </table:table-cell>
          <table:table-cell table:style-name="ce7" office:value-type="float" office:value="3377">
            <text:p>3377</text:p>
          </table:table-cell>
          <table:table-cell table:style-name="ce7" office:value-type="float" office:value="1127">
            <text:p>1127</text:p>
          </table:table-cell>
          <table:table-cell table:style-name="ce7" office:value-type="float" office:value="1751">
            <text:p>1751</text:p>
          </table:table-cell>
          <table:table-cell table:style-name="ce7" office:value-type="float" office:value="2303">
            <text:p>2303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88">
            <text:p>988</text:p>
          </table:table-cell>
          <table:table-cell table:style-name="ce7" office:value-type="float" office:value="1076">
            <text:p>1076</text:p>
          </table:table-cell>
          <table:table-cell table:style-name="ce7" office:value-type="float" office:value="1011">
            <text:p>1011</text:p>
          </table:table-cell>
          <table:table-cell table:style-name="ce7" office:value-type="float" office:value="1626">
            <text:p>1626</text:p>
          </table:table-cell>
          <table:table-cell table:style-name="ce7" office:value-type="float" office:value="1747">
            <text:p>1747</text:p>
          </table:table-cell>
          <table:table-cell table:style-name="ce7" office:value-type="float" office:value="1456">
            <text:p>1456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1044">
            <text:p>1044</text:p>
          </table:table-cell>
          <table:table-cell table:style-name="ce7" office:value-type="float" office:value="3321">
            <text:p>3321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1733">
            <text:p>1733</text:p>
          </table:table-cell>
          <table:table-cell table:style-name="ce7" office:value-type="float" office:value="2319">
            <text:p>2319</text:p>
          </table:table-cell>
          <table:table-cell table:style-name="ce7" office:value-type="float" office:value="1058">
            <text:p>1058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995">
            <text:p>995</text:p>
          </table:table-cell>
          <table:table-cell table:style-name="ce7" office:value-type="float" office:value="961">
            <text:p>961</text:p>
          </table:table-cell>
          <table:table-cell table:style-name="ce7" office:value-type="float" office:value="1563">
            <text:p>1563</text:p>
          </table:table-cell>
          <table:table-cell table:style-name="ce7" office:value-type="float" office:value="1689">
            <text:p>1689</text:p>
          </table:table-cell>
          <table:table-cell table:style-name="ce7" office:value-type="float" office:value="1468">
            <text:p>1468</text:p>
          </table:table-cell>
          <table:table-cell table:style-name="ce7" office:value-type="float" office:value="1310">
            <text:p>1310</text:p>
          </table:table-cell>
          <table:table-cell table:style-name="ce7" office:value-type="float" office:value="1524">
            <text:p>1524</text:p>
          </table:table-cell>
          <table:table-cell table:style-name="ce7" office:value-type="float" office:value="1017">
            <text:p>1017</text:p>
          </table:table-cell>
          <table:table-cell table:style-name="ce7" office:value-type="float" office:value="3404">
            <text:p>3404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1815">
            <text:p>1815</text:p>
          </table:table-cell>
          <table:table-cell table:style-name="ce7" office:value-type="float" office:value="2271">
            <text:p>2271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969">
            <text:p>969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564">
            <text:p>1564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1486">
            <text:p>1486</text:p>
          </table:table-cell>
          <table:table-cell table:style-name="ce7" office:value-type="float" office:value="1282">
            <text:p>1282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12M00S">
            <text:p>4:12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036">
            <text:p>1036</text:p>
          </table:table-cell>
          <table:table-cell table:style-name="ce7" office:value-type="float" office:value="3306">
            <text:p>3306</text:p>
          </table:table-cell>
          <table:table-cell table:style-name="ce7" office:value-type="float" office:value="1176">
            <text:p>1176</text:p>
          </table:table-cell>
          <table:table-cell table:style-name="ce7" office:value-type="float" office:value="1709">
            <text:p>1709</text:p>
          </table:table-cell>
          <table:table-cell table:style-name="ce7" office:value-type="float" office:value="2248">
            <text:p>2248</text:p>
          </table:table-cell>
          <table:table-cell table:style-name="ce7" office:value-type="float" office:value="1090">
            <text:p>1090</text:p>
          </table:table-cell>
          <table:table-cell table:style-name="ce7" office:value-type="float" office:value="998">
            <text:p>998</text:p>
          </table:table-cell>
          <table:table-cell table:style-name="ce7" office:value-type="float" office:value="1023">
            <text:p>1023</text:p>
          </table:table-cell>
          <table:table-cell table:style-name="ce7" office:value-type="float" office:value="984">
            <text:p>984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1711">
            <text:p>1711</text:p>
          </table:table-cell>
          <table:table-cell table:style-name="ce7" office:value-type="float" office:value="1460">
            <text:p>1460</text:p>
          </table:table-cell>
          <table:table-cell table:style-name="ce7" office:value-type="float" office:value="1255">
            <text:p>1255</text:p>
          </table:table-cell>
          <table:table-cell table:style-name="ce7" office:value-type="float" office:value="1463">
            <text:p>1463</text:p>
          </table:table-cell>
          <table:table-cell table:style-name="ce7" office:value-type="float" office:value="1024">
            <text:p>1024</text:p>
          </table:table-cell>
          <table:table-cell table:style-name="ce7" office:value-type="float" office:value="3304">
            <text:p>3304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1745">
            <text:p>1745</text:p>
          </table:table-cell>
          <table:table-cell table:style-name="ce7" office:value-type="float" office:value="2284">
            <text:p>2284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56">
            <text:p>956</text:p>
          </table:table-cell>
          <table:table-cell table:style-name="ce7" office:value-type="float" office:value="1005">
            <text:p>1005</text:p>
          </table:table-cell>
          <table:table-cell table:style-name="ce7" office:value-type="float" office:value="977">
            <text:p>977</text:p>
          </table:table-cell>
          <table:table-cell table:style-name="ce7" office:value-type="float" office:value="1623">
            <text:p>1623</text:p>
          </table:table-cell>
          <table:table-cell table:style-name="ce7" office:value-type="float" office:value="1652">
            <text:p>1652</text:p>
          </table:table-cell>
          <table:table-cell table:style-name="ce7" office:value-type="float" office:value="1518">
            <text:p>1518</text:p>
          </table:table-cell>
          <table:table-cell table:style-name="ce7" office:value-type="float" office:value="1323">
            <text:p>1323</text:p>
          </table:table-cell>
          <table:table-cell table:style-name="ce7" office:value-type="float" office:value="1550">
            <text:p>1550</text:p>
          </table:table-cell>
          <table:table-cell table:style-name="ce7" office:value-type="float" office:value="1032">
            <text:p>1032</text:p>
          </table:table-cell>
          <table:table-cell table:style-name="ce7" office:value-type="float" office:value="3416">
            <text:p>3416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777">
            <text:p>1777</text:p>
          </table:table-cell>
          <table:table-cell table:style-name="ce7" office:value-type="float" office:value="2302">
            <text:p>2302</text:p>
          </table:table-cell>
          <table:table-cell table:style-name="ce7" office:value-type="float" office:value="1056">
            <text:p>1056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037">
            <text:p>1037</text:p>
          </table:table-cell>
          <table:table-cell table:style-name="ce7" office:value-type="float" office:value="964">
            <text:p>964</text:p>
          </table:table-cell>
          <table:table-cell table:style-name="ce7" office:value-type="float" office:value="1586">
            <text:p>1586</text:p>
          </table:table-cell>
          <table:table-cell table:style-name="ce7" office:value-type="float" office:value="1702">
            <text:p>1702</text:p>
          </table:table-cell>
          <table:table-cell table:style-name="ce7" office:value-type="float" office:value="1462">
            <text:p>1462</text:p>
          </table:table-cell>
          <table:table-cell table:style-name="ce7" office:value-type="float" office:value="1358">
            <text:p>1358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4H14M00S">
            <text:p>4:14:00</text:p>
          </table:table-cell>
          <table:table-cell table:style-name="ce7" office:value-type="float" office:value="25.1">
            <text:p>25.1</text:p>
          </table:table-cell>
          <table:table-cell table:style-name="ce7" office:value-type="float" office:value="1492">
            <text:p>1492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3402">
            <text:p>3402</text:p>
          </table:table-cell>
          <table:table-cell table:style-name="ce7" office:value-type="float" office:value="1054">
            <text:p>1054</text:p>
          </table:table-cell>
          <table:table-cell table:style-name="ce7" office:value-type="float" office:value="1716">
            <text:p>1716</text:p>
          </table:table-cell>
          <table:table-cell table:style-name="ce7" office:value-type="float" office:value="2342">
            <text:p>2342</text:p>
          </table:table-cell>
          <table:table-cell table:style-name="ce7" office:value-type="float" office:value="1070">
            <text:p>1070</text:p>
          </table:table-cell>
          <table:table-cell table:style-name="ce7" office:value-type="float" office:value="942">
            <text:p>942</text:p>
          </table:table-cell>
          <table:table-cell table:style-name="ce7" office:value-type="float" office:value="1003">
            <text:p>1003</text:p>
          </table:table-cell>
          <table:table-cell table:style-name="ce7" office:value-type="float" office:value="1009">
            <text:p>1009</text:p>
          </table:table-cell>
          <table:table-cell table:style-name="ce7" office:value-type="float" office:value="1621">
            <text:p>1621</text:p>
          </table:table-cell>
          <table:table-cell table:style-name="ce7" office:value-type="float" office:value="1695">
            <text:p>1695</text:p>
          </table:table-cell>
          <table:table-cell table:style-name="ce7" office:value-type="float" office:value="1459">
            <text:p>1459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432">
            <text:p>1432</text:p>
          </table:table-cell>
          <table:table-cell table:style-name="ce7" office:value-type="float" office:value="1033">
            <text:p>1033</text:p>
          </table:table-cell>
          <table:table-cell table:style-name="ce7" office:value-type="float" office:value="3339">
            <text:p>3339</text:p>
          </table:table-cell>
          <table:table-cell table:style-name="ce7" office:value-type="float" office:value="1097">
            <text:p>1097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2304">
            <text:p>2304</text:p>
          </table:table-cell>
          <table:table-cell table:style-name="ce7" office:value-type="float" office:value="1067">
            <text:p>1067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978">
            <text:p>978</text:p>
          </table:table-cell>
          <table:table-cell table:style-name="ce7" office:value-type="float" office:value="980">
            <text:p>980</text:p>
          </table:table-cell>
          <table:table-cell table:style-name="ce7" office:value-type="float" office:value="1612">
            <text:p>1612</text:p>
          </table:table-cell>
          <table:table-cell table:style-name="ce7" office:value-type="float" office:value="1661">
            <text:p>1661</text:p>
          </table:table-cell>
          <table:table-cell table:style-name="ce7" office:value-type="float" office:value="1467">
            <text:p>1467</text:p>
          </table:table-cell>
          <table:table-cell table:style-name="ce7" office:value-type="float" office:value="1268">
            <text:p>1268</text:p>
          </table:table-cell>
          <table:table-cell table:style-name="ce7" office:value-type="float" office:value="1437">
            <text:p>1437</text:p>
          </table:table-cell>
          <table:table-cell table:style-name="ce7" office:value-type="float" office:value="1013">
            <text:p>1013</text:p>
          </table:table-cell>
          <table:table-cell table:style-name="ce7" office:value-type="float" office:value="3419">
            <text:p>3419</text:p>
          </table:table-cell>
          <table:table-cell table:style-name="ce7" office:value-type="float" office:value="1125">
            <text:p>1125</text:p>
          </table:table-cell>
          <table:table-cell table:style-name="ce7" office:value-type="float" office:value="1750">
            <text:p>1750</text:p>
          </table:table-cell>
          <table:table-cell table:style-name="ce7" office:value-type="float" office:value="2298">
            <text:p>2298</text:p>
          </table:table-cell>
          <table:table-cell table:style-name="ce7" office:value-type="float" office:value="1077">
            <text:p>1077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1022">
            <text:p>1022</text:p>
          </table:table-cell>
          <table:table-cell table:style-name="ce7" office:value-type="float" office:value="997">
            <text:p>997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727">
            <text:p>1727</text:p>
          </table:table-cell>
          <table:table-cell table:style-name="ce7" office:value-type="float" office:value="1497">
            <text:p>1497</text:p>
          </table:table-cell>
          <table:table-cell table:style-name="ce7" office:value-type="float" office:value="1280">
            <text:p>1280</text:p>
          </table:table-cell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>
          <table:table-cell table:style-name="ce6" office:value-type="time" office:time-value="PT00H00M00S">
            <text:p>0:00:00</text:p>
          </table:table-cell>
          <table:table-cell table:style-name="ce7" office:value-type="float" office:value="0">
            <text:p>0</text:p>
          </table:table-cell>
          <table:table-cell table:style-name="ce7" table:number-columns-repeated="42"/>
          <table:table-cell table:number-columns-repeated="980"/>
        </table:table-row>
        <table:table-row table:style-name="ro2" table:number-rows-repeated="10479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ggregate Data" table:style-name="ta3" table:print="false">
        <office:forms form:automatic-focus="false" form:apply-design-mode="false"/>
        <table:table-column table:style-name="co4" table:default-cell-style-name="ce8"/>
        <table:table-column table:style-name="co5" table:number-columns-repeated="6" table:default-cell-style-name="ce9"/>
        <table:table-column table:style-name="co6" table:number-columns-repeated="2" table:default-cell-style-name="ce9"/>
        <table:table-column table:style-name="co7" table:number-columns-repeated="2" table:default-cell-style-name="ce9"/>
        <table:table-column table:style-name="co8" table:number-columns-repeated="2" table:default-cell-style-name="ce9"/>
        <table:table-column table:style-name="co9" table:number-columns-repeated="2" table:default-cell-style-name="ce9"/>
        <table:table-row table:style-name="ro4">
          <table:table-cell table:style-name="Default" office:value-type="string">
            <text:p>Time</text:p>
          </table:table-cell>
          <table:table-cell table:style-name="Excel_20_Built-in_20_Normal" office:value-type="string">
            <text:p>GH two-staple</text:p>
          </table:table-cell>
          <table:table-cell table:style-name="Excel_20_Built-in_20_Normal" office:value-type="string">
            <text:p>GV two-staple</text:p>
          </table:table-cell>
          <table:table-cell table:style-name="Excel_20_Built-in_20_Normal" office:value-type="string">
            <text:p>GH one-staple</text:p>
          </table:table-cell>
          <table:table-cell table:style-name="Excel_20_Built-in_20_Normal" office:value-type="string">
            <text:p>GV one-staple</text:p>
          </table:table-cell>
          <table:table-cell table:style-name="Excel_20_Built-in_20_Normal" office:value-type="string">
            <text:p>GH no-staple</text:p>
          </table:table-cell>
          <table:table-cell table:style-name="Excel_20_Built-in_20_Normal" office:value-type="string">
            <text:p>GV no-staple</text:p>
          </table:table-cell>
          <table:table-cell table:style-name="Excel_20_Built-in_20_Normal" office:value-type="string">
            <text:p>CtrlH stapled design</text:p>
          </table:table-cell>
          <table:table-cell table:style-name="Excel_20_Built-in_20_Normal" office:value-type="string">
            <text:p>CtrlV stapled design</text:p>
          </table:table-cell>
          <table:table-cell table:style-name="Excel_20_Built-in_20_Normal" office:value-type="string">
            <text:p>CtrlH no-staple</text:p>
          </table:table-cell>
          <table:table-cell table:style-name="Excel_20_Built-in_20_Normal" office:value-type="string">
            <text:p>CtrlV no-staple</text:p>
          </table:table-cell>
          <table:table-cell table:style-name="Excel_20_Built-in_20_Normal" office:value-type="string">
            <text:p>Complement stapled design</text:p>
          </table:table-cell>
          <table:table-cell table:style-name="Excel_20_Built-in_20_Normal" office:value-type="string">
            <text:p>ComplementV stapled design</text:p>
          </table:table-cell>
          <table:table-cell table:style-name="Excel_20_Built-in_20_Normal" office:value-type="string">
            <text:p>ComplementH no-staple</text:p>
          </table:table-cell>
          <table:table-cell table:style-name="Excel_20_Built-in_20_Normal" office:value-type="string">
            <text:p>ComplementV no-staple</text:p>
          </table:table-cell>
        </table:table-row>
        <table:table-row table:style-name="ro1">
          <table:table-cell table:formula="of:=['Raw Data'.A6]" office:value-type="time" office:time-value="PT00H00M00S">
            <text:p>00:00:00</text:p>
          </table:table-cell>
          <table:table-cell table:formula="of:=AVERAGE(['Raw Data'.C6];['Raw Data'.Q6];['Raw Data'.AE6])" office:value-type="float" office:value="1478.33333333333">
            <text:p>1478</text:p>
          </table:table-cell>
          <table:table-cell table:formula="of:=AVERAGE(['Raw Data'.D6];['Raw Data'.R6];['Raw Data'.AF6])" office:value-type="float" office:value="1100.33333333333">
            <text:p>1100</text:p>
          </table:table-cell>
          <table:table-cell table:formula="of:=AVERAGE(['Raw Data'.E6];['Raw Data'.S6];['Raw Data'.AG6])" office:value-type="float" office:value="3356.66666666667">
            <text:p>3357</text:p>
          </table:table-cell>
          <table:table-cell table:formula="of:=AVERAGE(['Raw Data'.F6];['Raw Data'.T6];['Raw Data'.AH6])" office:value-type="float" office:value="1211">
            <text:p>1211</text:p>
          </table:table-cell>
          <table:table-cell table:formula="of:=AVERAGE(['Raw Data'.G6];['Raw Data'.U6];['Raw Data'.AI6])" office:value-type="float" office:value="2077">
            <text:p>2077</text:p>
          </table:table-cell>
          <table:table-cell table:formula="of:=AVERAGE(['Raw Data'.H6];['Raw Data'.V6];['Raw Data'.AJ6])" office:value-type="float" office:value="2320.33333333333">
            <text:p>2320</text:p>
          </table:table-cell>
          <table:table-cell table:formula="of:=AVERAGE(['Raw Data'.I6];['Raw Data'.W6];['Raw Data'.AK6])" office:value-type="float" office:value="1085.66666666667">
            <text:p>1086</text:p>
          </table:table-cell>
          <table:table-cell table:formula="of:=AVERAGE(['Raw Data'.J6];['Raw Data'.X6];['Raw Data'.AL6])" office:value-type="float" office:value="1029">
            <text:p>1029</text:p>
          </table:table-cell>
          <table:table-cell table:formula="of:=AVERAGE(['Raw Data'.K6];['Raw Data'.Y6];['Raw Data'.AM6])" office:value-type="float" office:value="1074">
            <text:p>1074</text:p>
          </table:table-cell>
          <table:table-cell table:formula="of:=AVERAGE(['Raw Data'.L6];['Raw Data'.Z6];['Raw Data'.AN6])" office:value-type="float" office:value="1033.33333333333">
            <text:p>1033</text:p>
          </table:table-cell>
          <table:table-cell table:formula="of:=AVERAGE(['Raw Data'.M6];['Raw Data'.AA6];['Raw Data'.AO6])" office:value-type="float" office:value="1668">
            <text:p>1668</text:p>
          </table:table-cell>
          <table:table-cell table:formula="of:=AVERAGE(['Raw Data'.N6];['Raw Data'.AB6];['Raw Data'.AP6])" office:value-type="float" office:value="1746">
            <text:p>1746</text:p>
          </table:table-cell>
          <table:table-cell table:formula="of:=AVERAGE(['Raw Data'.O6];['Raw Data'.AC6];['Raw Data'.AQ6])" office:value-type="float" office:value="1540">
            <text:p>1540</text:p>
          </table:table-cell>
          <table:table-cell table:formula="of:=AVERAGE(['Raw Data'.P6];['Raw Data'.AD6];['Raw Data'.AR6])" office:value-type="float" office:value="1333.66666666667">
            <text:p>1334</text:p>
          </table:table-cell>
        </table:table-row>
        <table:table-row table:style-name="ro1">
          <table:table-cell table:formula="of:=['Raw Data'.A7]" office:value-type="time" office:time-value="PT00H02M00S">
            <text:p>00:02:00</text:p>
          </table:table-cell>
          <table:table-cell table:formula="of:=AVERAGE(['Raw Data'.C7];['Raw Data'.Q7];['Raw Data'.AE7])" office:value-type="float" office:value="1487.66666666667">
            <text:p>1488</text:p>
          </table:table-cell>
          <table:table-cell table:formula="of:=AVERAGE(['Raw Data'.D7];['Raw Data'.R7];['Raw Data'.AF7])" office:value-type="float" office:value="1093">
            <text:p>1093</text:p>
          </table:table-cell>
          <table:table-cell table:formula="of:=AVERAGE(['Raw Data'.E7];['Raw Data'.S7];['Raw Data'.AG7])" office:value-type="float" office:value="3334.33333333333">
            <text:p>3334</text:p>
          </table:table-cell>
          <table:table-cell table:formula="of:=AVERAGE(['Raw Data'.F7];['Raw Data'.T7];['Raw Data'.AH7])" office:value-type="float" office:value="1201.33333333333">
            <text:p>1201</text:p>
          </table:table-cell>
          <table:table-cell table:formula="of:=AVERAGE(['Raw Data'.G7];['Raw Data'.U7];['Raw Data'.AI7])" office:value-type="float" office:value="2027.33333333333">
            <text:p>2027</text:p>
          </table:table-cell>
          <table:table-cell table:formula="of:=AVERAGE(['Raw Data'.H7];['Raw Data'.V7];['Raw Data'.AJ7])" office:value-type="float" office:value="2336.66666666667">
            <text:p>2337</text:p>
          </table:table-cell>
          <table:table-cell table:formula="of:=AVERAGE(['Raw Data'.I7];['Raw Data'.W7];['Raw Data'.AK7])" office:value-type="float" office:value="1082.66666666667">
            <text:p>1083</text:p>
          </table:table-cell>
          <table:table-cell table:formula="of:=AVERAGE(['Raw Data'.J7];['Raw Data'.X7];['Raw Data'.AL7])" office:value-type="float" office:value="1016.33333333333">
            <text:p>1016</text:p>
          </table:table-cell>
          <table:table-cell table:formula="of:=AVERAGE(['Raw Data'.K7];['Raw Data'.Y7];['Raw Data'.AM7])" office:value-type="float" office:value="1044.66666666667">
            <text:p>1045</text:p>
          </table:table-cell>
          <table:table-cell table:formula="of:=AVERAGE(['Raw Data'.L7];['Raw Data'.Z7];['Raw Data'.AN7])" office:value-type="float" office:value="1032">
            <text:p>1032</text:p>
          </table:table-cell>
          <table:table-cell table:formula="of:=AVERAGE(['Raw Data'.M7];['Raw Data'.AA7];['Raw Data'.AO7])" office:value-type="float" office:value="1653.66666666667">
            <text:p>1654</text:p>
          </table:table-cell>
          <table:table-cell table:formula="of:=AVERAGE(['Raw Data'.N7];['Raw Data'.AB7];['Raw Data'.AP7])" office:value-type="float" office:value="1760.33333333333">
            <text:p>1760</text:p>
          </table:table-cell>
          <table:table-cell table:formula="of:=AVERAGE(['Raw Data'.O7];['Raw Data'.AC7];['Raw Data'.AQ7])" office:value-type="float" office:value="1502">
            <text:p>1502</text:p>
          </table:table-cell>
          <table:table-cell table:formula="of:=AVERAGE(['Raw Data'.P7];['Raw Data'.AD7];['Raw Data'.AR7])" office:value-type="float" office:value="1330">
            <text:p>1330</text:p>
          </table:table-cell>
        </table:table-row>
        <table:table-row table:style-name="ro1">
          <table:table-cell table:formula="of:=['Raw Data'.A8]" office:value-type="time" office:time-value="PT00H04M00S">
            <text:p>00:04:00</text:p>
          </table:table-cell>
          <table:table-cell table:formula="of:=AVERAGE(['Raw Data'.C8];['Raw Data'.Q8];['Raw Data'.AE8])" office:value-type="float" office:value="1501">
            <text:p>1501</text:p>
          </table:table-cell>
          <table:table-cell table:formula="of:=AVERAGE(['Raw Data'.D8];['Raw Data'.R8];['Raw Data'.AF8])" office:value-type="float" office:value="1088.33333333333">
            <text:p>1088</text:p>
          </table:table-cell>
          <table:table-cell table:formula="of:=AVERAGE(['Raw Data'.E8];['Raw Data'.S8];['Raw Data'.AG8])" office:value-type="float" office:value="3372.33333333333">
            <text:p>3372</text:p>
          </table:table-cell>
          <table:table-cell table:formula="of:=AVERAGE(['Raw Data'.F8];['Raw Data'.T8];['Raw Data'.AH8])" office:value-type="float" office:value="1200.33333333333">
            <text:p>1200</text:p>
          </table:table-cell>
          <table:table-cell table:formula="of:=AVERAGE(['Raw Data'.G8];['Raw Data'.U8];['Raw Data'.AI8])" office:value-type="float" office:value="1965">
            <text:p>1965</text:p>
          </table:table-cell>
          <table:table-cell table:formula="of:=AVERAGE(['Raw Data'.H8];['Raw Data'.V8];['Raw Data'.AJ8])" office:value-type="float" office:value="2313.66666666667">
            <text:p>2314</text:p>
          </table:table-cell>
          <table:table-cell table:formula="of:=AVERAGE(['Raw Data'.I8];['Raw Data'.W8];['Raw Data'.AK8])" office:value-type="float" office:value="1083.33333333333">
            <text:p>1083</text:p>
          </table:table-cell>
          <table:table-cell table:formula="of:=AVERAGE(['Raw Data'.J8];['Raw Data'.X8];['Raw Data'.AL8])" office:value-type="float" office:value="1018.66666666667">
            <text:p>1019</text:p>
          </table:table-cell>
          <table:table-cell table:formula="of:=AVERAGE(['Raw Data'.K8];['Raw Data'.Y8];['Raw Data'.AM8])" office:value-type="float" office:value="1019.33333333333">
            <text:p>1019</text:p>
          </table:table-cell>
          <table:table-cell table:formula="of:=AVERAGE(['Raw Data'.L8];['Raw Data'.Z8];['Raw Data'.AN8])" office:value-type="float" office:value="1009.33333333333">
            <text:p>1009</text:p>
          </table:table-cell>
          <table:table-cell table:formula="of:=AVERAGE(['Raw Data'.M8];['Raw Data'.AA8];['Raw Data'.AO8])" office:value-type="float" office:value="1628.66666666667">
            <text:p>1629</text:p>
          </table:table-cell>
          <table:table-cell table:formula="of:=AVERAGE(['Raw Data'.N8];['Raw Data'.AB8];['Raw Data'.AP8])" office:value-type="float" office:value="1732.33333333333">
            <text:p>1732</text:p>
          </table:table-cell>
          <table:table-cell table:formula="of:=AVERAGE(['Raw Data'.O8];['Raw Data'.AC8];['Raw Data'.AQ8])" office:value-type="float" office:value="1504">
            <text:p>1504</text:p>
          </table:table-cell>
          <table:table-cell table:formula="of:=AVERAGE(['Raw Data'.P8];['Raw Data'.AD8];['Raw Data'.AR8])" office:value-type="float" office:value="1336">
            <text:p>1336</text:p>
          </table:table-cell>
        </table:table-row>
        <table:table-row table:style-name="ro1">
          <table:table-cell table:formula="of:=['Raw Data'.A9]" office:value-type="time" office:time-value="PT00H06M00S">
            <text:p>00:06:00</text:p>
          </table:table-cell>
          <table:table-cell table:formula="of:=AVERAGE(['Raw Data'.C9];['Raw Data'.Q9];['Raw Data'.AE9])" office:value-type="float" office:value="1465">
            <text:p>1465</text:p>
          </table:table-cell>
          <table:table-cell table:formula="of:=AVERAGE(['Raw Data'.D9];['Raw Data'.R9];['Raw Data'.AF9])" office:value-type="float" office:value="1086.33333333333">
            <text:p>1086</text:p>
          </table:table-cell>
          <table:table-cell table:formula="of:=AVERAGE(['Raw Data'.E9];['Raw Data'.S9];['Raw Data'.AG9])" office:value-type="float" office:value="3344">
            <text:p>3344</text:p>
          </table:table-cell>
          <table:table-cell table:formula="of:=AVERAGE(['Raw Data'.F9];['Raw Data'.T9];['Raw Data'.AH9])" office:value-type="float" office:value="1186.33333333333">
            <text:p>1186</text:p>
          </table:table-cell>
          <table:table-cell table:formula="of:=AVERAGE(['Raw Data'.G9];['Raw Data'.U9];['Raw Data'.AI9])" office:value-type="float" office:value="1952.33333333333">
            <text:p>1952</text:p>
          </table:table-cell>
          <table:table-cell table:formula="of:=AVERAGE(['Raw Data'.H9];['Raw Data'.V9];['Raw Data'.AJ9])" office:value-type="float" office:value="2286.66666666667">
            <text:p>2287</text:p>
          </table:table-cell>
          <table:table-cell table:formula="of:=AVERAGE(['Raw Data'.I9];['Raw Data'.W9];['Raw Data'.AK9])" office:value-type="float" office:value="1073.66666666667">
            <text:p>1074</text:p>
          </table:table-cell>
          <table:table-cell table:formula="of:=AVERAGE(['Raw Data'.J9];['Raw Data'.X9];['Raw Data'.AL9])" office:value-type="float" office:value="995.333333333333">
            <text:p>995</text:p>
          </table:table-cell>
          <table:table-cell table:formula="of:=AVERAGE(['Raw Data'.K9];['Raw Data'.Y9];['Raw Data'.AM9])" office:value-type="float" office:value="1043">
            <text:p>1043</text:p>
          </table:table-cell>
          <table:table-cell table:formula="of:=AVERAGE(['Raw Data'.L9];['Raw Data'.Z9];['Raw Data'.AN9])" office:value-type="float" office:value="1026.66666666667">
            <text:p>1027</text:p>
          </table:table-cell>
          <table:table-cell table:formula="of:=AVERAGE(['Raw Data'.M9];['Raw Data'.AA9];['Raw Data'.AO9])" office:value-type="float" office:value="1616">
            <text:p>1616</text:p>
          </table:table-cell>
          <table:table-cell table:formula="of:=AVERAGE(['Raw Data'.N9];['Raw Data'.AB9];['Raw Data'.AP9])" office:value-type="float" office:value="1726">
            <text:p>1726</text:p>
          </table:table-cell>
          <table:table-cell table:formula="of:=AVERAGE(['Raw Data'.O9];['Raw Data'.AC9];['Raw Data'.AQ9])" office:value-type="float" office:value="1509">
            <text:p>1509</text:p>
          </table:table-cell>
          <table:table-cell table:formula="of:=AVERAGE(['Raw Data'.P9];['Raw Data'.AD9];['Raw Data'.AR9])" office:value-type="float" office:value="1303.33333333333">
            <text:p>1303</text:p>
          </table:table-cell>
        </table:table-row>
        <table:table-row table:style-name="ro1">
          <table:table-cell table:formula="of:=['Raw Data'.A10]" office:value-type="time" office:time-value="PT00H08M00S">
            <text:p>00:08:00</text:p>
          </table:table-cell>
          <table:table-cell table:formula="of:=AVERAGE(['Raw Data'.C10];['Raw Data'.Q10];['Raw Data'.AE10])" office:value-type="float" office:value="1475.66666666667">
            <text:p>1476</text:p>
          </table:table-cell>
          <table:table-cell table:formula="of:=AVERAGE(['Raw Data'.D10];['Raw Data'.R10];['Raw Data'.AF10])" office:value-type="float" office:value="1068.33333333333">
            <text:p>1068</text:p>
          </table:table-cell>
          <table:table-cell table:formula="of:=AVERAGE(['Raw Data'.E10];['Raw Data'.S10];['Raw Data'.AG10])" office:value-type="float" office:value="3350.66666666667">
            <text:p>3351</text:p>
          </table:table-cell>
          <table:table-cell table:formula="of:=AVERAGE(['Raw Data'.F10];['Raw Data'.T10];['Raw Data'.AH10])" office:value-type="float" office:value="1150.66666666667">
            <text:p>1151</text:p>
          </table:table-cell>
          <table:table-cell table:formula="of:=AVERAGE(['Raw Data'.G10];['Raw Data'.U10];['Raw Data'.AI10])" office:value-type="float" office:value="1912.33333333333">
            <text:p>1912</text:p>
          </table:table-cell>
          <table:table-cell table:formula="of:=AVERAGE(['Raw Data'.H10];['Raw Data'.V10];['Raw Data'.AJ10])" office:value-type="float" office:value="2295.33333333333">
            <text:p>2295</text:p>
          </table:table-cell>
          <table:table-cell table:formula="of:=AVERAGE(['Raw Data'.I10];['Raw Data'.W10];['Raw Data'.AK10])" office:value-type="float" office:value="1093">
            <text:p>1093</text:p>
          </table:table-cell>
          <table:table-cell table:formula="of:=AVERAGE(['Raw Data'.J10];['Raw Data'.X10];['Raw Data'.AL10])" office:value-type="float" office:value="1016.66666666667">
            <text:p>1017</text:p>
          </table:table-cell>
          <table:table-cell table:formula="of:=AVERAGE(['Raw Data'.K10];['Raw Data'.Y10];['Raw Data'.AM10])" office:value-type="float" office:value="1040.66666666667">
            <text:p>1041</text:p>
          </table:table-cell>
          <table:table-cell table:formula="of:=AVERAGE(['Raw Data'.L10];['Raw Data'.Z10];['Raw Data'.AN10])" office:value-type="float" office:value="1016">
            <text:p>1016</text:p>
          </table:table-cell>
          <table:table-cell table:formula="of:=AVERAGE(['Raw Data'.M10];['Raw Data'.AA10];['Raw Data'.AO10])" office:value-type="float" office:value="1611.33333333333">
            <text:p>1611</text:p>
          </table:table-cell>
          <table:table-cell table:formula="of:=AVERAGE(['Raw Data'.N10];['Raw Data'.AB10];['Raw Data'.AP10])" office:value-type="float" office:value="1701.33333333333">
            <text:p>1701</text:p>
          </table:table-cell>
          <table:table-cell table:formula="of:=AVERAGE(['Raw Data'.O10];['Raw Data'.AC10];['Raw Data'.AQ10])" office:value-type="float" office:value="1514">
            <text:p>1514</text:p>
          </table:table-cell>
          <table:table-cell table:formula="of:=AVERAGE(['Raw Data'.P10];['Raw Data'.AD10];['Raw Data'.AR10])" office:value-type="float" office:value="1319.33333333333">
            <text:p>1319</text:p>
          </table:table-cell>
        </table:table-row>
        <table:table-row table:style-name="ro1">
          <table:table-cell table:formula="of:=['Raw Data'.A11]" office:value-type="time" office:time-value="PT00H10M00S">
            <text:p>00:10:00</text:p>
          </table:table-cell>
          <table:table-cell table:formula="of:=AVERAGE(['Raw Data'.C11];['Raw Data'.Q11];['Raw Data'.AE11])" office:value-type="float" office:value="1445">
            <text:p>1445</text:p>
          </table:table-cell>
          <table:table-cell table:formula="of:=AVERAGE(['Raw Data'.D11];['Raw Data'.R11];['Raw Data'.AF11])" office:value-type="float" office:value="1059">
            <text:p>1059</text:p>
          </table:table-cell>
          <table:table-cell table:formula="of:=AVERAGE(['Raw Data'.E11];['Raw Data'.S11];['Raw Data'.AG11])" office:value-type="float" office:value="3318.33333333333">
            <text:p>3318</text:p>
          </table:table-cell>
          <table:table-cell table:formula="of:=AVERAGE(['Raw Data'.F11];['Raw Data'.T11];['Raw Data'.AH11])" office:value-type="float" office:value="1164">
            <text:p>1164</text:p>
          </table:table-cell>
          <table:table-cell table:formula="of:=AVERAGE(['Raw Data'.G11];['Raw Data'.U11];['Raw Data'.AI11])" office:value-type="float" office:value="1911">
            <text:p>1911</text:p>
          </table:table-cell>
          <table:table-cell table:formula="of:=AVERAGE(['Raw Data'.H11];['Raw Data'.V11];['Raw Data'.AJ11])" office:value-type="float" office:value="2272.33333333333">
            <text:p>2272</text:p>
          </table:table-cell>
          <table:table-cell table:formula="of:=AVERAGE(['Raw Data'.I11];['Raw Data'.W11];['Raw Data'.AK11])" office:value-type="float" office:value="1087.66666666667">
            <text:p>1088</text:p>
          </table:table-cell>
          <table:table-cell table:formula="of:=AVERAGE(['Raw Data'.J11];['Raw Data'.X11];['Raw Data'.AL11])" office:value-type="float" office:value="1022.66666666667">
            <text:p>1023</text:p>
          </table:table-cell>
          <table:table-cell table:formula="of:=AVERAGE(['Raw Data'.K11];['Raw Data'.Y11];['Raw Data'.AM11])" office:value-type="float" office:value="1016">
            <text:p>1016</text:p>
          </table:table-cell>
          <table:table-cell table:formula="of:=AVERAGE(['Raw Data'.L11];['Raw Data'.Z11];['Raw Data'.AN11])" office:value-type="float" office:value="993.666666666667">
            <text:p>994</text:p>
          </table:table-cell>
          <table:table-cell table:formula="of:=AVERAGE(['Raw Data'.M11];['Raw Data'.AA11];['Raw Data'.AO11])" office:value-type="float" office:value="1638">
            <text:p>1638</text:p>
          </table:table-cell>
          <table:table-cell table:formula="of:=AVERAGE(['Raw Data'.N11];['Raw Data'.AB11];['Raw Data'.AP11])" office:value-type="float" office:value="1713">
            <text:p>1713</text:p>
          </table:table-cell>
          <table:table-cell table:formula="of:=AVERAGE(['Raw Data'.O11];['Raw Data'.AC11];['Raw Data'.AQ11])" office:value-type="float" office:value="1514.33333333333">
            <text:p>1514</text:p>
          </table:table-cell>
          <table:table-cell table:formula="of:=AVERAGE(['Raw Data'.P11];['Raw Data'.AD11];['Raw Data'.AR11])" office:value-type="float" office:value="1314">
            <text:p>1314</text:p>
          </table:table-cell>
        </table:table-row>
        <table:table-row table:style-name="ro1">
          <table:table-cell table:formula="of:=['Raw Data'.A12]" office:value-type="time" office:time-value="PT00H12M00S">
            <text:p>00:12:00</text:p>
          </table:table-cell>
          <table:table-cell table:formula="of:=AVERAGE(['Raw Data'.C12];['Raw Data'.Q12];['Raw Data'.AE12])" office:value-type="float" office:value="1454.33333333333">
            <text:p>1454</text:p>
          </table:table-cell>
          <table:table-cell table:formula="of:=AVERAGE(['Raw Data'.D12];['Raw Data'.R12];['Raw Data'.AF12])" office:value-type="float" office:value="1070.66666666667">
            <text:p>1071</text:p>
          </table:table-cell>
          <table:table-cell table:formula="of:=AVERAGE(['Raw Data'.E12];['Raw Data'.S12];['Raw Data'.AG12])" office:value-type="float" office:value="3311">
            <text:p>3311</text:p>
          </table:table-cell>
          <table:table-cell table:formula="of:=AVERAGE(['Raw Data'.F12];['Raw Data'.T12];['Raw Data'.AH12])" office:value-type="float" office:value="1137">
            <text:p>1137</text:p>
          </table:table-cell>
          <table:table-cell table:formula="of:=AVERAGE(['Raw Data'.G12];['Raw Data'.U12];['Raw Data'.AI12])" office:value-type="float" office:value="1889">
            <text:p>1889</text:p>
          </table:table-cell>
          <table:table-cell table:formula="of:=AVERAGE(['Raw Data'.H12];['Raw Data'.V12];['Raw Data'.AJ12])" office:value-type="float" office:value="2239.66666666667">
            <text:p>2240</text:p>
          </table:table-cell>
          <table:table-cell table:formula="of:=AVERAGE(['Raw Data'.I12];['Raw Data'.W12];['Raw Data'.AK12])" office:value-type="float" office:value="1085.33333333333">
            <text:p>1085</text:p>
          </table:table-cell>
          <table:table-cell table:formula="of:=AVERAGE(['Raw Data'.J12];['Raw Data'.X12];['Raw Data'.AL12])" office:value-type="float" office:value="1010.66666666667">
            <text:p>1011</text:p>
          </table:table-cell>
          <table:table-cell table:formula="of:=AVERAGE(['Raw Data'.K12];['Raw Data'.Y12];['Raw Data'.AM12])" office:value-type="float" office:value="1017.33333333333">
            <text:p>1017</text:p>
          </table:table-cell>
          <table:table-cell table:formula="of:=AVERAGE(['Raw Data'.L12];['Raw Data'.Z12];['Raw Data'.AN12])" office:value-type="float" office:value="1019.66666666667">
            <text:p>1020</text:p>
          </table:table-cell>
          <table:table-cell table:formula="of:=AVERAGE(['Raw Data'.M12];['Raw Data'.AA12];['Raw Data'.AO12])" office:value-type="float" office:value="1634.66666666667">
            <text:p>1635</text:p>
          </table:table-cell>
          <table:table-cell table:formula="of:=AVERAGE(['Raw Data'.N12];['Raw Data'.AB12];['Raw Data'.AP12])" office:value-type="float" office:value="1719">
            <text:p>1719</text:p>
          </table:table-cell>
          <table:table-cell table:formula="of:=AVERAGE(['Raw Data'.O12];['Raw Data'.AC12];['Raw Data'.AQ12])" office:value-type="float" office:value="1514">
            <text:p>1514</text:p>
          </table:table-cell>
          <table:table-cell table:formula="of:=AVERAGE(['Raw Data'.P12];['Raw Data'.AD12];['Raw Data'.AR12])" office:value-type="float" office:value="1321.66666666667">
            <text:p>1322</text:p>
          </table:table-cell>
        </table:table-row>
        <table:table-row table:style-name="ro1">
          <table:table-cell table:formula="of:=['Raw Data'.A13]" office:value-type="time" office:time-value="PT00H14M00S">
            <text:p>00:14:00</text:p>
          </table:table-cell>
          <table:table-cell table:formula="of:=AVERAGE(['Raw Data'.C13];['Raw Data'.Q13];['Raw Data'.AE13])" office:value-type="float" office:value="1457.66666666667">
            <text:p>1458</text:p>
          </table:table-cell>
          <table:table-cell table:formula="of:=AVERAGE(['Raw Data'.D13];['Raw Data'.R13];['Raw Data'.AF13])" office:value-type="float" office:value="1068.66666666667">
            <text:p>1069</text:p>
          </table:table-cell>
          <table:table-cell table:formula="of:=AVERAGE(['Raw Data'.E13];['Raw Data'.S13];['Raw Data'.AG13])" office:value-type="float" office:value="3305">
            <text:p>3305</text:p>
          </table:table-cell>
          <table:table-cell table:formula="of:=AVERAGE(['Raw Data'.F13];['Raw Data'.T13];['Raw Data'.AH13])" office:value-type="float" office:value="1129">
            <text:p>1129</text:p>
          </table:table-cell>
          <table:table-cell table:formula="of:=AVERAGE(['Raw Data'.G13];['Raw Data'.U13];['Raw Data'.AI13])" office:value-type="float" office:value="1853.66666666667">
            <text:p>1854</text:p>
          </table:table-cell>
          <table:table-cell table:formula="of:=AVERAGE(['Raw Data'.H13];['Raw Data'.V13];['Raw Data'.AJ13])" office:value-type="float" office:value="2286.33333333333">
            <text:p>2286</text:p>
          </table:table-cell>
          <table:table-cell table:formula="of:=AVERAGE(['Raw Data'.I13];['Raw Data'.W13];['Raw Data'.AK13])" office:value-type="float" office:value="1051.66666666667">
            <text:p>1052</text:p>
          </table:table-cell>
          <table:table-cell table:formula="of:=AVERAGE(['Raw Data'.J13];['Raw Data'.X13];['Raw Data'.AL13])" office:value-type="float" office:value="1000">
            <text:p>1000</text:p>
          </table:table-cell>
          <table:table-cell table:formula="of:=AVERAGE(['Raw Data'.K13];['Raw Data'.Y13];['Raw Data'.AM13])" office:value-type="float" office:value="1025">
            <text:p>1025</text:p>
          </table:table-cell>
          <table:table-cell table:formula="of:=AVERAGE(['Raw Data'.L13];['Raw Data'.Z13];['Raw Data'.AN13])" office:value-type="float" office:value="994.666666666667">
            <text:p>995</text:p>
          </table:table-cell>
          <table:table-cell table:formula="of:=AVERAGE(['Raw Data'.M13];['Raw Data'.AA13];['Raw Data'.AO13])" office:value-type="float" office:value="1603">
            <text:p>1603</text:p>
          </table:table-cell>
          <table:table-cell table:formula="of:=AVERAGE(['Raw Data'.N13];['Raw Data'.AB13];['Raw Data'.AP13])" office:value-type="float" office:value="1709.33333333333">
            <text:p>1709</text:p>
          </table:table-cell>
          <table:table-cell table:formula="of:=AVERAGE(['Raw Data'.O13];['Raw Data'.AC13];['Raw Data'.AQ13])" office:value-type="float" office:value="1480">
            <text:p>1480</text:p>
          </table:table-cell>
          <table:table-cell table:formula="of:=AVERAGE(['Raw Data'.P13];['Raw Data'.AD13];['Raw Data'.AR13])" office:value-type="float" office:value="1304">
            <text:p>1304</text:p>
          </table:table-cell>
        </table:table-row>
        <table:table-row table:style-name="ro1">
          <table:table-cell table:formula="of:=['Raw Data'.A14]" office:value-type="time" office:time-value="PT00H16M00S">
            <text:p>00:16:00</text:p>
          </table:table-cell>
          <table:table-cell table:formula="of:=AVERAGE(['Raw Data'.C14];['Raw Data'.Q14];['Raw Data'.AE14])" office:value-type="float" office:value="1468.66666666667">
            <text:p>1469</text:p>
          </table:table-cell>
          <table:table-cell table:formula="of:=AVERAGE(['Raw Data'.D14];['Raw Data'.R14];['Raw Data'.AF14])" office:value-type="float" office:value="1061.33333333333">
            <text:p>1061</text:p>
          </table:table-cell>
          <table:table-cell table:formula="of:=AVERAGE(['Raw Data'.E14];['Raw Data'.S14];['Raw Data'.AG14])" office:value-type="float" office:value="3312.33333333333">
            <text:p>3312</text:p>
          </table:table-cell>
          <table:table-cell table:formula="of:=AVERAGE(['Raw Data'.F14];['Raw Data'.T14];['Raw Data'.AH14])" office:value-type="float" office:value="1146">
            <text:p>1146</text:p>
          </table:table-cell>
          <table:table-cell table:formula="of:=AVERAGE(['Raw Data'.G14];['Raw Data'.U14];['Raw Data'.AI14])" office:value-type="float" office:value="1859.66666666667">
            <text:p>1860</text:p>
          </table:table-cell>
          <table:table-cell table:formula="of:=AVERAGE(['Raw Data'.H14];['Raw Data'.V14];['Raw Data'.AJ14])" office:value-type="float" office:value="2274">
            <text:p>2274</text:p>
          </table:table-cell>
          <table:table-cell table:formula="of:=AVERAGE(['Raw Data'.I14];['Raw Data'.W14];['Raw Data'.AK14])" office:value-type="float" office:value="1064.33333333333">
            <text:p>1064</text:p>
          </table:table-cell>
          <table:table-cell table:formula="of:=AVERAGE(['Raw Data'.J14];['Raw Data'.X14];['Raw Data'.AL14])" office:value-type="float" office:value="989.333333333333">
            <text:p>989</text:p>
          </table:table-cell>
          <table:table-cell table:formula="of:=AVERAGE(['Raw Data'.K14];['Raw Data'.Y14];['Raw Data'.AM14])" office:value-type="float" office:value="1022.33333333333">
            <text:p>1022</text:p>
          </table:table-cell>
          <table:table-cell table:formula="of:=AVERAGE(['Raw Data'.L14];['Raw Data'.Z14];['Raw Data'.AN14])" office:value-type="float" office:value="992.666666666667">
            <text:p>993</text:p>
          </table:table-cell>
          <table:table-cell table:formula="of:=AVERAGE(['Raw Data'.M14];['Raw Data'.AA14];['Raw Data'.AO14])" office:value-type="float" office:value="1621.66666666667">
            <text:p>1622</text:p>
          </table:table-cell>
          <table:table-cell table:formula="of:=AVERAGE(['Raw Data'.N14];['Raw Data'.AB14];['Raw Data'.AP14])" office:value-type="float" office:value="1720.33333333333">
            <text:p>1720</text:p>
          </table:table-cell>
          <table:table-cell table:formula="of:=AVERAGE(['Raw Data'.O14];['Raw Data'.AC14];['Raw Data'.AQ14])" office:value-type="float" office:value="1505.66666666667">
            <text:p>1506</text:p>
          </table:table-cell>
          <table:table-cell table:formula="of:=AVERAGE(['Raw Data'.P14];['Raw Data'.AD14];['Raw Data'.AR14])" office:value-type="float" office:value="1327">
            <text:p>1327</text:p>
          </table:table-cell>
        </table:table-row>
        <table:table-row table:style-name="ro1">
          <table:table-cell table:formula="of:=['Raw Data'.A15]" office:value-type="time" office:time-value="PT00H18M00S">
            <text:p>00:18:00</text:p>
          </table:table-cell>
          <table:table-cell table:formula="of:=AVERAGE(['Raw Data'.C15];['Raw Data'.Q15];['Raw Data'.AE15])" office:value-type="float" office:value="1435">
            <text:p>1435</text:p>
          </table:table-cell>
          <table:table-cell table:formula="of:=AVERAGE(['Raw Data'.D15];['Raw Data'.R15];['Raw Data'.AF15])" office:value-type="float" office:value="1036.66666666667">
            <text:p>1037</text:p>
          </table:table-cell>
          <table:table-cell table:formula="of:=AVERAGE(['Raw Data'.E15];['Raw Data'.S15];['Raw Data'.AG15])" office:value-type="float" office:value="3325.33333333333">
            <text:p>3325</text:p>
          </table:table-cell>
          <table:table-cell table:formula="of:=AVERAGE(['Raw Data'.F15];['Raw Data'.T15];['Raw Data'.AH15])" office:value-type="float" office:value="1142">
            <text:p>1142</text:p>
          </table:table-cell>
          <table:table-cell table:formula="of:=AVERAGE(['Raw Data'.G15];['Raw Data'.U15];['Raw Data'.AI15])" office:value-type="float" office:value="1828">
            <text:p>1828</text:p>
          </table:table-cell>
          <table:table-cell table:formula="of:=AVERAGE(['Raw Data'.H15];['Raw Data'.V15];['Raw Data'.AJ15])" office:value-type="float" office:value="2236.66666666667">
            <text:p>2237</text:p>
          </table:table-cell>
          <table:table-cell table:formula="of:=AVERAGE(['Raw Data'.I15];['Raw Data'.W15];['Raw Data'.AK15])" office:value-type="float" office:value="1077">
            <text:p>1077</text:p>
          </table:table-cell>
          <table:table-cell table:formula="of:=AVERAGE(['Raw Data'.J15];['Raw Data'.X15];['Raw Data'.AL15])" office:value-type="float" office:value="1005.66666666667">
            <text:p>1006</text:p>
          </table:table-cell>
          <table:table-cell table:formula="of:=AVERAGE(['Raw Data'.K15];['Raw Data'.Y15];['Raw Data'.AM15])" office:value-type="float" office:value="1031">
            <text:p>1031</text:p>
          </table:table-cell>
          <table:table-cell table:formula="of:=AVERAGE(['Raw Data'.L15];['Raw Data'.Z15];['Raw Data'.AN15])" office:value-type="float" office:value="1003.66666666667">
            <text:p>1004</text:p>
          </table:table-cell>
          <table:table-cell table:formula="of:=AVERAGE(['Raw Data'.M15];['Raw Data'.AA15];['Raw Data'.AO15])" office:value-type="float" office:value="1612.33333333333">
            <text:p>1612</text:p>
          </table:table-cell>
          <table:table-cell table:formula="of:=AVERAGE(['Raw Data'.N15];['Raw Data'.AB15];['Raw Data'.AP15])" office:value-type="float" office:value="1716">
            <text:p>1716</text:p>
          </table:table-cell>
          <table:table-cell table:formula="of:=AVERAGE(['Raw Data'.O15];['Raw Data'.AC15];['Raw Data'.AQ15])" office:value-type="float" office:value="1520">
            <text:p>1520</text:p>
          </table:table-cell>
          <table:table-cell table:formula="of:=AVERAGE(['Raw Data'.P15];['Raw Data'.AD15];['Raw Data'.AR15])" office:value-type="float" office:value="1302.66666666667">
            <text:p>1303</text:p>
          </table:table-cell>
        </table:table-row>
        <table:table-row table:style-name="ro1">
          <table:table-cell table:formula="of:=['Raw Data'.A16]" office:value-type="time" office:time-value="PT00H20M00S">
            <text:p>00:20:00</text:p>
          </table:table-cell>
          <table:table-cell table:formula="of:=AVERAGE(['Raw Data'.C16];['Raw Data'.Q16];['Raw Data'.AE16])" office:value-type="float" office:value="1452">
            <text:p>1452</text:p>
          </table:table-cell>
          <table:table-cell table:formula="of:=AVERAGE(['Raw Data'.D16];['Raw Data'.R16];['Raw Data'.AF16])" office:value-type="float" office:value="1019">
            <text:p>1019</text:p>
          </table:table-cell>
          <table:table-cell table:formula="of:=AVERAGE(['Raw Data'.E16];['Raw Data'.S16];['Raw Data'.AG16])" office:value-type="float" office:value="3289.66666666667">
            <text:p>3290</text:p>
          </table:table-cell>
          <table:table-cell table:formula="of:=AVERAGE(['Raw Data'.F16];['Raw Data'.T16];['Raw Data'.AH16])" office:value-type="float" office:value="1141">
            <text:p>1141</text:p>
          </table:table-cell>
          <table:table-cell table:formula="of:=AVERAGE(['Raw Data'.G16];['Raw Data'.U16];['Raw Data'.AI16])" office:value-type="float" office:value="1832.33333333333">
            <text:p>1832</text:p>
          </table:table-cell>
          <table:table-cell table:formula="of:=AVERAGE(['Raw Data'.H16];['Raw Data'.V16];['Raw Data'.AJ16])" office:value-type="float" office:value="2259">
            <text:p>2259</text:p>
          </table:table-cell>
          <table:table-cell table:formula="of:=AVERAGE(['Raw Data'.I16];['Raw Data'.W16];['Raw Data'.AK16])" office:value-type="float" office:value="1074.33333333333">
            <text:p>1074</text:p>
          </table:table-cell>
          <table:table-cell table:formula="of:=AVERAGE(['Raw Data'.J16];['Raw Data'.X16];['Raw Data'.AL16])" office:value-type="float" office:value="987">
            <text:p>987</text:p>
          </table:table-cell>
          <table:table-cell table:formula="of:=AVERAGE(['Raw Data'.K16];['Raw Data'.Y16];['Raw Data'.AM16])" office:value-type="float" office:value="1023.66666666667">
            <text:p>1024</text:p>
          </table:table-cell>
          <table:table-cell table:formula="of:=AVERAGE(['Raw Data'.L16];['Raw Data'.Z16];['Raw Data'.AN16])" office:value-type="float" office:value="983.333333333333">
            <text:p>983</text:p>
          </table:table-cell>
          <table:table-cell table:formula="of:=AVERAGE(['Raw Data'.M16];['Raw Data'.AA16];['Raw Data'.AO16])" office:value-type="float" office:value="1612.33333333333">
            <text:p>1612</text:p>
          </table:table-cell>
          <table:table-cell table:formula="of:=AVERAGE(['Raw Data'.N16];['Raw Data'.AB16];['Raw Data'.AP16])" office:value-type="float" office:value="1678.33333333333">
            <text:p>1678</text:p>
          </table:table-cell>
          <table:table-cell table:formula="of:=AVERAGE(['Raw Data'.O16];['Raw Data'.AC16];['Raw Data'.AQ16])" office:value-type="float" office:value="1482">
            <text:p>1482</text:p>
          </table:table-cell>
          <table:table-cell table:formula="of:=AVERAGE(['Raw Data'.P16];['Raw Data'.AD16];['Raw Data'.AR16])" office:value-type="float" office:value="1334">
            <text:p>1334</text:p>
          </table:table-cell>
        </table:table-row>
        <table:table-row table:style-name="ro1">
          <table:table-cell table:formula="of:=['Raw Data'.A17]" office:value-type="time" office:time-value="PT00H22M00S">
            <text:p>00:22:00</text:p>
          </table:table-cell>
          <table:table-cell table:formula="of:=AVERAGE(['Raw Data'.C17];['Raw Data'.Q17];['Raw Data'.AE17])" office:value-type="float" office:value="1476.33333333333">
            <text:p>1476</text:p>
          </table:table-cell>
          <table:table-cell table:formula="of:=AVERAGE(['Raw Data'.D17];['Raw Data'.R17];['Raw Data'.AF17])" office:value-type="float" office:value="1017">
            <text:p>1017</text:p>
          </table:table-cell>
          <table:table-cell table:formula="of:=AVERAGE(['Raw Data'.E17];['Raw Data'.S17];['Raw Data'.AG17])" office:value-type="float" office:value="3289.33333333333">
            <text:p>3289</text:p>
          </table:table-cell>
          <table:table-cell table:formula="of:=AVERAGE(['Raw Data'.F17];['Raw Data'.T17];['Raw Data'.AH17])" office:value-type="float" office:value="1116">
            <text:p>1116</text:p>
          </table:table-cell>
          <table:table-cell table:formula="of:=AVERAGE(['Raw Data'.G17];['Raw Data'.U17];['Raw Data'.AI17])" office:value-type="float" office:value="1809">
            <text:p>1809</text:p>
          </table:table-cell>
          <table:table-cell table:formula="of:=AVERAGE(['Raw Data'.H17];['Raw Data'.V17];['Raw Data'.AJ17])" office:value-type="float" office:value="2248.66666666667">
            <text:p>2249</text:p>
          </table:table-cell>
          <table:table-cell table:formula="of:=AVERAGE(['Raw Data'.I17];['Raw Data'.W17];['Raw Data'.AK17])" office:value-type="float" office:value="1060.66666666667">
            <text:p>1061</text:p>
          </table:table-cell>
          <table:table-cell table:formula="of:=AVERAGE(['Raw Data'.J17];['Raw Data'.X17];['Raw Data'.AL17])" office:value-type="float" office:value="1002">
            <text:p>1002</text:p>
          </table:table-cell>
          <table:table-cell table:formula="of:=AVERAGE(['Raw Data'.K17];['Raw Data'.Y17];['Raw Data'.AM17])" office:value-type="float" office:value="1032.66666666667">
            <text:p>1033</text:p>
          </table:table-cell>
          <table:table-cell table:formula="of:=AVERAGE(['Raw Data'.L17];['Raw Data'.Z17];['Raw Data'.AN17])" office:value-type="float" office:value="995">
            <text:p>995</text:p>
          </table:table-cell>
          <table:table-cell table:formula="of:=AVERAGE(['Raw Data'.M17];['Raw Data'.AA17];['Raw Data'.AO17])" office:value-type="float" office:value="1629.66666666667">
            <text:p>1630</text:p>
          </table:table-cell>
          <table:table-cell table:formula="of:=AVERAGE(['Raw Data'.N17];['Raw Data'.AB17];['Raw Data'.AP17])" office:value-type="float" office:value="1720.33333333333">
            <text:p>1720</text:p>
          </table:table-cell>
          <table:table-cell table:formula="of:=AVERAGE(['Raw Data'.O17];['Raw Data'.AC17];['Raw Data'.AQ17])" office:value-type="float" office:value="1478.66666666667">
            <text:p>1479</text:p>
          </table:table-cell>
          <table:table-cell table:formula="of:=AVERAGE(['Raw Data'.P17];['Raw Data'.AD17];['Raw Data'.AR17])" office:value-type="float" office:value="1291">
            <text:p>1291</text:p>
          </table:table-cell>
        </table:table-row>
        <table:table-row table:style-name="ro1">
          <table:table-cell table:formula="of:=['Raw Data'.A18]" office:value-type="time" office:time-value="PT00H24M00S">
            <text:p>00:24:00</text:p>
          </table:table-cell>
          <table:table-cell table:formula="of:=AVERAGE(['Raw Data'.C18];['Raw Data'.Q18];['Raw Data'.AE18])" office:value-type="float" office:value="1446.33333333333">
            <text:p>1446</text:p>
          </table:table-cell>
          <table:table-cell table:formula="of:=AVERAGE(['Raw Data'.D18];['Raw Data'.R18];['Raw Data'.AF18])" office:value-type="float" office:value="1036.66666666667">
            <text:p>1037</text:p>
          </table:table-cell>
          <table:table-cell table:formula="of:=AVERAGE(['Raw Data'.E18];['Raw Data'.S18];['Raw Data'.AG18])" office:value-type="float" office:value="3319.66666666667">
            <text:p>3320</text:p>
          </table:table-cell>
          <table:table-cell table:formula="of:=AVERAGE(['Raw Data'.F18];['Raw Data'.T18];['Raw Data'.AH18])" office:value-type="float" office:value="1112.33333333333">
            <text:p>1112</text:p>
          </table:table-cell>
          <table:table-cell table:formula="of:=AVERAGE(['Raw Data'.G18];['Raw Data'.U18];['Raw Data'.AI18])" office:value-type="float" office:value="1808.66666666667">
            <text:p>1809</text:p>
          </table:table-cell>
          <table:table-cell table:formula="of:=AVERAGE(['Raw Data'.H18];['Raw Data'.V18];['Raw Data'.AJ18])" office:value-type="float" office:value="2272.33333333333">
            <text:p>2272</text:p>
          </table:table-cell>
          <table:table-cell table:formula="of:=AVERAGE(['Raw Data'.I18];['Raw Data'.W18];['Raw Data'.AK18])" office:value-type="float" office:value="1053.33333333333">
            <text:p>1053</text:p>
          </table:table-cell>
          <table:table-cell table:formula="of:=AVERAGE(['Raw Data'.J18];['Raw Data'.X18];['Raw Data'.AL18])" office:value-type="float" office:value="988">
            <text:p>988</text:p>
          </table:table-cell>
          <table:table-cell table:formula="of:=AVERAGE(['Raw Data'.K18];['Raw Data'.Y18];['Raw Data'.AM18])" office:value-type="float" office:value="1021">
            <text:p>1021</text:p>
          </table:table-cell>
          <table:table-cell table:formula="of:=AVERAGE(['Raw Data'.L18];['Raw Data'.Z18];['Raw Data'.AN18])" office:value-type="float" office:value="1005.33333333333">
            <text:p>1005</text:p>
          </table:table-cell>
          <table:table-cell table:formula="of:=AVERAGE(['Raw Data'.M18];['Raw Data'.AA18];['Raw Data'.AO18])" office:value-type="float" office:value="1602.33333333333">
            <text:p>1602</text:p>
          </table:table-cell>
          <table:table-cell table:formula="of:=AVERAGE(['Raw Data'.N18];['Raw Data'.AB18];['Raw Data'.AP18])" office:value-type="float" office:value="1686.66666666667">
            <text:p>1687</text:p>
          </table:table-cell>
          <table:table-cell table:formula="of:=AVERAGE(['Raw Data'.O18];['Raw Data'.AC18];['Raw Data'.AQ18])" office:value-type="float" office:value="1505.66666666667">
            <text:p>1506</text:p>
          </table:table-cell>
          <table:table-cell table:formula="of:=AVERAGE(['Raw Data'.P18];['Raw Data'.AD18];['Raw Data'.AR18])" office:value-type="float" office:value="1288.33333333333">
            <text:p>1288</text:p>
          </table:table-cell>
        </table:table-row>
        <table:table-row table:style-name="ro1">
          <table:table-cell table:formula="of:=['Raw Data'.A19]" office:value-type="time" office:time-value="PT00H26M00S">
            <text:p>00:26:00</text:p>
          </table:table-cell>
          <table:table-cell table:formula="of:=AVERAGE(['Raw Data'.C19];['Raw Data'.Q19];['Raw Data'.AE19])" office:value-type="float" office:value="1445.66666666667">
            <text:p>1446</text:p>
          </table:table-cell>
          <table:table-cell table:formula="of:=AVERAGE(['Raw Data'.D19];['Raw Data'.R19];['Raw Data'.AF19])" office:value-type="float" office:value="1048.66666666667">
            <text:p>1049</text:p>
          </table:table-cell>
          <table:table-cell table:formula="of:=AVERAGE(['Raw Data'.E19];['Raw Data'.S19];['Raw Data'.AG19])" office:value-type="float" office:value="3349">
            <text:p>3349</text:p>
          </table:table-cell>
          <table:table-cell table:formula="of:=AVERAGE(['Raw Data'.F19];['Raw Data'.T19];['Raw Data'.AH19])" office:value-type="float" office:value="1135">
            <text:p>1135</text:p>
          </table:table-cell>
          <table:table-cell table:formula="of:=AVERAGE(['Raw Data'.G19];['Raw Data'.U19];['Raw Data'.AI19])" office:value-type="float" office:value="1810">
            <text:p>1810</text:p>
          </table:table-cell>
          <table:table-cell table:formula="of:=AVERAGE(['Raw Data'.H19];['Raw Data'.V19];['Raw Data'.AJ19])" office:value-type="float" office:value="2218">
            <text:p>2218</text:p>
          </table:table-cell>
          <table:table-cell table:formula="of:=AVERAGE(['Raw Data'.I19];['Raw Data'.W19];['Raw Data'.AK19])" office:value-type="float" office:value="1055">
            <text:p>1055</text:p>
          </table:table-cell>
          <table:table-cell table:formula="of:=AVERAGE(['Raw Data'.J19];['Raw Data'.X19];['Raw Data'.AL19])" office:value-type="float" office:value="1006">
            <text:p>1006</text:p>
          </table:table-cell>
          <table:table-cell table:formula="of:=AVERAGE(['Raw Data'.K19];['Raw Data'.Y19];['Raw Data'.AM19])" office:value-type="float" office:value="1010.66666666667">
            <text:p>1011</text:p>
          </table:table-cell>
          <table:table-cell table:formula="of:=AVERAGE(['Raw Data'.L19];['Raw Data'.Z19];['Raw Data'.AN19])" office:value-type="float" office:value="965">
            <text:p>965</text:p>
          </table:table-cell>
          <table:table-cell table:formula="of:=AVERAGE(['Raw Data'.M19];['Raw Data'.AA19];['Raw Data'.AO19])" office:value-type="float" office:value="1593.33333333333">
            <text:p>1593</text:p>
          </table:table-cell>
          <table:table-cell table:formula="of:=AVERAGE(['Raw Data'.N19];['Raw Data'.AB19];['Raw Data'.AP19])" office:value-type="float" office:value="1708.66666666667">
            <text:p>1709</text:p>
          </table:table-cell>
          <table:table-cell table:formula="of:=AVERAGE(['Raw Data'.O19];['Raw Data'.AC19];['Raw Data'.AQ19])" office:value-type="float" office:value="1487.33333333333">
            <text:p>1487</text:p>
          </table:table-cell>
          <table:table-cell table:formula="of:=AVERAGE(['Raw Data'.P19];['Raw Data'.AD19];['Raw Data'.AR19])" office:value-type="float" office:value="1306">
            <text:p>1306</text:p>
          </table:table-cell>
        </table:table-row>
        <table:table-row table:style-name="ro1">
          <table:table-cell table:formula="of:=['Raw Data'.A20]" office:value-type="time" office:time-value="PT00H28M00S">
            <text:p>00:28:00</text:p>
          </table:table-cell>
          <table:table-cell table:formula="of:=AVERAGE(['Raw Data'.C20];['Raw Data'.Q20];['Raw Data'.AE20])" office:value-type="float" office:value="1462.33333333333">
            <text:p>1462</text:p>
          </table:table-cell>
          <table:table-cell table:formula="of:=AVERAGE(['Raw Data'.D20];['Raw Data'.R20];['Raw Data'.AF20])" office:value-type="float" office:value="1044.66666666667">
            <text:p>1045</text:p>
          </table:table-cell>
          <table:table-cell table:formula="of:=AVERAGE(['Raw Data'.E20];['Raw Data'.S20];['Raw Data'.AG20])" office:value-type="float" office:value="3335.66666666667">
            <text:p>3336</text:p>
          </table:table-cell>
          <table:table-cell table:formula="of:=AVERAGE(['Raw Data'.F20];['Raw Data'.T20];['Raw Data'.AH20])" office:value-type="float" office:value="1092.66666666667">
            <text:p>1093</text:p>
          </table:table-cell>
          <table:table-cell table:formula="of:=AVERAGE(['Raw Data'.G20];['Raw Data'.U20];['Raw Data'.AI20])" office:value-type="float" office:value="1784.33333333333">
            <text:p>1784</text:p>
          </table:table-cell>
          <table:table-cell table:formula="of:=AVERAGE(['Raw Data'.H20];['Raw Data'.V20];['Raw Data'.AJ20])" office:value-type="float" office:value="2204">
            <text:p>2204</text:p>
          </table:table-cell>
          <table:table-cell table:formula="of:=AVERAGE(['Raw Data'.I20];['Raw Data'.W20];['Raw Data'.AK20])" office:value-type="float" office:value="1034.33333333333">
            <text:p>1034</text:p>
          </table:table-cell>
          <table:table-cell table:formula="of:=AVERAGE(['Raw Data'.J20];['Raw Data'.X20];['Raw Data'.AL20])" office:value-type="float" office:value="998">
            <text:p>998</text:p>
          </table:table-cell>
          <table:table-cell table:formula="of:=AVERAGE(['Raw Data'.K20];['Raw Data'.Y20];['Raw Data'.AM20])" office:value-type="float" office:value="1025.33333333333">
            <text:p>1025</text:p>
          </table:table-cell>
          <table:table-cell table:formula="of:=AVERAGE(['Raw Data'.L20];['Raw Data'.Z20];['Raw Data'.AN20])" office:value-type="float" office:value="987">
            <text:p>987</text:p>
          </table:table-cell>
          <table:table-cell table:formula="of:=AVERAGE(['Raw Data'.M20];['Raw Data'.AA20];['Raw Data'.AO20])" office:value-type="float" office:value="1584">
            <text:p>1584</text:p>
          </table:table-cell>
          <table:table-cell table:formula="of:=AVERAGE(['Raw Data'.N20];['Raw Data'.AB20];['Raw Data'.AP20])" office:value-type="float" office:value="1704.33333333333">
            <text:p>1704</text:p>
          </table:table-cell>
          <table:table-cell table:formula="of:=AVERAGE(['Raw Data'.O20];['Raw Data'.AC20];['Raw Data'.AQ20])" office:value-type="float" office:value="1484.33333333333">
            <text:p>1484</text:p>
          </table:table-cell>
          <table:table-cell table:formula="of:=AVERAGE(['Raw Data'.P20];['Raw Data'.AD20];['Raw Data'.AR20])" office:value-type="float" office:value="1306">
            <text:p>1306</text:p>
          </table:table-cell>
        </table:table-row>
        <table:table-row table:style-name="ro1">
          <table:table-cell table:formula="of:=['Raw Data'.A21]" office:value-type="time" office:time-value="PT00H30M00S">
            <text:p>00:30:00</text:p>
          </table:table-cell>
          <table:table-cell table:formula="of:=AVERAGE(['Raw Data'.C21];['Raw Data'.Q21];['Raw Data'.AE21])" office:value-type="float" office:value="1447">
            <text:p>1447</text:p>
          </table:table-cell>
          <table:table-cell table:formula="of:=AVERAGE(['Raw Data'.D21];['Raw Data'.R21];['Raw Data'.AF21])" office:value-type="float" office:value="1034">
            <text:p>1034</text:p>
          </table:table-cell>
          <table:table-cell table:formula="of:=AVERAGE(['Raw Data'.E21];['Raw Data'.S21];['Raw Data'.AG21])" office:value-type="float" office:value="3309.66666666667">
            <text:p>3310</text:p>
          </table:table-cell>
          <table:table-cell table:formula="of:=AVERAGE(['Raw Data'.F21];['Raw Data'.T21];['Raw Data'.AH21])" office:value-type="float" office:value="1119.66666666667">
            <text:p>1120</text:p>
          </table:table-cell>
          <table:table-cell table:formula="of:=AVERAGE(['Raw Data'.G21];['Raw Data'.U21];['Raw Data'.AI21])" office:value-type="float" office:value="1799.33333333333">
            <text:p>1799</text:p>
          </table:table-cell>
          <table:table-cell table:formula="of:=AVERAGE(['Raw Data'.H21];['Raw Data'.V21];['Raw Data'.AJ21])" office:value-type="float" office:value="2214.66666666667">
            <text:p>2215</text:p>
          </table:table-cell>
          <table:table-cell table:formula="of:=AVERAGE(['Raw Data'.I21];['Raw Data'.W21];['Raw Data'.AK21])" office:value-type="float" office:value="1085.33333333333">
            <text:p>1085</text:p>
          </table:table-cell>
          <table:table-cell table:formula="of:=AVERAGE(['Raw Data'.J21];['Raw Data'.X21];['Raw Data'.AL21])" office:value-type="float" office:value="983.666666666667">
            <text:p>984</text:p>
          </table:table-cell>
          <table:table-cell table:formula="of:=AVERAGE(['Raw Data'.K21];['Raw Data'.Y21];['Raw Data'.AM21])" office:value-type="float" office:value="1025">
            <text:p>1025</text:p>
          </table:table-cell>
          <table:table-cell table:formula="of:=AVERAGE(['Raw Data'.L21];['Raw Data'.Z21];['Raw Data'.AN21])" office:value-type="float" office:value="981">
            <text:p>981</text:p>
          </table:table-cell>
          <table:table-cell table:formula="of:=AVERAGE(['Raw Data'.M21];['Raw Data'.AA21];['Raw Data'.AO21])" office:value-type="float" office:value="1608.66666666667">
            <text:p>1609</text:p>
          </table:table-cell>
          <table:table-cell table:formula="of:=AVERAGE(['Raw Data'.N21];['Raw Data'.AB21];['Raw Data'.AP21])" office:value-type="float" office:value="1701.33333333333">
            <text:p>1701</text:p>
          </table:table-cell>
          <table:table-cell table:formula="of:=AVERAGE(['Raw Data'.O21];['Raw Data'.AC21];['Raw Data'.AQ21])" office:value-type="float" office:value="1480.66666666667">
            <text:p>1481</text:p>
          </table:table-cell>
          <table:table-cell table:formula="of:=AVERAGE(['Raw Data'.P21];['Raw Data'.AD21];['Raw Data'.AR21])" office:value-type="float" office:value="1280.33333333333">
            <text:p>1280</text:p>
          </table:table-cell>
        </table:table-row>
        <table:table-row table:style-name="ro1">
          <table:table-cell table:formula="of:=['Raw Data'.A22]" office:value-type="time" office:time-value="PT00H32M00S">
            <text:p>00:32:00</text:p>
          </table:table-cell>
          <table:table-cell table:formula="of:=AVERAGE(['Raw Data'.C22];['Raw Data'.Q22];['Raw Data'.AE22])" office:value-type="float" office:value="1459.66666666667">
            <text:p>1460</text:p>
          </table:table-cell>
          <table:table-cell table:formula="of:=AVERAGE(['Raw Data'.D22];['Raw Data'.R22];['Raw Data'.AF22])" office:value-type="float" office:value="1048.66666666667">
            <text:p>1049</text:p>
          </table:table-cell>
          <table:table-cell table:formula="of:=AVERAGE(['Raw Data'.E22];['Raw Data'.S22];['Raw Data'.AG22])" office:value-type="float" office:value="3317">
            <text:p>3317</text:p>
          </table:table-cell>
          <table:table-cell table:formula="of:=AVERAGE(['Raw Data'.F22];['Raw Data'.T22];['Raw Data'.AH22])" office:value-type="float" office:value="1127">
            <text:p>1127</text:p>
          </table:table-cell>
          <table:table-cell table:formula="of:=AVERAGE(['Raw Data'.G22];['Raw Data'.U22];['Raw Data'.AI22])" office:value-type="float" office:value="1794.66666666667">
            <text:p>1795</text:p>
          </table:table-cell>
          <table:table-cell table:formula="of:=AVERAGE(['Raw Data'.H22];['Raw Data'.V22];['Raw Data'.AJ22])" office:value-type="float" office:value="2237">
            <text:p>2237</text:p>
          </table:table-cell>
          <table:table-cell table:formula="of:=AVERAGE(['Raw Data'.I22];['Raw Data'.W22];['Raw Data'.AK22])" office:value-type="float" office:value="1067">
            <text:p>1067</text:p>
          </table:table-cell>
          <table:table-cell table:formula="of:=AVERAGE(['Raw Data'.J22];['Raw Data'.X22];['Raw Data'.AL22])" office:value-type="float" office:value="999">
            <text:p>999</text:p>
          </table:table-cell>
          <table:table-cell table:formula="of:=AVERAGE(['Raw Data'.K22];['Raw Data'.Y22];['Raw Data'.AM22])" office:value-type="float" office:value="1031.33333333333">
            <text:p>1031</text:p>
          </table:table-cell>
          <table:table-cell table:formula="of:=AVERAGE(['Raw Data'.L22];['Raw Data'.Z22];['Raw Data'.AN22])" office:value-type="float" office:value="987.666666666667">
            <text:p>988</text:p>
          </table:table-cell>
          <table:table-cell table:formula="of:=AVERAGE(['Raw Data'.M22];['Raw Data'.AA22];['Raw Data'.AO22])" office:value-type="float" office:value="1627.33333333333">
            <text:p>1627</text:p>
          </table:table-cell>
          <table:table-cell table:formula="of:=AVERAGE(['Raw Data'.N22];['Raw Data'.AB22];['Raw Data'.AP22])" office:value-type="float" office:value="1713.33333333333">
            <text:p>1713</text:p>
          </table:table-cell>
          <table:table-cell table:formula="of:=AVERAGE(['Raw Data'.O22];['Raw Data'.AC22];['Raw Data'.AQ22])" office:value-type="float" office:value="1487.33333333333">
            <text:p>1487</text:p>
          </table:table-cell>
          <table:table-cell table:formula="of:=AVERAGE(['Raw Data'.P22];['Raw Data'.AD22];['Raw Data'.AR22])" office:value-type="float" office:value="1307.33333333333">
            <text:p>1307</text:p>
          </table:table-cell>
        </table:table-row>
        <table:table-row table:style-name="ro1">
          <table:table-cell table:formula="of:=['Raw Data'.A23]" office:value-type="time" office:time-value="PT00H34M00S">
            <text:p>00:34:00</text:p>
          </table:table-cell>
          <table:table-cell table:formula="of:=AVERAGE(['Raw Data'.C23];['Raw Data'.Q23];['Raw Data'.AE23])" office:value-type="float" office:value="1453.33333333333">
            <text:p>1453</text:p>
          </table:table-cell>
          <table:table-cell table:formula="of:=AVERAGE(['Raw Data'.D23];['Raw Data'.R23];['Raw Data'.AF23])" office:value-type="float" office:value="1030.33333333333">
            <text:p>1030</text:p>
          </table:table-cell>
          <table:table-cell table:formula="of:=AVERAGE(['Raw Data'.E23];['Raw Data'.S23];['Raw Data'.AG23])" office:value-type="float" office:value="3329.66666666667">
            <text:p>3330</text:p>
          </table:table-cell>
          <table:table-cell table:formula="of:=AVERAGE(['Raw Data'.F23];['Raw Data'.T23];['Raw Data'.AH23])" office:value-type="float" office:value="1131.66666666667">
            <text:p>1132</text:p>
          </table:table-cell>
          <table:table-cell table:formula="of:=AVERAGE(['Raw Data'.G23];['Raw Data'.U23];['Raw Data'.AI23])" office:value-type="float" office:value="1784.33333333333">
            <text:p>1784</text:p>
          </table:table-cell>
          <table:table-cell table:formula="of:=AVERAGE(['Raw Data'.H23];['Raw Data'.V23];['Raw Data'.AJ23])" office:value-type="float" office:value="2246.33333333333">
            <text:p>2246</text:p>
          </table:table-cell>
          <table:table-cell table:formula="of:=AVERAGE(['Raw Data'.I23];['Raw Data'.W23];['Raw Data'.AK23])" office:value-type="float" office:value="1038.66666666667">
            <text:p>1039</text:p>
          </table:table-cell>
          <table:table-cell table:formula="of:=AVERAGE(['Raw Data'.J23];['Raw Data'.X23];['Raw Data'.AL23])" office:value-type="float" office:value="1010.33333333333">
            <text:p>1010</text:p>
          </table:table-cell>
          <table:table-cell table:formula="of:=AVERAGE(['Raw Data'.K23];['Raw Data'.Y23];['Raw Data'.AM23])" office:value-type="float" office:value="1017">
            <text:p>1017</text:p>
          </table:table-cell>
          <table:table-cell table:formula="of:=AVERAGE(['Raw Data'.L23];['Raw Data'.Z23];['Raw Data'.AN23])" office:value-type="float" office:value="987.666666666667">
            <text:p>988</text:p>
          </table:table-cell>
          <table:table-cell table:formula="of:=AVERAGE(['Raw Data'.M23];['Raw Data'.AA23];['Raw Data'.AO23])" office:value-type="float" office:value="1590.33333333333">
            <text:p>1590</text:p>
          </table:table-cell>
          <table:table-cell table:formula="of:=AVERAGE(['Raw Data'.N23];['Raw Data'.AB23];['Raw Data'.AP23])" office:value-type="float" office:value="1675.33333333333">
            <text:p>1675</text:p>
          </table:table-cell>
          <table:table-cell table:formula="of:=AVERAGE(['Raw Data'.O23];['Raw Data'.AC23];['Raw Data'.AQ23])" office:value-type="float" office:value="1469">
            <text:p>1469</text:p>
          </table:table-cell>
          <table:table-cell table:formula="of:=AVERAGE(['Raw Data'.P23];['Raw Data'.AD23];['Raw Data'.AR23])" office:value-type="float" office:value="1304">
            <text:p>1304</text:p>
          </table:table-cell>
        </table:table-row>
        <table:table-row table:style-name="ro1">
          <table:table-cell table:formula="of:=['Raw Data'.A24]" office:value-type="time" office:time-value="PT00H36M00S">
            <text:p>00:36:00</text:p>
          </table:table-cell>
          <table:table-cell table:formula="of:=AVERAGE(['Raw Data'.C24];['Raw Data'.Q24];['Raw Data'.AE24])" office:value-type="float" office:value="1452">
            <text:p>1452</text:p>
          </table:table-cell>
          <table:table-cell table:formula="of:=AVERAGE(['Raw Data'.D24];['Raw Data'.R24];['Raw Data'.AF24])" office:value-type="float" office:value="1024">
            <text:p>1024</text:p>
          </table:table-cell>
          <table:table-cell table:formula="of:=AVERAGE(['Raw Data'.E24];['Raw Data'.S24];['Raw Data'.AG24])" office:value-type="float" office:value="3286.33333333333">
            <text:p>3286</text:p>
          </table:table-cell>
          <table:table-cell table:formula="of:=AVERAGE(['Raw Data'.F24];['Raw Data'.T24];['Raw Data'.AH24])" office:value-type="float" office:value="1117.33333333333">
            <text:p>1117</text:p>
          </table:table-cell>
          <table:table-cell table:formula="of:=AVERAGE(['Raw Data'.G24];['Raw Data'.U24];['Raw Data'.AI24])" office:value-type="float" office:value="1755.66666666667">
            <text:p>1756</text:p>
          </table:table-cell>
          <table:table-cell table:formula="of:=AVERAGE(['Raw Data'.H24];['Raw Data'.V24];['Raw Data'.AJ24])" office:value-type="float" office:value="2251.33333333333">
            <text:p>2251</text:p>
          </table:table-cell>
          <table:table-cell table:formula="of:=AVERAGE(['Raw Data'.I24];['Raw Data'.W24];['Raw Data'.AK24])" office:value-type="float" office:value="1086.33333333333">
            <text:p>1086</text:p>
          </table:table-cell>
          <table:table-cell table:formula="of:=AVERAGE(['Raw Data'.J24];['Raw Data'.X24];['Raw Data'.AL24])" office:value-type="float" office:value="981">
            <text:p>981</text:p>
          </table:table-cell>
          <table:table-cell table:formula="of:=AVERAGE(['Raw Data'.K24];['Raw Data'.Y24];['Raw Data'.AM24])" office:value-type="float" office:value="1037.66666666667">
            <text:p>1038</text:p>
          </table:table-cell>
          <table:table-cell table:formula="of:=AVERAGE(['Raw Data'.L24];['Raw Data'.Z24];['Raw Data'.AN24])" office:value-type="float" office:value="964">
            <text:p>964</text:p>
          </table:table-cell>
          <table:table-cell table:formula="of:=AVERAGE(['Raw Data'.M24];['Raw Data'.AA24];['Raw Data'.AO24])" office:value-type="float" office:value="1605">
            <text:p>1605</text:p>
          </table:table-cell>
          <table:table-cell table:formula="of:=AVERAGE(['Raw Data'.N24];['Raw Data'.AB24];['Raw Data'.AP24])" office:value-type="float" office:value="1708.66666666667">
            <text:p>1709</text:p>
          </table:table-cell>
          <table:table-cell table:formula="of:=AVERAGE(['Raw Data'.O24];['Raw Data'.AC24];['Raw Data'.AQ24])" office:value-type="float" office:value="1483.33333333333">
            <text:p>1483</text:p>
          </table:table-cell>
          <table:table-cell table:formula="of:=AVERAGE(['Raw Data'.P24];['Raw Data'.AD24];['Raw Data'.AR24])" office:value-type="float" office:value="1310.66666666667">
            <text:p>1311</text:p>
          </table:table-cell>
        </table:table-row>
        <table:table-row table:style-name="ro1">
          <table:table-cell table:formula="of:=['Raw Data'.A25]" office:value-type="time" office:time-value="PT00H38M00S">
            <text:p>00:38:00</text:p>
          </table:table-cell>
          <table:table-cell table:formula="of:=AVERAGE(['Raw Data'.C25];['Raw Data'.Q25];['Raw Data'.AE25])" office:value-type="float" office:value="1462.33333333333">
            <text:p>1462</text:p>
          </table:table-cell>
          <table:table-cell table:formula="of:=AVERAGE(['Raw Data'.D25];['Raw Data'.R25];['Raw Data'.AF25])" office:value-type="float" office:value="1042">
            <text:p>1042</text:p>
          </table:table-cell>
          <table:table-cell table:formula="of:=AVERAGE(['Raw Data'.E25];['Raw Data'.S25];['Raw Data'.AG25])" office:value-type="float" office:value="3310">
            <text:p>3310</text:p>
          </table:table-cell>
          <table:table-cell table:formula="of:=AVERAGE(['Raw Data'.F25];['Raw Data'.T25];['Raw Data'.AH25])" office:value-type="float" office:value="1130.33333333333">
            <text:p>1130</text:p>
          </table:table-cell>
          <table:table-cell table:formula="of:=AVERAGE(['Raw Data'.G25];['Raw Data'.U25];['Raw Data'.AI25])" office:value-type="float" office:value="1759.33333333333">
            <text:p>1759</text:p>
          </table:table-cell>
          <table:table-cell table:formula="of:=AVERAGE(['Raw Data'.H25];['Raw Data'.V25];['Raw Data'.AJ25])" office:value-type="float" office:value="2236.33333333333">
            <text:p>2236</text:p>
          </table:table-cell>
          <table:table-cell table:formula="of:=AVERAGE(['Raw Data'.I25];['Raw Data'.W25];['Raw Data'.AK25])" office:value-type="float" office:value="1045.66666666667">
            <text:p>1046</text:p>
          </table:table-cell>
          <table:table-cell table:formula="of:=AVERAGE(['Raw Data'.J25];['Raw Data'.X25];['Raw Data'.AL25])" office:value-type="float" office:value="976.333333333333">
            <text:p>976</text:p>
          </table:table-cell>
          <table:table-cell table:formula="of:=AVERAGE(['Raw Data'.K25];['Raw Data'.Y25];['Raw Data'.AM25])" office:value-type="float" office:value="1020">
            <text:p>1020</text:p>
          </table:table-cell>
          <table:table-cell table:formula="of:=AVERAGE(['Raw Data'.L25];['Raw Data'.Z25];['Raw Data'.AN25])" office:value-type="float" office:value="997">
            <text:p>997</text:p>
          </table:table-cell>
          <table:table-cell table:formula="of:=AVERAGE(['Raw Data'.M25];['Raw Data'.AA25];['Raw Data'.AO25])" office:value-type="float" office:value="1602.66666666667">
            <text:p>1603</text:p>
          </table:table-cell>
          <table:table-cell table:formula="of:=AVERAGE(['Raw Data'.N25];['Raw Data'.AB25];['Raw Data'.AP25])" office:value-type="float" office:value="1707.66666666667">
            <text:p>1708</text:p>
          </table:table-cell>
          <table:table-cell table:formula="of:=AVERAGE(['Raw Data'.O25];['Raw Data'.AC25];['Raw Data'.AQ25])" office:value-type="float" office:value="1496.66666666667">
            <text:p>1497</text:p>
          </table:table-cell>
          <table:table-cell table:formula="of:=AVERAGE(['Raw Data'.P25];['Raw Data'.AD25];['Raw Data'.AR25])" office:value-type="float" office:value="1315">
            <text:p>1315</text:p>
          </table:table-cell>
        </table:table-row>
        <table:table-row table:style-name="ro1">
          <table:table-cell table:formula="of:=['Raw Data'.A26]" office:value-type="time" office:time-value="PT00H40M00S">
            <text:p>00:40:00</text:p>
          </table:table-cell>
          <table:table-cell table:formula="of:=AVERAGE(['Raw Data'.C26];['Raw Data'.Q26];['Raw Data'.AE26])" office:value-type="float" office:value="1448.66666666667">
            <text:p>1449</text:p>
          </table:table-cell>
          <table:table-cell table:formula="of:=AVERAGE(['Raw Data'.D26];['Raw Data'.R26];['Raw Data'.AF26])" office:value-type="float" office:value="1015">
            <text:p>1015</text:p>
          </table:table-cell>
          <table:table-cell table:formula="of:=AVERAGE(['Raw Data'.E26];['Raw Data'.S26];['Raw Data'.AG26])" office:value-type="float" office:value="3342.33333333333">
            <text:p>3342</text:p>
          </table:table-cell>
          <table:table-cell table:formula="of:=AVERAGE(['Raw Data'.F26];['Raw Data'.T26];['Raw Data'.AH26])" office:value-type="float" office:value="1115">
            <text:p>1115</text:p>
          </table:table-cell>
          <table:table-cell table:formula="of:=AVERAGE(['Raw Data'.G26];['Raw Data'.U26];['Raw Data'.AI26])" office:value-type="float" office:value="1763">
            <text:p>1763</text:p>
          </table:table-cell>
          <table:table-cell table:formula="of:=AVERAGE(['Raw Data'.H26];['Raw Data'.V26];['Raw Data'.AJ26])" office:value-type="float" office:value="2244.66666666667">
            <text:p>2245</text:p>
          </table:table-cell>
          <table:table-cell table:formula="of:=AVERAGE(['Raw Data'.I26];['Raw Data'.W26];['Raw Data'.AK26])" office:value-type="float" office:value="1064">
            <text:p>1064</text:p>
          </table:table-cell>
          <table:table-cell table:formula="of:=AVERAGE(['Raw Data'.J26];['Raw Data'.X26];['Raw Data'.AL26])" office:value-type="float" office:value="979">
            <text:p>979</text:p>
          </table:table-cell>
          <table:table-cell table:formula="of:=AVERAGE(['Raw Data'.K26];['Raw Data'.Y26];['Raw Data'.AM26])" office:value-type="float" office:value="1025">
            <text:p>1025</text:p>
          </table:table-cell>
          <table:table-cell table:formula="of:=AVERAGE(['Raw Data'.L26];['Raw Data'.Z26];['Raw Data'.AN26])" office:value-type="float" office:value="990.666666666667">
            <text:p>991</text:p>
          </table:table-cell>
          <table:table-cell table:formula="of:=AVERAGE(['Raw Data'.M26];['Raw Data'.AA26];['Raw Data'.AO26])" office:value-type="float" office:value="1594.66666666667">
            <text:p>1595</text:p>
          </table:table-cell>
          <table:table-cell table:formula="of:=AVERAGE(['Raw Data'.N26];['Raw Data'.AB26];['Raw Data'.AP26])" office:value-type="float" office:value="1690.33333333333">
            <text:p>1690</text:p>
          </table:table-cell>
          <table:table-cell table:formula="of:=AVERAGE(['Raw Data'.O26];['Raw Data'.AC26];['Raw Data'.AQ26])" office:value-type="float" office:value="1493.33333333333">
            <text:p>1493</text:p>
          </table:table-cell>
          <table:table-cell table:formula="of:=AVERAGE(['Raw Data'.P26];['Raw Data'.AD26];['Raw Data'.AR26])" office:value-type="float" office:value="1311.33333333333">
            <text:p>1311</text:p>
          </table:table-cell>
        </table:table-row>
        <table:table-row table:style-name="ro1">
          <table:table-cell table:formula="of:=['Raw Data'.A27]" office:value-type="time" office:time-value="PT00H42M00S">
            <text:p>00:42:00</text:p>
          </table:table-cell>
          <table:table-cell table:formula="of:=AVERAGE(['Raw Data'.C27];['Raw Data'.Q27];['Raw Data'.AE27])" office:value-type="float" office:value="1462">
            <text:p>1462</text:p>
          </table:table-cell>
          <table:table-cell table:formula="of:=AVERAGE(['Raw Data'.D27];['Raw Data'.R27];['Raw Data'.AF27])" office:value-type="float" office:value="1023.66666666667">
            <text:p>1024</text:p>
          </table:table-cell>
          <table:table-cell table:formula="of:=AVERAGE(['Raw Data'.E27];['Raw Data'.S27];['Raw Data'.AG27])" office:value-type="float" office:value="3342">
            <text:p>3342</text:p>
          </table:table-cell>
          <table:table-cell table:formula="of:=AVERAGE(['Raw Data'.F27];['Raw Data'.T27];['Raw Data'.AH27])" office:value-type="float" office:value="1082.33333333333">
            <text:p>1082</text:p>
          </table:table-cell>
          <table:table-cell table:formula="of:=AVERAGE(['Raw Data'.G27];['Raw Data'.U27];['Raw Data'.AI27])" office:value-type="float" office:value="1744.66666666667">
            <text:p>1745</text:p>
          </table:table-cell>
          <table:table-cell table:formula="of:=AVERAGE(['Raw Data'.H27];['Raw Data'.V27];['Raw Data'.AJ27])" office:value-type="float" office:value="2234">
            <text:p>2234</text:p>
          </table:table-cell>
          <table:table-cell table:formula="of:=AVERAGE(['Raw Data'.I27];['Raw Data'.W27];['Raw Data'.AK27])" office:value-type="float" office:value="1057.33333333333">
            <text:p>1057</text:p>
          </table:table-cell>
          <table:table-cell table:formula="of:=AVERAGE(['Raw Data'.J27];['Raw Data'.X27];['Raw Data'.AL27])" office:value-type="float" office:value="993.666666666667">
            <text:p>994</text:p>
          </table:table-cell>
          <table:table-cell table:formula="of:=AVERAGE(['Raw Data'.K27];['Raw Data'.Y27];['Raw Data'.AM27])" office:value-type="float" office:value="1019.66666666667">
            <text:p>1020</text:p>
          </table:table-cell>
          <table:table-cell table:formula="of:=AVERAGE(['Raw Data'.L27];['Raw Data'.Z27];['Raw Data'.AN27])" office:value-type="float" office:value="984.333333333333">
            <text:p>984</text:p>
          </table:table-cell>
          <table:table-cell table:formula="of:=AVERAGE(['Raw Data'.M27];['Raw Data'.AA27];['Raw Data'.AO27])" office:value-type="float" office:value="1622.33333333333">
            <text:p>1622</text:p>
          </table:table-cell>
          <table:table-cell table:formula="of:=AVERAGE(['Raw Data'.N27];['Raw Data'.AB27];['Raw Data'.AP27])" office:value-type="float" office:value="1707.33333333333">
            <text:p>1707</text:p>
          </table:table-cell>
          <table:table-cell table:formula="of:=AVERAGE(['Raw Data'.O27];['Raw Data'.AC27];['Raw Data'.AQ27])" office:value-type="float" office:value="1496.33333333333">
            <text:p>1496</text:p>
          </table:table-cell>
          <table:table-cell table:formula="of:=AVERAGE(['Raw Data'.P27];['Raw Data'.AD27];['Raw Data'.AR27])" office:value-type="float" office:value="1284">
            <text:p>1284</text:p>
          </table:table-cell>
        </table:table-row>
        <table:table-row table:style-name="ro1">
          <table:table-cell table:formula="of:=['Raw Data'.A28]" office:value-type="time" office:time-value="PT00H44M00S">
            <text:p>00:44:00</text:p>
          </table:table-cell>
          <table:table-cell table:formula="of:=AVERAGE(['Raw Data'.C28];['Raw Data'.Q28];['Raw Data'.AE28])" office:value-type="float" office:value="1449">
            <text:p>1449</text:p>
          </table:table-cell>
          <table:table-cell table:formula="of:=AVERAGE(['Raw Data'.D28];['Raw Data'.R28];['Raw Data'.AF28])" office:value-type="float" office:value="1026.66666666667">
            <text:p>1027</text:p>
          </table:table-cell>
          <table:table-cell table:formula="of:=AVERAGE(['Raw Data'.E28];['Raw Data'.S28];['Raw Data'.AG28])" office:value-type="float" office:value="3305">
            <text:p>3305</text:p>
          </table:table-cell>
          <table:table-cell table:formula="of:=AVERAGE(['Raw Data'.F28];['Raw Data'.T28];['Raw Data'.AH28])" office:value-type="float" office:value="1097">
            <text:p>1097</text:p>
          </table:table-cell>
          <table:table-cell table:formula="of:=AVERAGE(['Raw Data'.G28];['Raw Data'.U28];['Raw Data'.AI28])" office:value-type="float" office:value="1779.66666666667">
            <text:p>1780</text:p>
          </table:table-cell>
          <table:table-cell table:formula="of:=AVERAGE(['Raw Data'.H28];['Raw Data'.V28];['Raw Data'.AJ28])" office:value-type="float" office:value="2224">
            <text:p>2224</text:p>
          </table:table-cell>
          <table:table-cell table:formula="of:=AVERAGE(['Raw Data'.I28];['Raw Data'.W28];['Raw Data'.AK28])" office:value-type="float" office:value="1044">
            <text:p>1044</text:p>
          </table:table-cell>
          <table:table-cell table:formula="of:=AVERAGE(['Raw Data'.J28];['Raw Data'.X28];['Raw Data'.AL28])" office:value-type="float" office:value="977.666666666667">
            <text:p>978</text:p>
          </table:table-cell>
          <table:table-cell table:formula="of:=AVERAGE(['Raw Data'.K28];['Raw Data'.Y28];['Raw Data'.AM28])" office:value-type="float" office:value="1035">
            <text:p>1035</text:p>
          </table:table-cell>
          <table:table-cell table:formula="of:=AVERAGE(['Raw Data'.L28];['Raw Data'.Z28];['Raw Data'.AN28])" office:value-type="float" office:value="987">
            <text:p>987</text:p>
          </table:table-cell>
          <table:table-cell table:formula="of:=AVERAGE(['Raw Data'.M28];['Raw Data'.AA28];['Raw Data'.AO28])" office:value-type="float" office:value="1584.66666666667">
            <text:p>1585</text:p>
          </table:table-cell>
          <table:table-cell table:formula="of:=AVERAGE(['Raw Data'.N28];['Raw Data'.AB28];['Raw Data'.AP28])" office:value-type="float" office:value="1714">
            <text:p>1714</text:p>
          </table:table-cell>
          <table:table-cell table:formula="of:=AVERAGE(['Raw Data'.O28];['Raw Data'.AC28];['Raw Data'.AQ28])" office:value-type="float" office:value="1500.66666666667">
            <text:p>1501</text:p>
          </table:table-cell>
          <table:table-cell table:formula="of:=AVERAGE(['Raw Data'.P28];['Raw Data'.AD28];['Raw Data'.AR28])" office:value-type="float" office:value="1329">
            <text:p>1329</text:p>
          </table:table-cell>
        </table:table-row>
        <table:table-row table:style-name="ro1">
          <table:table-cell table:formula="of:=['Raw Data'.A29]" office:value-type="time" office:time-value="PT00H46M00S">
            <text:p>00:46:00</text:p>
          </table:table-cell>
          <table:table-cell table:formula="of:=AVERAGE(['Raw Data'.C29];['Raw Data'.Q29];['Raw Data'.AE29])" office:value-type="float" office:value="1443.33333333333">
            <text:p>1443</text:p>
          </table:table-cell>
          <table:table-cell table:formula="of:=AVERAGE(['Raw Data'.D29];['Raw Data'.R29];['Raw Data'.AF29])" office:value-type="float" office:value="1004.66666666667">
            <text:p>1005</text:p>
          </table:table-cell>
          <table:table-cell table:formula="of:=AVERAGE(['Raw Data'.E29];['Raw Data'.S29];['Raw Data'.AG29])" office:value-type="float" office:value="3322.33333333333">
            <text:p>3322</text:p>
          </table:table-cell>
          <table:table-cell table:formula="of:=AVERAGE(['Raw Data'.F29];['Raw Data'.T29];['Raw Data'.AH29])" office:value-type="float" office:value="1111.66666666667">
            <text:p>1112</text:p>
          </table:table-cell>
          <table:table-cell table:formula="of:=AVERAGE(['Raw Data'.G29];['Raw Data'.U29];['Raw Data'.AI29])" office:value-type="float" office:value="1747.33333333333">
            <text:p>1747</text:p>
          </table:table-cell>
          <table:table-cell table:formula="of:=AVERAGE(['Raw Data'.H29];['Raw Data'.V29];['Raw Data'.AJ29])" office:value-type="float" office:value="2217.33333333333">
            <text:p>2217</text:p>
          </table:table-cell>
          <table:table-cell table:formula="of:=AVERAGE(['Raw Data'.I29];['Raw Data'.W29];['Raw Data'.AK29])" office:value-type="float" office:value="1050">
            <text:p>1050</text:p>
          </table:table-cell>
          <table:table-cell table:formula="of:=AVERAGE(['Raw Data'.J29];['Raw Data'.X29];['Raw Data'.AL29])" office:value-type="float" office:value="991.333333333333">
            <text:p>991</text:p>
          </table:table-cell>
          <table:table-cell table:formula="of:=AVERAGE(['Raw Data'.K29];['Raw Data'.Y29];['Raw Data'.AM29])" office:value-type="float" office:value="1020.66666666667">
            <text:p>1021</text:p>
          </table:table-cell>
          <table:table-cell table:formula="of:=AVERAGE(['Raw Data'.L29];['Raw Data'.Z29];['Raw Data'.AN29])" office:value-type="float" office:value="979.666666666667">
            <text:p>980</text:p>
          </table:table-cell>
          <table:table-cell table:formula="of:=AVERAGE(['Raw Data'.M29];['Raw Data'.AA29];['Raw Data'.AO29])" office:value-type="float" office:value="1599.66666666667">
            <text:p>1600</text:p>
          </table:table-cell>
          <table:table-cell table:formula="of:=AVERAGE(['Raw Data'.N29];['Raw Data'.AB29];['Raw Data'.AP29])" office:value-type="float" office:value="1716.33333333333">
            <text:p>1716</text:p>
          </table:table-cell>
          <table:table-cell table:formula="of:=AVERAGE(['Raw Data'.O29];['Raw Data'.AC29];['Raw Data'.AQ29])" office:value-type="float" office:value="1506.66666666667">
            <text:p>1507</text:p>
          </table:table-cell>
          <table:table-cell table:formula="of:=AVERAGE(['Raw Data'.P29];['Raw Data'.AD29];['Raw Data'.AR29])" office:value-type="float" office:value="1280.33333333333">
            <text:p>1280</text:p>
          </table:table-cell>
        </table:table-row>
        <table:table-row table:style-name="ro1">
          <table:table-cell table:formula="of:=['Raw Data'.A30]" office:value-type="time" office:time-value="PT00H48M00S">
            <text:p>00:48:00</text:p>
          </table:table-cell>
          <table:table-cell table:formula="of:=AVERAGE(['Raw Data'.C30];['Raw Data'.Q30];['Raw Data'.AE30])" office:value-type="float" office:value="1451.33333333333">
            <text:p>1451</text:p>
          </table:table-cell>
          <table:table-cell table:formula="of:=AVERAGE(['Raw Data'.D30];['Raw Data'.R30];['Raw Data'.AF30])" office:value-type="float" office:value="1045.33333333333">
            <text:p>1045</text:p>
          </table:table-cell>
          <table:table-cell table:formula="of:=AVERAGE(['Raw Data'.E30];['Raw Data'.S30];['Raw Data'.AG30])" office:value-type="float" office:value="3304.33333333333">
            <text:p>3304</text:p>
          </table:table-cell>
          <table:table-cell table:formula="of:=AVERAGE(['Raw Data'.F30];['Raw Data'.T30];['Raw Data'.AH30])" office:value-type="float" office:value="1097.33333333333">
            <text:p>1097</text:p>
          </table:table-cell>
          <table:table-cell table:formula="of:=AVERAGE(['Raw Data'.G30];['Raw Data'.U30];['Raw Data'.AI30])" office:value-type="float" office:value="1769">
            <text:p>1769</text:p>
          </table:table-cell>
          <table:table-cell table:formula="of:=AVERAGE(['Raw Data'.H30];['Raw Data'.V30];['Raw Data'.AJ30])" office:value-type="float" office:value="2229.33333333333">
            <text:p>2229</text:p>
          </table:table-cell>
          <table:table-cell table:formula="of:=AVERAGE(['Raw Data'.I30];['Raw Data'.W30];['Raw Data'.AK30])" office:value-type="float" office:value="1074.33333333333">
            <text:p>1074</text:p>
          </table:table-cell>
          <table:table-cell table:formula="of:=AVERAGE(['Raw Data'.J30];['Raw Data'.X30];['Raw Data'.AL30])" office:value-type="float" office:value="1005">
            <text:p>1005</text:p>
          </table:table-cell>
          <table:table-cell table:formula="of:=AVERAGE(['Raw Data'.K30];['Raw Data'.Y30];['Raw Data'.AM30])" office:value-type="float" office:value="1026.33333333333">
            <text:p>1026</text:p>
          </table:table-cell>
          <table:table-cell table:formula="of:=AVERAGE(['Raw Data'.L30];['Raw Data'.Z30];['Raw Data'.AN30])" office:value-type="float" office:value="998.333333333333">
            <text:p>998</text:p>
          </table:table-cell>
          <table:table-cell table:formula="of:=AVERAGE(['Raw Data'.M30];['Raw Data'.AA30];['Raw Data'.AO30])" office:value-type="float" office:value="1606">
            <text:p>1606</text:p>
          </table:table-cell>
          <table:table-cell table:formula="of:=AVERAGE(['Raw Data'.N30];['Raw Data'.AB30];['Raw Data'.AP30])" office:value-type="float" office:value="1662.66666666667">
            <text:p>1663</text:p>
          </table:table-cell>
          <table:table-cell table:formula="of:=AVERAGE(['Raw Data'.O30];['Raw Data'.AC30];['Raw Data'.AQ30])" office:value-type="float" office:value="1500">
            <text:p>1500</text:p>
          </table:table-cell>
          <table:table-cell table:formula="of:=AVERAGE(['Raw Data'.P30];['Raw Data'.AD30];['Raw Data'.AR30])" office:value-type="float" office:value="1318.66666666667">
            <text:p>1319</text:p>
          </table:table-cell>
        </table:table-row>
        <table:table-row table:style-name="ro1">
          <table:table-cell table:formula="of:=['Raw Data'.A31]" office:value-type="time" office:time-value="PT00H50M00S">
            <text:p>00:50:00</text:p>
          </table:table-cell>
          <table:table-cell table:formula="of:=AVERAGE(['Raw Data'.C31];['Raw Data'.Q31];['Raw Data'.AE31])" office:value-type="float" office:value="1459.33333333333">
            <text:p>1459</text:p>
          </table:table-cell>
          <table:table-cell table:formula="of:=AVERAGE(['Raw Data'.D31];['Raw Data'.R31];['Raw Data'.AF31])" office:value-type="float" office:value="1033">
            <text:p>1033</text:p>
          </table:table-cell>
          <table:table-cell table:formula="of:=AVERAGE(['Raw Data'.E31];['Raw Data'.S31];['Raw Data'.AG31])" office:value-type="float" office:value="3316">
            <text:p>3316</text:p>
          </table:table-cell>
          <table:table-cell table:formula="of:=AVERAGE(['Raw Data'.F31];['Raw Data'.T31];['Raw Data'.AH31])" office:value-type="float" office:value="1085.33333333333">
            <text:p>1085</text:p>
          </table:table-cell>
          <table:table-cell table:formula="of:=AVERAGE(['Raw Data'.G31];['Raw Data'.U31];['Raw Data'.AI31])" office:value-type="float" office:value="1764.66666666667">
            <text:p>1765</text:p>
          </table:table-cell>
          <table:table-cell table:formula="of:=AVERAGE(['Raw Data'.H31];['Raw Data'.V31];['Raw Data'.AJ31])" office:value-type="float" office:value="2266">
            <text:p>2266</text:p>
          </table:table-cell>
          <table:table-cell table:formula="of:=AVERAGE(['Raw Data'.I31];['Raw Data'.W31];['Raw Data'.AK31])" office:value-type="float" office:value="1074.33333333333">
            <text:p>1074</text:p>
          </table:table-cell>
          <table:table-cell table:formula="of:=AVERAGE(['Raw Data'.J31];['Raw Data'.X31];['Raw Data'.AL31])" office:value-type="float" office:value="967.666666666667">
            <text:p>968</text:p>
          </table:table-cell>
          <table:table-cell table:formula="of:=AVERAGE(['Raw Data'.K31];['Raw Data'.Y31];['Raw Data'.AM31])" office:value-type="float" office:value="1048.66666666667">
            <text:p>1049</text:p>
          </table:table-cell>
          <table:table-cell table:formula="of:=AVERAGE(['Raw Data'.L31];['Raw Data'.Z31];['Raw Data'.AN31])" office:value-type="float" office:value="983.333333333333">
            <text:p>983</text:p>
          </table:table-cell>
          <table:table-cell table:formula="of:=AVERAGE(['Raw Data'.M31];['Raw Data'.AA31];['Raw Data'.AO31])" office:value-type="float" office:value="1614.33333333333">
            <text:p>1614</text:p>
          </table:table-cell>
          <table:table-cell table:formula="of:=AVERAGE(['Raw Data'.N31];['Raw Data'.AB31];['Raw Data'.AP31])" office:value-type="float" office:value="1677.33333333333">
            <text:p>1677</text:p>
          </table:table-cell>
          <table:table-cell table:formula="of:=AVERAGE(['Raw Data'.O31];['Raw Data'.AC31];['Raw Data'.AQ31])" office:value-type="float" office:value="1481.33333333333">
            <text:p>1481</text:p>
          </table:table-cell>
          <table:table-cell table:formula="of:=AVERAGE(['Raw Data'.P31];['Raw Data'.AD31];['Raw Data'.AR31])" office:value-type="float" office:value="1309.33333333333">
            <text:p>1309</text:p>
          </table:table-cell>
        </table:table-row>
        <table:table-row table:style-name="ro1">
          <table:table-cell table:formula="of:=['Raw Data'.A32]" office:value-type="time" office:time-value="PT00H52M00S">
            <text:p>00:52:00</text:p>
          </table:table-cell>
          <table:table-cell table:formula="of:=AVERAGE(['Raw Data'.C32];['Raw Data'.Q32];['Raw Data'.AE32])" office:value-type="float" office:value="1452.33333333333">
            <text:p>1452</text:p>
          </table:table-cell>
          <table:table-cell table:formula="of:=AVERAGE(['Raw Data'.D32];['Raw Data'.R32];['Raw Data'.AF32])" office:value-type="float" office:value="1025">
            <text:p>1025</text:p>
          </table:table-cell>
          <table:table-cell table:formula="of:=AVERAGE(['Raw Data'.E32];['Raw Data'.S32];['Raw Data'.AG32])" office:value-type="float" office:value="3314.66666666667">
            <text:p>3315</text:p>
          </table:table-cell>
          <table:table-cell table:formula="of:=AVERAGE(['Raw Data'.F32];['Raw Data'.T32];['Raw Data'.AH32])" office:value-type="float" office:value="1120.66666666667">
            <text:p>1121</text:p>
          </table:table-cell>
          <table:table-cell table:formula="of:=AVERAGE(['Raw Data'.G32];['Raw Data'.U32];['Raw Data'.AI32])" office:value-type="float" office:value="1762.33333333333">
            <text:p>1762</text:p>
          </table:table-cell>
          <table:table-cell table:formula="of:=AVERAGE(['Raw Data'.H32];['Raw Data'.V32];['Raw Data'.AJ32])" office:value-type="float" office:value="2222.33333333333">
            <text:p>2222</text:p>
          </table:table-cell>
          <table:table-cell table:formula="of:=AVERAGE(['Raw Data'.I32];['Raw Data'.W32];['Raw Data'.AK32])" office:value-type="float" office:value="1058.66666666667">
            <text:p>1059</text:p>
          </table:table-cell>
          <table:table-cell table:formula="of:=AVERAGE(['Raw Data'.J32];['Raw Data'.X32];['Raw Data'.AL32])" office:value-type="float" office:value="973">
            <text:p>973</text:p>
          </table:table-cell>
          <table:table-cell table:formula="of:=AVERAGE(['Raw Data'.K32];['Raw Data'.Y32];['Raw Data'.AM32])" office:value-type="float" office:value="1029">
            <text:p>1029</text:p>
          </table:table-cell>
          <table:table-cell table:formula="of:=AVERAGE(['Raw Data'.L32];['Raw Data'.Z32];['Raw Data'.AN32])" office:value-type="float" office:value="1001.66666666667">
            <text:p>1002</text:p>
          </table:table-cell>
          <table:table-cell table:formula="of:=AVERAGE(['Raw Data'.M32];['Raw Data'.AA32];['Raw Data'.AO32])" office:value-type="float" office:value="1599">
            <text:p>1599</text:p>
          </table:table-cell>
          <table:table-cell table:formula="of:=AVERAGE(['Raw Data'.N32];['Raw Data'.AB32];['Raw Data'.AP32])" office:value-type="float" office:value="1709.66666666667">
            <text:p>1710</text:p>
          </table:table-cell>
          <table:table-cell table:formula="of:=AVERAGE(['Raw Data'.O32];['Raw Data'.AC32];['Raw Data'.AQ32])" office:value-type="float" office:value="1496">
            <text:p>1496</text:p>
          </table:table-cell>
          <table:table-cell table:formula="of:=AVERAGE(['Raw Data'.P32];['Raw Data'.AD32];['Raw Data'.AR32])" office:value-type="float" office:value="1265">
            <text:p>1265</text:p>
          </table:table-cell>
        </table:table-row>
        <table:table-row table:style-name="ro1">
          <table:table-cell table:formula="of:=['Raw Data'.A33]" office:value-type="time" office:time-value="PT00H54M00S">
            <text:p>00:54:00</text:p>
          </table:table-cell>
          <table:table-cell table:formula="of:=AVERAGE(['Raw Data'.C33];['Raw Data'.Q33];['Raw Data'.AE33])" office:value-type="float" office:value="1444.33333333333">
            <text:p>1444</text:p>
          </table:table-cell>
          <table:table-cell table:formula="of:=AVERAGE(['Raw Data'.D33];['Raw Data'.R33];['Raw Data'.AF33])" office:value-type="float" office:value="1041.66666666667">
            <text:p>1042</text:p>
          </table:table-cell>
          <table:table-cell table:formula="of:=AVERAGE(['Raw Data'.E33];['Raw Data'.S33];['Raw Data'.AG33])" office:value-type="float" office:value="3349.33333333333">
            <text:p>3349</text:p>
          </table:table-cell>
          <table:table-cell table:formula="of:=AVERAGE(['Raw Data'.F33];['Raw Data'.T33];['Raw Data'.AH33])" office:value-type="float" office:value="1083.66666666667">
            <text:p>1084</text:p>
          </table:table-cell>
          <table:table-cell table:formula="of:=AVERAGE(['Raw Data'.G33];['Raw Data'.U33];['Raw Data'.AI33])" office:value-type="float" office:value="1746">
            <text:p>1746</text:p>
          </table:table-cell>
          <table:table-cell table:formula="of:=AVERAGE(['Raw Data'.H33];['Raw Data'.V33];['Raw Data'.AJ33])" office:value-type="float" office:value="2227">
            <text:p>2227</text:p>
          </table:table-cell>
          <table:table-cell table:formula="of:=AVERAGE(['Raw Data'.I33];['Raw Data'.W33];['Raw Data'.AK33])" office:value-type="float" office:value="1054">
            <text:p>1054</text:p>
          </table:table-cell>
          <table:table-cell table:formula="of:=AVERAGE(['Raw Data'.J33];['Raw Data'.X33];['Raw Data'.AL33])" office:value-type="float" office:value="1003.33333333333">
            <text:p>1003</text:p>
          </table:table-cell>
          <table:table-cell table:formula="of:=AVERAGE(['Raw Data'.K33];['Raw Data'.Y33];['Raw Data'.AM33])" office:value-type="float" office:value="1014.66666666667">
            <text:p>1015</text:p>
          </table:table-cell>
          <table:table-cell table:formula="of:=AVERAGE(['Raw Data'.L33];['Raw Data'.Z33];['Raw Data'.AN33])" office:value-type="float" office:value="973.333333333333">
            <text:p>973</text:p>
          </table:table-cell>
          <table:table-cell table:formula="of:=AVERAGE(['Raw Data'.M33];['Raw Data'.AA33];['Raw Data'.AO33])" office:value-type="float" office:value="1612.33333333333">
            <text:p>1612</text:p>
          </table:table-cell>
          <table:table-cell table:formula="of:=AVERAGE(['Raw Data'.N33];['Raw Data'.AB33];['Raw Data'.AP33])" office:value-type="float" office:value="1702.33333333333">
            <text:p>1702</text:p>
          </table:table-cell>
          <table:table-cell table:formula="of:=AVERAGE(['Raw Data'.O33];['Raw Data'.AC33];['Raw Data'.AQ33])" office:value-type="float" office:value="1494">
            <text:p>1494</text:p>
          </table:table-cell>
          <table:table-cell table:formula="of:=AVERAGE(['Raw Data'.P33];['Raw Data'.AD33];['Raw Data'.AR33])" office:value-type="float" office:value="1288">
            <text:p>1288</text:p>
          </table:table-cell>
        </table:table-row>
        <table:table-row table:style-name="ro1">
          <table:table-cell table:formula="of:=['Raw Data'.A34]" office:value-type="time" office:time-value="PT00H56M00S">
            <text:p>00:56:00</text:p>
          </table:table-cell>
          <table:table-cell table:formula="of:=AVERAGE(['Raw Data'.C34];['Raw Data'.Q34];['Raw Data'.AE34])" office:value-type="float" office:value="1455.66666666667">
            <text:p>1456</text:p>
          </table:table-cell>
          <table:table-cell table:formula="of:=AVERAGE(['Raw Data'.D34];['Raw Data'.R34];['Raw Data'.AF34])" office:value-type="float" office:value="1025.33333333333">
            <text:p>1025</text:p>
          </table:table-cell>
          <table:table-cell table:formula="of:=AVERAGE(['Raw Data'.E34];['Raw Data'.S34];['Raw Data'.AG34])" office:value-type="float" office:value="3323.66666666667">
            <text:p>3324</text:p>
          </table:table-cell>
          <table:table-cell table:formula="of:=AVERAGE(['Raw Data'.F34];['Raw Data'.T34];['Raw Data'.AH34])" office:value-type="float" office:value="1090.33333333333">
            <text:p>1090</text:p>
          </table:table-cell>
          <table:table-cell table:formula="of:=AVERAGE(['Raw Data'.G34];['Raw Data'.U34];['Raw Data'.AI34])" office:value-type="float" office:value="1801.33333333333">
            <text:p>1801</text:p>
          </table:table-cell>
          <table:table-cell table:formula="of:=AVERAGE(['Raw Data'.H34];['Raw Data'.V34];['Raw Data'.AJ34])" office:value-type="float" office:value="2235.33333333333">
            <text:p>2235</text:p>
          </table:table-cell>
          <table:table-cell table:formula="of:=AVERAGE(['Raw Data'.I34];['Raw Data'.W34];['Raw Data'.AK34])" office:value-type="float" office:value="1059">
            <text:p>1059</text:p>
          </table:table-cell>
          <table:table-cell table:formula="of:=AVERAGE(['Raw Data'.J34];['Raw Data'.X34];['Raw Data'.AL34])" office:value-type="float" office:value="975">
            <text:p>975</text:p>
          </table:table-cell>
          <table:table-cell table:formula="of:=AVERAGE(['Raw Data'.K34];['Raw Data'.Y34];['Raw Data'.AM34])" office:value-type="float" office:value="1012.33333333333">
            <text:p>1012</text:p>
          </table:table-cell>
          <table:table-cell table:formula="of:=AVERAGE(['Raw Data'.L34];['Raw Data'.Z34];['Raw Data'.AN34])" office:value-type="float" office:value="958.666666666667">
            <text:p>959</text:p>
          </table:table-cell>
          <table:table-cell table:formula="of:=AVERAGE(['Raw Data'.M34];['Raw Data'.AA34];['Raw Data'.AO34])" office:value-type="float" office:value="1580.66666666667">
            <text:p>1581</text:p>
          </table:table-cell>
          <table:table-cell table:formula="of:=AVERAGE(['Raw Data'.N34];['Raw Data'.AB34];['Raw Data'.AP34])" office:value-type="float" office:value="1727">
            <text:p>1727</text:p>
          </table:table-cell>
          <table:table-cell table:formula="of:=AVERAGE(['Raw Data'.O34];['Raw Data'.AC34];['Raw Data'.AQ34])" office:value-type="float" office:value="1487.66666666667">
            <text:p>1488</text:p>
          </table:table-cell>
          <table:table-cell table:formula="of:=AVERAGE(['Raw Data'.P34];['Raw Data'.AD34];['Raw Data'.AR34])" office:value-type="float" office:value="1303.66666666667">
            <text:p>1304</text:p>
          </table:table-cell>
        </table:table-row>
        <table:table-row table:style-name="ro1">
          <table:table-cell table:formula="of:=['Raw Data'.A35]" office:value-type="time" office:time-value="PT00H58M00S">
            <text:p>00:58:00</text:p>
          </table:table-cell>
          <table:table-cell table:formula="of:=AVERAGE(['Raw Data'.C35];['Raw Data'.Q35];['Raw Data'.AE35])" office:value-type="float" office:value="1461.33333333333">
            <text:p>1461</text:p>
          </table:table-cell>
          <table:table-cell table:formula="of:=AVERAGE(['Raw Data'.D35];['Raw Data'.R35];['Raw Data'.AF35])" office:value-type="float" office:value="1016.66666666667">
            <text:p>1017</text:p>
          </table:table-cell>
          <table:table-cell table:formula="of:=AVERAGE(['Raw Data'.E35];['Raw Data'.S35];['Raw Data'.AG35])" office:value-type="float" office:value="3345.66666666667">
            <text:p>3346</text:p>
          </table:table-cell>
          <table:table-cell table:formula="of:=AVERAGE(['Raw Data'.F35];['Raw Data'.T35];['Raw Data'.AH35])" office:value-type="float" office:value="1118.66666666667">
            <text:p>1119</text:p>
          </table:table-cell>
          <table:table-cell table:formula="of:=AVERAGE(['Raw Data'.G35];['Raw Data'.U35];['Raw Data'.AI35])" office:value-type="float" office:value="1750">
            <text:p>1750</text:p>
          </table:table-cell>
          <table:table-cell table:formula="of:=AVERAGE(['Raw Data'.H35];['Raw Data'.V35];['Raw Data'.AJ35])" office:value-type="float" office:value="2236.66666666667">
            <text:p>2237</text:p>
          </table:table-cell>
          <table:table-cell table:formula="of:=AVERAGE(['Raw Data'.I35];['Raw Data'.W35];['Raw Data'.AK35])" office:value-type="float" office:value="1059.66666666667">
            <text:p>1060</text:p>
          </table:table-cell>
          <table:table-cell table:formula="of:=AVERAGE(['Raw Data'.J35];['Raw Data'.X35];['Raw Data'.AL35])" office:value-type="float" office:value="993.666666666667">
            <text:p>994</text:p>
          </table:table-cell>
          <table:table-cell table:formula="of:=AVERAGE(['Raw Data'.K35];['Raw Data'.Y35];['Raw Data'.AM35])" office:value-type="float" office:value="1011.33333333333">
            <text:p>1011</text:p>
          </table:table-cell>
          <table:table-cell table:formula="of:=AVERAGE(['Raw Data'.L35];['Raw Data'.Z35];['Raw Data'.AN35])" office:value-type="float" office:value="972.666666666667">
            <text:p>973</text:p>
          </table:table-cell>
          <table:table-cell table:formula="of:=AVERAGE(['Raw Data'.M35];['Raw Data'.AA35];['Raw Data'.AO35])" office:value-type="float" office:value="1612.66666666667">
            <text:p>1613</text:p>
          </table:table-cell>
          <table:table-cell table:formula="of:=AVERAGE(['Raw Data'.N35];['Raw Data'.AB35];['Raw Data'.AP35])" office:value-type="float" office:value="1707.66666666667">
            <text:p>1708</text:p>
          </table:table-cell>
          <table:table-cell table:formula="of:=AVERAGE(['Raw Data'.O35];['Raw Data'.AC35];['Raw Data'.AQ35])" office:value-type="float" office:value="1524.33333333333">
            <text:p>1524</text:p>
          </table:table-cell>
          <table:table-cell table:formula="of:=AVERAGE(['Raw Data'.P35];['Raw Data'.AD35];['Raw Data'.AR35])" office:value-type="float" office:value="1300.33333333333">
            <text:p>1300</text:p>
          </table:table-cell>
        </table:table-row>
        <table:table-row table:style-name="ro1">
          <table:table-cell table:formula="of:=['Raw Data'.A36]" office:value-type="time" office:time-value="PT01H00M00S">
            <text:p>01:00:00</text:p>
          </table:table-cell>
          <table:table-cell table:formula="of:=AVERAGE(['Raw Data'.C36];['Raw Data'.Q36];['Raw Data'.AE36])" office:value-type="float" office:value="1460">
            <text:p>1460</text:p>
          </table:table-cell>
          <table:table-cell table:formula="of:=AVERAGE(['Raw Data'.D36];['Raw Data'.R36];['Raw Data'.AF36])" office:value-type="float" office:value="1009.66666666667">
            <text:p>1010</text:p>
          </table:table-cell>
          <table:table-cell table:formula="of:=AVERAGE(['Raw Data'.E36];['Raw Data'.S36];['Raw Data'.AG36])" office:value-type="float" office:value="3315.33333333333">
            <text:p>3315</text:p>
          </table:table-cell>
          <table:table-cell table:formula="of:=AVERAGE(['Raw Data'.F36];['Raw Data'.T36];['Raw Data'.AH36])" office:value-type="float" office:value="1103.66666666667">
            <text:p>1104</text:p>
          </table:table-cell>
          <table:table-cell table:formula="of:=AVERAGE(['Raw Data'.G36];['Raw Data'.U36];['Raw Data'.AI36])" office:value-type="float" office:value="1757.33333333333">
            <text:p>1757</text:p>
          </table:table-cell>
          <table:table-cell table:formula="of:=AVERAGE(['Raw Data'.H36];['Raw Data'.V36];['Raw Data'.AJ36])" office:value-type="float" office:value="2227">
            <text:p>2227</text:p>
          </table:table-cell>
          <table:table-cell table:formula="of:=AVERAGE(['Raw Data'.I36];['Raw Data'.W36];['Raw Data'.AK36])" office:value-type="float" office:value="1070.33333333333">
            <text:p>1070</text:p>
          </table:table-cell>
          <table:table-cell table:formula="of:=AVERAGE(['Raw Data'.J36];['Raw Data'.X36];['Raw Data'.AL36])" office:value-type="float" office:value="1009.33333333333">
            <text:p>1009</text:p>
          </table:table-cell>
          <table:table-cell table:formula="of:=AVERAGE(['Raw Data'.K36];['Raw Data'.Y36];['Raw Data'.AM36])" office:value-type="float" office:value="1002.66666666667">
            <text:p>1003</text:p>
          </table:table-cell>
          <table:table-cell table:formula="of:=AVERAGE(['Raw Data'.L36];['Raw Data'.Z36];['Raw Data'.AN36])" office:value-type="float" office:value="983.666666666667">
            <text:p>984</text:p>
          </table:table-cell>
          <table:table-cell table:formula="of:=AVERAGE(['Raw Data'.M36];['Raw Data'.AA36];['Raw Data'.AO36])" office:value-type="float" office:value="1615">
            <text:p>1615</text:p>
          </table:table-cell>
          <table:table-cell table:formula="of:=AVERAGE(['Raw Data'.N36];['Raw Data'.AB36];['Raw Data'.AP36])" office:value-type="float" office:value="1677">
            <text:p>1677</text:p>
          </table:table-cell>
          <table:table-cell table:formula="of:=AVERAGE(['Raw Data'.O36];['Raw Data'.AC36];['Raw Data'.AQ36])" office:value-type="float" office:value="1510">
            <text:p>1510</text:p>
          </table:table-cell>
          <table:table-cell table:formula="of:=AVERAGE(['Raw Data'.P36];['Raw Data'.AD36];['Raw Data'.AR36])" office:value-type="float" office:value="1294.33333333333">
            <text:p>1294</text:p>
          </table:table-cell>
        </table:table-row>
        <table:table-row table:style-name="ro1">
          <table:table-cell table:formula="of:=['Raw Data'.A37]" office:value-type="time" office:time-value="PT01H02M00S">
            <text:p>01:02:00</text:p>
          </table:table-cell>
          <table:table-cell table:formula="of:=AVERAGE(['Raw Data'.C37];['Raw Data'.Q37];['Raw Data'.AE37])" office:value-type="float" office:value="1457">
            <text:p>1457</text:p>
          </table:table-cell>
          <table:table-cell table:formula="of:=AVERAGE(['Raw Data'.D37];['Raw Data'.R37];['Raw Data'.AF37])" office:value-type="float" office:value="1040">
            <text:p>1040</text:p>
          </table:table-cell>
          <table:table-cell table:formula="of:=AVERAGE(['Raw Data'.E37];['Raw Data'.S37];['Raw Data'.AG37])" office:value-type="float" office:value="3311.66666666667">
            <text:p>3312</text:p>
          </table:table-cell>
          <table:table-cell table:formula="of:=AVERAGE(['Raw Data'.F37];['Raw Data'.T37];['Raw Data'.AH37])" office:value-type="float" office:value="1079.66666666667">
            <text:p>1080</text:p>
          </table:table-cell>
          <table:table-cell table:formula="of:=AVERAGE(['Raw Data'.G37];['Raw Data'.U37];['Raw Data'.AI37])" office:value-type="float" office:value="1774.33333333333">
            <text:p>1774</text:p>
          </table:table-cell>
          <table:table-cell table:formula="of:=AVERAGE(['Raw Data'.H37];['Raw Data'.V37];['Raw Data'.AJ37])" office:value-type="float" office:value="2240.33333333333">
            <text:p>2240</text:p>
          </table:table-cell>
          <table:table-cell table:formula="of:=AVERAGE(['Raw Data'.I37];['Raw Data'.W37];['Raw Data'.AK37])" office:value-type="float" office:value="1050">
            <text:p>1050</text:p>
          </table:table-cell>
          <table:table-cell table:formula="of:=AVERAGE(['Raw Data'.J37];['Raw Data'.X37];['Raw Data'.AL37])" office:value-type="float" office:value="967.666666666667">
            <text:p>968</text:p>
          </table:table-cell>
          <table:table-cell table:formula="of:=AVERAGE(['Raw Data'.K37];['Raw Data'.Y37];['Raw Data'.AM37])" office:value-type="float" office:value="1026.33333333333">
            <text:p>1026</text:p>
          </table:table-cell>
          <table:table-cell table:formula="of:=AVERAGE(['Raw Data'.L37];['Raw Data'.Z37];['Raw Data'.AN37])" office:value-type="float" office:value="999.666666666667">
            <text:p>1000</text:p>
          </table:table-cell>
          <table:table-cell table:formula="of:=AVERAGE(['Raw Data'.M37];['Raw Data'.AA37];['Raw Data'.AO37])" office:value-type="float" office:value="1592.66666666667">
            <text:p>1593</text:p>
          </table:table-cell>
          <table:table-cell table:formula="of:=AVERAGE(['Raw Data'.N37];['Raw Data'.AB37];['Raw Data'.AP37])" office:value-type="float" office:value="1707.66666666667">
            <text:p>1708</text:p>
          </table:table-cell>
          <table:table-cell table:formula="of:=AVERAGE(['Raw Data'.O37];['Raw Data'.AC37];['Raw Data'.AQ37])" office:value-type="float" office:value="1492">
            <text:p>1492</text:p>
          </table:table-cell>
          <table:table-cell table:formula="of:=AVERAGE(['Raw Data'.P37];['Raw Data'.AD37];['Raw Data'.AR37])" office:value-type="float" office:value="1291.66666666667">
            <text:p>1292</text:p>
          </table:table-cell>
        </table:table-row>
        <table:table-row table:style-name="ro1">
          <table:table-cell table:formula="of:=['Raw Data'.A38]" office:value-type="time" office:time-value="PT01H04M00S">
            <text:p>01:04:00</text:p>
          </table:table-cell>
          <table:table-cell table:formula="of:=AVERAGE(['Raw Data'.C38];['Raw Data'.Q38];['Raw Data'.AE38])" office:value-type="float" office:value="1473.66666666667">
            <text:p>1474</text:p>
          </table:table-cell>
          <table:table-cell table:formula="of:=AVERAGE(['Raw Data'.D38];['Raw Data'.R38];['Raw Data'.AF38])" office:value-type="float" office:value="1033">
            <text:p>1033</text:p>
          </table:table-cell>
          <table:table-cell table:formula="of:=AVERAGE(['Raw Data'.E38];['Raw Data'.S38];['Raw Data'.AG38])" office:value-type="float" office:value="3343.66666666667">
            <text:p>3344</text:p>
          </table:table-cell>
          <table:table-cell table:formula="of:=AVERAGE(['Raw Data'.F38];['Raw Data'.T38];['Raw Data'.AH38])" office:value-type="float" office:value="1126.33333333333">
            <text:p>1126</text:p>
          </table:table-cell>
          <table:table-cell table:formula="of:=AVERAGE(['Raw Data'.G38];['Raw Data'.U38];['Raw Data'.AI38])" office:value-type="float" office:value="1770.66666666667">
            <text:p>1771</text:p>
          </table:table-cell>
          <table:table-cell table:formula="of:=AVERAGE(['Raw Data'.H38];['Raw Data'.V38];['Raw Data'.AJ38])" office:value-type="float" office:value="2247">
            <text:p>2247</text:p>
          </table:table-cell>
          <table:table-cell table:formula="of:=AVERAGE(['Raw Data'.I38];['Raw Data'.W38];['Raw Data'.AK38])" office:value-type="float" office:value="1060">
            <text:p>1060</text:p>
          </table:table-cell>
          <table:table-cell table:formula="of:=AVERAGE(['Raw Data'.J38];['Raw Data'.X38];['Raw Data'.AL38])" office:value-type="float" office:value="990.333333333333">
            <text:p>990</text:p>
          </table:table-cell>
          <table:table-cell table:formula="of:=AVERAGE(['Raw Data'.K38];['Raw Data'.Y38];['Raw Data'.AM38])" office:value-type="float" office:value="1027.66666666667">
            <text:p>1028</text:p>
          </table:table-cell>
          <table:table-cell table:formula="of:=AVERAGE(['Raw Data'.L38];['Raw Data'.Z38];['Raw Data'.AN38])" office:value-type="float" office:value="967.333333333333">
            <text:p>967</text:p>
          </table:table-cell>
          <table:table-cell table:formula="of:=AVERAGE(['Raw Data'.M38];['Raw Data'.AA38];['Raw Data'.AO38])" office:value-type="float" office:value="1610.33333333333">
            <text:p>1610</text:p>
          </table:table-cell>
          <table:table-cell table:formula="of:=AVERAGE(['Raw Data'.N38];['Raw Data'.AB38];['Raw Data'.AP38])" office:value-type="float" office:value="1710.33333333333">
            <text:p>1710</text:p>
          </table:table-cell>
          <table:table-cell table:formula="of:=AVERAGE(['Raw Data'.O38];['Raw Data'.AC38];['Raw Data'.AQ38])" office:value-type="float" office:value="1471.66666666667">
            <text:p>1472</text:p>
          </table:table-cell>
          <table:table-cell table:formula="of:=AVERAGE(['Raw Data'.P38];['Raw Data'.AD38];['Raw Data'.AR38])" office:value-type="float" office:value="1323">
            <text:p>1323</text:p>
          </table:table-cell>
        </table:table-row>
        <table:table-row table:style-name="ro1">
          <table:table-cell table:formula="of:=['Raw Data'.A39]" office:value-type="time" office:time-value="PT01H06M00S">
            <text:p>01:06:00</text:p>
          </table:table-cell>
          <table:table-cell table:formula="of:=AVERAGE(['Raw Data'.C39];['Raw Data'.Q39];['Raw Data'.AE39])" office:value-type="float" office:value="1449.66666666667">
            <text:p>1450</text:p>
          </table:table-cell>
          <table:table-cell table:formula="of:=AVERAGE(['Raw Data'.D39];['Raw Data'.R39];['Raw Data'.AF39])" office:value-type="float" office:value="1034.33333333333">
            <text:p>1034</text:p>
          </table:table-cell>
          <table:table-cell table:formula="of:=AVERAGE(['Raw Data'.E39];['Raw Data'.S39];['Raw Data'.AG39])" office:value-type="float" office:value="3337.33333333333">
            <text:p>3337</text:p>
          </table:table-cell>
          <table:table-cell table:formula="of:=AVERAGE(['Raw Data'.F39];['Raw Data'.T39];['Raw Data'.AH39])" office:value-type="float" office:value="1092.33333333333">
            <text:p>1092</text:p>
          </table:table-cell>
          <table:table-cell table:formula="of:=AVERAGE(['Raw Data'.G39];['Raw Data'.U39];['Raw Data'.AI39])" office:value-type="float" office:value="1761">
            <text:p>1761</text:p>
          </table:table-cell>
          <table:table-cell table:formula="of:=AVERAGE(['Raw Data'.H39];['Raw Data'.V39];['Raw Data'.AJ39])" office:value-type="float" office:value="2225.33333333333">
            <text:p>2225</text:p>
          </table:table-cell>
          <table:table-cell table:formula="of:=AVERAGE(['Raw Data'.I39];['Raw Data'.W39];['Raw Data'.AK39])" office:value-type="float" office:value="1046.66666666667">
            <text:p>1047</text:p>
          </table:table-cell>
          <table:table-cell table:formula="of:=AVERAGE(['Raw Data'.J39];['Raw Data'.X39];['Raw Data'.AL39])" office:value-type="float" office:value="978">
            <text:p>978</text:p>
          </table:table-cell>
          <table:table-cell table:formula="of:=AVERAGE(['Raw Data'.K39];['Raw Data'.Y39];['Raw Data'.AM39])" office:value-type="float" office:value="1027">
            <text:p>1027</text:p>
          </table:table-cell>
          <table:table-cell table:formula="of:=AVERAGE(['Raw Data'.L39];['Raw Data'.Z39];['Raw Data'.AN39])" office:value-type="float" office:value="990.333333333333">
            <text:p>990</text:p>
          </table:table-cell>
          <table:table-cell table:formula="of:=AVERAGE(['Raw Data'.M39];['Raw Data'.AA39];['Raw Data'.AO39])" office:value-type="float" office:value="1582.33333333333">
            <text:p>1582</text:p>
          </table:table-cell>
          <table:table-cell table:formula="of:=AVERAGE(['Raw Data'.N39];['Raw Data'.AB39];['Raw Data'.AP39])" office:value-type="float" office:value="1711.33333333333">
            <text:p>1711</text:p>
          </table:table-cell>
          <table:table-cell table:formula="of:=AVERAGE(['Raw Data'.O39];['Raw Data'.AC39];['Raw Data'.AQ39])" office:value-type="float" office:value="1506.66666666667">
            <text:p>1507</text:p>
          </table:table-cell>
          <table:table-cell table:formula="of:=AVERAGE(['Raw Data'.P39];['Raw Data'.AD39];['Raw Data'.AR39])" office:value-type="float" office:value="1284.66666666667">
            <text:p>1285</text:p>
          </table:table-cell>
        </table:table-row>
        <table:table-row table:style-name="ro1">
          <table:table-cell table:formula="of:=['Raw Data'.A40]" office:value-type="time" office:time-value="PT01H08M00S">
            <text:p>01:08:00</text:p>
          </table:table-cell>
          <table:table-cell table:formula="of:=AVERAGE(['Raw Data'.C40];['Raw Data'.Q40];['Raw Data'.AE40])" office:value-type="float" office:value="1464">
            <text:p>1464</text:p>
          </table:table-cell>
          <table:table-cell table:formula="of:=AVERAGE(['Raw Data'.D40];['Raw Data'.R40];['Raw Data'.AF40])" office:value-type="float" office:value="1029.33333333333">
            <text:p>1029</text:p>
          </table:table-cell>
          <table:table-cell table:formula="of:=AVERAGE(['Raw Data'.E40];['Raw Data'.S40];['Raw Data'.AG40])" office:value-type="float" office:value="3302.33333333333">
            <text:p>3302</text:p>
          </table:table-cell>
          <table:table-cell table:formula="of:=AVERAGE(['Raw Data'.F40];['Raw Data'.T40];['Raw Data'.AH40])" office:value-type="float" office:value="1078.33333333333">
            <text:p>1078</text:p>
          </table:table-cell>
          <table:table-cell table:formula="of:=AVERAGE(['Raw Data'.G40];['Raw Data'.U40];['Raw Data'.AI40])" office:value-type="float" office:value="1743">
            <text:p>1743</text:p>
          </table:table-cell>
          <table:table-cell table:formula="of:=AVERAGE(['Raw Data'.H40];['Raw Data'.V40];['Raw Data'.AJ40])" office:value-type="float" office:value="2244">
            <text:p>2244</text:p>
          </table:table-cell>
          <table:table-cell table:formula="of:=AVERAGE(['Raw Data'.I40];['Raw Data'.W40];['Raw Data'.AK40])" office:value-type="float" office:value="1056.33333333333">
            <text:p>1056</text:p>
          </table:table-cell>
          <table:table-cell table:formula="of:=AVERAGE(['Raw Data'.J40];['Raw Data'.X40];['Raw Data'.AL40])" office:value-type="float" office:value="998.333333333333">
            <text:p>998</text:p>
          </table:table-cell>
          <table:table-cell table:formula="of:=AVERAGE(['Raw Data'.K40];['Raw Data'.Y40];['Raw Data'.AM40])" office:value-type="float" office:value="1018.33333333333">
            <text:p>1018</text:p>
          </table:table-cell>
          <table:table-cell table:formula="of:=AVERAGE(['Raw Data'.L40];['Raw Data'.Z40];['Raw Data'.AN40])" office:value-type="float" office:value="987">
            <text:p>987</text:p>
          </table:table-cell>
          <table:table-cell table:formula="of:=AVERAGE(['Raw Data'.M40];['Raw Data'.AA40];['Raw Data'.AO40])" office:value-type="float" office:value="1592">
            <text:p>1592</text:p>
          </table:table-cell>
          <table:table-cell table:formula="of:=AVERAGE(['Raw Data'.N40];['Raw Data'.AB40];['Raw Data'.AP40])" office:value-type="float" office:value="1698.33333333333">
            <text:p>1698</text:p>
          </table:table-cell>
          <table:table-cell table:formula="of:=AVERAGE(['Raw Data'.O40];['Raw Data'.AC40];['Raw Data'.AQ40])" office:value-type="float" office:value="1502">
            <text:p>1502</text:p>
          </table:table-cell>
          <table:table-cell table:formula="of:=AVERAGE(['Raw Data'.P40];['Raw Data'.AD40];['Raw Data'.AR40])" office:value-type="float" office:value="1286">
            <text:p>1286</text:p>
          </table:table-cell>
        </table:table-row>
        <table:table-row table:style-name="ro1">
          <table:table-cell table:formula="of:=['Raw Data'.A41]" office:value-type="time" office:time-value="PT01H10M00S">
            <text:p>01:10:00</text:p>
          </table:table-cell>
          <table:table-cell table:formula="of:=AVERAGE(['Raw Data'.C41];['Raw Data'.Q41];['Raw Data'.AE41])" office:value-type="float" office:value="1451.66666666667">
            <text:p>1452</text:p>
          </table:table-cell>
          <table:table-cell table:formula="of:=AVERAGE(['Raw Data'.D41];['Raw Data'.R41];['Raw Data'.AF41])" office:value-type="float" office:value="1037.66666666667">
            <text:p>1038</text:p>
          </table:table-cell>
          <table:table-cell table:formula="of:=AVERAGE(['Raw Data'.E41];['Raw Data'.S41];['Raw Data'.AG41])" office:value-type="float" office:value="3310.33333333333">
            <text:p>3310</text:p>
          </table:table-cell>
          <table:table-cell table:formula="of:=AVERAGE(['Raw Data'.F41];['Raw Data'.T41];['Raw Data'.AH41])" office:value-type="float" office:value="1080.33333333333">
            <text:p>1080</text:p>
          </table:table-cell>
          <table:table-cell table:formula="of:=AVERAGE(['Raw Data'.G41];['Raw Data'.U41];['Raw Data'.AI41])" office:value-type="float" office:value="1765.33333333333">
            <text:p>1765</text:p>
          </table:table-cell>
          <table:table-cell table:formula="of:=AVERAGE(['Raw Data'.H41];['Raw Data'.V41];['Raw Data'.AJ41])" office:value-type="float" office:value="2252.66666666667">
            <text:p>2253</text:p>
          </table:table-cell>
          <table:table-cell table:formula="of:=AVERAGE(['Raw Data'.I41];['Raw Data'.W41];['Raw Data'.AK41])" office:value-type="float" office:value="1062.66666666667">
            <text:p>1063</text:p>
          </table:table-cell>
          <table:table-cell table:formula="of:=AVERAGE(['Raw Data'.J41];['Raw Data'.X41];['Raw Data'.AL41])" office:value-type="float" office:value="982">
            <text:p>982</text:p>
          </table:table-cell>
          <table:table-cell table:formula="of:=AVERAGE(['Raw Data'.K41];['Raw Data'.Y41];['Raw Data'.AM41])" office:value-type="float" office:value="1014">
            <text:p>1014</text:p>
          </table:table-cell>
          <table:table-cell table:formula="of:=AVERAGE(['Raw Data'.L41];['Raw Data'.Z41];['Raw Data'.AN41])" office:value-type="float" office:value="979.666666666667">
            <text:p>980</text:p>
          </table:table-cell>
          <table:table-cell table:formula="of:=AVERAGE(['Raw Data'.M41];['Raw Data'.AA41];['Raw Data'.AO41])" office:value-type="float" office:value="1623.66666666667">
            <text:p>1624</text:p>
          </table:table-cell>
          <table:table-cell table:formula="of:=AVERAGE(['Raw Data'.N41];['Raw Data'.AB41];['Raw Data'.AP41])" office:value-type="float" office:value="1702.66666666667">
            <text:p>1703</text:p>
          </table:table-cell>
          <table:table-cell table:formula="of:=AVERAGE(['Raw Data'.O41];['Raw Data'.AC41];['Raw Data'.AQ41])" office:value-type="float" office:value="1466.33333333333">
            <text:p>1466</text:p>
          </table:table-cell>
          <table:table-cell table:formula="of:=AVERAGE(['Raw Data'.P41];['Raw Data'.AD41];['Raw Data'.AR41])" office:value-type="float" office:value="1310.66666666667">
            <text:p>1311</text:p>
          </table:table-cell>
        </table:table-row>
        <table:table-row table:style-name="ro1">
          <table:table-cell table:formula="of:=['Raw Data'.A42]" office:value-type="time" office:time-value="PT01H12M00S">
            <text:p>01:12:00</text:p>
          </table:table-cell>
          <table:table-cell table:formula="of:=AVERAGE(['Raw Data'.C42];['Raw Data'.Q42];['Raw Data'.AE42])" office:value-type="float" office:value="1478.66666666667">
            <text:p>1479</text:p>
          </table:table-cell>
          <table:table-cell table:formula="of:=AVERAGE(['Raw Data'.D42];['Raw Data'.R42];['Raw Data'.AF42])" office:value-type="float" office:value="1028.33333333333">
            <text:p>1028</text:p>
          </table:table-cell>
          <table:table-cell table:formula="of:=AVERAGE(['Raw Data'.E42];['Raw Data'.S42];['Raw Data'.AG42])" office:value-type="float" office:value="3356">
            <text:p>3356</text:p>
          </table:table-cell>
          <table:table-cell table:formula="of:=AVERAGE(['Raw Data'.F42];['Raw Data'.T42];['Raw Data'.AH42])" office:value-type="float" office:value="1113.33333333333">
            <text:p>1113</text:p>
          </table:table-cell>
          <table:table-cell table:formula="of:=AVERAGE(['Raw Data'.G42];['Raw Data'.U42];['Raw Data'.AI42])" office:value-type="float" office:value="1748.33333333333">
            <text:p>1748</text:p>
          </table:table-cell>
          <table:table-cell table:formula="of:=AVERAGE(['Raw Data'.H42];['Raw Data'.V42];['Raw Data'.AJ42])" office:value-type="float" office:value="2253.33333333333">
            <text:p>2253</text:p>
          </table:table-cell>
          <table:table-cell table:formula="of:=AVERAGE(['Raw Data'.I42];['Raw Data'.W42];['Raw Data'.AK42])" office:value-type="float" office:value="1077.33333333333">
            <text:p>1077</text:p>
          </table:table-cell>
          <table:table-cell table:formula="of:=AVERAGE(['Raw Data'.J42];['Raw Data'.X42];['Raw Data'.AL42])" office:value-type="float" office:value="1000.33333333333">
            <text:p>1000</text:p>
          </table:table-cell>
          <table:table-cell table:formula="of:=AVERAGE(['Raw Data'.K42];['Raw Data'.Y42];['Raw Data'.AM42])" office:value-type="float" office:value="1031">
            <text:p>1031</text:p>
          </table:table-cell>
          <table:table-cell table:formula="of:=AVERAGE(['Raw Data'.L42];['Raw Data'.Z42];['Raw Data'.AN42])" office:value-type="float" office:value="975">
            <text:p>975</text:p>
          </table:table-cell>
          <table:table-cell table:formula="of:=AVERAGE(['Raw Data'.M42];['Raw Data'.AA42];['Raw Data'.AO42])" office:value-type="float" office:value="1606">
            <text:p>1606</text:p>
          </table:table-cell>
          <table:table-cell table:formula="of:=AVERAGE(['Raw Data'.N42];['Raw Data'.AB42];['Raw Data'.AP42])" office:value-type="float" office:value="1688">
            <text:p>1688</text:p>
          </table:table-cell>
          <table:table-cell table:formula="of:=AVERAGE(['Raw Data'.O42];['Raw Data'.AC42];['Raw Data'.AQ42])" office:value-type="float" office:value="1494">
            <text:p>1494</text:p>
          </table:table-cell>
          <table:table-cell table:formula="of:=AVERAGE(['Raw Data'.P42];['Raw Data'.AD42];['Raw Data'.AR42])" office:value-type="float" office:value="1299.66666666667">
            <text:p>1300</text:p>
          </table:table-cell>
        </table:table-row>
        <table:table-row table:style-name="ro1">
          <table:table-cell table:formula="of:=['Raw Data'.A43]" office:value-type="time" office:time-value="PT01H14M00S">
            <text:p>01:14:00</text:p>
          </table:table-cell>
          <table:table-cell table:formula="of:=AVERAGE(['Raw Data'.C43];['Raw Data'.Q43];['Raw Data'.AE43])" office:value-type="float" office:value="1436.33333333333">
            <text:p>1436</text:p>
          </table:table-cell>
          <table:table-cell table:formula="of:=AVERAGE(['Raw Data'.D43];['Raw Data'.R43];['Raw Data'.AF43])" office:value-type="float" office:value="1023.66666666667">
            <text:p>1024</text:p>
          </table:table-cell>
          <table:table-cell table:formula="of:=AVERAGE(['Raw Data'.E43];['Raw Data'.S43];['Raw Data'.AG43])" office:value-type="float" office:value="3374.66666666667">
            <text:p>3375</text:p>
          </table:table-cell>
          <table:table-cell table:formula="of:=AVERAGE(['Raw Data'.F43];['Raw Data'.T43];['Raw Data'.AH43])" office:value-type="float" office:value="1104.33333333333">
            <text:p>1104</text:p>
          </table:table-cell>
          <table:table-cell table:formula="of:=AVERAGE(['Raw Data'.G43];['Raw Data'.U43];['Raw Data'.AI43])" office:value-type="float" office:value="1742">
            <text:p>1742</text:p>
          </table:table-cell>
          <table:table-cell table:formula="of:=AVERAGE(['Raw Data'.H43];['Raw Data'.V43];['Raw Data'.AJ43])" office:value-type="float" office:value="2249.33333333333">
            <text:p>2249</text:p>
          </table:table-cell>
          <table:table-cell table:formula="of:=AVERAGE(['Raw Data'.I43];['Raw Data'.W43];['Raw Data'.AK43])" office:value-type="float" office:value="1049">
            <text:p>1049</text:p>
          </table:table-cell>
          <table:table-cell table:formula="of:=AVERAGE(['Raw Data'.J43];['Raw Data'.X43];['Raw Data'.AL43])" office:value-type="float" office:value="1001.33333333333">
            <text:p>1001</text:p>
          </table:table-cell>
          <table:table-cell table:formula="of:=AVERAGE(['Raw Data'.K43];['Raw Data'.Y43];['Raw Data'.AM43])" office:value-type="float" office:value="1012.33333333333">
            <text:p>1012</text:p>
          </table:table-cell>
          <table:table-cell table:formula="of:=AVERAGE(['Raw Data'.L43];['Raw Data'.Z43];['Raw Data'.AN43])" office:value-type="float" office:value="987.333333333333">
            <text:p>987</text:p>
          </table:table-cell>
          <table:table-cell table:formula="of:=AVERAGE(['Raw Data'.M43];['Raw Data'.AA43];['Raw Data'.AO43])" office:value-type="float" office:value="1608">
            <text:p>1608</text:p>
          </table:table-cell>
          <table:table-cell table:formula="of:=AVERAGE(['Raw Data'.N43];['Raw Data'.AB43];['Raw Data'.AP43])" office:value-type="float" office:value="1668">
            <text:p>1668</text:p>
          </table:table-cell>
          <table:table-cell table:formula="of:=AVERAGE(['Raw Data'.O43];['Raw Data'.AC43];['Raw Data'.AQ43])" office:value-type="float" office:value="1490.66666666667">
            <text:p>1491</text:p>
          </table:table-cell>
          <table:table-cell table:formula="of:=AVERAGE(['Raw Data'.P43];['Raw Data'.AD43];['Raw Data'.AR43])" office:value-type="float" office:value="1304">
            <text:p>1304</text:p>
          </table:table-cell>
        </table:table-row>
        <table:table-row table:style-name="ro1">
          <table:table-cell table:formula="of:=['Raw Data'.A44]" office:value-type="time" office:time-value="PT01H16M00S">
            <text:p>01:16:00</text:p>
          </table:table-cell>
          <table:table-cell table:formula="of:=AVERAGE(['Raw Data'.C44];['Raw Data'.Q44];['Raw Data'.AE44])" office:value-type="float" office:value="1450">
            <text:p>1450</text:p>
          </table:table-cell>
          <table:table-cell table:formula="of:=AVERAGE(['Raw Data'.D44];['Raw Data'.R44];['Raw Data'.AF44])" office:value-type="float" office:value="1016.33333333333">
            <text:p>1016</text:p>
          </table:table-cell>
          <table:table-cell table:formula="of:=AVERAGE(['Raw Data'.E44];['Raw Data'.S44];['Raw Data'.AG44])" office:value-type="float" office:value="3388.66666666667">
            <text:p>3389</text:p>
          </table:table-cell>
          <table:table-cell table:formula="of:=AVERAGE(['Raw Data'.F44];['Raw Data'.T44];['Raw Data'.AH44])" office:value-type="float" office:value="1101.66666666667">
            <text:p>1102</text:p>
          </table:table-cell>
          <table:table-cell table:formula="of:=AVERAGE(['Raw Data'.G44];['Raw Data'.U44];['Raw Data'.AI44])" office:value-type="float" office:value="1728">
            <text:p>1728</text:p>
          </table:table-cell>
          <table:table-cell table:formula="of:=AVERAGE(['Raw Data'.H44];['Raw Data'.V44];['Raw Data'.AJ44])" office:value-type="float" office:value="2300">
            <text:p>2300</text:p>
          </table:table-cell>
          <table:table-cell table:formula="of:=AVERAGE(['Raw Data'.I44];['Raw Data'.W44];['Raw Data'.AK44])" office:value-type="float" office:value="1066">
            <text:p>1066</text:p>
          </table:table-cell>
          <table:table-cell table:formula="of:=AVERAGE(['Raw Data'.J44];['Raw Data'.X44];['Raw Data'.AL44])" office:value-type="float" office:value="975">
            <text:p>975</text:p>
          </table:table-cell>
          <table:table-cell table:formula="of:=AVERAGE(['Raw Data'.K44];['Raw Data'.Y44];['Raw Data'.AM44])" office:value-type="float" office:value="1007.66666666667">
            <text:p>1008</text:p>
          </table:table-cell>
          <table:table-cell table:formula="of:=AVERAGE(['Raw Data'.L44];['Raw Data'.Z44];['Raw Data'.AN44])" office:value-type="float" office:value="979">
            <text:p>979</text:p>
          </table:table-cell>
          <table:table-cell table:formula="of:=AVERAGE(['Raw Data'.M44];['Raw Data'.AA44];['Raw Data'.AO44])" office:value-type="float" office:value="1607.33333333333">
            <text:p>1607</text:p>
          </table:table-cell>
          <table:table-cell table:formula="of:=AVERAGE(['Raw Data'.N44];['Raw Data'.AB44];['Raw Data'.AP44])" office:value-type="float" office:value="1698.66666666667">
            <text:p>1699</text:p>
          </table:table-cell>
          <table:table-cell table:formula="of:=AVERAGE(['Raw Data'.O44];['Raw Data'.AC44];['Raw Data'.AQ44])" office:value-type="float" office:value="1484">
            <text:p>1484</text:p>
          </table:table-cell>
          <table:table-cell table:formula="of:=AVERAGE(['Raw Data'.P44];['Raw Data'.AD44];['Raw Data'.AR44])" office:value-type="float" office:value="1289.33333333333">
            <text:p>1289</text:p>
          </table:table-cell>
        </table:table-row>
        <table:table-row table:style-name="ro1">
          <table:table-cell table:formula="of:=['Raw Data'.A45]" office:value-type="time" office:time-value="PT01H18M00S">
            <text:p>01:18:00</text:p>
          </table:table-cell>
          <table:table-cell table:formula="of:=AVERAGE(['Raw Data'.C45];['Raw Data'.Q45];['Raw Data'.AE45])" office:value-type="float" office:value="1449.66666666667">
            <text:p>1450</text:p>
          </table:table-cell>
          <table:table-cell table:formula="of:=AVERAGE(['Raw Data'.D45];['Raw Data'.R45];['Raw Data'.AF45])" office:value-type="float" office:value="1036">
            <text:p>1036</text:p>
          </table:table-cell>
          <table:table-cell table:formula="of:=AVERAGE(['Raw Data'.E45];['Raw Data'.S45];['Raw Data'.AG45])" office:value-type="float" office:value="3328.33333333333">
            <text:p>3328</text:p>
          </table:table-cell>
          <table:table-cell table:formula="of:=AVERAGE(['Raw Data'.F45];['Raw Data'.T45];['Raw Data'.AH45])" office:value-type="float" office:value="1108">
            <text:p>1108</text:p>
          </table:table-cell>
          <table:table-cell table:formula="of:=AVERAGE(['Raw Data'.G45];['Raw Data'.U45];['Raw Data'.AI45])" office:value-type="float" office:value="1780.66666666667">
            <text:p>1781</text:p>
          </table:table-cell>
          <table:table-cell table:formula="of:=AVERAGE(['Raw Data'.H45];['Raw Data'.V45];['Raw Data'.AJ45])" office:value-type="float" office:value="2234.33333333333">
            <text:p>2234</text:p>
          </table:table-cell>
          <table:table-cell table:formula="of:=AVERAGE(['Raw Data'.I45];['Raw Data'.W45];['Raw Data'.AK45])" office:value-type="float" office:value="1048.66666666667">
            <text:p>1049</text:p>
          </table:table-cell>
          <table:table-cell table:formula="of:=AVERAGE(['Raw Data'.J45];['Raw Data'.X45];['Raw Data'.AL45])" office:value-type="float" office:value="1003">
            <text:p>1003</text:p>
          </table:table-cell>
          <table:table-cell table:formula="of:=AVERAGE(['Raw Data'.K45];['Raw Data'.Y45];['Raw Data'.AM45])" office:value-type="float" office:value="1019">
            <text:p>1019</text:p>
          </table:table-cell>
          <table:table-cell table:formula="of:=AVERAGE(['Raw Data'.L45];['Raw Data'.Z45];['Raw Data'.AN45])" office:value-type="float" office:value="989">
            <text:p>989</text:p>
          </table:table-cell>
          <table:table-cell table:formula="of:=AVERAGE(['Raw Data'.M45];['Raw Data'.AA45];['Raw Data'.AO45])" office:value-type="float" office:value="1596">
            <text:p>1596</text:p>
          </table:table-cell>
          <table:table-cell table:formula="of:=AVERAGE(['Raw Data'.N45];['Raw Data'.AB45];['Raw Data'.AP45])" office:value-type="float" office:value="1665.33333333333">
            <text:p>1665</text:p>
          </table:table-cell>
          <table:table-cell table:formula="of:=AVERAGE(['Raw Data'.O45];['Raw Data'.AC45];['Raw Data'.AQ45])" office:value-type="float" office:value="1497.33333333333">
            <text:p>1497</text:p>
          </table:table-cell>
          <table:table-cell table:formula="of:=AVERAGE(['Raw Data'.P45];['Raw Data'.AD45];['Raw Data'.AR45])" office:value-type="float" office:value="1288.66666666667">
            <text:p>1289</text:p>
          </table:table-cell>
        </table:table-row>
        <table:table-row table:style-name="ro1">
          <table:table-cell table:formula="of:=['Raw Data'.A46]" office:value-type="time" office:time-value="PT01H20M00S">
            <text:p>01:20:00</text:p>
          </table:table-cell>
          <table:table-cell table:formula="of:=AVERAGE(['Raw Data'.C46];['Raw Data'.Q46];['Raw Data'.AE46])" office:value-type="float" office:value="1467.33333333333">
            <text:p>1467</text:p>
          </table:table-cell>
          <table:table-cell table:formula="of:=AVERAGE(['Raw Data'.D46];['Raw Data'.R46];['Raw Data'.AF46])" office:value-type="float" office:value="1014.33333333333">
            <text:p>1014</text:p>
          </table:table-cell>
          <table:table-cell table:formula="of:=AVERAGE(['Raw Data'.E46];['Raw Data'.S46];['Raw Data'.AG46])" office:value-type="float" office:value="3363">
            <text:p>3363</text:p>
          </table:table-cell>
          <table:table-cell table:formula="of:=AVERAGE(['Raw Data'.F46];['Raw Data'.T46];['Raw Data'.AH46])" office:value-type="float" office:value="1113.66666666667">
            <text:p>1114</text:p>
          </table:table-cell>
          <table:table-cell table:formula="of:=AVERAGE(['Raw Data'.G46];['Raw Data'.U46];['Raw Data'.AI46])" office:value-type="float" office:value="1747.66666666667">
            <text:p>1748</text:p>
          </table:table-cell>
          <table:table-cell table:formula="of:=AVERAGE(['Raw Data'.H46];['Raw Data'.V46];['Raw Data'.AJ46])" office:value-type="float" office:value="2257.33333333333">
            <text:p>2257</text:p>
          </table:table-cell>
          <table:table-cell table:formula="of:=AVERAGE(['Raw Data'.I46];['Raw Data'.W46];['Raw Data'.AK46])" office:value-type="float" office:value="1064">
            <text:p>1064</text:p>
          </table:table-cell>
          <table:table-cell table:formula="of:=AVERAGE(['Raw Data'.J46];['Raw Data'.X46];['Raw Data'.AL46])" office:value-type="float" office:value="989.666666666667">
            <text:p>990</text:p>
          </table:table-cell>
          <table:table-cell table:formula="of:=AVERAGE(['Raw Data'.K46];['Raw Data'.Y46];['Raw Data'.AM46])" office:value-type="float" office:value="1014.66666666667">
            <text:p>1015</text:p>
          </table:table-cell>
          <table:table-cell table:formula="of:=AVERAGE(['Raw Data'.L46];['Raw Data'.Z46];['Raw Data'.AN46])" office:value-type="float" office:value="996.666666666667">
            <text:p>997</text:p>
          </table:table-cell>
          <table:table-cell table:formula="of:=AVERAGE(['Raw Data'.M46];['Raw Data'.AA46];['Raw Data'.AO46])" office:value-type="float" office:value="1628.66666666667">
            <text:p>1629</text:p>
          </table:table-cell>
          <table:table-cell table:formula="of:=AVERAGE(['Raw Data'.N46];['Raw Data'.AB46];['Raw Data'.AP46])" office:value-type="float" office:value="1681">
            <text:p>1681</text:p>
          </table:table-cell>
          <table:table-cell table:formula="of:=AVERAGE(['Raw Data'.O46];['Raw Data'.AC46];['Raw Data'.AQ46])" office:value-type="float" office:value="1508.66666666667">
            <text:p>1509</text:p>
          </table:table-cell>
          <table:table-cell table:formula="of:=AVERAGE(['Raw Data'.P46];['Raw Data'.AD46];['Raw Data'.AR46])" office:value-type="float" office:value="1292">
            <text:p>1292</text:p>
          </table:table-cell>
        </table:table-row>
        <table:table-row table:style-name="ro1">
          <table:table-cell table:formula="of:=['Raw Data'.A47]" office:value-type="time" office:time-value="PT01H22M00S">
            <text:p>01:22:00</text:p>
          </table:table-cell>
          <table:table-cell table:formula="of:=AVERAGE(['Raw Data'.C47];['Raw Data'.Q47];['Raw Data'.AE47])" office:value-type="float" office:value="1458.66666666667">
            <text:p>1459</text:p>
          </table:table-cell>
          <table:table-cell table:formula="of:=AVERAGE(['Raw Data'.D47];['Raw Data'.R47];['Raw Data'.AF47])" office:value-type="float" office:value="1022.33333333333">
            <text:p>1022</text:p>
          </table:table-cell>
          <table:table-cell table:formula="of:=AVERAGE(['Raw Data'.E47];['Raw Data'.S47];['Raw Data'.AG47])" office:value-type="float" office:value="3356.66666666667">
            <text:p>3357</text:p>
          </table:table-cell>
          <table:table-cell table:formula="of:=AVERAGE(['Raw Data'.F47];['Raw Data'.T47];['Raw Data'.AH47])" office:value-type="float" office:value="1100">
            <text:p>1100</text:p>
          </table:table-cell>
          <table:table-cell table:formula="of:=AVERAGE(['Raw Data'.G47];['Raw Data'.U47];['Raw Data'.AI47])" office:value-type="float" office:value="1754">
            <text:p>1754</text:p>
          </table:table-cell>
          <table:table-cell table:formula="of:=AVERAGE(['Raw Data'.H47];['Raw Data'.V47];['Raw Data'.AJ47])" office:value-type="float" office:value="2256">
            <text:p>2256</text:p>
          </table:table-cell>
          <table:table-cell table:formula="of:=AVERAGE(['Raw Data'.I47];['Raw Data'.W47];['Raw Data'.AK47])" office:value-type="float" office:value="1053.66666666667">
            <text:p>1054</text:p>
          </table:table-cell>
          <table:table-cell table:formula="of:=AVERAGE(['Raw Data'.J47];['Raw Data'.X47];['Raw Data'.AL47])" office:value-type="float" office:value="987.333333333333">
            <text:p>987</text:p>
          </table:table-cell>
          <table:table-cell table:formula="of:=AVERAGE(['Raw Data'.K47];['Raw Data'.Y47];['Raw Data'.AM47])" office:value-type="float" office:value="1001.66666666667">
            <text:p>1002</text:p>
          </table:table-cell>
          <table:table-cell table:formula="of:=AVERAGE(['Raw Data'.L47];['Raw Data'.Z47];['Raw Data'.AN47])" office:value-type="float" office:value="1007.66666666667">
            <text:p>1008</text:p>
          </table:table-cell>
          <table:table-cell table:formula="of:=AVERAGE(['Raw Data'.M47];['Raw Data'.AA47];['Raw Data'.AO47])" office:value-type="float" office:value="1594.33333333333">
            <text:p>1594</text:p>
          </table:table-cell>
          <table:table-cell table:formula="of:=AVERAGE(['Raw Data'.N47];['Raw Data'.AB47];['Raw Data'.AP47])" office:value-type="float" office:value="1685">
            <text:p>1685</text:p>
          </table:table-cell>
          <table:table-cell table:formula="of:=AVERAGE(['Raw Data'.O47];['Raw Data'.AC47];['Raw Data'.AQ47])" office:value-type="float" office:value="1484">
            <text:p>1484</text:p>
          </table:table-cell>
          <table:table-cell table:formula="of:=AVERAGE(['Raw Data'.P47];['Raw Data'.AD47];['Raw Data'.AR47])" office:value-type="float" office:value="1292">
            <text:p>1292</text:p>
          </table:table-cell>
        </table:table-row>
        <table:table-row table:style-name="ro1">
          <table:table-cell table:formula="of:=['Raw Data'.A48]" office:value-type="time" office:time-value="PT01H24M00S">
            <text:p>01:24:00</text:p>
          </table:table-cell>
          <table:table-cell table:formula="of:=AVERAGE(['Raw Data'.C48];['Raw Data'.Q48];['Raw Data'.AE48])" office:value-type="float" office:value="1475.33333333333">
            <text:p>1475</text:p>
          </table:table-cell>
          <table:table-cell table:formula="of:=AVERAGE(['Raw Data'.D48];['Raw Data'.R48];['Raw Data'.AF48])" office:value-type="float" office:value="1036">
            <text:p>1036</text:p>
          </table:table-cell>
          <table:table-cell table:formula="of:=AVERAGE(['Raw Data'.E48];['Raw Data'.S48];['Raw Data'.AG48])" office:value-type="float" office:value="3338.66666666667">
            <text:p>3339</text:p>
          </table:table-cell>
          <table:table-cell table:formula="of:=AVERAGE(['Raw Data'.F48];['Raw Data'.T48];['Raw Data'.AH48])" office:value-type="float" office:value="1105">
            <text:p>1105</text:p>
          </table:table-cell>
          <table:table-cell table:formula="of:=AVERAGE(['Raw Data'.G48];['Raw Data'.U48];['Raw Data'.AI48])" office:value-type="float" office:value="1763">
            <text:p>1763</text:p>
          </table:table-cell>
          <table:table-cell table:formula="of:=AVERAGE(['Raw Data'.H48];['Raw Data'.V48];['Raw Data'.AJ48])" office:value-type="float" office:value="2254.33333333333">
            <text:p>2254</text:p>
          </table:table-cell>
          <table:table-cell table:formula="of:=AVERAGE(['Raw Data'.I48];['Raw Data'.W48];['Raw Data'.AK48])" office:value-type="float" office:value="1053.33333333333">
            <text:p>1053</text:p>
          </table:table-cell>
          <table:table-cell table:formula="of:=AVERAGE(['Raw Data'.J48];['Raw Data'.X48];['Raw Data'.AL48])" office:value-type="float" office:value="982.333333333333">
            <text:p>982</text:p>
          </table:table-cell>
          <table:table-cell table:formula="of:=AVERAGE(['Raw Data'.K48];['Raw Data'.Y48];['Raw Data'.AM48])" office:value-type="float" office:value="1005">
            <text:p>1005</text:p>
          </table:table-cell>
          <table:table-cell table:formula="of:=AVERAGE(['Raw Data'.L48];['Raw Data'.Z48];['Raw Data'.AN48])" office:value-type="float" office:value="987.666666666667">
            <text:p>988</text:p>
          </table:table-cell>
          <table:table-cell table:formula="of:=AVERAGE(['Raw Data'.M48];['Raw Data'.AA48];['Raw Data'.AO48])" office:value-type="float" office:value="1597">
            <text:p>1597</text:p>
          </table:table-cell>
          <table:table-cell table:formula="of:=AVERAGE(['Raw Data'.N48];['Raw Data'.AB48];['Raw Data'.AP48])" office:value-type="float" office:value="1672">
            <text:p>1672</text:p>
          </table:table-cell>
          <table:table-cell table:formula="of:=AVERAGE(['Raw Data'.O48];['Raw Data'.AC48];['Raw Data'.AQ48])" office:value-type="float" office:value="1485.66666666667">
            <text:p>1486</text:p>
          </table:table-cell>
          <table:table-cell table:formula="of:=AVERAGE(['Raw Data'.P48];['Raw Data'.AD48];['Raw Data'.AR48])" office:value-type="float" office:value="1284">
            <text:p>1284</text:p>
          </table:table-cell>
        </table:table-row>
        <table:table-row table:style-name="ro1">
          <table:table-cell table:formula="of:=['Raw Data'.A49]" office:value-type="time" office:time-value="PT01H26M00S">
            <text:p>01:26:00</text:p>
          </table:table-cell>
          <table:table-cell table:formula="of:=AVERAGE(['Raw Data'.C49];['Raw Data'.Q49];['Raw Data'.AE49])" office:value-type="float" office:value="1448.33333333333">
            <text:p>1448</text:p>
          </table:table-cell>
          <table:table-cell table:formula="of:=AVERAGE(['Raw Data'.D49];['Raw Data'.R49];['Raw Data'.AF49])" office:value-type="float" office:value="1013.33333333333">
            <text:p>1013</text:p>
          </table:table-cell>
          <table:table-cell table:formula="of:=AVERAGE(['Raw Data'.E49];['Raw Data'.S49];['Raw Data'.AG49])" office:value-type="float" office:value="3347">
            <text:p>3347</text:p>
          </table:table-cell>
          <table:table-cell table:formula="of:=AVERAGE(['Raw Data'.F49];['Raw Data'.T49];['Raw Data'.AH49])" office:value-type="float" office:value="1111.66666666667">
            <text:p>1112</text:p>
          </table:table-cell>
          <table:table-cell table:formula="of:=AVERAGE(['Raw Data'.G49];['Raw Data'.U49];['Raw Data'.AI49])" office:value-type="float" office:value="1775">
            <text:p>1775</text:p>
          </table:table-cell>
          <table:table-cell table:formula="of:=AVERAGE(['Raw Data'.H49];['Raw Data'.V49];['Raw Data'.AJ49])" office:value-type="float" office:value="2276.33333333333">
            <text:p>2276</text:p>
          </table:table-cell>
          <table:table-cell table:formula="of:=AVERAGE(['Raw Data'.I49];['Raw Data'.W49];['Raw Data'.AK49])" office:value-type="float" office:value="1075">
            <text:p>1075</text:p>
          </table:table-cell>
          <table:table-cell table:formula="of:=AVERAGE(['Raw Data'.J49];['Raw Data'.X49];['Raw Data'.AL49])" office:value-type="float" office:value="983">
            <text:p>983</text:p>
          </table:table-cell>
          <table:table-cell table:formula="of:=AVERAGE(['Raw Data'.K49];['Raw Data'.Y49];['Raw Data'.AM49])" office:value-type="float" office:value="996.666666666667">
            <text:p>997</text:p>
          </table:table-cell>
          <table:table-cell table:formula="of:=AVERAGE(['Raw Data'.L49];['Raw Data'.Z49];['Raw Data'.AN49])" office:value-type="float" office:value="974.333333333333">
            <text:p>974</text:p>
          </table:table-cell>
          <table:table-cell table:formula="of:=AVERAGE(['Raw Data'.M49];['Raw Data'.AA49];['Raw Data'.AO49])" office:value-type="float" office:value="1573">
            <text:p>1573</text:p>
          </table:table-cell>
          <table:table-cell table:formula="of:=AVERAGE(['Raw Data'.N49];['Raw Data'.AB49];['Raw Data'.AP49])" office:value-type="float" office:value="1719">
            <text:p>1719</text:p>
          </table:table-cell>
          <table:table-cell table:formula="of:=AVERAGE(['Raw Data'.O49];['Raw Data'.AC49];['Raw Data'.AQ49])" office:value-type="float" office:value="1490.33333333333">
            <text:p>1490</text:p>
          </table:table-cell>
          <table:table-cell table:formula="of:=AVERAGE(['Raw Data'.P49];['Raw Data'.AD49];['Raw Data'.AR49])" office:value-type="float" office:value="1284.66666666667">
            <text:p>1285</text:p>
          </table:table-cell>
        </table:table-row>
        <table:table-row table:style-name="ro1">
          <table:table-cell table:formula="of:=['Raw Data'.A50]" office:value-type="time" office:time-value="PT01H28M00S">
            <text:p>01:28:00</text:p>
          </table:table-cell>
          <table:table-cell table:formula="of:=AVERAGE(['Raw Data'.C50];['Raw Data'.Q50];['Raw Data'.AE50])" office:value-type="float" office:value="1501">
            <text:p>1501</text:p>
          </table:table-cell>
          <table:table-cell table:formula="of:=AVERAGE(['Raw Data'.D50];['Raw Data'.R50];['Raw Data'.AF50])" office:value-type="float" office:value="1028.66666666667">
            <text:p>1029</text:p>
          </table:table-cell>
          <table:table-cell table:formula="of:=AVERAGE(['Raw Data'.E50];['Raw Data'.S50];['Raw Data'.AG50])" office:value-type="float" office:value="3338">
            <text:p>3338</text:p>
          </table:table-cell>
          <table:table-cell table:formula="of:=AVERAGE(['Raw Data'.F50];['Raw Data'.T50];['Raw Data'.AH50])" office:value-type="float" office:value="1093.66666666667">
            <text:p>1094</text:p>
          </table:table-cell>
          <table:table-cell table:formula="of:=AVERAGE(['Raw Data'.G50];['Raw Data'.U50];['Raw Data'.AI50])" office:value-type="float" office:value="1760">
            <text:p>1760</text:p>
          </table:table-cell>
          <table:table-cell table:formula="of:=AVERAGE(['Raw Data'.H50];['Raw Data'.V50];['Raw Data'.AJ50])" office:value-type="float" office:value="2253.66666666667">
            <text:p>2254</text:p>
          </table:table-cell>
          <table:table-cell table:formula="of:=AVERAGE(['Raw Data'.I50];['Raw Data'.W50];['Raw Data'.AK50])" office:value-type="float" office:value="1047.33333333333">
            <text:p>1047</text:p>
          </table:table-cell>
          <table:table-cell table:formula="of:=AVERAGE(['Raw Data'.J50];['Raw Data'.X50];['Raw Data'.AL50])" office:value-type="float" office:value="990.333333333333">
            <text:p>990</text:p>
          </table:table-cell>
          <table:table-cell table:formula="of:=AVERAGE(['Raw Data'.K50];['Raw Data'.Y50];['Raw Data'.AM50])" office:value-type="float" office:value="1004">
            <text:p>1004</text:p>
          </table:table-cell>
          <table:table-cell table:formula="of:=AVERAGE(['Raw Data'.L50];['Raw Data'.Z50];['Raw Data'.AN50])" office:value-type="float" office:value="985.333333333333">
            <text:p>985</text:p>
          </table:table-cell>
          <table:table-cell table:formula="of:=AVERAGE(['Raw Data'.M50];['Raw Data'.AA50];['Raw Data'.AO50])" office:value-type="float" office:value="1597.66666666667">
            <text:p>1598</text:p>
          </table:table-cell>
          <table:table-cell table:formula="of:=AVERAGE(['Raw Data'.N50];['Raw Data'.AB50];['Raw Data'.AP50])" office:value-type="float" office:value="1695">
            <text:p>1695</text:p>
          </table:table-cell>
          <table:table-cell table:formula="of:=AVERAGE(['Raw Data'.O50];['Raw Data'.AC50];['Raw Data'.AQ50])" office:value-type="float" office:value="1477.66666666667">
            <text:p>1478</text:p>
          </table:table-cell>
          <table:table-cell table:formula="of:=AVERAGE(['Raw Data'.P50];['Raw Data'.AD50];['Raw Data'.AR50])" office:value-type="float" office:value="1291.66666666667">
            <text:p>1292</text:p>
          </table:table-cell>
        </table:table-row>
        <table:table-row table:style-name="ro1">
          <table:table-cell table:formula="of:=['Raw Data'.A51]" office:value-type="time" office:time-value="PT01H30M00S">
            <text:p>01:30:00</text:p>
          </table:table-cell>
          <table:table-cell table:formula="of:=AVERAGE(['Raw Data'.C51];['Raw Data'.Q51];['Raw Data'.AE51])" office:value-type="float" office:value="1445">
            <text:p>1445</text:p>
          </table:table-cell>
          <table:table-cell table:formula="of:=AVERAGE(['Raw Data'.D51];['Raw Data'.R51];['Raw Data'.AF51])" office:value-type="float" office:value="1031.33333333333">
            <text:p>1031</text:p>
          </table:table-cell>
          <table:table-cell table:formula="of:=AVERAGE(['Raw Data'.E51];['Raw Data'.S51];['Raw Data'.AG51])" office:value-type="float" office:value="3349">
            <text:p>3349</text:p>
          </table:table-cell>
          <table:table-cell table:formula="of:=AVERAGE(['Raw Data'.F51];['Raw Data'.T51];['Raw Data'.AH51])" office:value-type="float" office:value="1101.33333333333">
            <text:p>1101</text:p>
          </table:table-cell>
          <table:table-cell table:formula="of:=AVERAGE(['Raw Data'.G51];['Raw Data'.U51];['Raw Data'.AI51])" office:value-type="float" office:value="1750">
            <text:p>1750</text:p>
          </table:table-cell>
          <table:table-cell table:formula="of:=AVERAGE(['Raw Data'.H51];['Raw Data'.V51];['Raw Data'.AJ51])" office:value-type="float" office:value="2223">
            <text:p>2223</text:p>
          </table:table-cell>
          <table:table-cell table:formula="of:=AVERAGE(['Raw Data'.I51];['Raw Data'.W51];['Raw Data'.AK51])" office:value-type="float" office:value="1081">
            <text:p>1081</text:p>
          </table:table-cell>
          <table:table-cell table:formula="of:=AVERAGE(['Raw Data'.J51];['Raw Data'.X51];['Raw Data'.AL51])" office:value-type="float" office:value="959">
            <text:p>959</text:p>
          </table:table-cell>
          <table:table-cell table:formula="of:=AVERAGE(['Raw Data'.K51];['Raw Data'.Y51];['Raw Data'.AM51])" office:value-type="float" office:value="1023.66666666667">
            <text:p>1024</text:p>
          </table:table-cell>
          <table:table-cell table:formula="of:=AVERAGE(['Raw Data'.L51];['Raw Data'.Z51];['Raw Data'.AN51])" office:value-type="float" office:value="1000.66666666667">
            <text:p>1001</text:p>
          </table:table-cell>
          <table:table-cell table:formula="of:=AVERAGE(['Raw Data'.M51];['Raw Data'.AA51];['Raw Data'.AO51])" office:value-type="float" office:value="1605.66666666667">
            <text:p>1606</text:p>
          </table:table-cell>
          <table:table-cell table:formula="of:=AVERAGE(['Raw Data'.N51];['Raw Data'.AB51];['Raw Data'.AP51])" office:value-type="float" office:value="1680">
            <text:p>1680</text:p>
          </table:table-cell>
          <table:table-cell table:formula="of:=AVERAGE(['Raw Data'.O51];['Raw Data'.AC51];['Raw Data'.AQ51])" office:value-type="float" office:value="1478.66666666667">
            <text:p>1479</text:p>
          </table:table-cell>
          <table:table-cell table:formula="of:=AVERAGE(['Raw Data'.P51];['Raw Data'.AD51];['Raw Data'.AR51])" office:value-type="float" office:value="1313.33333333333">
            <text:p>1313</text:p>
          </table:table-cell>
        </table:table-row>
        <table:table-row table:style-name="ro1">
          <table:table-cell table:formula="of:=['Raw Data'.A52]" office:value-type="time" office:time-value="PT01H32M00S">
            <text:p>01:32:00</text:p>
          </table:table-cell>
          <table:table-cell table:formula="of:=AVERAGE(['Raw Data'.C52];['Raw Data'.Q52];['Raw Data'.AE52])" office:value-type="float" office:value="1451.66666666667">
            <text:p>1452</text:p>
          </table:table-cell>
          <table:table-cell table:formula="of:=AVERAGE(['Raw Data'.D52];['Raw Data'.R52];['Raw Data'.AF52])" office:value-type="float" office:value="1041">
            <text:p>1041</text:p>
          </table:table-cell>
          <table:table-cell table:formula="of:=AVERAGE(['Raw Data'.E52];['Raw Data'.S52];['Raw Data'.AG52])" office:value-type="float" office:value="3263.66666666667">
            <text:p>3264</text:p>
          </table:table-cell>
          <table:table-cell table:formula="of:=AVERAGE(['Raw Data'.F52];['Raw Data'.T52];['Raw Data'.AH52])" office:value-type="float" office:value="1116.33333333333">
            <text:p>1116</text:p>
          </table:table-cell>
          <table:table-cell table:formula="of:=AVERAGE(['Raw Data'.G52];['Raw Data'.U52];['Raw Data'.AI52])" office:value-type="float" office:value="1745.33333333333">
            <text:p>1745</text:p>
          </table:table-cell>
          <table:table-cell table:formula="of:=AVERAGE(['Raw Data'.H52];['Raw Data'.V52];['Raw Data'.AJ52])" office:value-type="float" office:value="2231.66666666667">
            <text:p>2232</text:p>
          </table:table-cell>
          <table:table-cell table:formula="of:=AVERAGE(['Raw Data'.I52];['Raw Data'.W52];['Raw Data'.AK52])" office:value-type="float" office:value="1045.66666666667">
            <text:p>1046</text:p>
          </table:table-cell>
          <table:table-cell table:formula="of:=AVERAGE(['Raw Data'.J52];['Raw Data'.X52];['Raw Data'.AL52])" office:value-type="float" office:value="989.333333333333">
            <text:p>989</text:p>
          </table:table-cell>
          <table:table-cell table:formula="of:=AVERAGE(['Raw Data'.K52];['Raw Data'.Y52];['Raw Data'.AM52])" office:value-type="float" office:value="1011">
            <text:p>1011</text:p>
          </table:table-cell>
          <table:table-cell table:formula="of:=AVERAGE(['Raw Data'.L52];['Raw Data'.Z52];['Raw Data'.AN52])" office:value-type="float" office:value="983.666666666667">
            <text:p>984</text:p>
          </table:table-cell>
          <table:table-cell table:formula="of:=AVERAGE(['Raw Data'.M52];['Raw Data'.AA52];['Raw Data'.AO52])" office:value-type="float" office:value="1580.33333333333">
            <text:p>1580</text:p>
          </table:table-cell>
          <table:table-cell table:formula="of:=AVERAGE(['Raw Data'.N52];['Raw Data'.AB52];['Raw Data'.AP52])" office:value-type="float" office:value="1705.66666666667">
            <text:p>1706</text:p>
          </table:table-cell>
          <table:table-cell table:formula="of:=AVERAGE(['Raw Data'.O52];['Raw Data'.AC52];['Raw Data'.AQ52])" office:value-type="float" office:value="1471.66666666667">
            <text:p>1472</text:p>
          </table:table-cell>
          <table:table-cell table:formula="of:=AVERAGE(['Raw Data'.P52];['Raw Data'.AD52];['Raw Data'.AR52])" office:value-type="float" office:value="1290">
            <text:p>1290</text:p>
          </table:table-cell>
        </table:table-row>
        <table:table-row table:style-name="ro1">
          <table:table-cell table:formula="of:=['Raw Data'.A53]" office:value-type="time" office:time-value="PT01H34M00S">
            <text:p>01:34:00</text:p>
          </table:table-cell>
          <table:table-cell table:formula="of:=AVERAGE(['Raw Data'.C53];['Raw Data'.Q53];['Raw Data'.AE53])" office:value-type="float" office:value="1439.66666666667">
            <text:p>1440</text:p>
          </table:table-cell>
          <table:table-cell table:formula="of:=AVERAGE(['Raw Data'.D53];['Raw Data'.R53];['Raw Data'.AF53])" office:value-type="float" office:value="1032">
            <text:p>1032</text:p>
          </table:table-cell>
          <table:table-cell table:formula="of:=AVERAGE(['Raw Data'.E53];['Raw Data'.S53];['Raw Data'.AG53])" office:value-type="float" office:value="3298">
            <text:p>3298</text:p>
          </table:table-cell>
          <table:table-cell table:formula="of:=AVERAGE(['Raw Data'.F53];['Raw Data'.T53];['Raw Data'.AH53])" office:value-type="float" office:value="1094.66666666667">
            <text:p>1095</text:p>
          </table:table-cell>
          <table:table-cell table:formula="of:=AVERAGE(['Raw Data'.G53];['Raw Data'.U53];['Raw Data'.AI53])" office:value-type="float" office:value="1779">
            <text:p>1779</text:p>
          </table:table-cell>
          <table:table-cell table:formula="of:=AVERAGE(['Raw Data'.H53];['Raw Data'.V53];['Raw Data'.AJ53])" office:value-type="float" office:value="2269.66666666667">
            <text:p>2270</text:p>
          </table:table-cell>
          <table:table-cell table:formula="of:=AVERAGE(['Raw Data'.I53];['Raw Data'.W53];['Raw Data'.AK53])" office:value-type="float" office:value="1054.33333333333">
            <text:p>1054</text:p>
          </table:table-cell>
          <table:table-cell table:formula="of:=AVERAGE(['Raw Data'.J53];['Raw Data'.X53];['Raw Data'.AL53])" office:value-type="float" office:value="994.333333333333">
            <text:p>994</text:p>
          </table:table-cell>
          <table:table-cell table:formula="of:=AVERAGE(['Raw Data'.K53];['Raw Data'.Y53];['Raw Data'.AM53])" office:value-type="float" office:value="1004">
            <text:p>1004</text:p>
          </table:table-cell>
          <table:table-cell table:formula="of:=AVERAGE(['Raw Data'.L53];['Raw Data'.Z53];['Raw Data'.AN53])" office:value-type="float" office:value="981.666666666667">
            <text:p>982</text:p>
          </table:table-cell>
          <table:table-cell table:formula="of:=AVERAGE(['Raw Data'.M53];['Raw Data'.AA53];['Raw Data'.AO53])" office:value-type="float" office:value="1596">
            <text:p>1596</text:p>
          </table:table-cell>
          <table:table-cell table:formula="of:=AVERAGE(['Raw Data'.N53];['Raw Data'.AB53];['Raw Data'.AP53])" office:value-type="float" office:value="1694.66666666667">
            <text:p>1695</text:p>
          </table:table-cell>
          <table:table-cell table:formula="of:=AVERAGE(['Raw Data'.O53];['Raw Data'.AC53];['Raw Data'.AQ53])" office:value-type="float" office:value="1479.33333333333">
            <text:p>1479</text:p>
          </table:table-cell>
          <table:table-cell table:formula="of:=AVERAGE(['Raw Data'.P53];['Raw Data'.AD53];['Raw Data'.AR53])" office:value-type="float" office:value="1304.66666666667">
            <text:p>1305</text:p>
          </table:table-cell>
        </table:table-row>
        <table:table-row table:style-name="ro1">
          <table:table-cell table:formula="of:=['Raw Data'.A54]" office:value-type="time" office:time-value="PT01H36M00S">
            <text:p>01:36:00</text:p>
          </table:table-cell>
          <table:table-cell table:formula="of:=AVERAGE(['Raw Data'.C54];['Raw Data'.Q54];['Raw Data'.AE54])" office:value-type="float" office:value="1472.33333333333">
            <text:p>1472</text:p>
          </table:table-cell>
          <table:table-cell table:formula="of:=AVERAGE(['Raw Data'.D54];['Raw Data'.R54];['Raw Data'.AF54])" office:value-type="float" office:value="1056.33333333333">
            <text:p>1056</text:p>
          </table:table-cell>
          <table:table-cell table:formula="of:=AVERAGE(['Raw Data'.E54];['Raw Data'.S54];['Raw Data'.AG54])" office:value-type="float" office:value="3327">
            <text:p>3327</text:p>
          </table:table-cell>
          <table:table-cell table:formula="of:=AVERAGE(['Raw Data'.F54];['Raw Data'.T54];['Raw Data'.AH54])" office:value-type="float" office:value="1106.33333333333">
            <text:p>1106</text:p>
          </table:table-cell>
          <table:table-cell table:formula="of:=AVERAGE(['Raw Data'.G54];['Raw Data'.U54];['Raw Data'.AI54])" office:value-type="float" office:value="1775.66666666667">
            <text:p>1776</text:p>
          </table:table-cell>
          <table:table-cell table:formula="of:=AVERAGE(['Raw Data'.H54];['Raw Data'.V54];['Raw Data'.AJ54])" office:value-type="float" office:value="2210.33333333333">
            <text:p>2210</text:p>
          </table:table-cell>
          <table:table-cell table:formula="of:=AVERAGE(['Raw Data'.I54];['Raw Data'.W54];['Raw Data'.AK54])" office:value-type="float" office:value="1077.33333333333">
            <text:p>1077</text:p>
          </table:table-cell>
          <table:table-cell table:formula="of:=AVERAGE(['Raw Data'.J54];['Raw Data'.X54];['Raw Data'.AL54])" office:value-type="float" office:value="983.666666666667">
            <text:p>984</text:p>
          </table:table-cell>
          <table:table-cell table:formula="of:=AVERAGE(['Raw Data'.K54];['Raw Data'.Y54];['Raw Data'.AM54])" office:value-type="float" office:value="1006.66666666667">
            <text:p>1007</text:p>
          </table:table-cell>
          <table:table-cell table:formula="of:=AVERAGE(['Raw Data'.L54];['Raw Data'.Z54];['Raw Data'.AN54])" office:value-type="float" office:value="986.333333333333">
            <text:p>986</text:p>
          </table:table-cell>
          <table:table-cell table:formula="of:=AVERAGE(['Raw Data'.M54];['Raw Data'.AA54];['Raw Data'.AO54])" office:value-type="float" office:value="1594.66666666667">
            <text:p>1595</text:p>
          </table:table-cell>
          <table:table-cell table:formula="of:=AVERAGE(['Raw Data'.N54];['Raw Data'.AB54];['Raw Data'.AP54])" office:value-type="float" office:value="1691.33333333333">
            <text:p>1691</text:p>
          </table:table-cell>
          <table:table-cell table:formula="of:=AVERAGE(['Raw Data'.O54];['Raw Data'.AC54];['Raw Data'.AQ54])" office:value-type="float" office:value="1476">
            <text:p>1476</text:p>
          </table:table-cell>
          <table:table-cell table:formula="of:=AVERAGE(['Raw Data'.P54];['Raw Data'.AD54];['Raw Data'.AR54])" office:value-type="float" office:value="1306.33333333333">
            <text:p>1306</text:p>
          </table:table-cell>
        </table:table-row>
        <table:table-row table:style-name="ro1">
          <table:table-cell table:formula="of:=['Raw Data'.A55]" office:value-type="time" office:time-value="PT01H38M00S">
            <text:p>01:38:00</text:p>
          </table:table-cell>
          <table:table-cell table:formula="of:=AVERAGE(['Raw Data'.C55];['Raw Data'.Q55];['Raw Data'.AE55])" office:value-type="float" office:value="1466">
            <text:p>1466</text:p>
          </table:table-cell>
          <table:table-cell table:formula="of:=AVERAGE(['Raw Data'.D55];['Raw Data'.R55];['Raw Data'.AF55])" office:value-type="float" office:value="973.666666666667">
            <text:p>974</text:p>
          </table:table-cell>
          <table:table-cell table:formula="of:=AVERAGE(['Raw Data'.E55];['Raw Data'.S55];['Raw Data'.AG55])" office:value-type="float" office:value="3344">
            <text:p>3344</text:p>
          </table:table-cell>
          <table:table-cell table:formula="of:=AVERAGE(['Raw Data'.F55];['Raw Data'.T55];['Raw Data'.AH55])" office:value-type="float" office:value="1115.33333333333">
            <text:p>1115</text:p>
          </table:table-cell>
          <table:table-cell table:formula="of:=AVERAGE(['Raw Data'.G55];['Raw Data'.U55];['Raw Data'.AI55])" office:value-type="float" office:value="1732.66666666667">
            <text:p>1733</text:p>
          </table:table-cell>
          <table:table-cell table:formula="of:=AVERAGE(['Raw Data'.H55];['Raw Data'.V55];['Raw Data'.AJ55])" office:value-type="float" office:value="2227.66666666667">
            <text:p>2228</text:p>
          </table:table-cell>
          <table:table-cell table:formula="of:=AVERAGE(['Raw Data'.I55];['Raw Data'.W55];['Raw Data'.AK55])" office:value-type="float" office:value="1053">
            <text:p>1053</text:p>
          </table:table-cell>
          <table:table-cell table:formula="of:=AVERAGE(['Raw Data'.J55];['Raw Data'.X55];['Raw Data'.AL55])" office:value-type="float" office:value="983.666666666667">
            <text:p>984</text:p>
          </table:table-cell>
          <table:table-cell table:formula="of:=AVERAGE(['Raw Data'.K55];['Raw Data'.Y55];['Raw Data'.AM55])" office:value-type="float" office:value="997.333333333333">
            <text:p>997</text:p>
          </table:table-cell>
          <table:table-cell table:formula="of:=AVERAGE(['Raw Data'.L55];['Raw Data'.Z55];['Raw Data'.AN55])" office:value-type="float" office:value="976">
            <text:p>976</text:p>
          </table:table-cell>
          <table:table-cell table:formula="of:=AVERAGE(['Raw Data'.M55];['Raw Data'.AA55];['Raw Data'.AO55])" office:value-type="float" office:value="1602">
            <text:p>1602</text:p>
          </table:table-cell>
          <table:table-cell table:formula="of:=AVERAGE(['Raw Data'.N55];['Raw Data'.AB55];['Raw Data'.AP55])" office:value-type="float" office:value="1715.33333333333">
            <text:p>1715</text:p>
          </table:table-cell>
          <table:table-cell table:formula="of:=AVERAGE(['Raw Data'.O55];['Raw Data'.AC55];['Raw Data'.AQ55])" office:value-type="float" office:value="1486.66666666667">
            <text:p>1487</text:p>
          </table:table-cell>
          <table:table-cell table:formula="of:=AVERAGE(['Raw Data'.P55];['Raw Data'.AD55];['Raw Data'.AR55])" office:value-type="float" office:value="1306.33333333333">
            <text:p>1306</text:p>
          </table:table-cell>
        </table:table-row>
        <table:table-row table:style-name="ro1">
          <table:table-cell table:formula="of:=['Raw Data'.A56]" office:value-type="time" office:time-value="PT01H40M00S">
            <text:p>01:40:00</text:p>
          </table:table-cell>
          <table:table-cell table:formula="of:=AVERAGE(['Raw Data'.C56];['Raw Data'.Q56];['Raw Data'.AE56])" office:value-type="float" office:value="1438.33333333333">
            <text:p>1438</text:p>
          </table:table-cell>
          <table:table-cell table:formula="of:=AVERAGE(['Raw Data'.D56];['Raw Data'.R56];['Raw Data'.AF56])" office:value-type="float" office:value="1030.33333333333">
            <text:p>1030</text:p>
          </table:table-cell>
          <table:table-cell table:formula="of:=AVERAGE(['Raw Data'.E56];['Raw Data'.S56];['Raw Data'.AG56])" office:value-type="float" office:value="3341">
            <text:p>3341</text:p>
          </table:table-cell>
          <table:table-cell table:formula="of:=AVERAGE(['Raw Data'.F56];['Raw Data'.T56];['Raw Data'.AH56])" office:value-type="float" office:value="1061">
            <text:p>1061</text:p>
          </table:table-cell>
          <table:table-cell table:formula="of:=AVERAGE(['Raw Data'.G56];['Raw Data'.U56];['Raw Data'.AI56])" office:value-type="float" office:value="1756">
            <text:p>1756</text:p>
          </table:table-cell>
          <table:table-cell table:formula="of:=AVERAGE(['Raw Data'.H56];['Raw Data'.V56];['Raw Data'.AJ56])" office:value-type="float" office:value="2258.33333333333">
            <text:p>2258</text:p>
          </table:table-cell>
          <table:table-cell table:formula="of:=AVERAGE(['Raw Data'.I56];['Raw Data'.W56];['Raw Data'.AK56])" office:value-type="float" office:value="1045">
            <text:p>1045</text:p>
          </table:table-cell>
          <table:table-cell table:formula="of:=AVERAGE(['Raw Data'.J56];['Raw Data'.X56];['Raw Data'.AL56])" office:value-type="float" office:value="984">
            <text:p>984</text:p>
          </table:table-cell>
          <table:table-cell table:formula="of:=AVERAGE(['Raw Data'.K56];['Raw Data'.Y56];['Raw Data'.AM56])" office:value-type="float" office:value="1015.66666666667">
            <text:p>1016</text:p>
          </table:table-cell>
          <table:table-cell table:formula="of:=AVERAGE(['Raw Data'.L56];['Raw Data'.Z56];['Raw Data'.AN56])" office:value-type="float" office:value="974">
            <text:p>974</text:p>
          </table:table-cell>
          <table:table-cell table:formula="of:=AVERAGE(['Raw Data'.M56];['Raw Data'.AA56];['Raw Data'.AO56])" office:value-type="float" office:value="1594.66666666667">
            <text:p>1595</text:p>
          </table:table-cell>
          <table:table-cell table:formula="of:=AVERAGE(['Raw Data'.N56];['Raw Data'.AB56];['Raw Data'.AP56])" office:value-type="float" office:value="1702.33333333333">
            <text:p>1702</text:p>
          </table:table-cell>
          <table:table-cell table:formula="of:=AVERAGE(['Raw Data'.O56];['Raw Data'.AC56];['Raw Data'.AQ56])" office:value-type="float" office:value="1487.33333333333">
            <text:p>1487</text:p>
          </table:table-cell>
          <table:table-cell table:formula="of:=AVERAGE(['Raw Data'.P56];['Raw Data'.AD56];['Raw Data'.AR56])" office:value-type="float" office:value="1313.66666666667">
            <text:p>1314</text:p>
          </table:table-cell>
        </table:table-row>
        <table:table-row table:style-name="ro1">
          <table:table-cell table:formula="of:=['Raw Data'.A57]" office:value-type="time" office:time-value="PT01H42M00S">
            <text:p>01:42:00</text:p>
          </table:table-cell>
          <table:table-cell table:formula="of:=AVERAGE(['Raw Data'.C57];['Raw Data'.Q57];['Raw Data'.AE57])" office:value-type="float" office:value="1474.66666666667">
            <text:p>1475</text:p>
          </table:table-cell>
          <table:table-cell table:formula="of:=AVERAGE(['Raw Data'.D57];['Raw Data'.R57];['Raw Data'.AF57])" office:value-type="float" office:value="1037.33333333333">
            <text:p>1037</text:p>
          </table:table-cell>
          <table:table-cell table:formula="of:=AVERAGE(['Raw Data'.E57];['Raw Data'.S57];['Raw Data'.AG57])" office:value-type="float" office:value="3348.66666666667">
            <text:p>3349</text:p>
          </table:table-cell>
          <table:table-cell table:formula="of:=AVERAGE(['Raw Data'.F57];['Raw Data'.T57];['Raw Data'.AH57])" office:value-type="float" office:value="1089.66666666667">
            <text:p>1090</text:p>
          </table:table-cell>
          <table:table-cell table:formula="of:=AVERAGE(['Raw Data'.G57];['Raw Data'.U57];['Raw Data'.AI57])" office:value-type="float" office:value="1752.66666666667">
            <text:p>1753</text:p>
          </table:table-cell>
          <table:table-cell table:formula="of:=AVERAGE(['Raw Data'.H57];['Raw Data'.V57];['Raw Data'.AJ57])" office:value-type="float" office:value="2238.66666666667">
            <text:p>2239</text:p>
          </table:table-cell>
          <table:table-cell table:formula="of:=AVERAGE(['Raw Data'.I57];['Raw Data'.W57];['Raw Data'.AK57])" office:value-type="float" office:value="1069.33333333333">
            <text:p>1069</text:p>
          </table:table-cell>
          <table:table-cell table:formula="of:=AVERAGE(['Raw Data'.J57];['Raw Data'.X57];['Raw Data'.AL57])" office:value-type="float" office:value="986">
            <text:p>986</text:p>
          </table:table-cell>
          <table:table-cell table:formula="of:=AVERAGE(['Raw Data'.K57];['Raw Data'.Y57];['Raw Data'.AM57])" office:value-type="float" office:value="990">
            <text:p>990</text:p>
          </table:table-cell>
          <table:table-cell table:formula="of:=AVERAGE(['Raw Data'.L57];['Raw Data'.Z57];['Raw Data'.AN57])" office:value-type="float" office:value="966.333333333333">
            <text:p>966</text:p>
          </table:table-cell>
          <table:table-cell table:formula="of:=AVERAGE(['Raw Data'.M57];['Raw Data'.AA57];['Raw Data'.AO57])" office:value-type="float" office:value="1611.66666666667">
            <text:p>1612</text:p>
          </table:table-cell>
          <table:table-cell table:formula="of:=AVERAGE(['Raw Data'.N57];['Raw Data'.AB57];['Raw Data'.AP57])" office:value-type="float" office:value="1670.66666666667">
            <text:p>1671</text:p>
          </table:table-cell>
          <table:table-cell table:formula="of:=AVERAGE(['Raw Data'.O57];['Raw Data'.AC57];['Raw Data'.AQ57])" office:value-type="float" office:value="1480.33333333333">
            <text:p>1480</text:p>
          </table:table-cell>
          <table:table-cell table:formula="of:=AVERAGE(['Raw Data'.P57];['Raw Data'.AD57];['Raw Data'.AR57])" office:value-type="float" office:value="1286">
            <text:p>1286</text:p>
          </table:table-cell>
        </table:table-row>
        <table:table-row table:style-name="ro1">
          <table:table-cell table:formula="of:=['Raw Data'.A58]" office:value-type="time" office:time-value="PT01H44M00S">
            <text:p>01:44:00</text:p>
          </table:table-cell>
          <table:table-cell table:formula="of:=AVERAGE(['Raw Data'.C58];['Raw Data'.Q58];['Raw Data'.AE58])" office:value-type="float" office:value="1471.33333333333">
            <text:p>1471</text:p>
          </table:table-cell>
          <table:table-cell table:formula="of:=AVERAGE(['Raw Data'.D58];['Raw Data'.R58];['Raw Data'.AF58])" office:value-type="float" office:value="1022.66666666667">
            <text:p>1023</text:p>
          </table:table-cell>
          <table:table-cell table:formula="of:=AVERAGE(['Raw Data'.E58];['Raw Data'.S58];['Raw Data'.AG58])" office:value-type="float" office:value="3358.33333333333">
            <text:p>3358</text:p>
          </table:table-cell>
          <table:table-cell table:formula="of:=AVERAGE(['Raw Data'.F58];['Raw Data'.T58];['Raw Data'.AH58])" office:value-type="float" office:value="1092.33333333333">
            <text:p>1092</text:p>
          </table:table-cell>
          <table:table-cell table:formula="of:=AVERAGE(['Raw Data'.G58];['Raw Data'.U58];['Raw Data'.AI58])" office:value-type="float" office:value="1746.33333333333">
            <text:p>1746</text:p>
          </table:table-cell>
          <table:table-cell table:formula="of:=AVERAGE(['Raw Data'.H58];['Raw Data'.V58];['Raw Data'.AJ58])" office:value-type="float" office:value="2269.33333333333">
            <text:p>2269</text:p>
          </table:table-cell>
          <table:table-cell table:formula="of:=AVERAGE(['Raw Data'.I58];['Raw Data'.W58];['Raw Data'.AK58])" office:value-type="float" office:value="1054.66666666667">
            <text:p>1055</text:p>
          </table:table-cell>
          <table:table-cell table:formula="of:=AVERAGE(['Raw Data'.J58];['Raw Data'.X58];['Raw Data'.AL58])" office:value-type="float" office:value="993">
            <text:p>993</text:p>
          </table:table-cell>
          <table:table-cell table:formula="of:=AVERAGE(['Raw Data'.K58];['Raw Data'.Y58];['Raw Data'.AM58])" office:value-type="float" office:value="1026.66666666667">
            <text:p>1027</text:p>
          </table:table-cell>
          <table:table-cell table:formula="of:=AVERAGE(['Raw Data'.L58];['Raw Data'.Z58];['Raw Data'.AN58])" office:value-type="float" office:value="1005.66666666667">
            <text:p>1006</text:p>
          </table:table-cell>
          <table:table-cell table:formula="of:=AVERAGE(['Raw Data'.M58];['Raw Data'.AA58];['Raw Data'.AO58])" office:value-type="float" office:value="1606.33333333333">
            <text:p>1606</text:p>
          </table:table-cell>
          <table:table-cell table:formula="of:=AVERAGE(['Raw Data'.N58];['Raw Data'.AB58];['Raw Data'.AP58])" office:value-type="float" office:value="1708">
            <text:p>1708</text:p>
          </table:table-cell>
          <table:table-cell table:formula="of:=AVERAGE(['Raw Data'.O58];['Raw Data'.AC58];['Raw Data'.AQ58])" office:value-type="float" office:value="1498">
            <text:p>1498</text:p>
          </table:table-cell>
          <table:table-cell table:formula="of:=AVERAGE(['Raw Data'.P58];['Raw Data'.AD58];['Raw Data'.AR58])" office:value-type="float" office:value="1287">
            <text:p>1287</text:p>
          </table:table-cell>
        </table:table-row>
        <table:table-row table:style-name="ro1">
          <table:table-cell table:formula="of:=['Raw Data'.A59]" office:value-type="time" office:time-value="PT01H46M00S">
            <text:p>01:46:00</text:p>
          </table:table-cell>
          <table:table-cell table:formula="of:=AVERAGE(['Raw Data'.C59];['Raw Data'.Q59];['Raw Data'.AE59])" office:value-type="float" office:value="1435.66666666667">
            <text:p>1436</text:p>
          </table:table-cell>
          <table:table-cell table:formula="of:=AVERAGE(['Raw Data'.D59];['Raw Data'.R59];['Raw Data'.AF59])" office:value-type="float" office:value="1026.33333333333">
            <text:p>1026</text:p>
          </table:table-cell>
          <table:table-cell table:formula="of:=AVERAGE(['Raw Data'.E59];['Raw Data'.S59];['Raw Data'.AG59])" office:value-type="float" office:value="3369">
            <text:p>3369</text:p>
          </table:table-cell>
          <table:table-cell table:formula="of:=AVERAGE(['Raw Data'.F59];['Raw Data'.T59];['Raw Data'.AH59])" office:value-type="float" office:value="1086.33333333333">
            <text:p>1086</text:p>
          </table:table-cell>
          <table:table-cell table:formula="of:=AVERAGE(['Raw Data'.G59];['Raw Data'.U59];['Raw Data'.AI59])" office:value-type="float" office:value="1742.66666666667">
            <text:p>1743</text:p>
          </table:table-cell>
          <table:table-cell table:formula="of:=AVERAGE(['Raw Data'.H59];['Raw Data'.V59];['Raw Data'.AJ59])" office:value-type="float" office:value="2292.33333333333">
            <text:p>2292</text:p>
          </table:table-cell>
          <table:table-cell table:formula="of:=AVERAGE(['Raw Data'.I59];['Raw Data'.W59];['Raw Data'.AK59])" office:value-type="float" office:value="1041.33333333333">
            <text:p>1041</text:p>
          </table:table-cell>
          <table:table-cell table:formula="of:=AVERAGE(['Raw Data'.J59];['Raw Data'.X59];['Raw Data'.AL59])" office:value-type="float" office:value="983.333333333333">
            <text:p>983</text:p>
          </table:table-cell>
          <table:table-cell table:formula="of:=AVERAGE(['Raw Data'.K59];['Raw Data'.Y59];['Raw Data'.AM59])" office:value-type="float" office:value="1021.33333333333">
            <text:p>1021</text:p>
          </table:table-cell>
          <table:table-cell table:formula="of:=AVERAGE(['Raw Data'.L59];['Raw Data'.Z59];['Raw Data'.AN59])" office:value-type="float" office:value="990.666666666667">
            <text:p>991</text:p>
          </table:table-cell>
          <table:table-cell table:formula="of:=AVERAGE(['Raw Data'.M59];['Raw Data'.AA59];['Raw Data'.AO59])" office:value-type="float" office:value="1587.33333333333">
            <text:p>1587</text:p>
          </table:table-cell>
          <table:table-cell table:formula="of:=AVERAGE(['Raw Data'.N59];['Raw Data'.AB59];['Raw Data'.AP59])" office:value-type="float" office:value="1687">
            <text:p>1687</text:p>
          </table:table-cell>
          <table:table-cell table:formula="of:=AVERAGE(['Raw Data'.O59];['Raw Data'.AC59];['Raw Data'.AQ59])" office:value-type="float" office:value="1483">
            <text:p>1483</text:p>
          </table:table-cell>
          <table:table-cell table:formula="of:=AVERAGE(['Raw Data'.P59];['Raw Data'.AD59];['Raw Data'.AR59])" office:value-type="float" office:value="1321.66666666667">
            <text:p>1322</text:p>
          </table:table-cell>
        </table:table-row>
        <table:table-row table:style-name="ro1">
          <table:table-cell table:formula="of:=['Raw Data'.A60]" office:value-type="time" office:time-value="PT01H48M00S">
            <text:p>01:48:00</text:p>
          </table:table-cell>
          <table:table-cell table:formula="of:=AVERAGE(['Raw Data'.C60];['Raw Data'.Q60];['Raw Data'.AE60])" office:value-type="float" office:value="1453.66666666667">
            <text:p>1454</text:p>
          </table:table-cell>
          <table:table-cell table:formula="of:=AVERAGE(['Raw Data'.D60];['Raw Data'.R60];['Raw Data'.AF60])" office:value-type="float" office:value="1009.66666666667">
            <text:p>1010</text:p>
          </table:table-cell>
          <table:table-cell table:formula="of:=AVERAGE(['Raw Data'.E60];['Raw Data'.S60];['Raw Data'.AG60])" office:value-type="float" office:value="3336.66666666667">
            <text:p>3337</text:p>
          </table:table-cell>
          <table:table-cell table:formula="of:=AVERAGE(['Raw Data'.F60];['Raw Data'.T60];['Raw Data'.AH60])" office:value-type="float" office:value="1104">
            <text:p>1104</text:p>
          </table:table-cell>
          <table:table-cell table:formula="of:=AVERAGE(['Raw Data'.G60];['Raw Data'.U60];['Raw Data'.AI60])" office:value-type="float" office:value="1757.66666666667">
            <text:p>1758</text:p>
          </table:table-cell>
          <table:table-cell table:formula="of:=AVERAGE(['Raw Data'.H60];['Raw Data'.V60];['Raw Data'.AJ60])" office:value-type="float" office:value="2267.33333333333">
            <text:p>2267</text:p>
          </table:table-cell>
          <table:table-cell table:formula="of:=AVERAGE(['Raw Data'.I60];['Raw Data'.W60];['Raw Data'.AK60])" office:value-type="float" office:value="1052">
            <text:p>1052</text:p>
          </table:table-cell>
          <table:table-cell table:formula="of:=AVERAGE(['Raw Data'.J60];['Raw Data'.X60];['Raw Data'.AL60])" office:value-type="float" office:value="989.333333333333">
            <text:p>989</text:p>
          </table:table-cell>
          <table:table-cell table:formula="of:=AVERAGE(['Raw Data'.K60];['Raw Data'.Y60];['Raw Data'.AM60])" office:value-type="float" office:value="990.666666666667">
            <text:p>991</text:p>
          </table:table-cell>
          <table:table-cell table:formula="of:=AVERAGE(['Raw Data'.L60];['Raw Data'.Z60];['Raw Data'.AN60])" office:value-type="float" office:value="998.333333333333">
            <text:p>998</text:p>
          </table:table-cell>
          <table:table-cell table:formula="of:=AVERAGE(['Raw Data'.M60];['Raw Data'.AA60];['Raw Data'.AO60])" office:value-type="float" office:value="1593.33333333333">
            <text:p>1593</text:p>
          </table:table-cell>
          <table:table-cell table:formula="of:=AVERAGE(['Raw Data'.N60];['Raw Data'.AB60];['Raw Data'.AP60])" office:value-type="float" office:value="1701.33333333333">
            <text:p>1701</text:p>
          </table:table-cell>
          <table:table-cell table:formula="of:=AVERAGE(['Raw Data'.O60];['Raw Data'.AC60];['Raw Data'.AQ60])" office:value-type="float" office:value="1485.33333333333">
            <text:p>1485</text:p>
          </table:table-cell>
          <table:table-cell table:formula="of:=AVERAGE(['Raw Data'.P60];['Raw Data'.AD60];['Raw Data'.AR60])" office:value-type="float" office:value="1303">
            <text:p>1303</text:p>
          </table:table-cell>
        </table:table-row>
        <table:table-row table:style-name="ro1">
          <table:table-cell table:formula="of:=['Raw Data'.A61]" office:value-type="time" office:time-value="PT01H50M00S">
            <text:p>01:50:00</text:p>
          </table:table-cell>
          <table:table-cell table:formula="of:=AVERAGE(['Raw Data'.C61];['Raw Data'.Q61];['Raw Data'.AE61])" office:value-type="float" office:value="1457.33333333333">
            <text:p>1457</text:p>
          </table:table-cell>
          <table:table-cell table:formula="of:=AVERAGE(['Raw Data'.D61];['Raw Data'.R61];['Raw Data'.AF61])" office:value-type="float" office:value="1048.66666666667">
            <text:p>1049</text:p>
          </table:table-cell>
          <table:table-cell table:formula="of:=AVERAGE(['Raw Data'.E61];['Raw Data'.S61];['Raw Data'.AG61])" office:value-type="float" office:value="3335.66666666667">
            <text:p>3336</text:p>
          </table:table-cell>
          <table:table-cell table:formula="of:=AVERAGE(['Raw Data'.F61];['Raw Data'.T61];['Raw Data'.AH61])" office:value-type="float" office:value="1075">
            <text:p>1075</text:p>
          </table:table-cell>
          <table:table-cell table:formula="of:=AVERAGE(['Raw Data'.G61];['Raw Data'.U61];['Raw Data'.AI61])" office:value-type="float" office:value="1736.66666666667">
            <text:p>1737</text:p>
          </table:table-cell>
          <table:table-cell table:formula="of:=AVERAGE(['Raw Data'.H61];['Raw Data'.V61];['Raw Data'.AJ61])" office:value-type="float" office:value="2256.33333333333">
            <text:p>2256</text:p>
          </table:table-cell>
          <table:table-cell table:formula="of:=AVERAGE(['Raw Data'.I61];['Raw Data'.W61];['Raw Data'.AK61])" office:value-type="float" office:value="1046.66666666667">
            <text:p>1047</text:p>
          </table:table-cell>
          <table:table-cell table:formula="of:=AVERAGE(['Raw Data'.J61];['Raw Data'.X61];['Raw Data'.AL61])" office:value-type="float" office:value="996">
            <text:p>996</text:p>
          </table:table-cell>
          <table:table-cell table:formula="of:=AVERAGE(['Raw Data'.K61];['Raw Data'.Y61];['Raw Data'.AM61])" office:value-type="float" office:value="1020">
            <text:p>1020</text:p>
          </table:table-cell>
          <table:table-cell table:formula="of:=AVERAGE(['Raw Data'.L61];['Raw Data'.Z61];['Raw Data'.AN61])" office:value-type="float" office:value="983">
            <text:p>983</text:p>
          </table:table-cell>
          <table:table-cell table:formula="of:=AVERAGE(['Raw Data'.M61];['Raw Data'.AA61];['Raw Data'.AO61])" office:value-type="float" office:value="1591">
            <text:p>1591</text:p>
          </table:table-cell>
          <table:table-cell table:formula="of:=AVERAGE(['Raw Data'.N61];['Raw Data'.AB61];['Raw Data'.AP61])" office:value-type="float" office:value="1707.66666666667">
            <text:p>1708</text:p>
          </table:table-cell>
          <table:table-cell table:formula="of:=AVERAGE(['Raw Data'.O61];['Raw Data'.AC61];['Raw Data'.AQ61])" office:value-type="float" office:value="1498.33333333333">
            <text:p>1498</text:p>
          </table:table-cell>
          <table:table-cell table:formula="of:=AVERAGE(['Raw Data'.P61];['Raw Data'.AD61];['Raw Data'.AR61])" office:value-type="float" office:value="1279">
            <text:p>1279</text:p>
          </table:table-cell>
        </table:table-row>
        <table:table-row table:style-name="ro1">
          <table:table-cell table:formula="of:=['Raw Data'.A62]" office:value-type="time" office:time-value="PT01H52M00S">
            <text:p>01:52:00</text:p>
          </table:table-cell>
          <table:table-cell table:formula="of:=AVERAGE(['Raw Data'.C62];['Raw Data'.Q62];['Raw Data'.AE62])" office:value-type="float" office:value="1479">
            <text:p>1479</text:p>
          </table:table-cell>
          <table:table-cell table:formula="of:=AVERAGE(['Raw Data'.D62];['Raw Data'.R62];['Raw Data'.AF62])" office:value-type="float" office:value="1038.33333333333">
            <text:p>1038</text:p>
          </table:table-cell>
          <table:table-cell table:formula="of:=AVERAGE(['Raw Data'.E62];['Raw Data'.S62];['Raw Data'.AG62])" office:value-type="float" office:value="3330.66666666667">
            <text:p>3331</text:p>
          </table:table-cell>
          <table:table-cell table:formula="of:=AVERAGE(['Raw Data'.F62];['Raw Data'.T62];['Raw Data'.AH62])" office:value-type="float" office:value="1108">
            <text:p>1108</text:p>
          </table:table-cell>
          <table:table-cell table:formula="of:=AVERAGE(['Raw Data'.G62];['Raw Data'.U62];['Raw Data'.AI62])" office:value-type="float" office:value="1756.66666666667">
            <text:p>1757</text:p>
          </table:table-cell>
          <table:table-cell table:formula="of:=AVERAGE(['Raw Data'.H62];['Raw Data'.V62];['Raw Data'.AJ62])" office:value-type="float" office:value="2271">
            <text:p>2271</text:p>
          </table:table-cell>
          <table:table-cell table:formula="of:=AVERAGE(['Raw Data'.I62];['Raw Data'.W62];['Raw Data'.AK62])" office:value-type="float" office:value="1050">
            <text:p>1050</text:p>
          </table:table-cell>
          <table:table-cell table:formula="of:=AVERAGE(['Raw Data'.J62];['Raw Data'.X62];['Raw Data'.AL62])" office:value-type="float" office:value="967.333333333333">
            <text:p>967</text:p>
          </table:table-cell>
          <table:table-cell table:formula="of:=AVERAGE(['Raw Data'.K62];['Raw Data'.Y62];['Raw Data'.AM62])" office:value-type="float" office:value="1008.33333333333">
            <text:p>1008</text:p>
          </table:table-cell>
          <table:table-cell table:formula="of:=AVERAGE(['Raw Data'.L62];['Raw Data'.Z62];['Raw Data'.AN62])" office:value-type="float" office:value="990.333333333333">
            <text:p>990</text:p>
          </table:table-cell>
          <table:table-cell table:formula="of:=AVERAGE(['Raw Data'.M62];['Raw Data'.AA62];['Raw Data'.AO62])" office:value-type="float" office:value="1600.66666666667">
            <text:p>1601</text:p>
          </table:table-cell>
          <table:table-cell table:formula="of:=AVERAGE(['Raw Data'.N62];['Raw Data'.AB62];['Raw Data'.AP62])" office:value-type="float" office:value="1707.33333333333">
            <text:p>1707</text:p>
          </table:table-cell>
          <table:table-cell table:formula="of:=AVERAGE(['Raw Data'.O62];['Raw Data'.AC62];['Raw Data'.AQ62])" office:value-type="float" office:value="1490.33333333333">
            <text:p>1490</text:p>
          </table:table-cell>
          <table:table-cell table:formula="of:=AVERAGE(['Raw Data'.P62];['Raw Data'.AD62];['Raw Data'.AR62])" office:value-type="float" office:value="1314.33333333333">
            <text:p>1314</text:p>
          </table:table-cell>
        </table:table-row>
        <table:table-row table:style-name="ro1">
          <table:table-cell table:formula="of:=['Raw Data'.A63]" office:value-type="time" office:time-value="PT01H54M00S">
            <text:p>01:54:00</text:p>
          </table:table-cell>
          <table:table-cell table:formula="of:=AVERAGE(['Raw Data'.C63];['Raw Data'.Q63];['Raw Data'.AE63])" office:value-type="float" office:value="1475">
            <text:p>1475</text:p>
          </table:table-cell>
          <table:table-cell table:formula="of:=AVERAGE(['Raw Data'.D63];['Raw Data'.R63];['Raw Data'.AF63])" office:value-type="float" office:value="997">
            <text:p>997</text:p>
          </table:table-cell>
          <table:table-cell table:formula="of:=AVERAGE(['Raw Data'.E63];['Raw Data'.S63];['Raw Data'.AG63])" office:value-type="float" office:value="3398.33333333333">
            <text:p>3398</text:p>
          </table:table-cell>
          <table:table-cell table:formula="of:=AVERAGE(['Raw Data'.F63];['Raw Data'.T63];['Raw Data'.AH63])" office:value-type="float" office:value="1097.66666666667">
            <text:p>1098</text:p>
          </table:table-cell>
          <table:table-cell table:formula="of:=AVERAGE(['Raw Data'.G63];['Raw Data'.U63];['Raw Data'.AI63])" office:value-type="float" office:value="1762.33333333333">
            <text:p>1762</text:p>
          </table:table-cell>
          <table:table-cell table:formula="of:=AVERAGE(['Raw Data'.H63];['Raw Data'.V63];['Raw Data'.AJ63])" office:value-type="float" office:value="2282.66666666667">
            <text:p>2283</text:p>
          </table:table-cell>
          <table:table-cell table:formula="of:=AVERAGE(['Raw Data'.I63];['Raw Data'.W63];['Raw Data'.AK63])" office:value-type="float" office:value="1055.66666666667">
            <text:p>1056</text:p>
          </table:table-cell>
          <table:table-cell table:formula="of:=AVERAGE(['Raw Data'.J63];['Raw Data'.X63];['Raw Data'.AL63])" office:value-type="float" office:value="980.666666666667">
            <text:p>981</text:p>
          </table:table-cell>
          <table:table-cell table:formula="of:=AVERAGE(['Raw Data'.K63];['Raw Data'.Y63];['Raw Data'.AM63])" office:value-type="float" office:value="994.666666666667">
            <text:p>995</text:p>
          </table:table-cell>
          <table:table-cell table:formula="of:=AVERAGE(['Raw Data'.L63];['Raw Data'.Z63];['Raw Data'.AN63])" office:value-type="float" office:value="984">
            <text:p>984</text:p>
          </table:table-cell>
          <table:table-cell table:formula="of:=AVERAGE(['Raw Data'.M63];['Raw Data'.AA63];['Raw Data'.AO63])" office:value-type="float" office:value="1589.66666666667">
            <text:p>1590</text:p>
          </table:table-cell>
          <table:table-cell table:formula="of:=AVERAGE(['Raw Data'.N63];['Raw Data'.AB63];['Raw Data'.AP63])" office:value-type="float" office:value="1676">
            <text:p>1676</text:p>
          </table:table-cell>
          <table:table-cell table:formula="of:=AVERAGE(['Raw Data'.O63];['Raw Data'.AC63];['Raw Data'.AQ63])" office:value-type="float" office:value="1470">
            <text:p>1470</text:p>
          </table:table-cell>
          <table:table-cell table:formula="of:=AVERAGE(['Raw Data'.P63];['Raw Data'.AD63];['Raw Data'.AR63])" office:value-type="float" office:value="1276.66666666667">
            <text:p>1277</text:p>
          </table:table-cell>
        </table:table-row>
        <table:table-row table:style-name="ro1">
          <table:table-cell table:formula="of:=['Raw Data'.A64]" office:value-type="time" office:time-value="PT01H56M00S">
            <text:p>01:56:00</text:p>
          </table:table-cell>
          <table:table-cell table:formula="of:=AVERAGE(['Raw Data'.C64];['Raw Data'.Q64];['Raw Data'.AE64])" office:value-type="float" office:value="1459.33333333333">
            <text:p>1459</text:p>
          </table:table-cell>
          <table:table-cell table:formula="of:=AVERAGE(['Raw Data'.D64];['Raw Data'.R64];['Raw Data'.AF64])" office:value-type="float" office:value="1040.33333333333">
            <text:p>1040</text:p>
          </table:table-cell>
          <table:table-cell table:formula="of:=AVERAGE(['Raw Data'.E64];['Raw Data'.S64];['Raw Data'.AG64])" office:value-type="float" office:value="3355.66666666667">
            <text:p>3356</text:p>
          </table:table-cell>
          <table:table-cell table:formula="of:=AVERAGE(['Raw Data'.F64];['Raw Data'.T64];['Raw Data'.AH64])" office:value-type="float" office:value="1115.33333333333">
            <text:p>1115</text:p>
          </table:table-cell>
          <table:table-cell table:formula="of:=AVERAGE(['Raw Data'.G64];['Raw Data'.U64];['Raw Data'.AI64])" office:value-type="float" office:value="1760">
            <text:p>1760</text:p>
          </table:table-cell>
          <table:table-cell table:formula="of:=AVERAGE(['Raw Data'.H64];['Raw Data'.V64];['Raw Data'.AJ64])" office:value-type="float" office:value="2256.33333333333">
            <text:p>2256</text:p>
          </table:table-cell>
          <table:table-cell table:formula="of:=AVERAGE(['Raw Data'.I64];['Raw Data'.W64];['Raw Data'.AK64])" office:value-type="float" office:value="1065">
            <text:p>1065</text:p>
          </table:table-cell>
          <table:table-cell table:formula="of:=AVERAGE(['Raw Data'.J64];['Raw Data'.X64];['Raw Data'.AL64])" office:value-type="float" office:value="951.333333333333">
            <text:p>951</text:p>
          </table:table-cell>
          <table:table-cell table:formula="of:=AVERAGE(['Raw Data'.K64];['Raw Data'.Y64];['Raw Data'.AM64])" office:value-type="float" office:value="991">
            <text:p>991</text:p>
          </table:table-cell>
          <table:table-cell table:formula="of:=AVERAGE(['Raw Data'.L64];['Raw Data'.Z64];['Raw Data'.AN64])" office:value-type="float" office:value="984.666666666667">
            <text:p>985</text:p>
          </table:table-cell>
          <table:table-cell table:formula="of:=AVERAGE(['Raw Data'.M64];['Raw Data'.AA64];['Raw Data'.AO64])" office:value-type="float" office:value="1600">
            <text:p>1600</text:p>
          </table:table-cell>
          <table:table-cell table:formula="of:=AVERAGE(['Raw Data'.N64];['Raw Data'.AB64];['Raw Data'.AP64])" office:value-type="float" office:value="1694.33333333333">
            <text:p>1694</text:p>
          </table:table-cell>
          <table:table-cell table:formula="of:=AVERAGE(['Raw Data'.O64];['Raw Data'.AC64];['Raw Data'.AQ64])" office:value-type="float" office:value="1488">
            <text:p>1488</text:p>
          </table:table-cell>
          <table:table-cell table:formula="of:=AVERAGE(['Raw Data'.P64];['Raw Data'.AD64];['Raw Data'.AR64])" office:value-type="float" office:value="1304">
            <text:p>1304</text:p>
          </table:table-cell>
        </table:table-row>
        <table:table-row table:style-name="ro1">
          <table:table-cell table:formula="of:=['Raw Data'.A65]" office:value-type="time" office:time-value="PT01H58M00S">
            <text:p>01:58:00</text:p>
          </table:table-cell>
          <table:table-cell table:formula="of:=AVERAGE(['Raw Data'.C65];['Raw Data'.Q65];['Raw Data'.AE65])" office:value-type="float" office:value="1437.66666666667">
            <text:p>1438</text:p>
          </table:table-cell>
          <table:table-cell table:formula="of:=AVERAGE(['Raw Data'.D65];['Raw Data'.R65];['Raw Data'.AF65])" office:value-type="float" office:value="1040">
            <text:p>1040</text:p>
          </table:table-cell>
          <table:table-cell table:formula="of:=AVERAGE(['Raw Data'.E65];['Raw Data'.S65];['Raw Data'.AG65])" office:value-type="float" office:value="3347.66666666667">
            <text:p>3348</text:p>
          </table:table-cell>
          <table:table-cell table:formula="of:=AVERAGE(['Raw Data'.F65];['Raw Data'.T65];['Raw Data'.AH65])" office:value-type="float" office:value="1114.33333333333">
            <text:p>1114</text:p>
          </table:table-cell>
          <table:table-cell table:formula="of:=AVERAGE(['Raw Data'.G65];['Raw Data'.U65];['Raw Data'.AI65])" office:value-type="float" office:value="1735">
            <text:p>1735</text:p>
          </table:table-cell>
          <table:table-cell table:formula="of:=AVERAGE(['Raw Data'.H65];['Raw Data'.V65];['Raw Data'.AJ65])" office:value-type="float" office:value="2260">
            <text:p>2260</text:p>
          </table:table-cell>
          <table:table-cell table:formula="of:=AVERAGE(['Raw Data'.I65];['Raw Data'.W65];['Raw Data'.AK65])" office:value-type="float" office:value="1067">
            <text:p>1067</text:p>
          </table:table-cell>
          <table:table-cell table:formula="of:=AVERAGE(['Raw Data'.J65];['Raw Data'.X65];['Raw Data'.AL65])" office:value-type="float" office:value="1006.33333333333">
            <text:p>1006</text:p>
          </table:table-cell>
          <table:table-cell table:formula="of:=AVERAGE(['Raw Data'.K65];['Raw Data'.Y65];['Raw Data'.AM65])" office:value-type="float" office:value="1016">
            <text:p>1016</text:p>
          </table:table-cell>
          <table:table-cell table:formula="of:=AVERAGE(['Raw Data'.L65];['Raw Data'.Z65];['Raw Data'.AN65])" office:value-type="float" office:value="997">
            <text:p>997</text:p>
          </table:table-cell>
          <table:table-cell table:formula="of:=AVERAGE(['Raw Data'.M65];['Raw Data'.AA65];['Raw Data'.AO65])" office:value-type="float" office:value="1601.33333333333">
            <text:p>1601</text:p>
          </table:table-cell>
          <table:table-cell table:formula="of:=AVERAGE(['Raw Data'.N65];['Raw Data'.AB65];['Raw Data'.AP65])" office:value-type="float" office:value="1698.66666666667">
            <text:p>1699</text:p>
          </table:table-cell>
          <table:table-cell table:formula="of:=AVERAGE(['Raw Data'.O65];['Raw Data'.AC65];['Raw Data'.AQ65])" office:value-type="float" office:value="1466.66666666667">
            <text:p>1467</text:p>
          </table:table-cell>
          <table:table-cell table:formula="of:=AVERAGE(['Raw Data'.P65];['Raw Data'.AD65];['Raw Data'.AR65])" office:value-type="float" office:value="1319.33333333333">
            <text:p>1319</text:p>
          </table:table-cell>
        </table:table-row>
        <table:table-row table:style-name="ro1">
          <table:table-cell table:formula="of:=['Raw Data'.A66]" office:value-type="time" office:time-value="PT02H00M00S">
            <text:p>02:00:00</text:p>
          </table:table-cell>
          <table:table-cell table:formula="of:=AVERAGE(['Raw Data'.C66];['Raw Data'.Q66];['Raw Data'.AE66])" office:value-type="float" office:value="1477">
            <text:p>1477</text:p>
          </table:table-cell>
          <table:table-cell table:formula="of:=AVERAGE(['Raw Data'.D66];['Raw Data'.R66];['Raw Data'.AF66])" office:value-type="float" office:value="1030">
            <text:p>1030</text:p>
          </table:table-cell>
          <table:table-cell table:formula="of:=AVERAGE(['Raw Data'.E66];['Raw Data'.S66];['Raw Data'.AG66])" office:value-type="float" office:value="3333.66666666667">
            <text:p>3334</text:p>
          </table:table-cell>
          <table:table-cell table:formula="of:=AVERAGE(['Raw Data'.F66];['Raw Data'.T66];['Raw Data'.AH66])" office:value-type="float" office:value="1085.33333333333">
            <text:p>1085</text:p>
          </table:table-cell>
          <table:table-cell table:formula="of:=AVERAGE(['Raw Data'.G66];['Raw Data'.U66];['Raw Data'.AI66])" office:value-type="float" office:value="1773.66666666667">
            <text:p>1774</text:p>
          </table:table-cell>
          <table:table-cell table:formula="of:=AVERAGE(['Raw Data'.H66];['Raw Data'.V66];['Raw Data'.AJ66])" office:value-type="float" office:value="2281.33333333333">
            <text:p>2281</text:p>
          </table:table-cell>
          <table:table-cell table:formula="of:=AVERAGE(['Raw Data'.I66];['Raw Data'.W66];['Raw Data'.AK66])" office:value-type="float" office:value="1048.33333333333">
            <text:p>1048</text:p>
          </table:table-cell>
          <table:table-cell table:formula="of:=AVERAGE(['Raw Data'.J66];['Raw Data'.X66];['Raw Data'.AL66])" office:value-type="float" office:value="983.666666666667">
            <text:p>984</text:p>
          </table:table-cell>
          <table:table-cell table:formula="of:=AVERAGE(['Raw Data'.K66];['Raw Data'.Y66];['Raw Data'.AM66])" office:value-type="float" office:value="1030.33333333333">
            <text:p>1030</text:p>
          </table:table-cell>
          <table:table-cell table:formula="of:=AVERAGE(['Raw Data'.L66];['Raw Data'.Z66];['Raw Data'.AN66])" office:value-type="float" office:value="990">
            <text:p>990</text:p>
          </table:table-cell>
          <table:table-cell table:formula="of:=AVERAGE(['Raw Data'.M66];['Raw Data'.AA66];['Raw Data'.AO66])" office:value-type="float" office:value="1597.33333333333">
            <text:p>1597</text:p>
          </table:table-cell>
          <table:table-cell table:formula="of:=AVERAGE(['Raw Data'.N66];['Raw Data'.AB66];['Raw Data'.AP66])" office:value-type="float" office:value="1695.66666666667">
            <text:p>1696</text:p>
          </table:table-cell>
          <table:table-cell table:formula="of:=AVERAGE(['Raw Data'.O66];['Raw Data'.AC66];['Raw Data'.AQ66])" office:value-type="float" office:value="1486.33333333333">
            <text:p>1486</text:p>
          </table:table-cell>
          <table:table-cell table:formula="of:=AVERAGE(['Raw Data'.P66];['Raw Data'.AD66];['Raw Data'.AR66])" office:value-type="float" office:value="1307">
            <text:p>1307</text:p>
          </table:table-cell>
        </table:table-row>
        <table:table-row table:style-name="ro1">
          <table:table-cell table:formula="of:=['Raw Data'.A67]" office:value-type="time" office:time-value="PT02H02M00S">
            <text:p>02:02:00</text:p>
          </table:table-cell>
          <table:table-cell table:formula="of:=AVERAGE(['Raw Data'.C67];['Raw Data'.Q67];['Raw Data'.AE67])" office:value-type="float" office:value="1462">
            <text:p>1462</text:p>
          </table:table-cell>
          <table:table-cell table:formula="of:=AVERAGE(['Raw Data'.D67];['Raw Data'.R67];['Raw Data'.AF67])" office:value-type="float" office:value="1017">
            <text:p>1017</text:p>
          </table:table-cell>
          <table:table-cell table:formula="of:=AVERAGE(['Raw Data'.E67];['Raw Data'.S67];['Raw Data'.AG67])" office:value-type="float" office:value="3355.33333333333">
            <text:p>3355</text:p>
          </table:table-cell>
          <table:table-cell table:formula="of:=AVERAGE(['Raw Data'.F67];['Raw Data'.T67];['Raw Data'.AH67])" office:value-type="float" office:value="1098.33333333333">
            <text:p>1098</text:p>
          </table:table-cell>
          <table:table-cell table:formula="of:=AVERAGE(['Raw Data'.G67];['Raw Data'.U67];['Raw Data'.AI67])" office:value-type="float" office:value="1754.66666666667">
            <text:p>1755</text:p>
          </table:table-cell>
          <table:table-cell table:formula="of:=AVERAGE(['Raw Data'.H67];['Raw Data'.V67];['Raw Data'.AJ67])" office:value-type="float" office:value="2249.33333333333">
            <text:p>2249</text:p>
          </table:table-cell>
          <table:table-cell table:formula="of:=AVERAGE(['Raw Data'.I67];['Raw Data'.W67];['Raw Data'.AK67])" office:value-type="float" office:value="1052.66666666667">
            <text:p>1053</text:p>
          </table:table-cell>
          <table:table-cell table:formula="of:=AVERAGE(['Raw Data'.J67];['Raw Data'.X67];['Raw Data'.AL67])" office:value-type="float" office:value="962.333333333333">
            <text:p>962</text:p>
          </table:table-cell>
          <table:table-cell table:formula="of:=AVERAGE(['Raw Data'.K67];['Raw Data'.Y67];['Raw Data'.AM67])" office:value-type="float" office:value="1013.33333333333">
            <text:p>1013</text:p>
          </table:table-cell>
          <table:table-cell table:formula="of:=AVERAGE(['Raw Data'.L67];['Raw Data'.Z67];['Raw Data'.AN67])" office:value-type="float" office:value="966.333333333333">
            <text:p>966</text:p>
          </table:table-cell>
          <table:table-cell table:formula="of:=AVERAGE(['Raw Data'.M67];['Raw Data'.AA67];['Raw Data'.AO67])" office:value-type="float" office:value="1618.33333333333">
            <text:p>1618</text:p>
          </table:table-cell>
          <table:table-cell table:formula="of:=AVERAGE(['Raw Data'.N67];['Raw Data'.AB67];['Raw Data'.AP67])" office:value-type="float" office:value="1683.33333333333">
            <text:p>1683</text:p>
          </table:table-cell>
          <table:table-cell table:formula="of:=AVERAGE(['Raw Data'.O67];['Raw Data'.AC67];['Raw Data'.AQ67])" office:value-type="float" office:value="1501.33333333333">
            <text:p>1501</text:p>
          </table:table-cell>
          <table:table-cell table:formula="of:=AVERAGE(['Raw Data'.P67];['Raw Data'.AD67];['Raw Data'.AR67])" office:value-type="float" office:value="1303">
            <text:p>1303</text:p>
          </table:table-cell>
        </table:table-row>
        <table:table-row table:style-name="ro1">
          <table:table-cell table:formula="of:=['Raw Data'.A68]" office:value-type="time" office:time-value="PT02H04M00S">
            <text:p>02:04:00</text:p>
          </table:table-cell>
          <table:table-cell table:formula="of:=AVERAGE(['Raw Data'.C68];['Raw Data'.Q68];['Raw Data'.AE68])" office:value-type="float" office:value="1482.33333333333">
            <text:p>1482</text:p>
          </table:table-cell>
          <table:table-cell table:formula="of:=AVERAGE(['Raw Data'.D68];['Raw Data'.R68];['Raw Data'.AF68])" office:value-type="float" office:value="1025">
            <text:p>1025</text:p>
          </table:table-cell>
          <table:table-cell table:formula="of:=AVERAGE(['Raw Data'.E68];['Raw Data'.S68];['Raw Data'.AG68])" office:value-type="float" office:value="3355">
            <text:p>3355</text:p>
          </table:table-cell>
          <table:table-cell table:formula="of:=AVERAGE(['Raw Data'.F68];['Raw Data'.T68];['Raw Data'.AH68])" office:value-type="float" office:value="1101.33333333333">
            <text:p>1101</text:p>
          </table:table-cell>
          <table:table-cell table:formula="of:=AVERAGE(['Raw Data'.G68];['Raw Data'.U68];['Raw Data'.AI68])" office:value-type="float" office:value="1736">
            <text:p>1736</text:p>
          </table:table-cell>
          <table:table-cell table:formula="of:=AVERAGE(['Raw Data'.H68];['Raw Data'.V68];['Raw Data'.AJ68])" office:value-type="float" office:value="2228.66666666667">
            <text:p>2229</text:p>
          </table:table-cell>
          <table:table-cell table:formula="of:=AVERAGE(['Raw Data'.I68];['Raw Data'.W68];['Raw Data'.AK68])" office:value-type="float" office:value="1070.66666666667">
            <text:p>1071</text:p>
          </table:table-cell>
          <table:table-cell table:formula="of:=AVERAGE(['Raw Data'.J68];['Raw Data'.X68];['Raw Data'.AL68])" office:value-type="float" office:value="985.666666666667">
            <text:p>986</text:p>
          </table:table-cell>
          <table:table-cell table:formula="of:=AVERAGE(['Raw Data'.K68];['Raw Data'.Y68];['Raw Data'.AM68])" office:value-type="float" office:value="1031.33333333333">
            <text:p>1031</text:p>
          </table:table-cell>
          <table:table-cell table:formula="of:=AVERAGE(['Raw Data'.L68];['Raw Data'.Z68];['Raw Data'.AN68])" office:value-type="float" office:value="998">
            <text:p>998</text:p>
          </table:table-cell>
          <table:table-cell table:formula="of:=AVERAGE(['Raw Data'.M68];['Raw Data'.AA68];['Raw Data'.AO68])" office:value-type="float" office:value="1609.33333333333">
            <text:p>1609</text:p>
          </table:table-cell>
          <table:table-cell table:formula="of:=AVERAGE(['Raw Data'.N68];['Raw Data'.AB68];['Raw Data'.AP68])" office:value-type="float" office:value="1701.66666666667">
            <text:p>1702</text:p>
          </table:table-cell>
          <table:table-cell table:formula="of:=AVERAGE(['Raw Data'.O68];['Raw Data'.AC68];['Raw Data'.AQ68])" office:value-type="float" office:value="1489">
            <text:p>1489</text:p>
          </table:table-cell>
          <table:table-cell table:formula="of:=AVERAGE(['Raw Data'.P68];['Raw Data'.AD68];['Raw Data'.AR68])" office:value-type="float" office:value="1276">
            <text:p>1276</text:p>
          </table:table-cell>
        </table:table-row>
        <table:table-row table:style-name="ro1">
          <table:table-cell table:formula="of:=['Raw Data'.A69]" office:value-type="time" office:time-value="PT02H06M00S">
            <text:p>02:06:00</text:p>
          </table:table-cell>
          <table:table-cell table:formula="of:=AVERAGE(['Raw Data'.C69];['Raw Data'.Q69];['Raw Data'.AE69])" office:value-type="float" office:value="1464.33333333333">
            <text:p>1464</text:p>
          </table:table-cell>
          <table:table-cell table:formula="of:=AVERAGE(['Raw Data'.D69];['Raw Data'.R69];['Raw Data'.AF69])" office:value-type="float" office:value="1037.66666666667">
            <text:p>1038</text:p>
          </table:table-cell>
          <table:table-cell table:formula="of:=AVERAGE(['Raw Data'.E69];['Raw Data'.S69];['Raw Data'.AG69])" office:value-type="float" office:value="3372.66666666667">
            <text:p>3373</text:p>
          </table:table-cell>
          <table:table-cell table:formula="of:=AVERAGE(['Raw Data'.F69];['Raw Data'.T69];['Raw Data'.AH69])" office:value-type="float" office:value="1090.33333333333">
            <text:p>1090</text:p>
          </table:table-cell>
          <table:table-cell table:formula="of:=AVERAGE(['Raw Data'.G69];['Raw Data'.U69];['Raw Data'.AI69])" office:value-type="float" office:value="1745.33333333333">
            <text:p>1745</text:p>
          </table:table-cell>
          <table:table-cell table:formula="of:=AVERAGE(['Raw Data'.H69];['Raw Data'.V69];['Raw Data'.AJ69])" office:value-type="float" office:value="2253">
            <text:p>2253</text:p>
          </table:table-cell>
          <table:table-cell table:formula="of:=AVERAGE(['Raw Data'.I69];['Raw Data'.W69];['Raw Data'.AK69])" office:value-type="float" office:value="1067.66666666667">
            <text:p>1068</text:p>
          </table:table-cell>
          <table:table-cell table:formula="of:=AVERAGE(['Raw Data'.J69];['Raw Data'.X69];['Raw Data'.AL69])" office:value-type="float" office:value="1001">
            <text:p>1001</text:p>
          </table:table-cell>
          <table:table-cell table:formula="of:=AVERAGE(['Raw Data'.K69];['Raw Data'.Y69];['Raw Data'.AM69])" office:value-type="float" office:value="1029.66666666667">
            <text:p>1030</text:p>
          </table:table-cell>
          <table:table-cell table:formula="of:=AVERAGE(['Raw Data'.L69];['Raw Data'.Z69];['Raw Data'.AN69])" office:value-type="float" office:value="989.666666666667">
            <text:p>990</text:p>
          </table:table-cell>
          <table:table-cell table:formula="of:=AVERAGE(['Raw Data'.M69];['Raw Data'.AA69];['Raw Data'.AO69])" office:value-type="float" office:value="1611.66666666667">
            <text:p>1612</text:p>
          </table:table-cell>
          <table:table-cell table:formula="of:=AVERAGE(['Raw Data'.N69];['Raw Data'.AB69];['Raw Data'.AP69])" office:value-type="float" office:value="1706">
            <text:p>1706</text:p>
          </table:table-cell>
          <table:table-cell table:formula="of:=AVERAGE(['Raw Data'.O69];['Raw Data'.AC69];['Raw Data'.AQ69])" office:value-type="float" office:value="1480.33333333333">
            <text:p>1480</text:p>
          </table:table-cell>
          <table:table-cell table:formula="of:=AVERAGE(['Raw Data'.P69];['Raw Data'.AD69];['Raw Data'.AR69])" office:value-type="float" office:value="1307.33333333333">
            <text:p>1307</text:p>
          </table:table-cell>
        </table:table-row>
        <table:table-row table:style-name="ro1">
          <table:table-cell table:formula="of:=['Raw Data'.A70]" office:value-type="time" office:time-value="PT02H08M00S">
            <text:p>02:08:00</text:p>
          </table:table-cell>
          <table:table-cell table:formula="of:=AVERAGE(['Raw Data'.C70];['Raw Data'.Q70];['Raw Data'.AE70])" office:value-type="float" office:value="1470.66666666667">
            <text:p>1471</text:p>
          </table:table-cell>
          <table:table-cell table:formula="of:=AVERAGE(['Raw Data'.D70];['Raw Data'.R70];['Raw Data'.AF70])" office:value-type="float" office:value="1019">
            <text:p>1019</text:p>
          </table:table-cell>
          <table:table-cell table:formula="of:=AVERAGE(['Raw Data'.E70];['Raw Data'.S70];['Raw Data'.AG70])" office:value-type="float" office:value="3360">
            <text:p>3360</text:p>
          </table:table-cell>
          <table:table-cell table:formula="of:=AVERAGE(['Raw Data'.F70];['Raw Data'.T70];['Raw Data'.AH70])" office:value-type="float" office:value="1095.66666666667">
            <text:p>1096</text:p>
          </table:table-cell>
          <table:table-cell table:formula="of:=AVERAGE(['Raw Data'.G70];['Raw Data'.U70];['Raw Data'.AI70])" office:value-type="float" office:value="1733.33333333333">
            <text:p>1733</text:p>
          </table:table-cell>
          <table:table-cell table:formula="of:=AVERAGE(['Raw Data'.H70];['Raw Data'.V70];['Raw Data'.AJ70])" office:value-type="float" office:value="2256.66666666667">
            <text:p>2257</text:p>
          </table:table-cell>
          <table:table-cell table:formula="of:=AVERAGE(['Raw Data'.I70];['Raw Data'.W70];['Raw Data'.AK70])" office:value-type="float" office:value="1068">
            <text:p>1068</text:p>
          </table:table-cell>
          <table:table-cell table:formula="of:=AVERAGE(['Raw Data'.J70];['Raw Data'.X70];['Raw Data'.AL70])" office:value-type="float" office:value="998">
            <text:p>998</text:p>
          </table:table-cell>
          <table:table-cell table:formula="of:=AVERAGE(['Raw Data'.K70];['Raw Data'.Y70];['Raw Data'.AM70])" office:value-type="float" office:value="995">
            <text:p>995</text:p>
          </table:table-cell>
          <table:table-cell table:formula="of:=AVERAGE(['Raw Data'.L70];['Raw Data'.Z70];['Raw Data'.AN70])" office:value-type="float" office:value="976.666666666667">
            <text:p>977</text:p>
          </table:table-cell>
          <table:table-cell table:formula="of:=AVERAGE(['Raw Data'.M70];['Raw Data'.AA70];['Raw Data'.AO70])" office:value-type="float" office:value="1606.33333333333">
            <text:p>1606</text:p>
          </table:table-cell>
          <table:table-cell table:formula="of:=AVERAGE(['Raw Data'.N70];['Raw Data'.AB70];['Raw Data'.AP70])" office:value-type="float" office:value="1711">
            <text:p>1711</text:p>
          </table:table-cell>
          <table:table-cell table:formula="of:=AVERAGE(['Raw Data'.O70];['Raw Data'.AC70];['Raw Data'.AQ70])" office:value-type="float" office:value="1510">
            <text:p>1510</text:p>
          </table:table-cell>
          <table:table-cell table:formula="of:=AVERAGE(['Raw Data'.P70];['Raw Data'.AD70];['Raw Data'.AR70])" office:value-type="float" office:value="1308.66666666667">
            <text:p>1309</text:p>
          </table:table-cell>
        </table:table-row>
        <table:table-row table:style-name="ro1">
          <table:table-cell table:formula="of:=['Raw Data'.A71]" office:value-type="time" office:time-value="PT02H10M00S">
            <text:p>02:10:00</text:p>
          </table:table-cell>
          <table:table-cell table:formula="of:=AVERAGE(['Raw Data'.C71];['Raw Data'.Q71];['Raw Data'.AE71])" office:value-type="float" office:value="1455.66666666667">
            <text:p>1456</text:p>
          </table:table-cell>
          <table:table-cell table:formula="of:=AVERAGE(['Raw Data'.D71];['Raw Data'.R71];['Raw Data'.AF71])" office:value-type="float" office:value="1044.33333333333">
            <text:p>1044</text:p>
          </table:table-cell>
          <table:table-cell table:formula="of:=AVERAGE(['Raw Data'.E71];['Raw Data'.S71];['Raw Data'.AG71])" office:value-type="float" office:value="3318.33333333333">
            <text:p>3318</text:p>
          </table:table-cell>
          <table:table-cell table:formula="of:=AVERAGE(['Raw Data'.F71];['Raw Data'.T71];['Raw Data'.AH71])" office:value-type="float" office:value="1089.33333333333">
            <text:p>1089</text:p>
          </table:table-cell>
          <table:table-cell table:formula="of:=AVERAGE(['Raw Data'.G71];['Raw Data'.U71];['Raw Data'.AI71])" office:value-type="float" office:value="1741.33333333333">
            <text:p>1741</text:p>
          </table:table-cell>
          <table:table-cell table:formula="of:=AVERAGE(['Raw Data'.H71];['Raw Data'.V71];['Raw Data'.AJ71])" office:value-type="float" office:value="2263.33333333333">
            <text:p>2263</text:p>
          </table:table-cell>
          <table:table-cell table:formula="of:=AVERAGE(['Raw Data'.I71];['Raw Data'.W71];['Raw Data'.AK71])" office:value-type="float" office:value="1059.66666666667">
            <text:p>1060</text:p>
          </table:table-cell>
          <table:table-cell table:formula="of:=AVERAGE(['Raw Data'.J71];['Raw Data'.X71];['Raw Data'.AL71])" office:value-type="float" office:value="988.333333333333">
            <text:p>988</text:p>
          </table:table-cell>
          <table:table-cell table:formula="of:=AVERAGE(['Raw Data'.K71];['Raw Data'.Y71];['Raw Data'.AM71])" office:value-type="float" office:value="1011">
            <text:p>1011</text:p>
          </table:table-cell>
          <table:table-cell table:formula="of:=AVERAGE(['Raw Data'.L71];['Raw Data'.Z71];['Raw Data'.AN71])" office:value-type="float" office:value="981.333333333333">
            <text:p>981</text:p>
          </table:table-cell>
          <table:table-cell table:formula="of:=AVERAGE(['Raw Data'.M71];['Raw Data'.AA71];['Raw Data'.AO71])" office:value-type="float" office:value="1573.66666666667">
            <text:p>1574</text:p>
          </table:table-cell>
          <table:table-cell table:formula="of:=AVERAGE(['Raw Data'.N71];['Raw Data'.AB71];['Raw Data'.AP71])" office:value-type="float" office:value="1689.66666666667">
            <text:p>1690</text:p>
          </table:table-cell>
          <table:table-cell table:formula="of:=AVERAGE(['Raw Data'.O71];['Raw Data'.AC71];['Raw Data'.AQ71])" office:value-type="float" office:value="1481.33333333333">
            <text:p>1481</text:p>
          </table:table-cell>
          <table:table-cell table:formula="of:=AVERAGE(['Raw Data'.P71];['Raw Data'.AD71];['Raw Data'.AR71])" office:value-type="float" office:value="1257">
            <text:p>1257</text:p>
          </table:table-cell>
        </table:table-row>
        <table:table-row table:style-name="ro1">
          <table:table-cell table:formula="of:=['Raw Data'.A72]" office:value-type="time" office:time-value="PT02H12M00S">
            <text:p>02:12:00</text:p>
          </table:table-cell>
          <table:table-cell table:formula="of:=AVERAGE(['Raw Data'.C72];['Raw Data'.Q72];['Raw Data'.AE72])" office:value-type="float" office:value="1479.33333333333">
            <text:p>1479</text:p>
          </table:table-cell>
          <table:table-cell table:formula="of:=AVERAGE(['Raw Data'.D72];['Raw Data'.R72];['Raw Data'.AF72])" office:value-type="float" office:value="1026.66666666667">
            <text:p>1027</text:p>
          </table:table-cell>
          <table:table-cell table:formula="of:=AVERAGE(['Raw Data'.E72];['Raw Data'.S72];['Raw Data'.AG72])" office:value-type="float" office:value="3371.33333333333">
            <text:p>3371</text:p>
          </table:table-cell>
          <table:table-cell table:formula="of:=AVERAGE(['Raw Data'.F72];['Raw Data'.T72];['Raw Data'.AH72])" office:value-type="float" office:value="1092.66666666667">
            <text:p>1093</text:p>
          </table:table-cell>
          <table:table-cell table:formula="of:=AVERAGE(['Raw Data'.G72];['Raw Data'.U72];['Raw Data'.AI72])" office:value-type="float" office:value="1763.66666666667">
            <text:p>1764</text:p>
          </table:table-cell>
          <table:table-cell table:formula="of:=AVERAGE(['Raw Data'.H72];['Raw Data'.V72];['Raw Data'.AJ72])" office:value-type="float" office:value="2265.33333333333">
            <text:p>2265</text:p>
          </table:table-cell>
          <table:table-cell table:formula="of:=AVERAGE(['Raw Data'.I72];['Raw Data'.W72];['Raw Data'.AK72])" office:value-type="float" office:value="1071.33333333333">
            <text:p>1071</text:p>
          </table:table-cell>
          <table:table-cell table:formula="of:=AVERAGE(['Raw Data'.J72];['Raw Data'.X72];['Raw Data'.AL72])" office:value-type="float" office:value="977.333333333333">
            <text:p>977</text:p>
          </table:table-cell>
          <table:table-cell table:formula="of:=AVERAGE(['Raw Data'.K72];['Raw Data'.Y72];['Raw Data'.AM72])" office:value-type="float" office:value="1032.66666666667">
            <text:p>1033</text:p>
          </table:table-cell>
          <table:table-cell table:formula="of:=AVERAGE(['Raw Data'.L72];['Raw Data'.Z72];['Raw Data'.AN72])" office:value-type="float" office:value="981.333333333333">
            <text:p>981</text:p>
          </table:table-cell>
          <table:table-cell table:formula="of:=AVERAGE(['Raw Data'.M72];['Raw Data'.AA72];['Raw Data'.AO72])" office:value-type="float" office:value="1588">
            <text:p>1588</text:p>
          </table:table-cell>
          <table:table-cell table:formula="of:=AVERAGE(['Raw Data'.N72];['Raw Data'.AB72];['Raw Data'.AP72])" office:value-type="float" office:value="1691.33333333333">
            <text:p>1691</text:p>
          </table:table-cell>
          <table:table-cell table:formula="of:=AVERAGE(['Raw Data'.O72];['Raw Data'.AC72];['Raw Data'.AQ72])" office:value-type="float" office:value="1461.66666666667">
            <text:p>1462</text:p>
          </table:table-cell>
          <table:table-cell table:formula="of:=AVERAGE(['Raw Data'.P72];['Raw Data'.AD72];['Raw Data'.AR72])" office:value-type="float" office:value="1280">
            <text:p>1280</text:p>
          </table:table-cell>
        </table:table-row>
        <table:table-row table:style-name="ro1">
          <table:table-cell table:formula="of:=['Raw Data'.A73]" office:value-type="time" office:time-value="PT02H14M00S">
            <text:p>02:14:00</text:p>
          </table:table-cell>
          <table:table-cell table:formula="of:=AVERAGE(['Raw Data'.C73];['Raw Data'.Q73];['Raw Data'.AE73])" office:value-type="float" office:value="1467">
            <text:p>1467</text:p>
          </table:table-cell>
          <table:table-cell table:formula="of:=AVERAGE(['Raw Data'.D73];['Raw Data'.R73];['Raw Data'.AF73])" office:value-type="float" office:value="1038.33333333333">
            <text:p>1038</text:p>
          </table:table-cell>
          <table:table-cell table:formula="of:=AVERAGE(['Raw Data'.E73];['Raw Data'.S73];['Raw Data'.AG73])" office:value-type="float" office:value="3361">
            <text:p>3361</text:p>
          </table:table-cell>
          <table:table-cell table:formula="of:=AVERAGE(['Raw Data'.F73];['Raw Data'.T73];['Raw Data'.AH73])" office:value-type="float" office:value="1109.66666666667">
            <text:p>1110</text:p>
          </table:table-cell>
          <table:table-cell table:formula="of:=AVERAGE(['Raw Data'.G73];['Raw Data'.U73];['Raw Data'.AI73])" office:value-type="float" office:value="1765">
            <text:p>1765</text:p>
          </table:table-cell>
          <table:table-cell table:formula="of:=AVERAGE(['Raw Data'.H73];['Raw Data'.V73];['Raw Data'.AJ73])" office:value-type="float" office:value="2277.66666666667">
            <text:p>2278</text:p>
          </table:table-cell>
          <table:table-cell table:formula="of:=AVERAGE(['Raw Data'.I73];['Raw Data'.W73];['Raw Data'.AK73])" office:value-type="float" office:value="1045.66666666667">
            <text:p>1046</text:p>
          </table:table-cell>
          <table:table-cell table:formula="of:=AVERAGE(['Raw Data'.J73];['Raw Data'.X73];['Raw Data'.AL73])" office:value-type="float" office:value="984.666666666667">
            <text:p>985</text:p>
          </table:table-cell>
          <table:table-cell table:formula="of:=AVERAGE(['Raw Data'.K73];['Raw Data'.Y73];['Raw Data'.AM73])" office:value-type="float" office:value="997">
            <text:p>997</text:p>
          </table:table-cell>
          <table:table-cell table:formula="of:=AVERAGE(['Raw Data'.L73];['Raw Data'.Z73];['Raw Data'.AN73])" office:value-type="float" office:value="991">
            <text:p>991</text:p>
          </table:table-cell>
          <table:table-cell table:formula="of:=AVERAGE(['Raw Data'.M73];['Raw Data'.AA73];['Raw Data'.AO73])" office:value-type="float" office:value="1606">
            <text:p>1606</text:p>
          </table:table-cell>
          <table:table-cell table:formula="of:=AVERAGE(['Raw Data'.N73];['Raw Data'.AB73];['Raw Data'.AP73])" office:value-type="float" office:value="1679">
            <text:p>1679</text:p>
          </table:table-cell>
          <table:table-cell table:formula="of:=AVERAGE(['Raw Data'.O73];['Raw Data'.AC73];['Raw Data'.AQ73])" office:value-type="float" office:value="1487">
            <text:p>1487</text:p>
          </table:table-cell>
          <table:table-cell table:formula="of:=AVERAGE(['Raw Data'.P73];['Raw Data'.AD73];['Raw Data'.AR73])" office:value-type="float" office:value="1278">
            <text:p>1278</text:p>
          </table:table-cell>
        </table:table-row>
        <table:table-row table:style-name="ro1">
          <table:table-cell table:formula="of:=['Raw Data'.A74]" office:value-type="time" office:time-value="PT02H16M00S">
            <text:p>02:16:00</text:p>
          </table:table-cell>
          <table:table-cell table:formula="of:=AVERAGE(['Raw Data'.C74];['Raw Data'.Q74];['Raw Data'.AE74])" office:value-type="float" office:value="1474.33333333333">
            <text:p>1474</text:p>
          </table:table-cell>
          <table:table-cell table:formula="of:=AVERAGE(['Raw Data'.D74];['Raw Data'.R74];['Raw Data'.AF74])" office:value-type="float" office:value="1017">
            <text:p>1017</text:p>
          </table:table-cell>
          <table:table-cell table:formula="of:=AVERAGE(['Raw Data'.E74];['Raw Data'.S74];['Raw Data'.AG74])" office:value-type="float" office:value="3359">
            <text:p>3359</text:p>
          </table:table-cell>
          <table:table-cell table:formula="of:=AVERAGE(['Raw Data'.F74];['Raw Data'.T74];['Raw Data'.AH74])" office:value-type="float" office:value="1091.66666666667">
            <text:p>1092</text:p>
          </table:table-cell>
          <table:table-cell table:formula="of:=AVERAGE(['Raw Data'.G74];['Raw Data'.U74];['Raw Data'.AI74])" office:value-type="float" office:value="1747">
            <text:p>1747</text:p>
          </table:table-cell>
          <table:table-cell table:formula="of:=AVERAGE(['Raw Data'.H74];['Raw Data'.V74];['Raw Data'.AJ74])" office:value-type="float" office:value="2256.33333333333">
            <text:p>2256</text:p>
          </table:table-cell>
          <table:table-cell table:formula="of:=AVERAGE(['Raw Data'.I74];['Raw Data'.W74];['Raw Data'.AK74])" office:value-type="float" office:value="1046">
            <text:p>1046</text:p>
          </table:table-cell>
          <table:table-cell table:formula="of:=AVERAGE(['Raw Data'.J74];['Raw Data'.X74];['Raw Data'.AL74])" office:value-type="float" office:value="951.666666666667">
            <text:p>952</text:p>
          </table:table-cell>
          <table:table-cell table:formula="of:=AVERAGE(['Raw Data'.K74];['Raw Data'.Y74];['Raw Data'.AM74])" office:value-type="float" office:value="990.666666666667">
            <text:p>991</text:p>
          </table:table-cell>
          <table:table-cell table:formula="of:=AVERAGE(['Raw Data'.L74];['Raw Data'.Z74];['Raw Data'.AN74])" office:value-type="float" office:value="1005.33333333333">
            <text:p>1005</text:p>
          </table:table-cell>
          <table:table-cell table:formula="of:=AVERAGE(['Raw Data'.M74];['Raw Data'.AA74];['Raw Data'.AO74])" office:value-type="float" office:value="1585">
            <text:p>1585</text:p>
          </table:table-cell>
          <table:table-cell table:formula="of:=AVERAGE(['Raw Data'.N74];['Raw Data'.AB74];['Raw Data'.AP74])" office:value-type="float" office:value="1694.66666666667">
            <text:p>1695</text:p>
          </table:table-cell>
          <table:table-cell table:formula="of:=AVERAGE(['Raw Data'.O74];['Raw Data'.AC74];['Raw Data'.AQ74])" office:value-type="float" office:value="1485.33333333333">
            <text:p>1485</text:p>
          </table:table-cell>
          <table:table-cell table:formula="of:=AVERAGE(['Raw Data'.P74];['Raw Data'.AD74];['Raw Data'.AR74])" office:value-type="float" office:value="1303.66666666667">
            <text:p>1304</text:p>
          </table:table-cell>
        </table:table-row>
        <table:table-row table:style-name="ro1">
          <table:table-cell table:formula="of:=['Raw Data'.A75]" office:value-type="time" office:time-value="PT02H18M00S">
            <text:p>02:18:00</text:p>
          </table:table-cell>
          <table:table-cell table:formula="of:=AVERAGE(['Raw Data'.C75];['Raw Data'.Q75];['Raw Data'.AE75])" office:value-type="float" office:value="1476">
            <text:p>1476</text:p>
          </table:table-cell>
          <table:table-cell table:formula="of:=AVERAGE(['Raw Data'.D75];['Raw Data'.R75];['Raw Data'.AF75])" office:value-type="float" office:value="1017">
            <text:p>1017</text:p>
          </table:table-cell>
          <table:table-cell table:formula="of:=AVERAGE(['Raw Data'.E75];['Raw Data'.S75];['Raw Data'.AG75])" office:value-type="float" office:value="3386.66666666667">
            <text:p>3387</text:p>
          </table:table-cell>
          <table:table-cell table:formula="of:=AVERAGE(['Raw Data'.F75];['Raw Data'.T75];['Raw Data'.AH75])" office:value-type="float" office:value="1099.33333333333">
            <text:p>1099</text:p>
          </table:table-cell>
          <table:table-cell table:formula="of:=AVERAGE(['Raw Data'.G75];['Raw Data'.U75];['Raw Data'.AI75])" office:value-type="float" office:value="1755">
            <text:p>1755</text:p>
          </table:table-cell>
          <table:table-cell table:formula="of:=AVERAGE(['Raw Data'.H75];['Raw Data'.V75];['Raw Data'.AJ75])" office:value-type="float" office:value="2253.33333333333">
            <text:p>2253</text:p>
          </table:table-cell>
          <table:table-cell table:formula="of:=AVERAGE(['Raw Data'.I75];['Raw Data'.W75];['Raw Data'.AK75])" office:value-type="float" office:value="1081.66666666667">
            <text:p>1082</text:p>
          </table:table-cell>
          <table:table-cell table:formula="of:=AVERAGE(['Raw Data'.J75];['Raw Data'.X75];['Raw Data'.AL75])" office:value-type="float" office:value="966.333333333333">
            <text:p>966</text:p>
          </table:table-cell>
          <table:table-cell table:formula="of:=AVERAGE(['Raw Data'.K75];['Raw Data'.Y75];['Raw Data'.AM75])" office:value-type="float" office:value="1026.66666666667">
            <text:p>1027</text:p>
          </table:table-cell>
          <table:table-cell table:formula="of:=AVERAGE(['Raw Data'.L75];['Raw Data'.Z75];['Raw Data'.AN75])" office:value-type="float" office:value="980">
            <text:p>980</text:p>
          </table:table-cell>
          <table:table-cell table:formula="of:=AVERAGE(['Raw Data'.M75];['Raw Data'.AA75];['Raw Data'.AO75])" office:value-type="float" office:value="1586.66666666667">
            <text:p>1587</text:p>
          </table:table-cell>
          <table:table-cell table:formula="of:=AVERAGE(['Raw Data'.N75];['Raw Data'.AB75];['Raw Data'.AP75])" office:value-type="float" office:value="1698.66666666667">
            <text:p>1699</text:p>
          </table:table-cell>
          <table:table-cell table:formula="of:=AVERAGE(['Raw Data'.O75];['Raw Data'.AC75];['Raw Data'.AQ75])" office:value-type="float" office:value="1487.66666666667">
            <text:p>1488</text:p>
          </table:table-cell>
          <table:table-cell table:formula="of:=AVERAGE(['Raw Data'.P75];['Raw Data'.AD75];['Raw Data'.AR75])" office:value-type="float" office:value="1284">
            <text:p>1284</text:p>
          </table:table-cell>
        </table:table-row>
        <table:table-row table:style-name="ro1">
          <table:table-cell table:formula="of:=['Raw Data'.A76]" office:value-type="time" office:time-value="PT02H20M00S">
            <text:p>02:20:00</text:p>
          </table:table-cell>
          <table:table-cell table:formula="of:=AVERAGE(['Raw Data'.C76];['Raw Data'.Q76];['Raw Data'.AE76])" office:value-type="float" office:value="1451">
            <text:p>1451</text:p>
          </table:table-cell>
          <table:table-cell table:formula="of:=AVERAGE(['Raw Data'.D76];['Raw Data'.R76];['Raw Data'.AF76])" office:value-type="float" office:value="1018.66666666667">
            <text:p>1019</text:p>
          </table:table-cell>
          <table:table-cell table:formula="of:=AVERAGE(['Raw Data'.E76];['Raw Data'.S76];['Raw Data'.AG76])" office:value-type="float" office:value="3384.33333333333">
            <text:p>3384</text:p>
          </table:table-cell>
          <table:table-cell table:formula="of:=AVERAGE(['Raw Data'.F76];['Raw Data'.T76];['Raw Data'.AH76])" office:value-type="float" office:value="1117.33333333333">
            <text:p>1117</text:p>
          </table:table-cell>
          <table:table-cell table:formula="of:=AVERAGE(['Raw Data'.G76];['Raw Data'.U76];['Raw Data'.AI76])" office:value-type="float" office:value="1724.66666666667">
            <text:p>1725</text:p>
          </table:table-cell>
          <table:table-cell table:formula="of:=AVERAGE(['Raw Data'.H76];['Raw Data'.V76];['Raw Data'.AJ76])" office:value-type="float" office:value="2280">
            <text:p>2280</text:p>
          </table:table-cell>
          <table:table-cell table:formula="of:=AVERAGE(['Raw Data'.I76];['Raw Data'.W76];['Raw Data'.AK76])" office:value-type="float" office:value="1049">
            <text:p>1049</text:p>
          </table:table-cell>
          <table:table-cell table:formula="of:=AVERAGE(['Raw Data'.J76];['Raw Data'.X76];['Raw Data'.AL76])" office:value-type="float" office:value="968">
            <text:p>968</text:p>
          </table:table-cell>
          <table:table-cell table:formula="of:=AVERAGE(['Raw Data'.K76];['Raw Data'.Y76];['Raw Data'.AM76])" office:value-type="float" office:value="1034.66666666667">
            <text:p>1035</text:p>
          </table:table-cell>
          <table:table-cell table:formula="of:=AVERAGE(['Raw Data'.L76];['Raw Data'.Z76];['Raw Data'.AN76])" office:value-type="float" office:value="977.333333333333">
            <text:p>977</text:p>
          </table:table-cell>
          <table:table-cell table:formula="of:=AVERAGE(['Raw Data'.M76];['Raw Data'.AA76];['Raw Data'.AO76])" office:value-type="float" office:value="1597.33333333333">
            <text:p>1597</text:p>
          </table:table-cell>
          <table:table-cell table:formula="of:=AVERAGE(['Raw Data'.N76];['Raw Data'.AB76];['Raw Data'.AP76])" office:value-type="float" office:value="1679.66666666667">
            <text:p>1680</text:p>
          </table:table-cell>
          <table:table-cell table:formula="of:=AVERAGE(['Raw Data'.O76];['Raw Data'.AC76];['Raw Data'.AQ76])" office:value-type="float" office:value="1500.33333333333">
            <text:p>1500</text:p>
          </table:table-cell>
          <table:table-cell table:formula="of:=AVERAGE(['Raw Data'.P76];['Raw Data'.AD76];['Raw Data'.AR76])" office:value-type="float" office:value="1316.66666666667">
            <text:p>1317</text:p>
          </table:table-cell>
        </table:table-row>
        <table:table-row table:style-name="ro1">
          <table:table-cell table:formula="of:=['Raw Data'.A77]" office:value-type="time" office:time-value="PT02H22M00S">
            <text:p>02:22:00</text:p>
          </table:table-cell>
          <table:table-cell table:formula="of:=AVERAGE(['Raw Data'.C77];['Raw Data'.Q77];['Raw Data'.AE77])" office:value-type="float" office:value="1469">
            <text:p>1469</text:p>
          </table:table-cell>
          <table:table-cell table:formula="of:=AVERAGE(['Raw Data'.D77];['Raw Data'.R77];['Raw Data'.AF77])" office:value-type="float" office:value="1018.66666666667">
            <text:p>1019</text:p>
          </table:table-cell>
          <table:table-cell table:formula="of:=AVERAGE(['Raw Data'.E77];['Raw Data'.S77];['Raw Data'.AG77])" office:value-type="float" office:value="3314.33333333333">
            <text:p>3314</text:p>
          </table:table-cell>
          <table:table-cell table:formula="of:=AVERAGE(['Raw Data'.F77];['Raw Data'.T77];['Raw Data'.AH77])" office:value-type="float" office:value="1100.66666666667">
            <text:p>1101</text:p>
          </table:table-cell>
          <table:table-cell table:formula="of:=AVERAGE(['Raw Data'.G77];['Raw Data'.U77];['Raw Data'.AI77])" office:value-type="float" office:value="1750.33333333333">
            <text:p>1750</text:p>
          </table:table-cell>
          <table:table-cell table:formula="of:=AVERAGE(['Raw Data'.H77];['Raw Data'.V77];['Raw Data'.AJ77])" office:value-type="float" office:value="2261.33333333333">
            <text:p>2261</text:p>
          </table:table-cell>
          <table:table-cell table:formula="of:=AVERAGE(['Raw Data'.I77];['Raw Data'.W77];['Raw Data'.AK77])" office:value-type="float" office:value="1045.66666666667">
            <text:p>1046</text:p>
          </table:table-cell>
          <table:table-cell table:formula="of:=AVERAGE(['Raw Data'.J77];['Raw Data'.X77];['Raw Data'.AL77])" office:value-type="float" office:value="979">
            <text:p>979</text:p>
          </table:table-cell>
          <table:table-cell table:formula="of:=AVERAGE(['Raw Data'.K77];['Raw Data'.Y77];['Raw Data'.AM77])" office:value-type="float" office:value="999.333333333333">
            <text:p>999</text:p>
          </table:table-cell>
          <table:table-cell table:formula="of:=AVERAGE(['Raw Data'.L77];['Raw Data'.Z77];['Raw Data'.AN77])" office:value-type="float" office:value="975.333333333333">
            <text:p>975</text:p>
          </table:table-cell>
          <table:table-cell table:formula="of:=AVERAGE(['Raw Data'.M77];['Raw Data'.AA77];['Raw Data'.AO77])" office:value-type="float" office:value="1586.66666666667">
            <text:p>1587</text:p>
          </table:table-cell>
          <table:table-cell table:formula="of:=AVERAGE(['Raw Data'.N77];['Raw Data'.AB77];['Raw Data'.AP77])" office:value-type="float" office:value="1658">
            <text:p>1658</text:p>
          </table:table-cell>
          <table:table-cell table:formula="of:=AVERAGE(['Raw Data'.O77];['Raw Data'.AC77];['Raw Data'.AQ77])" office:value-type="float" office:value="1470.66666666667">
            <text:p>1471</text:p>
          </table:table-cell>
          <table:table-cell table:formula="of:=AVERAGE(['Raw Data'.P77];['Raw Data'.AD77];['Raw Data'.AR77])" office:value-type="float" office:value="1326.66666666667">
            <text:p>1327</text:p>
          </table:table-cell>
        </table:table-row>
        <table:table-row table:style-name="ro1">
          <table:table-cell table:formula="of:=['Raw Data'.A78]" office:value-type="time" office:time-value="PT02H24M00S">
            <text:p>02:24:00</text:p>
          </table:table-cell>
          <table:table-cell table:formula="of:=AVERAGE(['Raw Data'.C78];['Raw Data'.Q78];['Raw Data'.AE78])" office:value-type="float" office:value="1473.33333333333">
            <text:p>1473</text:p>
          </table:table-cell>
          <table:table-cell table:formula="of:=AVERAGE(['Raw Data'.D78];['Raw Data'.R78];['Raw Data'.AF78])" office:value-type="float" office:value="1022.33333333333">
            <text:p>1022</text:p>
          </table:table-cell>
          <table:table-cell table:formula="of:=AVERAGE(['Raw Data'.E78];['Raw Data'.S78];['Raw Data'.AG78])" office:value-type="float" office:value="3361.33333333333">
            <text:p>3361</text:p>
          </table:table-cell>
          <table:table-cell table:formula="of:=AVERAGE(['Raw Data'.F78];['Raw Data'.T78];['Raw Data'.AH78])" office:value-type="float" office:value="1102.66666666667">
            <text:p>1103</text:p>
          </table:table-cell>
          <table:table-cell table:formula="of:=AVERAGE(['Raw Data'.G78];['Raw Data'.U78];['Raw Data'.AI78])" office:value-type="float" office:value="1726">
            <text:p>1726</text:p>
          </table:table-cell>
          <table:table-cell table:formula="of:=AVERAGE(['Raw Data'.H78];['Raw Data'.V78];['Raw Data'.AJ78])" office:value-type="float" office:value="2291.66666666667">
            <text:p>2292</text:p>
          </table:table-cell>
          <table:table-cell table:formula="of:=AVERAGE(['Raw Data'.I78];['Raw Data'.W78];['Raw Data'.AK78])" office:value-type="float" office:value="1049.66666666667">
            <text:p>1050</text:p>
          </table:table-cell>
          <table:table-cell table:formula="of:=AVERAGE(['Raw Data'.J78];['Raw Data'.X78];['Raw Data'.AL78])" office:value-type="float" office:value="992.666666666667">
            <text:p>993</text:p>
          </table:table-cell>
          <table:table-cell table:formula="of:=AVERAGE(['Raw Data'.K78];['Raw Data'.Y78];['Raw Data'.AM78])" office:value-type="float" office:value="1005">
            <text:p>1005</text:p>
          </table:table-cell>
          <table:table-cell table:formula="of:=AVERAGE(['Raw Data'.L78];['Raw Data'.Z78];['Raw Data'.AN78])" office:value-type="float" office:value="985">
            <text:p>985</text:p>
          </table:table-cell>
          <table:table-cell table:formula="of:=AVERAGE(['Raw Data'.M78];['Raw Data'.AA78];['Raw Data'.AO78])" office:value-type="float" office:value="1605.33333333333">
            <text:p>1605</text:p>
          </table:table-cell>
          <table:table-cell table:formula="of:=AVERAGE(['Raw Data'.N78];['Raw Data'.AB78];['Raw Data'.AP78])" office:value-type="float" office:value="1693">
            <text:p>1693</text:p>
          </table:table-cell>
          <table:table-cell table:formula="of:=AVERAGE(['Raw Data'.O78];['Raw Data'.AC78];['Raw Data'.AQ78])" office:value-type="float" office:value="1477.66666666667">
            <text:p>1478</text:p>
          </table:table-cell>
          <table:table-cell table:formula="of:=AVERAGE(['Raw Data'.P78];['Raw Data'.AD78];['Raw Data'.AR78])" office:value-type="float" office:value="1305.66666666667">
            <text:p>1306</text:p>
          </table:table-cell>
        </table:table-row>
        <table:table-row table:style-name="ro1">
          <table:table-cell table:formula="of:=['Raw Data'.A79]" office:value-type="time" office:time-value="PT02H26M00S">
            <text:p>02:26:00</text:p>
          </table:table-cell>
          <table:table-cell table:formula="of:=AVERAGE(['Raw Data'.C79];['Raw Data'.Q79];['Raw Data'.AE79])" office:value-type="float" office:value="1465">
            <text:p>1465</text:p>
          </table:table-cell>
          <table:table-cell table:formula="of:=AVERAGE(['Raw Data'.D79];['Raw Data'.R79];['Raw Data'.AF79])" office:value-type="float" office:value="1029.33333333333">
            <text:p>1029</text:p>
          </table:table-cell>
          <table:table-cell table:formula="of:=AVERAGE(['Raw Data'.E79];['Raw Data'.S79];['Raw Data'.AG79])" office:value-type="float" office:value="3366.33333333333">
            <text:p>3366</text:p>
          </table:table-cell>
          <table:table-cell table:formula="of:=AVERAGE(['Raw Data'.F79];['Raw Data'.T79];['Raw Data'.AH79])" office:value-type="float" office:value="1089">
            <text:p>1089</text:p>
          </table:table-cell>
          <table:table-cell table:formula="of:=AVERAGE(['Raw Data'.G79];['Raw Data'.U79];['Raw Data'.AI79])" office:value-type="float" office:value="1787">
            <text:p>1787</text:p>
          </table:table-cell>
          <table:table-cell table:formula="of:=AVERAGE(['Raw Data'.H79];['Raw Data'.V79];['Raw Data'.AJ79])" office:value-type="float" office:value="2250.66666666667">
            <text:p>2251</text:p>
          </table:table-cell>
          <table:table-cell table:formula="of:=AVERAGE(['Raw Data'.I79];['Raw Data'.W79];['Raw Data'.AK79])" office:value-type="float" office:value="1053.33333333333">
            <text:p>1053</text:p>
          </table:table-cell>
          <table:table-cell table:formula="of:=AVERAGE(['Raw Data'.J79];['Raw Data'.X79];['Raw Data'.AL79])" office:value-type="float" office:value="971">
            <text:p>971</text:p>
          </table:table-cell>
          <table:table-cell table:formula="of:=AVERAGE(['Raw Data'.K79];['Raw Data'.Y79];['Raw Data'.AM79])" office:value-type="float" office:value="1001.33333333333">
            <text:p>1001</text:p>
          </table:table-cell>
          <table:table-cell table:formula="of:=AVERAGE(['Raw Data'.L79];['Raw Data'.Z79];['Raw Data'.AN79])" office:value-type="float" office:value="980">
            <text:p>980</text:p>
          </table:table-cell>
          <table:table-cell table:formula="of:=AVERAGE(['Raw Data'.M79];['Raw Data'.AA79];['Raw Data'.AO79])" office:value-type="float" office:value="1604.33333333333">
            <text:p>1604</text:p>
          </table:table-cell>
          <table:table-cell table:formula="of:=AVERAGE(['Raw Data'.N79];['Raw Data'.AB79];['Raw Data'.AP79])" office:value-type="float" office:value="1704.66666666667">
            <text:p>1705</text:p>
          </table:table-cell>
          <table:table-cell table:formula="of:=AVERAGE(['Raw Data'.O79];['Raw Data'.AC79];['Raw Data'.AQ79])" office:value-type="float" office:value="1504.33333333333">
            <text:p>1504</text:p>
          </table:table-cell>
          <table:table-cell table:formula="of:=AVERAGE(['Raw Data'.P79];['Raw Data'.AD79];['Raw Data'.AR79])" office:value-type="float" office:value="1301.33333333333">
            <text:p>1301</text:p>
          </table:table-cell>
        </table:table-row>
        <table:table-row table:style-name="ro1">
          <table:table-cell table:formula="of:=['Raw Data'.A80]" office:value-type="time" office:time-value="PT02H28M00S">
            <text:p>02:28:00</text:p>
          </table:table-cell>
          <table:table-cell table:formula="of:=AVERAGE(['Raw Data'.C80];['Raw Data'.Q80];['Raw Data'.AE80])" office:value-type="float" office:value="1443.33333333333">
            <text:p>1443</text:p>
          </table:table-cell>
          <table:table-cell table:formula="of:=AVERAGE(['Raw Data'.D80];['Raw Data'.R80];['Raw Data'.AF80])" office:value-type="float" office:value="1028.66666666667">
            <text:p>1029</text:p>
          </table:table-cell>
          <table:table-cell table:formula="of:=AVERAGE(['Raw Data'.E80];['Raw Data'.S80];['Raw Data'.AG80])" office:value-type="float" office:value="3360">
            <text:p>3360</text:p>
          </table:table-cell>
          <table:table-cell table:formula="of:=AVERAGE(['Raw Data'.F80];['Raw Data'.T80];['Raw Data'.AH80])" office:value-type="float" office:value="1107.66666666667">
            <text:p>1108</text:p>
          </table:table-cell>
          <table:table-cell table:formula="of:=AVERAGE(['Raw Data'.G80];['Raw Data'.U80];['Raw Data'.AI80])" office:value-type="float" office:value="1762">
            <text:p>1762</text:p>
          </table:table-cell>
          <table:table-cell table:formula="of:=AVERAGE(['Raw Data'.H80];['Raw Data'.V80];['Raw Data'.AJ80])" office:value-type="float" office:value="2261">
            <text:p>2261</text:p>
          </table:table-cell>
          <table:table-cell table:formula="of:=AVERAGE(['Raw Data'.I80];['Raw Data'.W80];['Raw Data'.AK80])" office:value-type="float" office:value="1035.33333333333">
            <text:p>1035</text:p>
          </table:table-cell>
          <table:table-cell table:formula="of:=AVERAGE(['Raw Data'.J80];['Raw Data'.X80];['Raw Data'.AL80])" office:value-type="float" office:value="992.666666666667">
            <text:p>993</text:p>
          </table:table-cell>
          <table:table-cell table:formula="of:=AVERAGE(['Raw Data'.K80];['Raw Data'.Y80];['Raw Data'.AM80])" office:value-type="float" office:value="1007">
            <text:p>1007</text:p>
          </table:table-cell>
          <table:table-cell table:formula="of:=AVERAGE(['Raw Data'.L80];['Raw Data'.Z80];['Raw Data'.AN80])" office:value-type="float" office:value="958">
            <text:p>958</text:p>
          </table:table-cell>
          <table:table-cell table:formula="of:=AVERAGE(['Raw Data'.M80];['Raw Data'.AA80];['Raw Data'.AO80])" office:value-type="float" office:value="1591">
            <text:p>1591</text:p>
          </table:table-cell>
          <table:table-cell table:formula="of:=AVERAGE(['Raw Data'.N80];['Raw Data'.AB80];['Raw Data'.AP80])" office:value-type="float" office:value="1688.33333333333">
            <text:p>1688</text:p>
          </table:table-cell>
          <table:table-cell table:formula="of:=AVERAGE(['Raw Data'.O80];['Raw Data'.AC80];['Raw Data'.AQ80])" office:value-type="float" office:value="1455">
            <text:p>1455</text:p>
          </table:table-cell>
          <table:table-cell table:formula="of:=AVERAGE(['Raw Data'.P80];['Raw Data'.AD80];['Raw Data'.AR80])" office:value-type="float" office:value="1308.33333333333">
            <text:p>1308</text:p>
          </table:table-cell>
        </table:table-row>
        <table:table-row table:style-name="ro1">
          <table:table-cell table:formula="of:=['Raw Data'.A81]" office:value-type="time" office:time-value="PT02H30M00S">
            <text:p>02:30:00</text:p>
          </table:table-cell>
          <table:table-cell table:formula="of:=AVERAGE(['Raw Data'.C81];['Raw Data'.Q81];['Raw Data'.AE81])" office:value-type="float" office:value="1460">
            <text:p>1460</text:p>
          </table:table-cell>
          <table:table-cell table:formula="of:=AVERAGE(['Raw Data'.D81];['Raw Data'.R81];['Raw Data'.AF81])" office:value-type="float" office:value="1008">
            <text:p>1008</text:p>
          </table:table-cell>
          <table:table-cell table:formula="of:=AVERAGE(['Raw Data'.E81];['Raw Data'.S81];['Raw Data'.AG81])" office:value-type="float" office:value="3330">
            <text:p>3330</text:p>
          </table:table-cell>
          <table:table-cell table:formula="of:=AVERAGE(['Raw Data'.F81];['Raw Data'.T81];['Raw Data'.AH81])" office:value-type="float" office:value="1099">
            <text:p>1099</text:p>
          </table:table-cell>
          <table:table-cell table:formula="of:=AVERAGE(['Raw Data'.G81];['Raw Data'.U81];['Raw Data'.AI81])" office:value-type="float" office:value="1759.33333333333">
            <text:p>1759</text:p>
          </table:table-cell>
          <table:table-cell table:formula="of:=AVERAGE(['Raw Data'.H81];['Raw Data'.V81];['Raw Data'.AJ81])" office:value-type="float" office:value="2273.33333333333">
            <text:p>2273</text:p>
          </table:table-cell>
          <table:table-cell table:formula="of:=AVERAGE(['Raw Data'.I81];['Raw Data'.W81];['Raw Data'.AK81])" office:value-type="float" office:value="1051">
            <text:p>1051</text:p>
          </table:table-cell>
          <table:table-cell table:formula="of:=AVERAGE(['Raw Data'.J81];['Raw Data'.X81];['Raw Data'.AL81])" office:value-type="float" office:value="987.666666666667">
            <text:p>988</text:p>
          </table:table-cell>
          <table:table-cell table:formula="of:=AVERAGE(['Raw Data'.K81];['Raw Data'.Y81];['Raw Data'.AM81])" office:value-type="float" office:value="1035">
            <text:p>1035</text:p>
          </table:table-cell>
          <table:table-cell table:formula="of:=AVERAGE(['Raw Data'.L81];['Raw Data'.Z81];['Raw Data'.AN81])" office:value-type="float" office:value="989.333333333333">
            <text:p>989</text:p>
          </table:table-cell>
          <table:table-cell table:formula="of:=AVERAGE(['Raw Data'.M81];['Raw Data'.AA81];['Raw Data'.AO81])" office:value-type="float" office:value="1594.33333333333">
            <text:p>1594</text:p>
          </table:table-cell>
          <table:table-cell table:formula="of:=AVERAGE(['Raw Data'.N81];['Raw Data'.AB81];['Raw Data'.AP81])" office:value-type="float" office:value="1696.66666666667">
            <text:p>1697</text:p>
          </table:table-cell>
          <table:table-cell table:formula="of:=AVERAGE(['Raw Data'.O81];['Raw Data'.AC81];['Raw Data'.AQ81])" office:value-type="float" office:value="1479.33333333333">
            <text:p>1479</text:p>
          </table:table-cell>
          <table:table-cell table:formula="of:=AVERAGE(['Raw Data'.P81];['Raw Data'.AD81];['Raw Data'.AR81])" office:value-type="float" office:value="1276">
            <text:p>1276</text:p>
          </table:table-cell>
        </table:table-row>
        <table:table-row table:style-name="ro1">
          <table:table-cell table:formula="of:=['Raw Data'.A82]" office:value-type="time" office:time-value="PT02H32M00S">
            <text:p>02:32:00</text:p>
          </table:table-cell>
          <table:table-cell table:formula="of:=AVERAGE(['Raw Data'.C82];['Raw Data'.Q82];['Raw Data'.AE82])" office:value-type="float" office:value="1493">
            <text:p>1493</text:p>
          </table:table-cell>
          <table:table-cell table:formula="of:=AVERAGE(['Raw Data'.D82];['Raw Data'.R82];['Raw Data'.AF82])" office:value-type="float" office:value="1006">
            <text:p>1006</text:p>
          </table:table-cell>
          <table:table-cell table:formula="of:=AVERAGE(['Raw Data'.E82];['Raw Data'.S82];['Raw Data'.AG82])" office:value-type="float" office:value="3365">
            <text:p>3365</text:p>
          </table:table-cell>
          <table:table-cell table:formula="of:=AVERAGE(['Raw Data'.F82];['Raw Data'.T82];['Raw Data'.AH82])" office:value-type="float" office:value="1104.66666666667">
            <text:p>1105</text:p>
          </table:table-cell>
          <table:table-cell table:formula="of:=AVERAGE(['Raw Data'.G82];['Raw Data'.U82];['Raw Data'.AI82])" office:value-type="float" office:value="1740.66666666667">
            <text:p>1741</text:p>
          </table:table-cell>
          <table:table-cell table:formula="of:=AVERAGE(['Raw Data'.H82];['Raw Data'.V82];['Raw Data'.AJ82])" office:value-type="float" office:value="2261.66666666667">
            <text:p>2262</text:p>
          </table:table-cell>
          <table:table-cell table:formula="of:=AVERAGE(['Raw Data'.I82];['Raw Data'.W82];['Raw Data'.AK82])" office:value-type="float" office:value="1085.66666666667">
            <text:p>1086</text:p>
          </table:table-cell>
          <table:table-cell table:formula="of:=AVERAGE(['Raw Data'.J82];['Raw Data'.X82];['Raw Data'.AL82])" office:value-type="float" office:value="1005.33333333333">
            <text:p>1005</text:p>
          </table:table-cell>
          <table:table-cell table:formula="of:=AVERAGE(['Raw Data'.K82];['Raw Data'.Y82];['Raw Data'.AM82])" office:value-type="float" office:value="1030">
            <text:p>1030</text:p>
          </table:table-cell>
          <table:table-cell table:formula="of:=AVERAGE(['Raw Data'.L82];['Raw Data'.Z82];['Raw Data'.AN82])" office:value-type="float" office:value="996.666666666667">
            <text:p>997</text:p>
          </table:table-cell>
          <table:table-cell table:formula="of:=AVERAGE(['Raw Data'.M82];['Raw Data'.AA82];['Raw Data'.AO82])" office:value-type="float" office:value="1584.33333333333">
            <text:p>1584</text:p>
          </table:table-cell>
          <table:table-cell table:formula="of:=AVERAGE(['Raw Data'.N82];['Raw Data'.AB82];['Raw Data'.AP82])" office:value-type="float" office:value="1704">
            <text:p>1704</text:p>
          </table:table-cell>
          <table:table-cell table:formula="of:=AVERAGE(['Raw Data'.O82];['Raw Data'.AC82];['Raw Data'.AQ82])" office:value-type="float" office:value="1488.66666666667">
            <text:p>1489</text:p>
          </table:table-cell>
          <table:table-cell table:formula="of:=AVERAGE(['Raw Data'.P82];['Raw Data'.AD82];['Raw Data'.AR82])" office:value-type="float" office:value="1285.33333333333">
            <text:p>1285</text:p>
          </table:table-cell>
        </table:table-row>
        <table:table-row table:style-name="ro1">
          <table:table-cell table:formula="of:=['Raw Data'.A83]" office:value-type="time" office:time-value="PT02H34M00S">
            <text:p>02:34:00</text:p>
          </table:table-cell>
          <table:table-cell table:formula="of:=AVERAGE(['Raw Data'.C83];['Raw Data'.Q83];['Raw Data'.AE83])" office:value-type="float" office:value="1465">
            <text:p>1465</text:p>
          </table:table-cell>
          <table:table-cell table:formula="of:=AVERAGE(['Raw Data'.D83];['Raw Data'.R83];['Raw Data'.AF83])" office:value-type="float" office:value="1018.66666666667">
            <text:p>1019</text:p>
          </table:table-cell>
          <table:table-cell table:formula="of:=AVERAGE(['Raw Data'.E83];['Raw Data'.S83];['Raw Data'.AG83])" office:value-type="float" office:value="3401">
            <text:p>3401</text:p>
          </table:table-cell>
          <table:table-cell table:formula="of:=AVERAGE(['Raw Data'.F83];['Raw Data'.T83];['Raw Data'.AH83])" office:value-type="float" office:value="1104">
            <text:p>1104</text:p>
          </table:table-cell>
          <table:table-cell table:formula="of:=AVERAGE(['Raw Data'.G83];['Raw Data'.U83];['Raw Data'.AI83])" office:value-type="float" office:value="1730">
            <text:p>1730</text:p>
          </table:table-cell>
          <table:table-cell table:formula="of:=AVERAGE(['Raw Data'.H83];['Raw Data'.V83];['Raw Data'.AJ83])" office:value-type="float" office:value="2262">
            <text:p>2262</text:p>
          </table:table-cell>
          <table:table-cell table:formula="of:=AVERAGE(['Raw Data'.I83];['Raw Data'.W83];['Raw Data'.AK83])" office:value-type="float" office:value="1038">
            <text:p>1038</text:p>
          </table:table-cell>
          <table:table-cell table:formula="of:=AVERAGE(['Raw Data'.J83];['Raw Data'.X83];['Raw Data'.AL83])" office:value-type="float" office:value="995">
            <text:p>995</text:p>
          </table:table-cell>
          <table:table-cell table:formula="of:=AVERAGE(['Raw Data'.K83];['Raw Data'.Y83];['Raw Data'.AM83])" office:value-type="float" office:value="1001">
            <text:p>1001</text:p>
          </table:table-cell>
          <table:table-cell table:formula="of:=AVERAGE(['Raw Data'.L83];['Raw Data'.Z83];['Raw Data'.AN83])" office:value-type="float" office:value="993">
            <text:p>993</text:p>
          </table:table-cell>
          <table:table-cell table:formula="of:=AVERAGE(['Raw Data'.M83];['Raw Data'.AA83];['Raw Data'.AO83])" office:value-type="float" office:value="1571.33333333333">
            <text:p>1571</text:p>
          </table:table-cell>
          <table:table-cell table:formula="of:=AVERAGE(['Raw Data'.N83];['Raw Data'.AB83];['Raw Data'.AP83])" office:value-type="float" office:value="1703.66666666667">
            <text:p>1704</text:p>
          </table:table-cell>
          <table:table-cell table:formula="of:=AVERAGE(['Raw Data'.O83];['Raw Data'.AC83];['Raw Data'.AQ83])" office:value-type="float" office:value="1464">
            <text:p>1464</text:p>
          </table:table-cell>
          <table:table-cell table:formula="of:=AVERAGE(['Raw Data'.P83];['Raw Data'.AD83];['Raw Data'.AR83])" office:value-type="float" office:value="1292.33333333333">
            <text:p>1292</text:p>
          </table:table-cell>
        </table:table-row>
        <table:table-row table:style-name="ro1">
          <table:table-cell table:formula="of:=['Raw Data'.A84]" office:value-type="time" office:time-value="PT02H36M00S">
            <text:p>02:36:00</text:p>
          </table:table-cell>
          <table:table-cell table:formula="of:=AVERAGE(['Raw Data'.C84];['Raw Data'.Q84];['Raw Data'.AE84])" office:value-type="float" office:value="1468.33333333333">
            <text:p>1468</text:p>
          </table:table-cell>
          <table:table-cell table:formula="of:=AVERAGE(['Raw Data'.D84];['Raw Data'.R84];['Raw Data'.AF84])" office:value-type="float" office:value="1005.66666666667">
            <text:p>1006</text:p>
          </table:table-cell>
          <table:table-cell table:formula="of:=AVERAGE(['Raw Data'.E84];['Raw Data'.S84];['Raw Data'.AG84])" office:value-type="float" office:value="3379.33333333333">
            <text:p>3379</text:p>
          </table:table-cell>
          <table:table-cell table:formula="of:=AVERAGE(['Raw Data'.F84];['Raw Data'.T84];['Raw Data'.AH84])" office:value-type="float" office:value="1097">
            <text:p>1097</text:p>
          </table:table-cell>
          <table:table-cell table:formula="of:=AVERAGE(['Raw Data'.G84];['Raw Data'.U84];['Raw Data'.AI84])" office:value-type="float" office:value="1751.33333333333">
            <text:p>1751</text:p>
          </table:table-cell>
          <table:table-cell table:formula="of:=AVERAGE(['Raw Data'.H84];['Raw Data'.V84];['Raw Data'.AJ84])" office:value-type="float" office:value="2226.66666666667">
            <text:p>2227</text:p>
          </table:table-cell>
          <table:table-cell table:formula="of:=AVERAGE(['Raw Data'.I84];['Raw Data'.W84];['Raw Data'.AK84])" office:value-type="float" office:value="1071.33333333333">
            <text:p>1071</text:p>
          </table:table-cell>
          <table:table-cell table:formula="of:=AVERAGE(['Raw Data'.J84];['Raw Data'.X84];['Raw Data'.AL84])" office:value-type="float" office:value="979">
            <text:p>979</text:p>
          </table:table-cell>
          <table:table-cell table:formula="of:=AVERAGE(['Raw Data'.K84];['Raw Data'.Y84];['Raw Data'.AM84])" office:value-type="float" office:value="992">
            <text:p>992</text:p>
          </table:table-cell>
          <table:table-cell table:formula="of:=AVERAGE(['Raw Data'.L84];['Raw Data'.Z84];['Raw Data'.AN84])" office:value-type="float" office:value="991.333333333333">
            <text:p>991</text:p>
          </table:table-cell>
          <table:table-cell table:formula="of:=AVERAGE(['Raw Data'.M84];['Raw Data'.AA84];['Raw Data'.AO84])" office:value-type="float" office:value="1604.66666666667">
            <text:p>1605</text:p>
          </table:table-cell>
          <table:table-cell table:formula="of:=AVERAGE(['Raw Data'.N84];['Raw Data'.AB84];['Raw Data'.AP84])" office:value-type="float" office:value="1719">
            <text:p>1719</text:p>
          </table:table-cell>
          <table:table-cell table:formula="of:=AVERAGE(['Raw Data'.O84];['Raw Data'.AC84];['Raw Data'.AQ84])" office:value-type="float" office:value="1500.33333333333">
            <text:p>1500</text:p>
          </table:table-cell>
          <table:table-cell table:formula="of:=AVERAGE(['Raw Data'.P84];['Raw Data'.AD84];['Raw Data'.AR84])" office:value-type="float" office:value="1284.66666666667">
            <text:p>1285</text:p>
          </table:table-cell>
        </table:table-row>
        <table:table-row table:style-name="ro1">
          <table:table-cell table:formula="of:=['Raw Data'.A85]" office:value-type="time" office:time-value="PT02H38M00S">
            <text:p>02:38:00</text:p>
          </table:table-cell>
          <table:table-cell table:formula="of:=AVERAGE(['Raw Data'.C85];['Raw Data'.Q85];['Raw Data'.AE85])" office:value-type="float" office:value="1465">
            <text:p>1465</text:p>
          </table:table-cell>
          <table:table-cell table:formula="of:=AVERAGE(['Raw Data'.D85];['Raw Data'.R85];['Raw Data'.AF85])" office:value-type="float" office:value="1045.33333333333">
            <text:p>1045</text:p>
          </table:table-cell>
          <table:table-cell table:formula="of:=AVERAGE(['Raw Data'.E85];['Raw Data'.S85];['Raw Data'.AG85])" office:value-type="float" office:value="3369">
            <text:p>3369</text:p>
          </table:table-cell>
          <table:table-cell table:formula="of:=AVERAGE(['Raw Data'.F85];['Raw Data'.T85];['Raw Data'.AH85])" office:value-type="float" office:value="1092.66666666667">
            <text:p>1093</text:p>
          </table:table-cell>
          <table:table-cell table:formula="of:=AVERAGE(['Raw Data'.G85];['Raw Data'.U85];['Raw Data'.AI85])" office:value-type="float" office:value="1754.33333333333">
            <text:p>1754</text:p>
          </table:table-cell>
          <table:table-cell table:formula="of:=AVERAGE(['Raw Data'.H85];['Raw Data'.V85];['Raw Data'.AJ85])" office:value-type="float" office:value="2257.33333333333">
            <text:p>2257</text:p>
          </table:table-cell>
          <table:table-cell table:formula="of:=AVERAGE(['Raw Data'.I85];['Raw Data'.W85];['Raw Data'.AK85])" office:value-type="float" office:value="1043.66666666667">
            <text:p>1044</text:p>
          </table:table-cell>
          <table:table-cell table:formula="of:=AVERAGE(['Raw Data'.J85];['Raw Data'.X85];['Raw Data'.AL85])" office:value-type="float" office:value="994.666666666667">
            <text:p>995</text:p>
          </table:table-cell>
          <table:table-cell table:formula="of:=AVERAGE(['Raw Data'.K85];['Raw Data'.Y85];['Raw Data'.AM85])" office:value-type="float" office:value="1023.66666666667">
            <text:p>1024</text:p>
          </table:table-cell>
          <table:table-cell table:formula="of:=AVERAGE(['Raw Data'.L85];['Raw Data'.Z85];['Raw Data'.AN85])" office:value-type="float" office:value="973.666666666667">
            <text:p>974</text:p>
          </table:table-cell>
          <table:table-cell table:formula="of:=AVERAGE(['Raw Data'.M85];['Raw Data'.AA85];['Raw Data'.AO85])" office:value-type="float" office:value="1582">
            <text:p>1582</text:p>
          </table:table-cell>
          <table:table-cell table:formula="of:=AVERAGE(['Raw Data'.N85];['Raw Data'.AB85];['Raw Data'.AP85])" office:value-type="float" office:value="1684.33333333333">
            <text:p>1684</text:p>
          </table:table-cell>
          <table:table-cell table:formula="of:=AVERAGE(['Raw Data'.O85];['Raw Data'.AC85];['Raw Data'.AQ85])" office:value-type="float" office:value="1479">
            <text:p>1479</text:p>
          </table:table-cell>
          <table:table-cell table:formula="of:=AVERAGE(['Raw Data'.P85];['Raw Data'.AD85];['Raw Data'.AR85])" office:value-type="float" office:value="1281">
            <text:p>1281</text:p>
          </table:table-cell>
        </table:table-row>
        <table:table-row table:style-name="ro1">
          <table:table-cell table:formula="of:=['Raw Data'.A86]" office:value-type="time" office:time-value="PT02H40M00S">
            <text:p>02:40:00</text:p>
          </table:table-cell>
          <table:table-cell table:formula="of:=AVERAGE(['Raw Data'.C86];['Raw Data'.Q86];['Raw Data'.AE86])" office:value-type="float" office:value="1465">
            <text:p>1465</text:p>
          </table:table-cell>
          <table:table-cell table:formula="of:=AVERAGE(['Raw Data'.D86];['Raw Data'.R86];['Raw Data'.AF86])" office:value-type="float" office:value="1041.66666666667">
            <text:p>1042</text:p>
          </table:table-cell>
          <table:table-cell table:formula="of:=AVERAGE(['Raw Data'.E86];['Raw Data'.S86];['Raw Data'.AG86])" office:value-type="float" office:value="3370.66666666667">
            <text:p>3371</text:p>
          </table:table-cell>
          <table:table-cell table:formula="of:=AVERAGE(['Raw Data'.F86];['Raw Data'.T86];['Raw Data'.AH86])" office:value-type="float" office:value="1097.66666666667">
            <text:p>1098</text:p>
          </table:table-cell>
          <table:table-cell table:formula="of:=AVERAGE(['Raw Data'.G86];['Raw Data'.U86];['Raw Data'.AI86])" office:value-type="float" office:value="1743">
            <text:p>1743</text:p>
          </table:table-cell>
          <table:table-cell table:formula="of:=AVERAGE(['Raw Data'.H86];['Raw Data'.V86];['Raw Data'.AJ86])" office:value-type="float" office:value="2305">
            <text:p>2305</text:p>
          </table:table-cell>
          <table:table-cell table:formula="of:=AVERAGE(['Raw Data'.I86];['Raw Data'.W86];['Raw Data'.AK86])" office:value-type="float" office:value="1062.33333333333">
            <text:p>1062</text:p>
          </table:table-cell>
          <table:table-cell table:formula="of:=AVERAGE(['Raw Data'.J86];['Raw Data'.X86];['Raw Data'.AL86])" office:value-type="float" office:value="975.666666666667">
            <text:p>976</text:p>
          </table:table-cell>
          <table:table-cell table:formula="of:=AVERAGE(['Raw Data'.K86];['Raw Data'.Y86];['Raw Data'.AM86])" office:value-type="float" office:value="1004">
            <text:p>1004</text:p>
          </table:table-cell>
          <table:table-cell table:formula="of:=AVERAGE(['Raw Data'.L86];['Raw Data'.Z86];['Raw Data'.AN86])" office:value-type="float" office:value="943.333333333333">
            <text:p>943</text:p>
          </table:table-cell>
          <table:table-cell table:formula="of:=AVERAGE(['Raw Data'.M86];['Raw Data'.AA86];['Raw Data'.AO86])" office:value-type="float" office:value="1600.33333333333">
            <text:p>1600</text:p>
          </table:table-cell>
          <table:table-cell table:formula="of:=AVERAGE(['Raw Data'.N86];['Raw Data'.AB86];['Raw Data'.AP86])" office:value-type="float" office:value="1710.66666666667">
            <text:p>1711</text:p>
          </table:table-cell>
          <table:table-cell table:formula="of:=AVERAGE(['Raw Data'.O86];['Raw Data'.AC86];['Raw Data'.AQ86])" office:value-type="float" office:value="1500">
            <text:p>1500</text:p>
          </table:table-cell>
          <table:table-cell table:formula="of:=AVERAGE(['Raw Data'.P86];['Raw Data'.AD86];['Raw Data'.AR86])" office:value-type="float" office:value="1307.33333333333">
            <text:p>1307</text:p>
          </table:table-cell>
        </table:table-row>
        <table:table-row table:style-name="ro1">
          <table:table-cell table:formula="of:=['Raw Data'.A87]" office:value-type="time" office:time-value="PT02H42M00S">
            <text:p>02:42:00</text:p>
          </table:table-cell>
          <table:table-cell table:formula="of:=AVERAGE(['Raw Data'.C87];['Raw Data'.Q87];['Raw Data'.AE87])" office:value-type="float" office:value="1469">
            <text:p>1469</text:p>
          </table:table-cell>
          <table:table-cell table:formula="of:=AVERAGE(['Raw Data'.D87];['Raw Data'.R87];['Raw Data'.AF87])" office:value-type="float" office:value="1026.66666666667">
            <text:p>1027</text:p>
          </table:table-cell>
          <table:table-cell table:formula="of:=AVERAGE(['Raw Data'.E87];['Raw Data'.S87];['Raw Data'.AG87])" office:value-type="float" office:value="3370.66666666667">
            <text:p>3371</text:p>
          </table:table-cell>
          <table:table-cell table:formula="of:=AVERAGE(['Raw Data'.F87];['Raw Data'.T87];['Raw Data'.AH87])" office:value-type="float" office:value="1107.33333333333">
            <text:p>1107</text:p>
          </table:table-cell>
          <table:table-cell table:formula="of:=AVERAGE(['Raw Data'.G87];['Raw Data'.U87];['Raw Data'.AI87])" office:value-type="float" office:value="1754.33333333333">
            <text:p>1754</text:p>
          </table:table-cell>
          <table:table-cell table:formula="of:=AVERAGE(['Raw Data'.H87];['Raw Data'.V87];['Raw Data'.AJ87])" office:value-type="float" office:value="2274">
            <text:p>2274</text:p>
          </table:table-cell>
          <table:table-cell table:formula="of:=AVERAGE(['Raw Data'.I87];['Raw Data'.W87];['Raw Data'.AK87])" office:value-type="float" office:value="1064.66666666667">
            <text:p>1065</text:p>
          </table:table-cell>
          <table:table-cell table:formula="of:=AVERAGE(['Raw Data'.J87];['Raw Data'.X87];['Raw Data'.AL87])" office:value-type="float" office:value="978.666666666667">
            <text:p>979</text:p>
          </table:table-cell>
          <table:table-cell table:formula="of:=AVERAGE(['Raw Data'.K87];['Raw Data'.Y87];['Raw Data'.AM87])" office:value-type="float" office:value="1028.66666666667">
            <text:p>1029</text:p>
          </table:table-cell>
          <table:table-cell table:formula="of:=AVERAGE(['Raw Data'.L87];['Raw Data'.Z87];['Raw Data'.AN87])" office:value-type="float" office:value="965">
            <text:p>965</text:p>
          </table:table-cell>
          <table:table-cell table:formula="of:=AVERAGE(['Raw Data'.M87];['Raw Data'.AA87];['Raw Data'.AO87])" office:value-type="float" office:value="1596">
            <text:p>1596</text:p>
          </table:table-cell>
          <table:table-cell table:formula="of:=AVERAGE(['Raw Data'.N87];['Raw Data'.AB87];['Raw Data'.AP87])" office:value-type="float" office:value="1714.66666666667">
            <text:p>1715</text:p>
          </table:table-cell>
          <table:table-cell table:formula="of:=AVERAGE(['Raw Data'.O87];['Raw Data'.AC87];['Raw Data'.AQ87])" office:value-type="float" office:value="1491.33333333333">
            <text:p>1491</text:p>
          </table:table-cell>
          <table:table-cell table:formula="of:=AVERAGE(['Raw Data'.P87];['Raw Data'.AD87];['Raw Data'.AR87])" office:value-type="float" office:value="1289.66666666667">
            <text:p>1290</text:p>
          </table:table-cell>
        </table:table-row>
        <table:table-row table:style-name="ro1">
          <table:table-cell table:formula="of:=['Raw Data'.A88]" office:value-type="time" office:time-value="PT02H44M00S">
            <text:p>02:44:00</text:p>
          </table:table-cell>
          <table:table-cell table:formula="of:=AVERAGE(['Raw Data'.C88];['Raw Data'.Q88];['Raw Data'.AE88])" office:value-type="float" office:value="1469.66666666667">
            <text:p>1470</text:p>
          </table:table-cell>
          <table:table-cell table:formula="of:=AVERAGE(['Raw Data'.D88];['Raw Data'.R88];['Raw Data'.AF88])" office:value-type="float" office:value="1001.66666666667">
            <text:p>1002</text:p>
          </table:table-cell>
          <table:table-cell table:formula="of:=AVERAGE(['Raw Data'.E88];['Raw Data'.S88];['Raw Data'.AG88])" office:value-type="float" office:value="3362.33333333333">
            <text:p>3362</text:p>
          </table:table-cell>
          <table:table-cell table:formula="of:=AVERAGE(['Raw Data'.F88];['Raw Data'.T88];['Raw Data'.AH88])" office:value-type="float" office:value="1069">
            <text:p>1069</text:p>
          </table:table-cell>
          <table:table-cell table:formula="of:=AVERAGE(['Raw Data'.G88];['Raw Data'.U88];['Raw Data'.AI88])" office:value-type="float" office:value="1738">
            <text:p>1738</text:p>
          </table:table-cell>
          <table:table-cell table:formula="of:=AVERAGE(['Raw Data'.H88];['Raw Data'.V88];['Raw Data'.AJ88])" office:value-type="float" office:value="2311">
            <text:p>2311</text:p>
          </table:table-cell>
          <table:table-cell table:formula="of:=AVERAGE(['Raw Data'.I88];['Raw Data'.W88];['Raw Data'.AK88])" office:value-type="float" office:value="1053.66666666667">
            <text:p>1054</text:p>
          </table:table-cell>
          <table:table-cell table:formula="of:=AVERAGE(['Raw Data'.J88];['Raw Data'.X88];['Raw Data'.AL88])" office:value-type="float" office:value="989.666666666667">
            <text:p>990</text:p>
          </table:table-cell>
          <table:table-cell table:formula="of:=AVERAGE(['Raw Data'.K88];['Raw Data'.Y88];['Raw Data'.AM88])" office:value-type="float" office:value="1011.66666666667">
            <text:p>1012</text:p>
          </table:table-cell>
          <table:table-cell table:formula="of:=AVERAGE(['Raw Data'.L88];['Raw Data'.Z88];['Raw Data'.AN88])" office:value-type="float" office:value="987">
            <text:p>987</text:p>
          </table:table-cell>
          <table:table-cell table:formula="of:=AVERAGE(['Raw Data'.M88];['Raw Data'.AA88];['Raw Data'.AO88])" office:value-type="float" office:value="1588.33333333333">
            <text:p>1588</text:p>
          </table:table-cell>
          <table:table-cell table:formula="of:=AVERAGE(['Raw Data'.N88];['Raw Data'.AB88];['Raw Data'.AP88])" office:value-type="float" office:value="1672.33333333333">
            <text:p>1672</text:p>
          </table:table-cell>
          <table:table-cell table:formula="of:=AVERAGE(['Raw Data'.O88];['Raw Data'.AC88];['Raw Data'.AQ88])" office:value-type="float" office:value="1455.66666666667">
            <text:p>1456</text:p>
          </table:table-cell>
          <table:table-cell table:formula="of:=AVERAGE(['Raw Data'.P88];['Raw Data'.AD88];['Raw Data'.AR88])" office:value-type="float" office:value="1307">
            <text:p>1307</text:p>
          </table:table-cell>
        </table:table-row>
        <table:table-row table:style-name="ro1">
          <table:table-cell table:formula="of:=['Raw Data'.A89]" office:value-type="time" office:time-value="PT02H46M00S">
            <text:p>02:46:00</text:p>
          </table:table-cell>
          <table:table-cell table:formula="of:=AVERAGE(['Raw Data'.C89];['Raw Data'.Q89];['Raw Data'.AE89])" office:value-type="float" office:value="1485.66666666667">
            <text:p>1486</text:p>
          </table:table-cell>
          <table:table-cell table:formula="of:=AVERAGE(['Raw Data'.D89];['Raw Data'.R89];['Raw Data'.AF89])" office:value-type="float" office:value="1051">
            <text:p>1051</text:p>
          </table:table-cell>
          <table:table-cell table:formula="of:=AVERAGE(['Raw Data'.E89];['Raw Data'.S89];['Raw Data'.AG89])" office:value-type="float" office:value="3382.66666666667">
            <text:p>3383</text:p>
          </table:table-cell>
          <table:table-cell table:formula="of:=AVERAGE(['Raw Data'.F89];['Raw Data'.T89];['Raw Data'.AH89])" office:value-type="float" office:value="1105.66666666667">
            <text:p>1106</text:p>
          </table:table-cell>
          <table:table-cell table:formula="of:=AVERAGE(['Raw Data'.G89];['Raw Data'.U89];['Raw Data'.AI89])" office:value-type="float" office:value="1729">
            <text:p>1729</text:p>
          </table:table-cell>
          <table:table-cell table:formula="of:=AVERAGE(['Raw Data'.H89];['Raw Data'.V89];['Raw Data'.AJ89])" office:value-type="float" office:value="2286.66666666667">
            <text:p>2287</text:p>
          </table:table-cell>
          <table:table-cell table:formula="of:=AVERAGE(['Raw Data'.I89];['Raw Data'.W89];['Raw Data'.AK89])" office:value-type="float" office:value="1066">
            <text:p>1066</text:p>
          </table:table-cell>
          <table:table-cell table:formula="of:=AVERAGE(['Raw Data'.J89];['Raw Data'.X89];['Raw Data'.AL89])" office:value-type="float" office:value="1002.66666666667">
            <text:p>1003</text:p>
          </table:table-cell>
          <table:table-cell table:formula="of:=AVERAGE(['Raw Data'.K89];['Raw Data'.Y89];['Raw Data'.AM89])" office:value-type="float" office:value="997.333333333333">
            <text:p>997</text:p>
          </table:table-cell>
          <table:table-cell table:formula="of:=AVERAGE(['Raw Data'.L89];['Raw Data'.Z89];['Raw Data'.AN89])" office:value-type="float" office:value="987.666666666667">
            <text:p>988</text:p>
          </table:table-cell>
          <table:table-cell table:formula="of:=AVERAGE(['Raw Data'.M89];['Raw Data'.AA89];['Raw Data'.AO89])" office:value-type="float" office:value="1567.33333333333">
            <text:p>1567</text:p>
          </table:table-cell>
          <table:table-cell table:formula="of:=AVERAGE(['Raw Data'.N89];['Raw Data'.AB89];['Raw Data'.AP89])" office:value-type="float" office:value="1686">
            <text:p>1686</text:p>
          </table:table-cell>
          <table:table-cell table:formula="of:=AVERAGE(['Raw Data'.O89];['Raw Data'.AC89];['Raw Data'.AQ89])" office:value-type="float" office:value="1442.66666666667">
            <text:p>1443</text:p>
          </table:table-cell>
          <table:table-cell table:formula="of:=AVERAGE(['Raw Data'.P89];['Raw Data'.AD89];['Raw Data'.AR89])" office:value-type="float" office:value="1300.66666666667">
            <text:p>1301</text:p>
          </table:table-cell>
        </table:table-row>
        <table:table-row table:style-name="ro1">
          <table:table-cell table:formula="of:=['Raw Data'.A90]" office:value-type="time" office:time-value="PT02H48M00S">
            <text:p>02:48:00</text:p>
          </table:table-cell>
          <table:table-cell table:formula="of:=AVERAGE(['Raw Data'.C90];['Raw Data'.Q90];['Raw Data'.AE90])" office:value-type="float" office:value="1487">
            <text:p>1487</text:p>
          </table:table-cell>
          <table:table-cell table:formula="of:=AVERAGE(['Raw Data'.D90];['Raw Data'.R90];['Raw Data'.AF90])" office:value-type="float" office:value="1026.33333333333">
            <text:p>1026</text:p>
          </table:table-cell>
          <table:table-cell table:formula="of:=AVERAGE(['Raw Data'.E90];['Raw Data'.S90];['Raw Data'.AG90])" office:value-type="float" office:value="3338.33333333333">
            <text:p>3338</text:p>
          </table:table-cell>
          <table:table-cell table:formula="of:=AVERAGE(['Raw Data'.F90];['Raw Data'.T90];['Raw Data'.AH90])" office:value-type="float" office:value="1101.33333333333">
            <text:p>1101</text:p>
          </table:table-cell>
          <table:table-cell table:formula="of:=AVERAGE(['Raw Data'.G90];['Raw Data'.U90];['Raw Data'.AI90])" office:value-type="float" office:value="1749.66666666667">
            <text:p>1750</text:p>
          </table:table-cell>
          <table:table-cell table:formula="of:=AVERAGE(['Raw Data'.H90];['Raw Data'.V90];['Raw Data'.AJ90])" office:value-type="float" office:value="2293.33333333333">
            <text:p>2293</text:p>
          </table:table-cell>
          <table:table-cell table:formula="of:=AVERAGE(['Raw Data'.I90];['Raw Data'.W90];['Raw Data'.AK90])" office:value-type="float" office:value="1071">
            <text:p>1071</text:p>
          </table:table-cell>
          <table:table-cell table:formula="of:=AVERAGE(['Raw Data'.J90];['Raw Data'.X90];['Raw Data'.AL90])" office:value-type="float" office:value="995.333333333333">
            <text:p>995</text:p>
          </table:table-cell>
          <table:table-cell table:formula="of:=AVERAGE(['Raw Data'.K90];['Raw Data'.Y90];['Raw Data'.AM90])" office:value-type="float" office:value="1027">
            <text:p>1027</text:p>
          </table:table-cell>
          <table:table-cell table:formula="of:=AVERAGE(['Raw Data'.L90];['Raw Data'.Z90];['Raw Data'.AN90])" office:value-type="float" office:value="974">
            <text:p>974</text:p>
          </table:table-cell>
          <table:table-cell table:formula="of:=AVERAGE(['Raw Data'.M90];['Raw Data'.AA90];['Raw Data'.AO90])" office:value-type="float" office:value="1591">
            <text:p>1591</text:p>
          </table:table-cell>
          <table:table-cell table:formula="of:=AVERAGE(['Raw Data'.N90];['Raw Data'.AB90];['Raw Data'.AP90])" office:value-type="float" office:value="1705">
            <text:p>1705</text:p>
          </table:table-cell>
          <table:table-cell table:formula="of:=AVERAGE(['Raw Data'.O90];['Raw Data'.AC90];['Raw Data'.AQ90])" office:value-type="float" office:value="1450.66666666667">
            <text:p>1451</text:p>
          </table:table-cell>
          <table:table-cell table:formula="of:=AVERAGE(['Raw Data'.P90];['Raw Data'.AD90];['Raw Data'.AR90])" office:value-type="float" office:value="1296.33333333333">
            <text:p>1296</text:p>
          </table:table-cell>
        </table:table-row>
        <table:table-row table:style-name="ro1">
          <table:table-cell table:formula="of:=['Raw Data'.A91]" office:value-type="time" office:time-value="PT02H50M00S">
            <text:p>02:50:00</text:p>
          </table:table-cell>
          <table:table-cell table:formula="of:=AVERAGE(['Raw Data'.C91];['Raw Data'.Q91];['Raw Data'.AE91])" office:value-type="float" office:value="1480">
            <text:p>1480</text:p>
          </table:table-cell>
          <table:table-cell table:formula="of:=AVERAGE(['Raw Data'.D91];['Raw Data'.R91];['Raw Data'.AF91])" office:value-type="float" office:value="1010">
            <text:p>1010</text:p>
          </table:table-cell>
          <table:table-cell table:formula="of:=AVERAGE(['Raw Data'.E91];['Raw Data'.S91];['Raw Data'.AG91])" office:value-type="float" office:value="3340">
            <text:p>3340</text:p>
          </table:table-cell>
          <table:table-cell table:formula="of:=AVERAGE(['Raw Data'.F91];['Raw Data'.T91];['Raw Data'.AH91])" office:value-type="float" office:value="1079">
            <text:p>1079</text:p>
          </table:table-cell>
          <table:table-cell table:formula="of:=AVERAGE(['Raw Data'.G91];['Raw Data'.U91];['Raw Data'.AI91])" office:value-type="float" office:value="1739.66666666667">
            <text:p>1740</text:p>
          </table:table-cell>
          <table:table-cell table:formula="of:=AVERAGE(['Raw Data'.H91];['Raw Data'.V91];['Raw Data'.AJ91])" office:value-type="float" office:value="2279.33333333333">
            <text:p>2279</text:p>
          </table:table-cell>
          <table:table-cell table:formula="of:=AVERAGE(['Raw Data'.I91];['Raw Data'.W91];['Raw Data'.AK91])" office:value-type="float" office:value="1053.33333333333">
            <text:p>1053</text:p>
          </table:table-cell>
          <table:table-cell table:formula="of:=AVERAGE(['Raw Data'.J91];['Raw Data'.X91];['Raw Data'.AL91])" office:value-type="float" office:value="994.333333333333">
            <text:p>994</text:p>
          </table:table-cell>
          <table:table-cell table:formula="of:=AVERAGE(['Raw Data'.K91];['Raw Data'.Y91];['Raw Data'.AM91])" office:value-type="float" office:value="1038">
            <text:p>1038</text:p>
          </table:table-cell>
          <table:table-cell table:formula="of:=AVERAGE(['Raw Data'.L91];['Raw Data'.Z91];['Raw Data'.AN91])" office:value-type="float" office:value="962">
            <text:p>962</text:p>
          </table:table-cell>
          <table:table-cell table:formula="of:=AVERAGE(['Raw Data'.M91];['Raw Data'.AA91];['Raw Data'.AO91])" office:value-type="float" office:value="1628.66666666667">
            <text:p>1629</text:p>
          </table:table-cell>
          <table:table-cell table:formula="of:=AVERAGE(['Raw Data'.N91];['Raw Data'.AB91];['Raw Data'.AP91])" office:value-type="float" office:value="1733.33333333333">
            <text:p>1733</text:p>
          </table:table-cell>
          <table:table-cell table:formula="of:=AVERAGE(['Raw Data'.O91];['Raw Data'.AC91];['Raw Data'.AQ91])" office:value-type="float" office:value="1461">
            <text:p>1461</text:p>
          </table:table-cell>
          <table:table-cell table:formula="of:=AVERAGE(['Raw Data'.P91];['Raw Data'.AD91];['Raw Data'.AR91])" office:value-type="float" office:value="1289.33333333333">
            <text:p>1289</text:p>
          </table:table-cell>
        </table:table-row>
        <table:table-row table:style-name="ro1">
          <table:table-cell table:formula="of:=['Raw Data'.A92]" office:value-type="time" office:time-value="PT02H52M00S">
            <text:p>02:52:00</text:p>
          </table:table-cell>
          <table:table-cell table:formula="of:=AVERAGE(['Raw Data'.C92];['Raw Data'.Q92];['Raw Data'.AE92])" office:value-type="float" office:value="1475">
            <text:p>1475</text:p>
          </table:table-cell>
          <table:table-cell table:formula="of:=AVERAGE(['Raw Data'.D92];['Raw Data'.R92];['Raw Data'.AF92])" office:value-type="float" office:value="1035.66666666667">
            <text:p>1036</text:p>
          </table:table-cell>
          <table:table-cell table:formula="of:=AVERAGE(['Raw Data'.E92];['Raw Data'.S92];['Raw Data'.AG92])" office:value-type="float" office:value="3407.66666666667">
            <text:p>3408</text:p>
          </table:table-cell>
          <table:table-cell table:formula="of:=AVERAGE(['Raw Data'.F92];['Raw Data'.T92];['Raw Data'.AH92])" office:value-type="float" office:value="1105">
            <text:p>1105</text:p>
          </table:table-cell>
          <table:table-cell table:formula="of:=AVERAGE(['Raw Data'.G92];['Raw Data'.U92];['Raw Data'.AI92])" office:value-type="float" office:value="1751">
            <text:p>1751</text:p>
          </table:table-cell>
          <table:table-cell table:formula="of:=AVERAGE(['Raw Data'.H92];['Raw Data'.V92];['Raw Data'.AJ92])" office:value-type="float" office:value="2299">
            <text:p>2299</text:p>
          </table:table-cell>
          <table:table-cell table:formula="of:=AVERAGE(['Raw Data'.I92];['Raw Data'.W92];['Raw Data'.AK92])" office:value-type="float" office:value="1058.33333333333">
            <text:p>1058</text:p>
          </table:table-cell>
          <table:table-cell table:formula="of:=AVERAGE(['Raw Data'.J92];['Raw Data'.X92];['Raw Data'.AL92])" office:value-type="float" office:value="948.333333333333">
            <text:p>948</text:p>
          </table:table-cell>
          <table:table-cell table:formula="of:=AVERAGE(['Raw Data'.K92];['Raw Data'.Y92];['Raw Data'.AM92])" office:value-type="float" office:value="1012.33333333333">
            <text:p>1012</text:p>
          </table:table-cell>
          <table:table-cell table:formula="of:=AVERAGE(['Raw Data'.L92];['Raw Data'.Z92];['Raw Data'.AN92])" office:value-type="float" office:value="982.333333333333">
            <text:p>982</text:p>
          </table:table-cell>
          <table:table-cell table:formula="of:=AVERAGE(['Raw Data'.M92];['Raw Data'.AA92];['Raw Data'.AO92])" office:value-type="float" office:value="1593">
            <text:p>1593</text:p>
          </table:table-cell>
          <table:table-cell table:formula="of:=AVERAGE(['Raw Data'.N92];['Raw Data'.AB92];['Raw Data'.AP92])" office:value-type="float" office:value="1679.33333333333">
            <text:p>1679</text:p>
          </table:table-cell>
          <table:table-cell table:formula="of:=AVERAGE(['Raw Data'.O92];['Raw Data'.AC92];['Raw Data'.AQ92])" office:value-type="float" office:value="1494">
            <text:p>1494</text:p>
          </table:table-cell>
          <table:table-cell table:formula="of:=AVERAGE(['Raw Data'.P92];['Raw Data'.AD92];['Raw Data'.AR92])" office:value-type="float" office:value="1287.33333333333">
            <text:p>1287</text:p>
          </table:table-cell>
        </table:table-row>
        <table:table-row table:style-name="ro1">
          <table:table-cell table:formula="of:=['Raw Data'.A93]" office:value-type="time" office:time-value="PT02H54M00S">
            <text:p>02:54:00</text:p>
          </table:table-cell>
          <table:table-cell table:formula="of:=AVERAGE(['Raw Data'.C93];['Raw Data'.Q93];['Raw Data'.AE93])" office:value-type="float" office:value="1460">
            <text:p>1460</text:p>
          </table:table-cell>
          <table:table-cell table:formula="of:=AVERAGE(['Raw Data'.D93];['Raw Data'.R93];['Raw Data'.AF93])" office:value-type="float" office:value="1026.33333333333">
            <text:p>1026</text:p>
          </table:table-cell>
          <table:table-cell table:formula="of:=AVERAGE(['Raw Data'.E93];['Raw Data'.S93];['Raw Data'.AG93])" office:value-type="float" office:value="3337">
            <text:p>3337</text:p>
          </table:table-cell>
          <table:table-cell table:formula="of:=AVERAGE(['Raw Data'.F93];['Raw Data'.T93];['Raw Data'.AH93])" office:value-type="float" office:value="1095.66666666667">
            <text:p>1096</text:p>
          </table:table-cell>
          <table:table-cell table:formula="of:=AVERAGE(['Raw Data'.G93];['Raw Data'.U93];['Raw Data'.AI93])" office:value-type="float" office:value="1754.33333333333">
            <text:p>1754</text:p>
          </table:table-cell>
          <table:table-cell table:formula="of:=AVERAGE(['Raw Data'.H93];['Raw Data'.V93];['Raw Data'.AJ93])" office:value-type="float" office:value="2268.33333333333">
            <text:p>2268</text:p>
          </table:table-cell>
          <table:table-cell table:formula="of:=AVERAGE(['Raw Data'.I93];['Raw Data'.W93];['Raw Data'.AK93])" office:value-type="float" office:value="1054">
            <text:p>1054</text:p>
          </table:table-cell>
          <table:table-cell table:formula="of:=AVERAGE(['Raw Data'.J93];['Raw Data'.X93];['Raw Data'.AL93])" office:value-type="float" office:value="992">
            <text:p>992</text:p>
          </table:table-cell>
          <table:table-cell table:formula="of:=AVERAGE(['Raw Data'.K93];['Raw Data'.Y93];['Raw Data'.AM93])" office:value-type="float" office:value="1024.66666666667">
            <text:p>1025</text:p>
          </table:table-cell>
          <table:table-cell table:formula="of:=AVERAGE(['Raw Data'.L93];['Raw Data'.Z93];['Raw Data'.AN93])" office:value-type="float" office:value="982">
            <text:p>982</text:p>
          </table:table-cell>
          <table:table-cell table:formula="of:=AVERAGE(['Raw Data'.M93];['Raw Data'.AA93];['Raw Data'.AO93])" office:value-type="float" office:value="1598">
            <text:p>1598</text:p>
          </table:table-cell>
          <table:table-cell table:formula="of:=AVERAGE(['Raw Data'.N93];['Raw Data'.AB93];['Raw Data'.AP93])" office:value-type="float" office:value="1696.33333333333">
            <text:p>1696</text:p>
          </table:table-cell>
          <table:table-cell table:formula="of:=AVERAGE(['Raw Data'.O93];['Raw Data'.AC93];['Raw Data'.AQ93])" office:value-type="float" office:value="1497.66666666667">
            <text:p>1498</text:p>
          </table:table-cell>
          <table:table-cell table:formula="of:=AVERAGE(['Raw Data'.P93];['Raw Data'.AD93];['Raw Data'.AR93])" office:value-type="float" office:value="1286">
            <text:p>1286</text:p>
          </table:table-cell>
        </table:table-row>
        <table:table-row table:style-name="ro1">
          <table:table-cell table:formula="of:=['Raw Data'.A94]" office:value-type="time" office:time-value="PT02H56M00S">
            <text:p>02:56:00</text:p>
          </table:table-cell>
          <table:table-cell table:formula="of:=AVERAGE(['Raw Data'.C94];['Raw Data'.Q94];['Raw Data'.AE94])" office:value-type="float" office:value="1454.33333333333">
            <text:p>1454</text:p>
          </table:table-cell>
          <table:table-cell table:formula="of:=AVERAGE(['Raw Data'.D94];['Raw Data'.R94];['Raw Data'.AF94])" office:value-type="float" office:value="1005.33333333333">
            <text:p>1005</text:p>
          </table:table-cell>
          <table:table-cell table:formula="of:=AVERAGE(['Raw Data'.E94];['Raw Data'.S94];['Raw Data'.AG94])" office:value-type="float" office:value="3350.66666666667">
            <text:p>3351</text:p>
          </table:table-cell>
          <table:table-cell table:formula="of:=AVERAGE(['Raw Data'.F94];['Raw Data'.T94];['Raw Data'.AH94])" office:value-type="float" office:value="1089.66666666667">
            <text:p>1090</text:p>
          </table:table-cell>
          <table:table-cell table:formula="of:=AVERAGE(['Raw Data'.G94];['Raw Data'.U94];['Raw Data'.AI94])" office:value-type="float" office:value="1731.66666666667">
            <text:p>1732</text:p>
          </table:table-cell>
          <table:table-cell table:formula="of:=AVERAGE(['Raw Data'.H94];['Raw Data'.V94];['Raw Data'.AJ94])" office:value-type="float" office:value="2279">
            <text:p>2279</text:p>
          </table:table-cell>
          <table:table-cell table:formula="of:=AVERAGE(['Raw Data'.I94];['Raw Data'.W94];['Raw Data'.AK94])" office:value-type="float" office:value="1056">
            <text:p>1056</text:p>
          </table:table-cell>
          <table:table-cell table:formula="of:=AVERAGE(['Raw Data'.J94];['Raw Data'.X94];['Raw Data'.AL94])" office:value-type="float" office:value="995">
            <text:p>995</text:p>
          </table:table-cell>
          <table:table-cell table:formula="of:=AVERAGE(['Raw Data'.K94];['Raw Data'.Y94];['Raw Data'.AM94])" office:value-type="float" office:value="1015.66666666667">
            <text:p>1016</text:p>
          </table:table-cell>
          <table:table-cell table:formula="of:=AVERAGE(['Raw Data'.L94];['Raw Data'.Z94];['Raw Data'.AN94])" office:value-type="float" office:value="981.666666666667">
            <text:p>982</text:p>
          </table:table-cell>
          <table:table-cell table:formula="of:=AVERAGE(['Raw Data'.M94];['Raw Data'.AA94];['Raw Data'.AO94])" office:value-type="float" office:value="1609.66666666667">
            <text:p>1610</text:p>
          </table:table-cell>
          <table:table-cell table:formula="of:=AVERAGE(['Raw Data'.N94];['Raw Data'.AB94];['Raw Data'.AP94])" office:value-type="float" office:value="1695.66666666667">
            <text:p>1696</text:p>
          </table:table-cell>
          <table:table-cell table:formula="of:=AVERAGE(['Raw Data'.O94];['Raw Data'.AC94];['Raw Data'.AQ94])" office:value-type="float" office:value="1484">
            <text:p>1484</text:p>
          </table:table-cell>
          <table:table-cell table:formula="of:=AVERAGE(['Raw Data'.P94];['Raw Data'.AD94];['Raw Data'.AR94])" office:value-type="float" office:value="1288">
            <text:p>1288</text:p>
          </table:table-cell>
        </table:table-row>
        <table:table-row table:style-name="ro1">
          <table:table-cell table:formula="of:=['Raw Data'.A95]" office:value-type="time" office:time-value="PT02H58M00S">
            <text:p>02:58:00</text:p>
          </table:table-cell>
          <table:table-cell table:formula="of:=AVERAGE(['Raw Data'.C95];['Raw Data'.Q95];['Raw Data'.AE95])" office:value-type="float" office:value="1456">
            <text:p>1456</text:p>
          </table:table-cell>
          <table:table-cell table:formula="of:=AVERAGE(['Raw Data'.D95];['Raw Data'.R95];['Raw Data'.AF95])" office:value-type="float" office:value="1026">
            <text:p>1026</text:p>
          </table:table-cell>
          <table:table-cell table:formula="of:=AVERAGE(['Raw Data'.E95];['Raw Data'.S95];['Raw Data'.AG95])" office:value-type="float" office:value="3383">
            <text:p>3383</text:p>
          </table:table-cell>
          <table:table-cell table:formula="of:=AVERAGE(['Raw Data'.F95];['Raw Data'.T95];['Raw Data'.AH95])" office:value-type="float" office:value="1105">
            <text:p>1105</text:p>
          </table:table-cell>
          <table:table-cell table:formula="of:=AVERAGE(['Raw Data'.G95];['Raw Data'.U95];['Raw Data'.AI95])" office:value-type="float" office:value="1761.66666666667">
            <text:p>1762</text:p>
          </table:table-cell>
          <table:table-cell table:formula="of:=AVERAGE(['Raw Data'.H95];['Raw Data'.V95];['Raw Data'.AJ95])" office:value-type="float" office:value="2278.33333333333">
            <text:p>2278</text:p>
          </table:table-cell>
          <table:table-cell table:formula="of:=AVERAGE(['Raw Data'.I95];['Raw Data'.W95];['Raw Data'.AK95])" office:value-type="float" office:value="1045.66666666667">
            <text:p>1046</text:p>
          </table:table-cell>
          <table:table-cell table:formula="of:=AVERAGE(['Raw Data'.J95];['Raw Data'.X95];['Raw Data'.AL95])" office:value-type="float" office:value="1007.66666666667">
            <text:p>1008</text:p>
          </table:table-cell>
          <table:table-cell table:formula="of:=AVERAGE(['Raw Data'.K95];['Raw Data'.Y95];['Raw Data'.AM95])" office:value-type="float" office:value="1020">
            <text:p>1020</text:p>
          </table:table-cell>
          <table:table-cell table:formula="of:=AVERAGE(['Raw Data'.L95];['Raw Data'.Z95];['Raw Data'.AN95])" office:value-type="float" office:value="1001.66666666667">
            <text:p>1002</text:p>
          </table:table-cell>
          <table:table-cell table:formula="of:=AVERAGE(['Raw Data'.M95];['Raw Data'.AA95];['Raw Data'.AO95])" office:value-type="float" office:value="1573.33333333333">
            <text:p>1573</text:p>
          </table:table-cell>
          <table:table-cell table:formula="of:=AVERAGE(['Raw Data'.N95];['Raw Data'.AB95];['Raw Data'.AP95])" office:value-type="float" office:value="1711.33333333333">
            <text:p>1711</text:p>
          </table:table-cell>
          <table:table-cell table:formula="of:=AVERAGE(['Raw Data'.O95];['Raw Data'.AC95];['Raw Data'.AQ95])" office:value-type="float" office:value="1468.66666666667">
            <text:p>1469</text:p>
          </table:table-cell>
          <table:table-cell table:formula="of:=AVERAGE(['Raw Data'.P95];['Raw Data'.AD95];['Raw Data'.AR95])" office:value-type="float" office:value="1295.66666666667">
            <text:p>1296</text:p>
          </table:table-cell>
        </table:table-row>
        <table:table-row table:style-name="ro1">
          <table:table-cell table:formula="of:=['Raw Data'.A96]" office:value-type="time" office:time-value="PT03H00M00S">
            <text:p>03:00:00</text:p>
          </table:table-cell>
          <table:table-cell table:formula="of:=AVERAGE(['Raw Data'.C96];['Raw Data'.Q96];['Raw Data'.AE96])" office:value-type="float" office:value="1450.66666666667">
            <text:p>1451</text:p>
          </table:table-cell>
          <table:table-cell table:formula="of:=AVERAGE(['Raw Data'.D96];['Raw Data'.R96];['Raw Data'.AF96])" office:value-type="float" office:value="997.333333333333">
            <text:p>997</text:p>
          </table:table-cell>
          <table:table-cell table:formula="of:=AVERAGE(['Raw Data'.E96];['Raw Data'.S96];['Raw Data'.AG96])" office:value-type="float" office:value="3355.33333333333">
            <text:p>3355</text:p>
          </table:table-cell>
          <table:table-cell table:formula="of:=AVERAGE(['Raw Data'.F96];['Raw Data'.T96];['Raw Data'.AH96])" office:value-type="float" office:value="1117.33333333333">
            <text:p>1117</text:p>
          </table:table-cell>
          <table:table-cell table:formula="of:=AVERAGE(['Raw Data'.G96];['Raw Data'.U96];['Raw Data'.AI96])" office:value-type="float" office:value="1745.33333333333">
            <text:p>1745</text:p>
          </table:table-cell>
          <table:table-cell table:formula="of:=AVERAGE(['Raw Data'.H96];['Raw Data'.V96];['Raw Data'.AJ96])" office:value-type="float" office:value="2300">
            <text:p>2300</text:p>
          </table:table-cell>
          <table:table-cell table:formula="of:=AVERAGE(['Raw Data'.I96];['Raw Data'.W96];['Raw Data'.AK96])" office:value-type="float" office:value="1043">
            <text:p>1043</text:p>
          </table:table-cell>
          <table:table-cell table:formula="of:=AVERAGE(['Raw Data'.J96];['Raw Data'.X96];['Raw Data'.AL96])" office:value-type="float" office:value="972">
            <text:p>972</text:p>
          </table:table-cell>
          <table:table-cell table:formula="of:=AVERAGE(['Raw Data'.K96];['Raw Data'.Y96];['Raw Data'.AM96])" office:value-type="float" office:value="1006.33333333333">
            <text:p>1006</text:p>
          </table:table-cell>
          <table:table-cell table:formula="of:=AVERAGE(['Raw Data'.L96];['Raw Data'.Z96];['Raw Data'.AN96])" office:value-type="float" office:value="981.666666666667">
            <text:p>982</text:p>
          </table:table-cell>
          <table:table-cell table:formula="of:=AVERAGE(['Raw Data'.M96];['Raw Data'.AA96];['Raw Data'.AO96])" office:value-type="float" office:value="1618.66666666667">
            <text:p>1619</text:p>
          </table:table-cell>
          <table:table-cell table:formula="of:=AVERAGE(['Raw Data'.N96];['Raw Data'.AB96];['Raw Data'.AP96])" office:value-type="float" office:value="1685.33333333333">
            <text:p>1685</text:p>
          </table:table-cell>
          <table:table-cell table:formula="of:=AVERAGE(['Raw Data'.O96];['Raw Data'.AC96];['Raw Data'.AQ96])" office:value-type="float" office:value="1479.33333333333">
            <text:p>1479</text:p>
          </table:table-cell>
          <table:table-cell table:formula="of:=AVERAGE(['Raw Data'.P96];['Raw Data'.AD96];['Raw Data'.AR96])" office:value-type="float" office:value="1308.33333333333">
            <text:p>1308</text:p>
          </table:table-cell>
        </table:table-row>
        <table:table-row table:style-name="ro1">
          <table:table-cell table:formula="of:=['Raw Data'.A97]" office:value-type="time" office:time-value="PT03H02M00S">
            <text:p>03:02:00</text:p>
          </table:table-cell>
          <table:table-cell table:formula="of:=AVERAGE(['Raw Data'.C97];['Raw Data'.Q97];['Raw Data'.AE97])" office:value-type="float" office:value="1442.66666666667">
            <text:p>1443</text:p>
          </table:table-cell>
          <table:table-cell table:formula="of:=AVERAGE(['Raw Data'.D97];['Raw Data'.R97];['Raw Data'.AF97])" office:value-type="float" office:value="1030">
            <text:p>1030</text:p>
          </table:table-cell>
          <table:table-cell table:formula="of:=AVERAGE(['Raw Data'.E97];['Raw Data'.S97];['Raw Data'.AG97])" office:value-type="float" office:value="3358.66666666667">
            <text:p>3359</text:p>
          </table:table-cell>
          <table:table-cell table:formula="of:=AVERAGE(['Raw Data'.F97];['Raw Data'.T97];['Raw Data'.AH97])" office:value-type="float" office:value="1119.33333333333">
            <text:p>1119</text:p>
          </table:table-cell>
          <table:table-cell table:formula="of:=AVERAGE(['Raw Data'.G97];['Raw Data'.U97];['Raw Data'.AI97])" office:value-type="float" office:value="1760.33333333333">
            <text:p>1760</text:p>
          </table:table-cell>
          <table:table-cell table:formula="of:=AVERAGE(['Raw Data'.H97];['Raw Data'.V97];['Raw Data'.AJ97])" office:value-type="float" office:value="2267.66666666667">
            <text:p>2268</text:p>
          </table:table-cell>
          <table:table-cell table:formula="of:=AVERAGE(['Raw Data'.I97];['Raw Data'.W97];['Raw Data'.AK97])" office:value-type="float" office:value="1069.66666666667">
            <text:p>1070</text:p>
          </table:table-cell>
          <table:table-cell table:formula="of:=AVERAGE(['Raw Data'.J97];['Raw Data'.X97];['Raw Data'.AL97])" office:value-type="float" office:value="969.333333333333">
            <text:p>969</text:p>
          </table:table-cell>
          <table:table-cell table:formula="of:=AVERAGE(['Raw Data'.K97];['Raw Data'.Y97];['Raw Data'.AM97])" office:value-type="float" office:value="1005.33333333333">
            <text:p>1005</text:p>
          </table:table-cell>
          <table:table-cell table:formula="of:=AVERAGE(['Raw Data'.L97];['Raw Data'.Z97];['Raw Data'.AN97])" office:value-type="float" office:value="978.333333333333">
            <text:p>978</text:p>
          </table:table-cell>
          <table:table-cell table:formula="of:=AVERAGE(['Raw Data'.M97];['Raw Data'.AA97];['Raw Data'.AO97])" office:value-type="float" office:value="1610">
            <text:p>1610</text:p>
          </table:table-cell>
          <table:table-cell table:formula="of:=AVERAGE(['Raw Data'.N97];['Raw Data'.AB97];['Raw Data'.AP97])" office:value-type="float" office:value="1693.33333333333">
            <text:p>1693</text:p>
          </table:table-cell>
          <table:table-cell table:formula="of:=AVERAGE(['Raw Data'.O97];['Raw Data'.AC97];['Raw Data'.AQ97])" office:value-type="float" office:value="1494">
            <text:p>1494</text:p>
          </table:table-cell>
          <table:table-cell table:formula="of:=AVERAGE(['Raw Data'.P97];['Raw Data'.AD97];['Raw Data'.AR97])" office:value-type="float" office:value="1299.33333333333">
            <text:p>1299</text:p>
          </table:table-cell>
        </table:table-row>
        <table:table-row table:style-name="ro1">
          <table:table-cell table:formula="of:=['Raw Data'.A98]" office:value-type="time" office:time-value="PT03H04M00S">
            <text:p>03:04:00</text:p>
          </table:table-cell>
          <table:table-cell table:formula="of:=AVERAGE(['Raw Data'.C98];['Raw Data'.Q98];['Raw Data'.AE98])" office:value-type="float" office:value="1488.33333333333">
            <text:p>1488</text:p>
          </table:table-cell>
          <table:table-cell table:formula="of:=AVERAGE(['Raw Data'.D98];['Raw Data'.R98];['Raw Data'.AF98])" office:value-type="float" office:value="1034">
            <text:p>1034</text:p>
          </table:table-cell>
          <table:table-cell table:formula="of:=AVERAGE(['Raw Data'.E98];['Raw Data'.S98];['Raw Data'.AG98])" office:value-type="float" office:value="3394">
            <text:p>3394</text:p>
          </table:table-cell>
          <table:table-cell table:formula="of:=AVERAGE(['Raw Data'.F98];['Raw Data'.T98];['Raw Data'.AH98])" office:value-type="float" office:value="1132">
            <text:p>1132</text:p>
          </table:table-cell>
          <table:table-cell table:formula="of:=AVERAGE(['Raw Data'.G98];['Raw Data'.U98];['Raw Data'.AI98])" office:value-type="float" office:value="1780.33333333333">
            <text:p>1780</text:p>
          </table:table-cell>
          <table:table-cell table:formula="of:=AVERAGE(['Raw Data'.H98];['Raw Data'.V98];['Raw Data'.AJ98])" office:value-type="float" office:value="2272.33333333333">
            <text:p>2272</text:p>
          </table:table-cell>
          <table:table-cell table:formula="of:=AVERAGE(['Raw Data'.I98];['Raw Data'.W98];['Raw Data'.AK98])" office:value-type="float" office:value="1064">
            <text:p>1064</text:p>
          </table:table-cell>
          <table:table-cell table:formula="of:=AVERAGE(['Raw Data'.J98];['Raw Data'.X98];['Raw Data'.AL98])" office:value-type="float" office:value="967.666666666667">
            <text:p>968</text:p>
          </table:table-cell>
          <table:table-cell table:formula="of:=AVERAGE(['Raw Data'.K98];['Raw Data'.Y98];['Raw Data'.AM98])" office:value-type="float" office:value="1009.66666666667">
            <text:p>1010</text:p>
          </table:table-cell>
          <table:table-cell table:formula="of:=AVERAGE(['Raw Data'.L98];['Raw Data'.Z98];['Raw Data'.AN98])" office:value-type="float" office:value="979">
            <text:p>979</text:p>
          </table:table-cell>
          <table:table-cell table:formula="of:=AVERAGE(['Raw Data'.M98];['Raw Data'.AA98];['Raw Data'.AO98])" office:value-type="float" office:value="1623">
            <text:p>1623</text:p>
          </table:table-cell>
          <table:table-cell table:formula="of:=AVERAGE(['Raw Data'.N98];['Raw Data'.AB98];['Raw Data'.AP98])" office:value-type="float" office:value="1712.33333333333">
            <text:p>1712</text:p>
          </table:table-cell>
          <table:table-cell table:formula="of:=AVERAGE(['Raw Data'.O98];['Raw Data'.AC98];['Raw Data'.AQ98])" office:value-type="float" office:value="1515.33333333333">
            <text:p>1515</text:p>
          </table:table-cell>
          <table:table-cell table:formula="of:=AVERAGE(['Raw Data'.P98];['Raw Data'.AD98];['Raw Data'.AR98])" office:value-type="float" office:value="1310.33333333333">
            <text:p>1310</text:p>
          </table:table-cell>
        </table:table-row>
        <table:table-row table:style-name="ro1">
          <table:table-cell table:formula="of:=['Raw Data'.A99]" office:value-type="time" office:time-value="PT03H06M00S">
            <text:p>03:06:00</text:p>
          </table:table-cell>
          <table:table-cell table:formula="of:=AVERAGE(['Raw Data'.C99];['Raw Data'.Q99];['Raw Data'.AE99])" office:value-type="float" office:value="1501">
            <text:p>1501</text:p>
          </table:table-cell>
          <table:table-cell table:formula="of:=AVERAGE(['Raw Data'.D99];['Raw Data'.R99];['Raw Data'.AF99])" office:value-type="float" office:value="1027.66666666667">
            <text:p>1028</text:p>
          </table:table-cell>
          <table:table-cell table:formula="of:=AVERAGE(['Raw Data'.E99];['Raw Data'.S99];['Raw Data'.AG99])" office:value-type="float" office:value="3380">
            <text:p>3380</text:p>
          </table:table-cell>
          <table:table-cell table:formula="of:=AVERAGE(['Raw Data'.F99];['Raw Data'.T99];['Raw Data'.AH99])" office:value-type="float" office:value="1116.66666666667">
            <text:p>1117</text:p>
          </table:table-cell>
          <table:table-cell table:formula="of:=AVERAGE(['Raw Data'.G99];['Raw Data'.U99];['Raw Data'.AI99])" office:value-type="float" office:value="1740.66666666667">
            <text:p>1741</text:p>
          </table:table-cell>
          <table:table-cell table:formula="of:=AVERAGE(['Raw Data'.H99];['Raw Data'.V99];['Raw Data'.AJ99])" office:value-type="float" office:value="2253.66666666667">
            <text:p>2254</text:p>
          </table:table-cell>
          <table:table-cell table:formula="of:=AVERAGE(['Raw Data'.I99];['Raw Data'.W99];['Raw Data'.AK99])" office:value-type="float" office:value="1038.66666666667">
            <text:p>1039</text:p>
          </table:table-cell>
          <table:table-cell table:formula="of:=AVERAGE(['Raw Data'.J99];['Raw Data'.X99];['Raw Data'.AL99])" office:value-type="float" office:value="980.333333333333">
            <text:p>980</text:p>
          </table:table-cell>
          <table:table-cell table:formula="of:=AVERAGE(['Raw Data'.K99];['Raw Data'.Y99];['Raw Data'.AM99])" office:value-type="float" office:value="987.333333333333">
            <text:p>987</text:p>
          </table:table-cell>
          <table:table-cell table:formula="of:=AVERAGE(['Raw Data'.L99];['Raw Data'.Z99];['Raw Data'.AN99])" office:value-type="float" office:value="982">
            <text:p>982</text:p>
          </table:table-cell>
          <table:table-cell table:formula="of:=AVERAGE(['Raw Data'.M99];['Raw Data'.AA99];['Raw Data'.AO99])" office:value-type="float" office:value="1601.33333333333">
            <text:p>1601</text:p>
          </table:table-cell>
          <table:table-cell table:formula="of:=AVERAGE(['Raw Data'.N99];['Raw Data'.AB99];['Raw Data'.AP99])" office:value-type="float" office:value="1698.33333333333">
            <text:p>1698</text:p>
          </table:table-cell>
          <table:table-cell table:formula="of:=AVERAGE(['Raw Data'.O99];['Raw Data'.AC99];['Raw Data'.AQ99])" office:value-type="float" office:value="1508.33333333333">
            <text:p>1508</text:p>
          </table:table-cell>
          <table:table-cell table:formula="of:=AVERAGE(['Raw Data'.P99];['Raw Data'.AD99];['Raw Data'.AR99])" office:value-type="float" office:value="1293.33333333333">
            <text:p>1293</text:p>
          </table:table-cell>
        </table:table-row>
        <table:table-row table:style-name="ro1">
          <table:table-cell table:formula="of:=['Raw Data'.A100]" office:value-type="time" office:time-value="PT03H08M00S">
            <text:p>03:08:00</text:p>
          </table:table-cell>
          <table:table-cell table:formula="of:=AVERAGE(['Raw Data'.C100];['Raw Data'.Q100];['Raw Data'.AE100])" office:value-type="float" office:value="1466">
            <text:p>1466</text:p>
          </table:table-cell>
          <table:table-cell table:formula="of:=AVERAGE(['Raw Data'.D100];['Raw Data'.R100];['Raw Data'.AF100])" office:value-type="float" office:value="1010">
            <text:p>1010</text:p>
          </table:table-cell>
          <table:table-cell table:formula="of:=AVERAGE(['Raw Data'.E100];['Raw Data'.S100];['Raw Data'.AG100])" office:value-type="float" office:value="3331.66666666667">
            <text:p>3332</text:p>
          </table:table-cell>
          <table:table-cell table:formula="of:=AVERAGE(['Raw Data'.F100];['Raw Data'.T100];['Raw Data'.AH100])" office:value-type="float" office:value="1089">
            <text:p>1089</text:p>
          </table:table-cell>
          <table:table-cell table:formula="of:=AVERAGE(['Raw Data'.G100];['Raw Data'.U100];['Raw Data'.AI100])" office:value-type="float" office:value="1760">
            <text:p>1760</text:p>
          </table:table-cell>
          <table:table-cell table:formula="of:=AVERAGE(['Raw Data'.H100];['Raw Data'.V100];['Raw Data'.AJ100])" office:value-type="float" office:value="2277">
            <text:p>2277</text:p>
          </table:table-cell>
          <table:table-cell table:formula="of:=AVERAGE(['Raw Data'.I100];['Raw Data'.W100];['Raw Data'.AK100])" office:value-type="float" office:value="1052.66666666667">
            <text:p>1053</text:p>
          </table:table-cell>
          <table:table-cell table:formula="of:=AVERAGE(['Raw Data'.J100];['Raw Data'.X100];['Raw Data'.AL100])" office:value-type="float" office:value="994.666666666667">
            <text:p>995</text:p>
          </table:table-cell>
          <table:table-cell table:formula="of:=AVERAGE(['Raw Data'.K100];['Raw Data'.Y100];['Raw Data'.AM100])" office:value-type="float" office:value="996">
            <text:p>996</text:p>
          </table:table-cell>
          <table:table-cell table:formula="of:=AVERAGE(['Raw Data'.L100];['Raw Data'.Z100];['Raw Data'.AN100])" office:value-type="float" office:value="1011">
            <text:p>1011</text:p>
          </table:table-cell>
          <table:table-cell table:formula="of:=AVERAGE(['Raw Data'.M100];['Raw Data'.AA100];['Raw Data'.AO100])" office:value-type="float" office:value="1621">
            <text:p>1621</text:p>
          </table:table-cell>
          <table:table-cell table:formula="of:=AVERAGE(['Raw Data'.N100];['Raw Data'.AB100];['Raw Data'.AP100])" office:value-type="float" office:value="1672.66666666667">
            <text:p>1673</text:p>
          </table:table-cell>
          <table:table-cell table:formula="of:=AVERAGE(['Raw Data'.O100];['Raw Data'.AC100];['Raw Data'.AQ100])" office:value-type="float" office:value="1489.33333333333">
            <text:p>1489</text:p>
          </table:table-cell>
          <table:table-cell table:formula="of:=AVERAGE(['Raw Data'.P100];['Raw Data'.AD100];['Raw Data'.AR100])" office:value-type="float" office:value="1296.33333333333">
            <text:p>1296</text:p>
          </table:table-cell>
        </table:table-row>
        <table:table-row table:style-name="ro1">
          <table:table-cell table:formula="of:=['Raw Data'.A101]" office:value-type="time" office:time-value="PT03H10M00S">
            <text:p>03:10:00</text:p>
          </table:table-cell>
          <table:table-cell table:formula="of:=AVERAGE(['Raw Data'.C101];['Raw Data'.Q101];['Raw Data'.AE101])" office:value-type="float" office:value="1447.66666666667">
            <text:p>1448</text:p>
          </table:table-cell>
          <table:table-cell table:formula="of:=AVERAGE(['Raw Data'.D101];['Raw Data'.R101];['Raw Data'.AF101])" office:value-type="float" office:value="1018.33333333333">
            <text:p>1018</text:p>
          </table:table-cell>
          <table:table-cell table:formula="of:=AVERAGE(['Raw Data'.E101];['Raw Data'.S101];['Raw Data'.AG101])" office:value-type="float" office:value="3374.66666666667">
            <text:p>3375</text:p>
          </table:table-cell>
          <table:table-cell table:formula="of:=AVERAGE(['Raw Data'.F101];['Raw Data'.T101];['Raw Data'.AH101])" office:value-type="float" office:value="1103.66666666667">
            <text:p>1104</text:p>
          </table:table-cell>
          <table:table-cell table:formula="of:=AVERAGE(['Raw Data'.G101];['Raw Data'.U101];['Raw Data'.AI101])" office:value-type="float" office:value="1750">
            <text:p>1750</text:p>
          </table:table-cell>
          <table:table-cell table:formula="of:=AVERAGE(['Raw Data'.H101];['Raw Data'.V101];['Raw Data'.AJ101])" office:value-type="float" office:value="2275">
            <text:p>2275</text:p>
          </table:table-cell>
          <table:table-cell table:formula="of:=AVERAGE(['Raw Data'.I101];['Raw Data'.W101];['Raw Data'.AK101])" office:value-type="float" office:value="1079">
            <text:p>1079</text:p>
          </table:table-cell>
          <table:table-cell table:formula="of:=AVERAGE(['Raw Data'.J101];['Raw Data'.X101];['Raw Data'.AL101])" office:value-type="float" office:value="991.666666666667">
            <text:p>992</text:p>
          </table:table-cell>
          <table:table-cell table:formula="of:=AVERAGE(['Raw Data'.K101];['Raw Data'.Y101];['Raw Data'.AM101])" office:value-type="float" office:value="995">
            <text:p>995</text:p>
          </table:table-cell>
          <table:table-cell table:formula="of:=AVERAGE(['Raw Data'.L101];['Raw Data'.Z101];['Raw Data'.AN101])" office:value-type="float" office:value="975">
            <text:p>975</text:p>
          </table:table-cell>
          <table:table-cell table:formula="of:=AVERAGE(['Raw Data'.M101];['Raw Data'.AA101];['Raw Data'.AO101])" office:value-type="float" office:value="1609.66666666667">
            <text:p>1610</text:p>
          </table:table-cell>
          <table:table-cell table:formula="of:=AVERAGE(['Raw Data'.N101];['Raw Data'.AB101];['Raw Data'.AP101])" office:value-type="float" office:value="1693">
            <text:p>1693</text:p>
          </table:table-cell>
          <table:table-cell table:formula="of:=AVERAGE(['Raw Data'.O101];['Raw Data'.AC101];['Raw Data'.AQ101])" office:value-type="float" office:value="1504">
            <text:p>1504</text:p>
          </table:table-cell>
          <table:table-cell table:formula="of:=AVERAGE(['Raw Data'.P101];['Raw Data'.AD101];['Raw Data'.AR101])" office:value-type="float" office:value="1305">
            <text:p>1305</text:p>
          </table:table-cell>
        </table:table-row>
        <table:table-row table:style-name="ro1">
          <table:table-cell table:formula="of:=['Raw Data'.A102]" office:value-type="time" office:time-value="PT03H12M00S">
            <text:p>03:12:00</text:p>
          </table:table-cell>
          <table:table-cell table:formula="of:=AVERAGE(['Raw Data'.C102];['Raw Data'.Q102];['Raw Data'.AE102])" office:value-type="float" office:value="1477.66666666667">
            <text:p>1478</text:p>
          </table:table-cell>
          <table:table-cell table:formula="of:=AVERAGE(['Raw Data'.D102];['Raw Data'.R102];['Raw Data'.AF102])" office:value-type="float" office:value="1005.66666666667">
            <text:p>1006</text:p>
          </table:table-cell>
          <table:table-cell table:formula="of:=AVERAGE(['Raw Data'.E102];['Raw Data'.S102];['Raw Data'.AG102])" office:value-type="float" office:value="3396.66666666667">
            <text:p>3397</text:p>
          </table:table-cell>
          <table:table-cell table:formula="of:=AVERAGE(['Raw Data'.F102];['Raw Data'.T102];['Raw Data'.AH102])" office:value-type="float" office:value="1100">
            <text:p>1100</text:p>
          </table:table-cell>
          <table:table-cell table:formula="of:=AVERAGE(['Raw Data'.G102];['Raw Data'.U102];['Raw Data'.AI102])" office:value-type="float" office:value="1746">
            <text:p>1746</text:p>
          </table:table-cell>
          <table:table-cell table:formula="of:=AVERAGE(['Raw Data'.H102];['Raw Data'.V102];['Raw Data'.AJ102])" office:value-type="float" office:value="2273">
            <text:p>2273</text:p>
          </table:table-cell>
          <table:table-cell table:formula="of:=AVERAGE(['Raw Data'.I102];['Raw Data'.W102];['Raw Data'.AK102])" office:value-type="float" office:value="1052.33333333333">
            <text:p>1052</text:p>
          </table:table-cell>
          <table:table-cell table:formula="of:=AVERAGE(['Raw Data'.J102];['Raw Data'.X102];['Raw Data'.AL102])" office:value-type="float" office:value="979">
            <text:p>979</text:p>
          </table:table-cell>
          <table:table-cell table:formula="of:=AVERAGE(['Raw Data'.K102];['Raw Data'.Y102];['Raw Data'.AM102])" office:value-type="float" office:value="1021.33333333333">
            <text:p>1021</text:p>
          </table:table-cell>
          <table:table-cell table:formula="of:=AVERAGE(['Raw Data'.L102];['Raw Data'.Z102];['Raw Data'.AN102])" office:value-type="float" office:value="991">
            <text:p>991</text:p>
          </table:table-cell>
          <table:table-cell table:formula="of:=AVERAGE(['Raw Data'.M102];['Raw Data'.AA102];['Raw Data'.AO102])" office:value-type="float" office:value="1593">
            <text:p>1593</text:p>
          </table:table-cell>
          <table:table-cell table:formula="of:=AVERAGE(['Raw Data'.N102];['Raw Data'.AB102];['Raw Data'.AP102])" office:value-type="float" office:value="1686.33333333333">
            <text:p>1686</text:p>
          </table:table-cell>
          <table:table-cell table:formula="of:=AVERAGE(['Raw Data'.O102];['Raw Data'.AC102];['Raw Data'.AQ102])" office:value-type="float" office:value="1468.66666666667">
            <text:p>1469</text:p>
          </table:table-cell>
          <table:table-cell table:formula="of:=AVERAGE(['Raw Data'.P102];['Raw Data'.AD102];['Raw Data'.AR102])" office:value-type="float" office:value="1297.66666666667">
            <text:p>1298</text:p>
          </table:table-cell>
        </table:table-row>
        <table:table-row table:style-name="ro1">
          <table:table-cell table:formula="of:=['Raw Data'.A103]" office:value-type="time" office:time-value="PT03H14M00S">
            <text:p>03:14:00</text:p>
          </table:table-cell>
          <table:table-cell table:formula="of:=AVERAGE(['Raw Data'.C103];['Raw Data'.Q103];['Raw Data'.AE103])" office:value-type="float" office:value="1481.33333333333">
            <text:p>1481</text:p>
          </table:table-cell>
          <table:table-cell table:formula="of:=AVERAGE(['Raw Data'.D103];['Raw Data'.R103];['Raw Data'.AF103])" office:value-type="float" office:value="1026">
            <text:p>1026</text:p>
          </table:table-cell>
          <table:table-cell table:formula="of:=AVERAGE(['Raw Data'.E103];['Raw Data'.S103];['Raw Data'.AG103])" office:value-type="float" office:value="3389">
            <text:p>3389</text:p>
          </table:table-cell>
          <table:table-cell table:formula="of:=AVERAGE(['Raw Data'.F103];['Raw Data'.T103];['Raw Data'.AH103])" office:value-type="float" office:value="1090">
            <text:p>1090</text:p>
          </table:table-cell>
          <table:table-cell table:formula="of:=AVERAGE(['Raw Data'.G103];['Raw Data'.U103];['Raw Data'.AI103])" office:value-type="float" office:value="1778.33333333333">
            <text:p>1778</text:p>
          </table:table-cell>
          <table:table-cell table:formula="of:=AVERAGE(['Raw Data'.H103];['Raw Data'.V103];['Raw Data'.AJ103])" office:value-type="float" office:value="2285.33333333333">
            <text:p>2285</text:p>
          </table:table-cell>
          <table:table-cell table:formula="of:=AVERAGE(['Raw Data'.I103];['Raw Data'.W103];['Raw Data'.AK103])" office:value-type="float" office:value="1046.33333333333">
            <text:p>1046</text:p>
          </table:table-cell>
          <table:table-cell table:formula="of:=AVERAGE(['Raw Data'.J103];['Raw Data'.X103];['Raw Data'.AL103])" office:value-type="float" office:value="994">
            <text:p>994</text:p>
          </table:table-cell>
          <table:table-cell table:formula="of:=AVERAGE(['Raw Data'.K103];['Raw Data'.Y103];['Raw Data'.AM103])" office:value-type="float" office:value="1016">
            <text:p>1016</text:p>
          </table:table-cell>
          <table:table-cell table:formula="of:=AVERAGE(['Raw Data'.L103];['Raw Data'.Z103];['Raw Data'.AN103])" office:value-type="float" office:value="984.666666666667">
            <text:p>985</text:p>
          </table:table-cell>
          <table:table-cell table:formula="of:=AVERAGE(['Raw Data'.M103];['Raw Data'.AA103];['Raw Data'.AO103])" office:value-type="float" office:value="1624">
            <text:p>1624</text:p>
          </table:table-cell>
          <table:table-cell table:formula="of:=AVERAGE(['Raw Data'.N103];['Raw Data'.AB103];['Raw Data'.AP103])" office:value-type="float" office:value="1691.66666666667">
            <text:p>1692</text:p>
          </table:table-cell>
          <table:table-cell table:formula="of:=AVERAGE(['Raw Data'.O103];['Raw Data'.AC103];['Raw Data'.AQ103])" office:value-type="float" office:value="1519.33333333333">
            <text:p>1519</text:p>
          </table:table-cell>
          <table:table-cell table:formula="of:=AVERAGE(['Raw Data'.P103];['Raw Data'.AD103];['Raw Data'.AR103])" office:value-type="float" office:value="1341.66666666667">
            <text:p>1342</text:p>
          </table:table-cell>
        </table:table-row>
        <table:table-row table:style-name="ro1">
          <table:table-cell table:formula="of:=['Raw Data'.A104]" office:value-type="time" office:time-value="PT03H16M00S">
            <text:p>03:16:00</text:p>
          </table:table-cell>
          <table:table-cell table:formula="of:=AVERAGE(['Raw Data'.C104];['Raw Data'.Q104];['Raw Data'.AE104])" office:value-type="float" office:value="1478">
            <text:p>1478</text:p>
          </table:table-cell>
          <table:table-cell table:formula="of:=AVERAGE(['Raw Data'.D104];['Raw Data'.R104];['Raw Data'.AF104])" office:value-type="float" office:value="1043">
            <text:p>1043</text:p>
          </table:table-cell>
          <table:table-cell table:formula="of:=AVERAGE(['Raw Data'.E104];['Raw Data'.S104];['Raw Data'.AG104])" office:value-type="float" office:value="3381.33333333333">
            <text:p>3381</text:p>
          </table:table-cell>
          <table:table-cell table:formula="of:=AVERAGE(['Raw Data'.F104];['Raw Data'.T104];['Raw Data'.AH104])" office:value-type="float" office:value="1106">
            <text:p>1106</text:p>
          </table:table-cell>
          <table:table-cell table:formula="of:=AVERAGE(['Raw Data'.G104];['Raw Data'.U104];['Raw Data'.AI104])" office:value-type="float" office:value="1759.33333333333">
            <text:p>1759</text:p>
          </table:table-cell>
          <table:table-cell table:formula="of:=AVERAGE(['Raw Data'.H104];['Raw Data'.V104];['Raw Data'.AJ104])" office:value-type="float" office:value="2310.66666666667">
            <text:p>2311</text:p>
          </table:table-cell>
          <table:table-cell table:formula="of:=AVERAGE(['Raw Data'.I104];['Raw Data'.W104];['Raw Data'.AK104])" office:value-type="float" office:value="1058">
            <text:p>1058</text:p>
          </table:table-cell>
          <table:table-cell table:formula="of:=AVERAGE(['Raw Data'.J104];['Raw Data'.X104];['Raw Data'.AL104])" office:value-type="float" office:value="970">
            <text:p>970</text:p>
          </table:table-cell>
          <table:table-cell table:formula="of:=AVERAGE(['Raw Data'.K104];['Raw Data'.Y104];['Raw Data'.AM104])" office:value-type="float" office:value="1021.33333333333">
            <text:p>1021</text:p>
          </table:table-cell>
          <table:table-cell table:formula="of:=AVERAGE(['Raw Data'.L104];['Raw Data'.Z104];['Raw Data'.AN104])" office:value-type="float" office:value="968.666666666667">
            <text:p>969</text:p>
          </table:table-cell>
          <table:table-cell table:formula="of:=AVERAGE(['Raw Data'.M104];['Raw Data'.AA104];['Raw Data'.AO104])" office:value-type="float" office:value="1565">
            <text:p>1565</text:p>
          </table:table-cell>
          <table:table-cell table:formula="of:=AVERAGE(['Raw Data'.N104];['Raw Data'.AB104];['Raw Data'.AP104])" office:value-type="float" office:value="1706">
            <text:p>1706</text:p>
          </table:table-cell>
          <table:table-cell table:formula="of:=AVERAGE(['Raw Data'.O104];['Raw Data'.AC104];['Raw Data'.AQ104])" office:value-type="float" office:value="1497.33333333333">
            <text:p>1497</text:p>
          </table:table-cell>
          <table:table-cell table:formula="of:=AVERAGE(['Raw Data'.P104];['Raw Data'.AD104];['Raw Data'.AR104])" office:value-type="float" office:value="1282.66666666667">
            <text:p>1283</text:p>
          </table:table-cell>
        </table:table-row>
        <table:table-row table:style-name="ro1">
          <table:table-cell table:formula="of:=['Raw Data'.A105]" office:value-type="time" office:time-value="PT03H18M00S">
            <text:p>03:18:00</text:p>
          </table:table-cell>
          <table:table-cell table:formula="of:=AVERAGE(['Raw Data'.C105];['Raw Data'.Q105];['Raw Data'.AE105])" office:value-type="float" office:value="1456">
            <text:p>1456</text:p>
          </table:table-cell>
          <table:table-cell table:formula="of:=AVERAGE(['Raw Data'.D105];['Raw Data'.R105];['Raw Data'.AF105])" office:value-type="float" office:value="1032.66666666667">
            <text:p>1033</text:p>
          </table:table-cell>
          <table:table-cell table:formula="of:=AVERAGE(['Raw Data'.E105];['Raw Data'.S105];['Raw Data'.AG105])" office:value-type="float" office:value="3407.66666666667">
            <text:p>3408</text:p>
          </table:table-cell>
          <table:table-cell table:formula="of:=AVERAGE(['Raw Data'.F105];['Raw Data'.T105];['Raw Data'.AH105])" office:value-type="float" office:value="1111">
            <text:p>1111</text:p>
          </table:table-cell>
          <table:table-cell table:formula="of:=AVERAGE(['Raw Data'.G105];['Raw Data'.U105];['Raw Data'.AI105])" office:value-type="float" office:value="1766.66666666667">
            <text:p>1767</text:p>
          </table:table-cell>
          <table:table-cell table:formula="of:=AVERAGE(['Raw Data'.H105];['Raw Data'.V105];['Raw Data'.AJ105])" office:value-type="float" office:value="2275.66666666667">
            <text:p>2276</text:p>
          </table:table-cell>
          <table:table-cell table:formula="of:=AVERAGE(['Raw Data'.I105];['Raw Data'.W105];['Raw Data'.AK105])" office:value-type="float" office:value="1074.66666666667">
            <text:p>1075</text:p>
          </table:table-cell>
          <table:table-cell table:formula="of:=AVERAGE(['Raw Data'.J105];['Raw Data'.X105];['Raw Data'.AL105])" office:value-type="float" office:value="968.666666666667">
            <text:p>969</text:p>
          </table:table-cell>
          <table:table-cell table:formula="of:=AVERAGE(['Raw Data'.K105];['Raw Data'.Y105];['Raw Data'.AM105])" office:value-type="float" office:value="1004.33333333333">
            <text:p>1004</text:p>
          </table:table-cell>
          <table:table-cell table:formula="of:=AVERAGE(['Raw Data'.L105];['Raw Data'.Z105];['Raw Data'.AN105])" office:value-type="float" office:value="971">
            <text:p>971</text:p>
          </table:table-cell>
          <table:table-cell table:formula="of:=AVERAGE(['Raw Data'.M105];['Raw Data'.AA105];['Raw Data'.AO105])" office:value-type="float" office:value="1611.66666666667">
            <text:p>1612</text:p>
          </table:table-cell>
          <table:table-cell table:formula="of:=AVERAGE(['Raw Data'.N105];['Raw Data'.AB105];['Raw Data'.AP105])" office:value-type="float" office:value="1703.33333333333">
            <text:p>1703</text:p>
          </table:table-cell>
          <table:table-cell table:formula="of:=AVERAGE(['Raw Data'.O105];['Raw Data'.AC105];['Raw Data'.AQ105])" office:value-type="float" office:value="1508">
            <text:p>1508</text:p>
          </table:table-cell>
          <table:table-cell table:formula="of:=AVERAGE(['Raw Data'.P105];['Raw Data'.AD105];['Raw Data'.AR105])" office:value-type="float" office:value="1308.66666666667">
            <text:p>1309</text:p>
          </table:table-cell>
        </table:table-row>
        <table:table-row table:style-name="ro1">
          <table:table-cell table:formula="of:=['Raw Data'.A106]" office:value-type="time" office:time-value="PT03H20M00S">
            <text:p>03:20:00</text:p>
          </table:table-cell>
          <table:table-cell table:formula="of:=AVERAGE(['Raw Data'.C106];['Raw Data'.Q106];['Raw Data'.AE106])" office:value-type="float" office:value="1474.66666666667">
            <text:p>1475</text:p>
          </table:table-cell>
          <table:table-cell table:formula="of:=AVERAGE(['Raw Data'.D106];['Raw Data'.R106];['Raw Data'.AF106])" office:value-type="float" office:value="1018">
            <text:p>1018</text:p>
          </table:table-cell>
          <table:table-cell table:formula="of:=AVERAGE(['Raw Data'.E106];['Raw Data'.S106];['Raw Data'.AG106])" office:value-type="float" office:value="3358.33333333333">
            <text:p>3358</text:p>
          </table:table-cell>
          <table:table-cell table:formula="of:=AVERAGE(['Raw Data'.F106];['Raw Data'.T106];['Raw Data'.AH106])" office:value-type="float" office:value="1108.66666666667">
            <text:p>1109</text:p>
          </table:table-cell>
          <table:table-cell table:formula="of:=AVERAGE(['Raw Data'.G106];['Raw Data'.U106];['Raw Data'.AI106])" office:value-type="float" office:value="1722.66666666667">
            <text:p>1723</text:p>
          </table:table-cell>
          <table:table-cell table:formula="of:=AVERAGE(['Raw Data'.H106];['Raw Data'.V106];['Raw Data'.AJ106])" office:value-type="float" office:value="2311">
            <text:p>2311</text:p>
          </table:table-cell>
          <table:table-cell table:formula="of:=AVERAGE(['Raw Data'.I106];['Raw Data'.W106];['Raw Data'.AK106])" office:value-type="float" office:value="1038">
            <text:p>1038</text:p>
          </table:table-cell>
          <table:table-cell table:formula="of:=AVERAGE(['Raw Data'.J106];['Raw Data'.X106];['Raw Data'.AL106])" office:value-type="float" office:value="977.666666666667">
            <text:p>978</text:p>
          </table:table-cell>
          <table:table-cell table:formula="of:=AVERAGE(['Raw Data'.K106];['Raw Data'.Y106];['Raw Data'.AM106])" office:value-type="float" office:value="1025.33333333333">
            <text:p>1025</text:p>
          </table:table-cell>
          <table:table-cell table:formula="of:=AVERAGE(['Raw Data'.L106];['Raw Data'.Z106];['Raw Data'.AN106])" office:value-type="float" office:value="982.666666666667">
            <text:p>983</text:p>
          </table:table-cell>
          <table:table-cell table:formula="of:=AVERAGE(['Raw Data'.M106];['Raw Data'.AA106];['Raw Data'.AO106])" office:value-type="float" office:value="1591">
            <text:p>1591</text:p>
          </table:table-cell>
          <table:table-cell table:formula="of:=AVERAGE(['Raw Data'.N106];['Raw Data'.AB106];['Raw Data'.AP106])" office:value-type="float" office:value="1685">
            <text:p>1685</text:p>
          </table:table-cell>
          <table:table-cell table:formula="of:=AVERAGE(['Raw Data'.O106];['Raw Data'.AC106];['Raw Data'.AQ106])" office:value-type="float" office:value="1477">
            <text:p>1477</text:p>
          </table:table-cell>
          <table:table-cell table:formula="of:=AVERAGE(['Raw Data'.P106];['Raw Data'.AD106];['Raw Data'.AR106])" office:value-type="float" office:value="1309">
            <text:p>1309</text:p>
          </table:table-cell>
        </table:table-row>
        <table:table-row table:style-name="ro1">
          <table:table-cell table:formula="of:=['Raw Data'.A107]" office:value-type="time" office:time-value="PT03H22M00S">
            <text:p>03:22:00</text:p>
          </table:table-cell>
          <table:table-cell table:formula="of:=AVERAGE(['Raw Data'.C107];['Raw Data'.Q107];['Raw Data'.AE107])" office:value-type="float" office:value="1481.33333333333">
            <text:p>1481</text:p>
          </table:table-cell>
          <table:table-cell table:formula="of:=AVERAGE(['Raw Data'.D107];['Raw Data'.R107];['Raw Data'.AF107])" office:value-type="float" office:value="1019.66666666667">
            <text:p>1020</text:p>
          </table:table-cell>
          <table:table-cell table:formula="of:=AVERAGE(['Raw Data'.E107];['Raw Data'.S107];['Raw Data'.AG107])" office:value-type="float" office:value="3365.33333333333">
            <text:p>3365</text:p>
          </table:table-cell>
          <table:table-cell table:formula="of:=AVERAGE(['Raw Data'.F107];['Raw Data'.T107];['Raw Data'.AH107])" office:value-type="float" office:value="1131.66666666667">
            <text:p>1132</text:p>
          </table:table-cell>
          <table:table-cell table:formula="of:=AVERAGE(['Raw Data'.G107];['Raw Data'.U107];['Raw Data'.AI107])" office:value-type="float" office:value="1764.66666666667">
            <text:p>1765</text:p>
          </table:table-cell>
          <table:table-cell table:formula="of:=AVERAGE(['Raw Data'.H107];['Raw Data'.V107];['Raw Data'.AJ107])" office:value-type="float" office:value="2306.33333333333">
            <text:p>2306</text:p>
          </table:table-cell>
          <table:table-cell table:formula="of:=AVERAGE(['Raw Data'.I107];['Raw Data'.W107];['Raw Data'.AK107])" office:value-type="float" office:value="1069">
            <text:p>1069</text:p>
          </table:table-cell>
          <table:table-cell table:formula="of:=AVERAGE(['Raw Data'.J107];['Raw Data'.X107];['Raw Data'.AL107])" office:value-type="float" office:value="960">
            <text:p>960</text:p>
          </table:table-cell>
          <table:table-cell table:formula="of:=AVERAGE(['Raw Data'.K107];['Raw Data'.Y107];['Raw Data'.AM107])" office:value-type="float" office:value="1000.33333333333">
            <text:p>1000</text:p>
          </table:table-cell>
          <table:table-cell table:formula="of:=AVERAGE(['Raw Data'.L107];['Raw Data'.Z107];['Raw Data'.AN107])" office:value-type="float" office:value="983">
            <text:p>983</text:p>
          </table:table-cell>
          <table:table-cell table:formula="of:=AVERAGE(['Raw Data'.M107];['Raw Data'.AA107];['Raw Data'.AO107])" office:value-type="float" office:value="1613.66666666667">
            <text:p>1614</text:p>
          </table:table-cell>
          <table:table-cell table:formula="of:=AVERAGE(['Raw Data'.N107];['Raw Data'.AB107];['Raw Data'.AP107])" office:value-type="float" office:value="1693">
            <text:p>1693</text:p>
          </table:table-cell>
          <table:table-cell table:formula="of:=AVERAGE(['Raw Data'.O107];['Raw Data'.AC107];['Raw Data'.AQ107])" office:value-type="float" office:value="1501.33333333333">
            <text:p>1501</text:p>
          </table:table-cell>
          <table:table-cell table:formula="of:=AVERAGE(['Raw Data'.P107];['Raw Data'.AD107];['Raw Data'.AR107])" office:value-type="float" office:value="1308.66666666667">
            <text:p>1309</text:p>
          </table:table-cell>
        </table:table-row>
        <table:table-row table:style-name="ro1">
          <table:table-cell table:formula="of:=['Raw Data'.A108]" office:value-type="time" office:time-value="PT03H24M00S">
            <text:p>03:24:00</text:p>
          </table:table-cell>
          <table:table-cell table:formula="of:=AVERAGE(['Raw Data'.C108];['Raw Data'.Q108];['Raw Data'.AE108])" office:value-type="float" office:value="1470.33333333333">
            <text:p>1470</text:p>
          </table:table-cell>
          <table:table-cell table:formula="of:=AVERAGE(['Raw Data'.D108];['Raw Data'.R108];['Raw Data'.AF108])" office:value-type="float" office:value="1007">
            <text:p>1007</text:p>
          </table:table-cell>
          <table:table-cell table:formula="of:=AVERAGE(['Raw Data'.E108];['Raw Data'.S108];['Raw Data'.AG108])" office:value-type="float" office:value="3404.33333333333">
            <text:p>3404</text:p>
          </table:table-cell>
          <table:table-cell table:formula="of:=AVERAGE(['Raw Data'.F108];['Raw Data'.T108];['Raw Data'.AH108])" office:value-type="float" office:value="1097.66666666667">
            <text:p>1098</text:p>
          </table:table-cell>
          <table:table-cell table:formula="of:=AVERAGE(['Raw Data'.G108];['Raw Data'.U108];['Raw Data'.AI108])" office:value-type="float" office:value="1741.33333333333">
            <text:p>1741</text:p>
          </table:table-cell>
          <table:table-cell table:formula="of:=AVERAGE(['Raw Data'.H108];['Raw Data'.V108];['Raw Data'.AJ108])" office:value-type="float" office:value="2275.33333333333">
            <text:p>2275</text:p>
          </table:table-cell>
          <table:table-cell table:formula="of:=AVERAGE(['Raw Data'.I108];['Raw Data'.W108];['Raw Data'.AK108])" office:value-type="float" office:value="1055">
            <text:p>1055</text:p>
          </table:table-cell>
          <table:table-cell table:formula="of:=AVERAGE(['Raw Data'.J108];['Raw Data'.X108];['Raw Data'.AL108])" office:value-type="float" office:value="982">
            <text:p>982</text:p>
          </table:table-cell>
          <table:table-cell table:formula="of:=AVERAGE(['Raw Data'.K108];['Raw Data'.Y108];['Raw Data'.AM108])" office:value-type="float" office:value="1037">
            <text:p>1037</text:p>
          </table:table-cell>
          <table:table-cell table:formula="of:=AVERAGE(['Raw Data'.L108];['Raw Data'.Z108];['Raw Data'.AN108])" office:value-type="float" office:value="987.333333333333">
            <text:p>987</text:p>
          </table:table-cell>
          <table:table-cell table:formula="of:=AVERAGE(['Raw Data'.M108];['Raw Data'.AA108];['Raw Data'.AO108])" office:value-type="float" office:value="1585.33333333333">
            <text:p>1585</text:p>
          </table:table-cell>
          <table:table-cell table:formula="of:=AVERAGE(['Raw Data'.N108];['Raw Data'.AB108];['Raw Data'.AP108])" office:value-type="float" office:value="1690.33333333333">
            <text:p>1690</text:p>
          </table:table-cell>
          <table:table-cell table:formula="of:=AVERAGE(['Raw Data'.O108];['Raw Data'.AC108];['Raw Data'.AQ108])" office:value-type="float" office:value="1476.33333333333">
            <text:p>1476</text:p>
          </table:table-cell>
          <table:table-cell table:formula="of:=AVERAGE(['Raw Data'.P108];['Raw Data'.AD108];['Raw Data'.AR108])" office:value-type="float" office:value="1271">
            <text:p>1271</text:p>
          </table:table-cell>
        </table:table-row>
        <table:table-row table:style-name="ro1">
          <table:table-cell table:formula="of:=['Raw Data'.A109]" office:value-type="time" office:time-value="PT03H26M00S">
            <text:p>03:26:00</text:p>
          </table:table-cell>
          <table:table-cell table:formula="of:=AVERAGE(['Raw Data'.C109];['Raw Data'.Q109];['Raw Data'.AE109])" office:value-type="float" office:value="1440">
            <text:p>1440</text:p>
          </table:table-cell>
          <table:table-cell table:formula="of:=AVERAGE(['Raw Data'.D109];['Raw Data'.R109];['Raw Data'.AF109])" office:value-type="float" office:value="1038.33333333333">
            <text:p>1038</text:p>
          </table:table-cell>
          <table:table-cell table:formula="of:=AVERAGE(['Raw Data'.E109];['Raw Data'.S109];['Raw Data'.AG109])" office:value-type="float" office:value="3340.66666666667">
            <text:p>3341</text:p>
          </table:table-cell>
          <table:table-cell table:formula="of:=AVERAGE(['Raw Data'.F109];['Raw Data'.T109];['Raw Data'.AH109])" office:value-type="float" office:value="1084.66666666667">
            <text:p>1085</text:p>
          </table:table-cell>
          <table:table-cell table:formula="of:=AVERAGE(['Raw Data'.G109];['Raw Data'.U109];['Raw Data'.AI109])" office:value-type="float" office:value="1757.66666666667">
            <text:p>1758</text:p>
          </table:table-cell>
          <table:table-cell table:formula="of:=AVERAGE(['Raw Data'.H109];['Raw Data'.V109];['Raw Data'.AJ109])" office:value-type="float" office:value="2261">
            <text:p>2261</text:p>
          </table:table-cell>
          <table:table-cell table:formula="of:=AVERAGE(['Raw Data'.I109];['Raw Data'.W109];['Raw Data'.AK109])" office:value-type="float" office:value="1065.33333333333">
            <text:p>1065</text:p>
          </table:table-cell>
          <table:table-cell table:formula="of:=AVERAGE(['Raw Data'.J109];['Raw Data'.X109];['Raw Data'.AL109])" office:value-type="float" office:value="969.666666666667">
            <text:p>970</text:p>
          </table:table-cell>
          <table:table-cell table:formula="of:=AVERAGE(['Raw Data'.K109];['Raw Data'.Y109];['Raw Data'.AM109])" office:value-type="float" office:value="1012.66666666667">
            <text:p>1013</text:p>
          </table:table-cell>
          <table:table-cell table:formula="of:=AVERAGE(['Raw Data'.L109];['Raw Data'.Z109];['Raw Data'.AN109])" office:value-type="float" office:value="977.666666666667">
            <text:p>978</text:p>
          </table:table-cell>
          <table:table-cell table:formula="of:=AVERAGE(['Raw Data'.M109];['Raw Data'.AA109];['Raw Data'.AO109])" office:value-type="float" office:value="1609.33333333333">
            <text:p>1609</text:p>
          </table:table-cell>
          <table:table-cell table:formula="of:=AVERAGE(['Raw Data'.N109];['Raw Data'.AB109];['Raw Data'.AP109])" office:value-type="float" office:value="1677.66666666667">
            <text:p>1678</text:p>
          </table:table-cell>
          <table:table-cell table:formula="of:=AVERAGE(['Raw Data'.O109];['Raw Data'.AC109];['Raw Data'.AQ109])" office:value-type="float" office:value="1491.33333333333">
            <text:p>1491</text:p>
          </table:table-cell>
          <table:table-cell table:formula="of:=AVERAGE(['Raw Data'.P109];['Raw Data'.AD109];['Raw Data'.AR109])" office:value-type="float" office:value="1306.66666666667">
            <text:p>1307</text:p>
          </table:table-cell>
        </table:table-row>
        <table:table-row table:style-name="ro1">
          <table:table-cell table:formula="of:=['Raw Data'.A110]" office:value-type="time" office:time-value="PT03H28M00S">
            <text:p>03:28:00</text:p>
          </table:table-cell>
          <table:table-cell table:formula="of:=AVERAGE(['Raw Data'.C110];['Raw Data'.Q110];['Raw Data'.AE110])" office:value-type="float" office:value="1473.33333333333">
            <text:p>1473</text:p>
          </table:table-cell>
          <table:table-cell table:formula="of:=AVERAGE(['Raw Data'.D110];['Raw Data'.R110];['Raw Data'.AF110])" office:value-type="float" office:value="1021.33333333333">
            <text:p>1021</text:p>
          </table:table-cell>
          <table:table-cell table:formula="of:=AVERAGE(['Raw Data'.E110];['Raw Data'.S110];['Raw Data'.AG110])" office:value-type="float" office:value="3367">
            <text:p>3367</text:p>
          </table:table-cell>
          <table:table-cell table:formula="of:=AVERAGE(['Raw Data'.F110];['Raw Data'.T110];['Raw Data'.AH110])" office:value-type="float" office:value="1082.33333333333">
            <text:p>1082</text:p>
          </table:table-cell>
          <table:table-cell table:formula="of:=AVERAGE(['Raw Data'.G110];['Raw Data'.U110];['Raw Data'.AI110])" office:value-type="float" office:value="1752.66666666667">
            <text:p>1753</text:p>
          </table:table-cell>
          <table:table-cell table:formula="of:=AVERAGE(['Raw Data'.H110];['Raw Data'.V110];['Raw Data'.AJ110])" office:value-type="float" office:value="2298.33333333333">
            <text:p>2298</text:p>
          </table:table-cell>
          <table:table-cell table:formula="of:=AVERAGE(['Raw Data'.I110];['Raw Data'.W110];['Raw Data'.AK110])" office:value-type="float" office:value="1058">
            <text:p>1058</text:p>
          </table:table-cell>
          <table:table-cell table:formula="of:=AVERAGE(['Raw Data'.J110];['Raw Data'.X110];['Raw Data'.AL110])" office:value-type="float" office:value="994.666666666667">
            <text:p>995</text:p>
          </table:table-cell>
          <table:table-cell table:formula="of:=AVERAGE(['Raw Data'.K110];['Raw Data'.Y110];['Raw Data'.AM110])" office:value-type="float" office:value="1019.66666666667">
            <text:p>1020</text:p>
          </table:table-cell>
          <table:table-cell table:formula="of:=AVERAGE(['Raw Data'.L110];['Raw Data'.Z110];['Raw Data'.AN110])" office:value-type="float" office:value="993">
            <text:p>993</text:p>
          </table:table-cell>
          <table:table-cell table:formula="of:=AVERAGE(['Raw Data'.M110];['Raw Data'.AA110];['Raw Data'.AO110])" office:value-type="float" office:value="1578">
            <text:p>1578</text:p>
          </table:table-cell>
          <table:table-cell table:formula="of:=AVERAGE(['Raw Data'.N110];['Raw Data'.AB110];['Raw Data'.AP110])" office:value-type="float" office:value="1690">
            <text:p>1690</text:p>
          </table:table-cell>
          <table:table-cell table:formula="of:=AVERAGE(['Raw Data'.O110];['Raw Data'.AC110];['Raw Data'.AQ110])" office:value-type="float" office:value="1487.33333333333">
            <text:p>1487</text:p>
          </table:table-cell>
          <table:table-cell table:formula="of:=AVERAGE(['Raw Data'.P110];['Raw Data'.AD110];['Raw Data'.AR110])" office:value-type="float" office:value="1298">
            <text:p>1298</text:p>
          </table:table-cell>
        </table:table-row>
        <table:table-row table:style-name="ro1">
          <table:table-cell table:formula="of:=['Raw Data'.A111]" office:value-type="time" office:time-value="PT03H30M00S">
            <text:p>03:30:00</text:p>
          </table:table-cell>
          <table:table-cell table:formula="of:=AVERAGE(['Raw Data'.C111];['Raw Data'.Q111];['Raw Data'.AE111])" office:value-type="float" office:value="1481.33333333333">
            <text:p>1481</text:p>
          </table:table-cell>
          <table:table-cell table:formula="of:=AVERAGE(['Raw Data'.D111];['Raw Data'.R111];['Raw Data'.AF111])" office:value-type="float" office:value="1025.66666666667">
            <text:p>1026</text:p>
          </table:table-cell>
          <table:table-cell table:formula="of:=AVERAGE(['Raw Data'.E111];['Raw Data'.S111];['Raw Data'.AG111])" office:value-type="float" office:value="3335">
            <text:p>3335</text:p>
          </table:table-cell>
          <table:table-cell table:formula="of:=AVERAGE(['Raw Data'.F111];['Raw Data'.T111];['Raw Data'.AH111])" office:value-type="float" office:value="1096">
            <text:p>1096</text:p>
          </table:table-cell>
          <table:table-cell table:formula="of:=AVERAGE(['Raw Data'.G111];['Raw Data'.U111];['Raw Data'.AI111])" office:value-type="float" office:value="1763.66666666667">
            <text:p>1764</text:p>
          </table:table-cell>
          <table:table-cell table:formula="of:=AVERAGE(['Raw Data'.H111];['Raw Data'.V111];['Raw Data'.AJ111])" office:value-type="float" office:value="2306.66666666667">
            <text:p>2307</text:p>
          </table:table-cell>
          <table:table-cell table:formula="of:=AVERAGE(['Raw Data'.I111];['Raw Data'.W111];['Raw Data'.AK111])" office:value-type="float" office:value="1059.66666666667">
            <text:p>1060</text:p>
          </table:table-cell>
          <table:table-cell table:formula="of:=AVERAGE(['Raw Data'.J111];['Raw Data'.X111];['Raw Data'.AL111])" office:value-type="float" office:value="985">
            <text:p>985</text:p>
          </table:table-cell>
          <table:table-cell table:formula="of:=AVERAGE(['Raw Data'.K111];['Raw Data'.Y111];['Raw Data'.AM111])" office:value-type="float" office:value="1002.66666666667">
            <text:p>1003</text:p>
          </table:table-cell>
          <table:table-cell table:formula="of:=AVERAGE(['Raw Data'.L111];['Raw Data'.Z111];['Raw Data'.AN111])" office:value-type="float" office:value="979.666666666667">
            <text:p>980</text:p>
          </table:table-cell>
          <table:table-cell table:formula="of:=AVERAGE(['Raw Data'.M111];['Raw Data'.AA111];['Raw Data'.AO111])" office:value-type="float" office:value="1621.66666666667">
            <text:p>1622</text:p>
          </table:table-cell>
          <table:table-cell table:formula="of:=AVERAGE(['Raw Data'.N111];['Raw Data'.AB111];['Raw Data'.AP111])" office:value-type="float" office:value="1712.66666666667">
            <text:p>1713</text:p>
          </table:table-cell>
          <table:table-cell table:formula="of:=AVERAGE(['Raw Data'.O111];['Raw Data'.AC111];['Raw Data'.AQ111])" office:value-type="float" office:value="1476.66666666667">
            <text:p>1477</text:p>
          </table:table-cell>
          <table:table-cell table:formula="of:=AVERAGE(['Raw Data'.P111];['Raw Data'.AD111];['Raw Data'.AR111])" office:value-type="float" office:value="1299.66666666667">
            <text:p>1300</text:p>
          </table:table-cell>
        </table:table-row>
        <table:table-row table:style-name="ro1">
          <table:table-cell table:formula="of:=['Raw Data'.A112]" office:value-type="time" office:time-value="PT03H32M00S">
            <text:p>03:32:00</text:p>
          </table:table-cell>
          <table:table-cell table:formula="of:=AVERAGE(['Raw Data'.C112];['Raw Data'.Q112];['Raw Data'.AE112])" office:value-type="float" office:value="1474.33333333333">
            <text:p>1474</text:p>
          </table:table-cell>
          <table:table-cell table:formula="of:=AVERAGE(['Raw Data'.D112];['Raw Data'.R112];['Raw Data'.AF112])" office:value-type="float" office:value="1031.33333333333">
            <text:p>1031</text:p>
          </table:table-cell>
          <table:table-cell table:formula="of:=AVERAGE(['Raw Data'.E112];['Raw Data'.S112];['Raw Data'.AG112])" office:value-type="float" office:value="3358.66666666667">
            <text:p>3359</text:p>
          </table:table-cell>
          <table:table-cell table:formula="of:=AVERAGE(['Raw Data'.F112];['Raw Data'.T112];['Raw Data'.AH112])" office:value-type="float" office:value="1121.66666666667">
            <text:p>1122</text:p>
          </table:table-cell>
          <table:table-cell table:formula="of:=AVERAGE(['Raw Data'.G112];['Raw Data'.U112];['Raw Data'.AI112])" office:value-type="float" office:value="1753">
            <text:p>1753</text:p>
          </table:table-cell>
          <table:table-cell table:formula="of:=AVERAGE(['Raw Data'.H112];['Raw Data'.V112];['Raw Data'.AJ112])" office:value-type="float" office:value="2280.66666666667">
            <text:p>2281</text:p>
          </table:table-cell>
          <table:table-cell table:formula="of:=AVERAGE(['Raw Data'.I112];['Raw Data'.W112];['Raw Data'.AK112])" office:value-type="float" office:value="1058.66666666667">
            <text:p>1059</text:p>
          </table:table-cell>
          <table:table-cell table:formula="of:=AVERAGE(['Raw Data'.J112];['Raw Data'.X112];['Raw Data'.AL112])" office:value-type="float" office:value="974.666666666667">
            <text:p>975</text:p>
          </table:table-cell>
          <table:table-cell table:formula="of:=AVERAGE(['Raw Data'.K112];['Raw Data'.Y112];['Raw Data'.AM112])" office:value-type="float" office:value="986">
            <text:p>986</text:p>
          </table:table-cell>
          <table:table-cell table:formula="of:=AVERAGE(['Raw Data'.L112];['Raw Data'.Z112];['Raw Data'.AN112])" office:value-type="float" office:value="964.333333333333">
            <text:p>964</text:p>
          </table:table-cell>
          <table:table-cell table:formula="of:=AVERAGE(['Raw Data'.M112];['Raw Data'.AA112];['Raw Data'.AO112])" office:value-type="float" office:value="1588">
            <text:p>1588</text:p>
          </table:table-cell>
          <table:table-cell table:formula="of:=AVERAGE(['Raw Data'.N112];['Raw Data'.AB112];['Raw Data'.AP112])" office:value-type="float" office:value="1737.33333333333">
            <text:p>1737</text:p>
          </table:table-cell>
          <table:table-cell table:formula="of:=AVERAGE(['Raw Data'.O112];['Raw Data'.AC112];['Raw Data'.AQ112])" office:value-type="float" office:value="1477">
            <text:p>1477</text:p>
          </table:table-cell>
          <table:table-cell table:formula="of:=AVERAGE(['Raw Data'.P112];['Raw Data'.AD112];['Raw Data'.AR112])" office:value-type="float" office:value="1314">
            <text:p>1314</text:p>
          </table:table-cell>
        </table:table-row>
        <table:table-row table:style-name="ro1">
          <table:table-cell table:formula="of:=['Raw Data'.A113]" office:value-type="time" office:time-value="PT03H34M00S">
            <text:p>03:34:00</text:p>
          </table:table-cell>
          <table:table-cell table:formula="of:=AVERAGE(['Raw Data'.C113];['Raw Data'.Q113];['Raw Data'.AE113])" office:value-type="float" office:value="1503.66666666667">
            <text:p>1504</text:p>
          </table:table-cell>
          <table:table-cell table:formula="of:=AVERAGE(['Raw Data'.D113];['Raw Data'.R113];['Raw Data'.AF113])" office:value-type="float" office:value="1023.66666666667">
            <text:p>1024</text:p>
          </table:table-cell>
          <table:table-cell table:formula="of:=AVERAGE(['Raw Data'.E113];['Raw Data'.S113];['Raw Data'.AG113])" office:value-type="float" office:value="3358">
            <text:p>3358</text:p>
          </table:table-cell>
          <table:table-cell table:formula="of:=AVERAGE(['Raw Data'.F113];['Raw Data'.T113];['Raw Data'.AH113])" office:value-type="float" office:value="1100.66666666667">
            <text:p>1101</text:p>
          </table:table-cell>
          <table:table-cell table:formula="of:=AVERAGE(['Raw Data'.G113];['Raw Data'.U113];['Raw Data'.AI113])" office:value-type="float" office:value="1764.33333333333">
            <text:p>1764</text:p>
          </table:table-cell>
          <table:table-cell table:formula="of:=AVERAGE(['Raw Data'.H113];['Raw Data'.V113];['Raw Data'.AJ113])" office:value-type="float" office:value="2275.66666666667">
            <text:p>2276</text:p>
          </table:table-cell>
          <table:table-cell table:formula="of:=AVERAGE(['Raw Data'.I113];['Raw Data'.W113];['Raw Data'.AK113])" office:value-type="float" office:value="1071">
            <text:p>1071</text:p>
          </table:table-cell>
          <table:table-cell table:formula="of:=AVERAGE(['Raw Data'.J113];['Raw Data'.X113];['Raw Data'.AL113])" office:value-type="float" office:value="967.666666666667">
            <text:p>968</text:p>
          </table:table-cell>
          <table:table-cell table:formula="of:=AVERAGE(['Raw Data'.K113];['Raw Data'.Y113];['Raw Data'.AM113])" office:value-type="float" office:value="1045">
            <text:p>1045</text:p>
          </table:table-cell>
          <table:table-cell table:formula="of:=AVERAGE(['Raw Data'.L113];['Raw Data'.Z113];['Raw Data'.AN113])" office:value-type="float" office:value="964.333333333333">
            <text:p>964</text:p>
          </table:table-cell>
          <table:table-cell table:formula="of:=AVERAGE(['Raw Data'.M113];['Raw Data'.AA113];['Raw Data'.AO113])" office:value-type="float" office:value="1596">
            <text:p>1596</text:p>
          </table:table-cell>
          <table:table-cell table:formula="of:=AVERAGE(['Raw Data'.N113];['Raw Data'.AB113];['Raw Data'.AP113])" office:value-type="float" office:value="1714">
            <text:p>1714</text:p>
          </table:table-cell>
          <table:table-cell table:formula="of:=AVERAGE(['Raw Data'.O113];['Raw Data'.AC113];['Raw Data'.AQ113])" office:value-type="float" office:value="1501.33333333333">
            <text:p>1501</text:p>
          </table:table-cell>
          <table:table-cell table:formula="of:=AVERAGE(['Raw Data'.P113];['Raw Data'.AD113];['Raw Data'.AR113])" office:value-type="float" office:value="1313.33333333333">
            <text:p>1313</text:p>
          </table:table-cell>
        </table:table-row>
        <table:table-row table:style-name="ro1">
          <table:table-cell table:formula="of:=['Raw Data'.A114]" office:value-type="time" office:time-value="PT03H36M00S">
            <text:p>03:36:00</text:p>
          </table:table-cell>
          <table:table-cell table:formula="of:=AVERAGE(['Raw Data'.C114];['Raw Data'.Q114];['Raw Data'.AE114])" office:value-type="float" office:value="1477.66666666667">
            <text:p>1478</text:p>
          </table:table-cell>
          <table:table-cell table:formula="of:=AVERAGE(['Raw Data'.D114];['Raw Data'.R114];['Raw Data'.AF114])" office:value-type="float" office:value="1022">
            <text:p>1022</text:p>
          </table:table-cell>
          <table:table-cell table:formula="of:=AVERAGE(['Raw Data'.E114];['Raw Data'.S114];['Raw Data'.AG114])" office:value-type="float" office:value="3339.33333333333">
            <text:p>3339</text:p>
          </table:table-cell>
          <table:table-cell table:formula="of:=AVERAGE(['Raw Data'.F114];['Raw Data'.T114];['Raw Data'.AH114])" office:value-type="float" office:value="1079">
            <text:p>1079</text:p>
          </table:table-cell>
          <table:table-cell table:formula="of:=AVERAGE(['Raw Data'.G114];['Raw Data'.U114];['Raw Data'.AI114])" office:value-type="float" office:value="1758.66666666667">
            <text:p>1759</text:p>
          </table:table-cell>
          <table:table-cell table:formula="of:=AVERAGE(['Raw Data'.H114];['Raw Data'.V114];['Raw Data'.AJ114])" office:value-type="float" office:value="2280">
            <text:p>2280</text:p>
          </table:table-cell>
          <table:table-cell table:formula="of:=AVERAGE(['Raw Data'.I114];['Raw Data'.W114];['Raw Data'.AK114])" office:value-type="float" office:value="1043">
            <text:p>1043</text:p>
          </table:table-cell>
          <table:table-cell table:formula="of:=AVERAGE(['Raw Data'.J114];['Raw Data'.X114];['Raw Data'.AL114])" office:value-type="float" office:value="986.666666666667">
            <text:p>987</text:p>
          </table:table-cell>
          <table:table-cell table:formula="of:=AVERAGE(['Raw Data'.K114];['Raw Data'.Y114];['Raw Data'.AM114])" office:value-type="float" office:value="998">
            <text:p>998</text:p>
          </table:table-cell>
          <table:table-cell table:formula="of:=AVERAGE(['Raw Data'.L114];['Raw Data'.Z114];['Raw Data'.AN114])" office:value-type="float" office:value="983.666666666667">
            <text:p>984</text:p>
          </table:table-cell>
          <table:table-cell table:formula="of:=AVERAGE(['Raw Data'.M114];['Raw Data'.AA114];['Raw Data'.AO114])" office:value-type="float" office:value="1570.33333333333">
            <text:p>1570</text:p>
          </table:table-cell>
          <table:table-cell table:formula="of:=AVERAGE(['Raw Data'.N114];['Raw Data'.AB114];['Raw Data'.AP114])" office:value-type="float" office:value="1722">
            <text:p>1722</text:p>
          </table:table-cell>
          <table:table-cell table:formula="of:=AVERAGE(['Raw Data'.O114];['Raw Data'.AC114];['Raw Data'.AQ114])" office:value-type="float" office:value="1476.66666666667">
            <text:p>1477</text:p>
          </table:table-cell>
          <table:table-cell table:formula="of:=AVERAGE(['Raw Data'.P114];['Raw Data'.AD114];['Raw Data'.AR114])" office:value-type="float" office:value="1323.66666666667">
            <text:p>1324</text:p>
          </table:table-cell>
        </table:table-row>
        <table:table-row table:style-name="ro1">
          <table:table-cell table:formula="of:=['Raw Data'.A115]" office:value-type="time" office:time-value="PT03H38M00S">
            <text:p>03:38:00</text:p>
          </table:table-cell>
          <table:table-cell table:formula="of:=AVERAGE(['Raw Data'.C115];['Raw Data'.Q115];['Raw Data'.AE115])" office:value-type="float" office:value="1488">
            <text:p>1488</text:p>
          </table:table-cell>
          <table:table-cell table:formula="of:=AVERAGE(['Raw Data'.D115];['Raw Data'.R115];['Raw Data'.AF115])" office:value-type="float" office:value="1020">
            <text:p>1020</text:p>
          </table:table-cell>
          <table:table-cell table:formula="of:=AVERAGE(['Raw Data'.E115];['Raw Data'.S115];['Raw Data'.AG115])" office:value-type="float" office:value="3443.66666666667">
            <text:p>3444</text:p>
          </table:table-cell>
          <table:table-cell table:formula="of:=AVERAGE(['Raw Data'.F115];['Raw Data'.T115];['Raw Data'.AH115])" office:value-type="float" office:value="1083">
            <text:p>1083</text:p>
          </table:table-cell>
          <table:table-cell table:formula="of:=AVERAGE(['Raw Data'.G115];['Raw Data'.U115];['Raw Data'.AI115])" office:value-type="float" office:value="1774.33333333333">
            <text:p>1774</text:p>
          </table:table-cell>
          <table:table-cell table:formula="of:=AVERAGE(['Raw Data'.H115];['Raw Data'.V115];['Raw Data'.AJ115])" office:value-type="float" office:value="2251.66666666667">
            <text:p>2252</text:p>
          </table:table-cell>
          <table:table-cell table:formula="of:=AVERAGE(['Raw Data'.I115];['Raw Data'.W115];['Raw Data'.AK115])" office:value-type="float" office:value="1066.66666666667">
            <text:p>1067</text:p>
          </table:table-cell>
          <table:table-cell table:formula="of:=AVERAGE(['Raw Data'.J115];['Raw Data'.X115];['Raw Data'.AL115])" office:value-type="float" office:value="995.333333333333">
            <text:p>995</text:p>
          </table:table-cell>
          <table:table-cell table:formula="of:=AVERAGE(['Raw Data'.K115];['Raw Data'.Y115];['Raw Data'.AM115])" office:value-type="float" office:value="1006.33333333333">
            <text:p>1006</text:p>
          </table:table-cell>
          <table:table-cell table:formula="of:=AVERAGE(['Raw Data'.L115];['Raw Data'.Z115];['Raw Data'.AN115])" office:value-type="float" office:value="975">
            <text:p>975</text:p>
          </table:table-cell>
          <table:table-cell table:formula="of:=AVERAGE(['Raw Data'.M115];['Raw Data'.AA115];['Raw Data'.AO115])" office:value-type="float" office:value="1573.33333333333">
            <text:p>1573</text:p>
          </table:table-cell>
          <table:table-cell table:formula="of:=AVERAGE(['Raw Data'.N115];['Raw Data'.AB115];['Raw Data'.AP115])" office:value-type="float" office:value="1698">
            <text:p>1698</text:p>
          </table:table-cell>
          <table:table-cell table:formula="of:=AVERAGE(['Raw Data'.O115];['Raw Data'.AC115];['Raw Data'.AQ115])" office:value-type="float" office:value="1513.66666666667">
            <text:p>1514</text:p>
          </table:table-cell>
          <table:table-cell table:formula="of:=AVERAGE(['Raw Data'.P115];['Raw Data'.AD115];['Raw Data'.AR115])" office:value-type="float" office:value="1297.33333333333">
            <text:p>1297</text:p>
          </table:table-cell>
        </table:table-row>
        <table:table-row table:style-name="ro1">
          <table:table-cell table:formula="of:=['Raw Data'.A116]" office:value-type="time" office:time-value="PT03H40M00S">
            <text:p>03:40:00</text:p>
          </table:table-cell>
          <table:table-cell table:formula="of:=AVERAGE(['Raw Data'.C116];['Raw Data'.Q116];['Raw Data'.AE116])" office:value-type="float" office:value="1463">
            <text:p>1463</text:p>
          </table:table-cell>
          <table:table-cell table:formula="of:=AVERAGE(['Raw Data'.D116];['Raw Data'.R116];['Raw Data'.AF116])" office:value-type="float" office:value="1025">
            <text:p>1025</text:p>
          </table:table-cell>
          <table:table-cell table:formula="of:=AVERAGE(['Raw Data'.E116];['Raw Data'.S116];['Raw Data'.AG116])" office:value-type="float" office:value="3370">
            <text:p>3370</text:p>
          </table:table-cell>
          <table:table-cell table:formula="of:=AVERAGE(['Raw Data'.F116];['Raw Data'.T116];['Raw Data'.AH116])" office:value-type="float" office:value="1113">
            <text:p>1113</text:p>
          </table:table-cell>
          <table:table-cell table:formula="of:=AVERAGE(['Raw Data'.G116];['Raw Data'.U116];['Raw Data'.AI116])" office:value-type="float" office:value="1785.33333333333">
            <text:p>1785</text:p>
          </table:table-cell>
          <table:table-cell table:formula="of:=AVERAGE(['Raw Data'.H116];['Raw Data'.V116];['Raw Data'.AJ116])" office:value-type="float" office:value="2290.66666666667">
            <text:p>2291</text:p>
          </table:table-cell>
          <table:table-cell table:formula="of:=AVERAGE(['Raw Data'.I116];['Raw Data'.W116];['Raw Data'.AK116])" office:value-type="float" office:value="1054">
            <text:p>1054</text:p>
          </table:table-cell>
          <table:table-cell table:formula="of:=AVERAGE(['Raw Data'.J116];['Raw Data'.X116];['Raw Data'.AL116])" office:value-type="float" office:value="978.666666666667">
            <text:p>979</text:p>
          </table:table-cell>
          <table:table-cell table:formula="of:=AVERAGE(['Raw Data'.K116];['Raw Data'.Y116];['Raw Data'.AM116])" office:value-type="float" office:value="1007">
            <text:p>1007</text:p>
          </table:table-cell>
          <table:table-cell table:formula="of:=AVERAGE(['Raw Data'.L116];['Raw Data'.Z116];['Raw Data'.AN116])" office:value-type="float" office:value="994.666666666667">
            <text:p>995</text:p>
          </table:table-cell>
          <table:table-cell table:formula="of:=AVERAGE(['Raw Data'.M116];['Raw Data'.AA116];['Raw Data'.AO116])" office:value-type="float" office:value="1629">
            <text:p>1629</text:p>
          </table:table-cell>
          <table:table-cell table:formula="of:=AVERAGE(['Raw Data'.N116];['Raw Data'.AB116];['Raw Data'.AP116])" office:value-type="float" office:value="1694">
            <text:p>1694</text:p>
          </table:table-cell>
          <table:table-cell table:formula="of:=AVERAGE(['Raw Data'.O116];['Raw Data'.AC116];['Raw Data'.AQ116])" office:value-type="float" office:value="1500.33333333333">
            <text:p>1500</text:p>
          </table:table-cell>
          <table:table-cell table:formula="of:=AVERAGE(['Raw Data'.P116];['Raw Data'.AD116];['Raw Data'.AR116])" office:value-type="float" office:value="1292">
            <text:p>1292</text:p>
          </table:table-cell>
        </table:table-row>
        <table:table-row table:style-name="ro1">
          <table:table-cell table:formula="of:=['Raw Data'.A117]" office:value-type="time" office:time-value="PT03H42M00S">
            <text:p>03:42:00</text:p>
          </table:table-cell>
          <table:table-cell table:formula="of:=AVERAGE(['Raw Data'.C117];['Raw Data'.Q117];['Raw Data'.AE117])" office:value-type="float" office:value="1512">
            <text:p>1512</text:p>
          </table:table-cell>
          <table:table-cell table:formula="of:=AVERAGE(['Raw Data'.D117];['Raw Data'.R117];['Raw Data'.AF117])" office:value-type="float" office:value="1026.66666666667">
            <text:p>1027</text:p>
          </table:table-cell>
          <table:table-cell table:formula="of:=AVERAGE(['Raw Data'.E117];['Raw Data'.S117];['Raw Data'.AG117])" office:value-type="float" office:value="3362">
            <text:p>3362</text:p>
          </table:table-cell>
          <table:table-cell table:formula="of:=AVERAGE(['Raw Data'.F117];['Raw Data'.T117];['Raw Data'.AH117])" office:value-type="float" office:value="1118.33333333333">
            <text:p>1118</text:p>
          </table:table-cell>
          <table:table-cell table:formula="of:=AVERAGE(['Raw Data'.G117];['Raw Data'.U117];['Raw Data'.AI117])" office:value-type="float" office:value="1741.33333333333">
            <text:p>1741</text:p>
          </table:table-cell>
          <table:table-cell table:formula="of:=AVERAGE(['Raw Data'.H117];['Raw Data'.V117];['Raw Data'.AJ117])" office:value-type="float" office:value="2284">
            <text:p>2284</text:p>
          </table:table-cell>
          <table:table-cell table:formula="of:=AVERAGE(['Raw Data'.I117];['Raw Data'.W117];['Raw Data'.AK117])" office:value-type="float" office:value="1072.66666666667">
            <text:p>1073</text:p>
          </table:table-cell>
          <table:table-cell table:formula="of:=AVERAGE(['Raw Data'.J117];['Raw Data'.X117];['Raw Data'.AL117])" office:value-type="float" office:value="995.666666666667">
            <text:p>996</text:p>
          </table:table-cell>
          <table:table-cell table:formula="of:=AVERAGE(['Raw Data'.K117];['Raw Data'.Y117];['Raw Data'.AM117])" office:value-type="float" office:value="998.666666666667">
            <text:p>999</text:p>
          </table:table-cell>
          <table:table-cell table:formula="of:=AVERAGE(['Raw Data'.L117];['Raw Data'.Z117];['Raw Data'.AN117])" office:value-type="float" office:value="982.333333333333">
            <text:p>982</text:p>
          </table:table-cell>
          <table:table-cell table:formula="of:=AVERAGE(['Raw Data'.M117];['Raw Data'.AA117];['Raw Data'.AO117])" office:value-type="float" office:value="1592.66666666667">
            <text:p>1593</text:p>
          </table:table-cell>
          <table:table-cell table:formula="of:=AVERAGE(['Raw Data'.N117];['Raw Data'.AB117];['Raw Data'.AP117])" office:value-type="float" office:value="1706">
            <text:p>1706</text:p>
          </table:table-cell>
          <table:table-cell table:formula="of:=AVERAGE(['Raw Data'.O117];['Raw Data'.AC117];['Raw Data'.AQ117])" office:value-type="float" office:value="1491.33333333333">
            <text:p>1491</text:p>
          </table:table-cell>
          <table:table-cell table:formula="of:=AVERAGE(['Raw Data'.P117];['Raw Data'.AD117];['Raw Data'.AR117])" office:value-type="float" office:value="1284.33333333333">
            <text:p>1284</text:p>
          </table:table-cell>
        </table:table-row>
        <table:table-row table:style-name="ro1">
          <table:table-cell table:formula="of:=['Raw Data'.A118]" office:value-type="time" office:time-value="PT03H44M00S">
            <text:p>03:44:00</text:p>
          </table:table-cell>
          <table:table-cell table:formula="of:=AVERAGE(['Raw Data'.C118];['Raw Data'.Q118];['Raw Data'.AE118])" office:value-type="float" office:value="1471">
            <text:p>1471</text:p>
          </table:table-cell>
          <table:table-cell table:formula="of:=AVERAGE(['Raw Data'.D118];['Raw Data'.R118];['Raw Data'.AF118])" office:value-type="float" office:value="1026">
            <text:p>1026</text:p>
          </table:table-cell>
          <table:table-cell table:formula="of:=AVERAGE(['Raw Data'.E118];['Raw Data'.S118];['Raw Data'.AG118])" office:value-type="float" office:value="3333.33333333333">
            <text:p>3333</text:p>
          </table:table-cell>
          <table:table-cell table:formula="of:=AVERAGE(['Raw Data'.F118];['Raw Data'.T118];['Raw Data'.AH118])" office:value-type="float" office:value="1098.66666666667">
            <text:p>1099</text:p>
          </table:table-cell>
          <table:table-cell table:formula="of:=AVERAGE(['Raw Data'.G118];['Raw Data'.U118];['Raw Data'.AI118])" office:value-type="float" office:value="1770.33333333333">
            <text:p>1770</text:p>
          </table:table-cell>
          <table:table-cell table:formula="of:=AVERAGE(['Raw Data'.H118];['Raw Data'.V118];['Raw Data'.AJ118])" office:value-type="float" office:value="2280.66666666667">
            <text:p>2281</text:p>
          </table:table-cell>
          <table:table-cell table:formula="of:=AVERAGE(['Raw Data'.I118];['Raw Data'.W118];['Raw Data'.AK118])" office:value-type="float" office:value="1081.66666666667">
            <text:p>1082</text:p>
          </table:table-cell>
          <table:table-cell table:formula="of:=AVERAGE(['Raw Data'.J118];['Raw Data'.X118];['Raw Data'.AL118])" office:value-type="float" office:value="985">
            <text:p>985</text:p>
          </table:table-cell>
          <table:table-cell table:formula="of:=AVERAGE(['Raw Data'.K118];['Raw Data'.Y118];['Raw Data'.AM118])" office:value-type="float" office:value="1018.66666666667">
            <text:p>1019</text:p>
          </table:table-cell>
          <table:table-cell table:formula="of:=AVERAGE(['Raw Data'.L118];['Raw Data'.Z118];['Raw Data'.AN118])" office:value-type="float" office:value="1020.66666666667">
            <text:p>1021</text:p>
          </table:table-cell>
          <table:table-cell table:formula="of:=AVERAGE(['Raw Data'.M118];['Raw Data'.AA118];['Raw Data'.AO118])" office:value-type="float" office:value="1604">
            <text:p>1604</text:p>
          </table:table-cell>
          <table:table-cell table:formula="of:=AVERAGE(['Raw Data'.N118];['Raw Data'.AB118];['Raw Data'.AP118])" office:value-type="float" office:value="1689">
            <text:p>1689</text:p>
          </table:table-cell>
          <table:table-cell table:formula="of:=AVERAGE(['Raw Data'.O118];['Raw Data'.AC118];['Raw Data'.AQ118])" office:value-type="float" office:value="1483.66666666667">
            <text:p>1484</text:p>
          </table:table-cell>
          <table:table-cell table:formula="of:=AVERAGE(['Raw Data'.P118];['Raw Data'.AD118];['Raw Data'.AR118])" office:value-type="float" office:value="1292.33333333333">
            <text:p>1292</text:p>
          </table:table-cell>
        </table:table-row>
        <table:table-row table:style-name="ro1">
          <table:table-cell table:formula="of:=['Raw Data'.A119]" office:value-type="time" office:time-value="PT03H46M00S">
            <text:p>03:46:00</text:p>
          </table:table-cell>
          <table:table-cell table:formula="of:=AVERAGE(['Raw Data'.C119];['Raw Data'.Q119];['Raw Data'.AE119])" office:value-type="float" office:value="1481.33333333333">
            <text:p>1481</text:p>
          </table:table-cell>
          <table:table-cell table:formula="of:=AVERAGE(['Raw Data'.D119];['Raw Data'.R119];['Raw Data'.AF119])" office:value-type="float" office:value="1026.33333333333">
            <text:p>1026</text:p>
          </table:table-cell>
          <table:table-cell table:formula="of:=AVERAGE(['Raw Data'.E119];['Raw Data'.S119];['Raw Data'.AG119])" office:value-type="float" office:value="3364">
            <text:p>3364</text:p>
          </table:table-cell>
          <table:table-cell table:formula="of:=AVERAGE(['Raw Data'.F119];['Raw Data'.T119];['Raw Data'.AH119])" office:value-type="float" office:value="1093.33333333333">
            <text:p>1093</text:p>
          </table:table-cell>
          <table:table-cell table:formula="of:=AVERAGE(['Raw Data'.G119];['Raw Data'.U119];['Raw Data'.AI119])" office:value-type="float" office:value="1769">
            <text:p>1769</text:p>
          </table:table-cell>
          <table:table-cell table:formula="of:=AVERAGE(['Raw Data'.H119];['Raw Data'.V119];['Raw Data'.AJ119])" office:value-type="float" office:value="2254.33333333333">
            <text:p>2254</text:p>
          </table:table-cell>
          <table:table-cell table:formula="of:=AVERAGE(['Raw Data'.I119];['Raw Data'.W119];['Raw Data'.AK119])" office:value-type="float" office:value="1053.33333333333">
            <text:p>1053</text:p>
          </table:table-cell>
          <table:table-cell table:formula="of:=AVERAGE(['Raw Data'.J119];['Raw Data'.X119];['Raw Data'.AL119])" office:value-type="float" office:value="975.333333333333">
            <text:p>975</text:p>
          </table:table-cell>
          <table:table-cell table:formula="of:=AVERAGE(['Raw Data'.K119];['Raw Data'.Y119];['Raw Data'.AM119])" office:value-type="float" office:value="987.666666666667">
            <text:p>988</text:p>
          </table:table-cell>
          <table:table-cell table:formula="of:=AVERAGE(['Raw Data'.L119];['Raw Data'.Z119];['Raw Data'.AN119])" office:value-type="float" office:value="991.333333333333">
            <text:p>991</text:p>
          </table:table-cell>
          <table:table-cell table:formula="of:=AVERAGE(['Raw Data'.M119];['Raw Data'.AA119];['Raw Data'.AO119])" office:value-type="float" office:value="1615.33333333333">
            <text:p>1615</text:p>
          </table:table-cell>
          <table:table-cell table:formula="of:=AVERAGE(['Raw Data'.N119];['Raw Data'.AB119];['Raw Data'.AP119])" office:value-type="float" office:value="1688.33333333333">
            <text:p>1688</text:p>
          </table:table-cell>
          <table:table-cell table:formula="of:=AVERAGE(['Raw Data'.O119];['Raw Data'.AC119];['Raw Data'.AQ119])" office:value-type="float" office:value="1502.66666666667">
            <text:p>1503</text:p>
          </table:table-cell>
          <table:table-cell table:formula="of:=AVERAGE(['Raw Data'.P119];['Raw Data'.AD119];['Raw Data'.AR119])" office:value-type="float" office:value="1308.33333333333">
            <text:p>1308</text:p>
          </table:table-cell>
        </table:table-row>
        <table:table-row table:style-name="ro1">
          <table:table-cell table:formula="of:=['Raw Data'.A120]" office:value-type="time" office:time-value="PT03H48M00S">
            <text:p>03:48:00</text:p>
          </table:table-cell>
          <table:table-cell table:formula="of:=AVERAGE(['Raw Data'.C120];['Raw Data'.Q120];['Raw Data'.AE120])" office:value-type="float" office:value="1486">
            <text:p>1486</text:p>
          </table:table-cell>
          <table:table-cell table:formula="of:=AVERAGE(['Raw Data'.D120];['Raw Data'.R120];['Raw Data'.AF120])" office:value-type="float" office:value="1036.66666666667">
            <text:p>1037</text:p>
          </table:table-cell>
          <table:table-cell table:formula="of:=AVERAGE(['Raw Data'.E120];['Raw Data'.S120];['Raw Data'.AG120])" office:value-type="float" office:value="3392.33333333333">
            <text:p>3392</text:p>
          </table:table-cell>
          <table:table-cell table:formula="of:=AVERAGE(['Raw Data'.F120];['Raw Data'.T120];['Raw Data'.AH120])" office:value-type="float" office:value="1111.33333333333">
            <text:p>1111</text:p>
          </table:table-cell>
          <table:table-cell table:formula="of:=AVERAGE(['Raw Data'.G120];['Raw Data'.U120];['Raw Data'.AI120])" office:value-type="float" office:value="1776.66666666667">
            <text:p>1777</text:p>
          </table:table-cell>
          <table:table-cell table:formula="of:=AVERAGE(['Raw Data'.H120];['Raw Data'.V120];['Raw Data'.AJ120])" office:value-type="float" office:value="2268">
            <text:p>2268</text:p>
          </table:table-cell>
          <table:table-cell table:formula="of:=AVERAGE(['Raw Data'.I120];['Raw Data'.W120];['Raw Data'.AK120])" office:value-type="float" office:value="1084.33333333333">
            <text:p>1084</text:p>
          </table:table-cell>
          <table:table-cell table:formula="of:=AVERAGE(['Raw Data'.J120];['Raw Data'.X120];['Raw Data'.AL120])" office:value-type="float" office:value="971.666666666667">
            <text:p>972</text:p>
          </table:table-cell>
          <table:table-cell table:formula="of:=AVERAGE(['Raw Data'.K120];['Raw Data'.Y120];['Raw Data'.AM120])" office:value-type="float" office:value="999">
            <text:p>999</text:p>
          </table:table-cell>
          <table:table-cell table:formula="of:=AVERAGE(['Raw Data'.L120];['Raw Data'.Z120];['Raw Data'.AN120])" office:value-type="float" office:value="986">
            <text:p>986</text:p>
          </table:table-cell>
          <table:table-cell table:formula="of:=AVERAGE(['Raw Data'.M120];['Raw Data'.AA120];['Raw Data'.AO120])" office:value-type="float" office:value="1597.66666666667">
            <text:p>1598</text:p>
          </table:table-cell>
          <table:table-cell table:formula="of:=AVERAGE(['Raw Data'.N120];['Raw Data'.AB120];['Raw Data'.AP120])" office:value-type="float" office:value="1696.33333333333">
            <text:p>1696</text:p>
          </table:table-cell>
          <table:table-cell table:formula="of:=AVERAGE(['Raw Data'.O120];['Raw Data'.AC120];['Raw Data'.AQ120])" office:value-type="float" office:value="1502">
            <text:p>1502</text:p>
          </table:table-cell>
          <table:table-cell table:formula="of:=AVERAGE(['Raw Data'.P120];['Raw Data'.AD120];['Raw Data'.AR120])" office:value-type="float" office:value="1287.33333333333">
            <text:p>1287</text:p>
          </table:table-cell>
        </table:table-row>
        <table:table-row table:style-name="ro1">
          <table:table-cell table:formula="of:=['Raw Data'.A121]" office:value-type="time" office:time-value="PT03H50M00S">
            <text:p>03:50:00</text:p>
          </table:table-cell>
          <table:table-cell table:formula="of:=AVERAGE(['Raw Data'.C121];['Raw Data'.Q121];['Raw Data'.AE121])" office:value-type="float" office:value="1494.33333333333">
            <text:p>1494</text:p>
          </table:table-cell>
          <table:table-cell table:formula="of:=AVERAGE(['Raw Data'.D121];['Raw Data'.R121];['Raw Data'.AF121])" office:value-type="float" office:value="1008.66666666667">
            <text:p>1009</text:p>
          </table:table-cell>
          <table:table-cell table:formula="of:=AVERAGE(['Raw Data'.E121];['Raw Data'.S121];['Raw Data'.AG121])" office:value-type="float" office:value="3342.66666666667">
            <text:p>3343</text:p>
          </table:table-cell>
          <table:table-cell table:formula="of:=AVERAGE(['Raw Data'.F121];['Raw Data'.T121];['Raw Data'.AH121])" office:value-type="float" office:value="1074.66666666667">
            <text:p>1075</text:p>
          </table:table-cell>
          <table:table-cell table:formula="of:=AVERAGE(['Raw Data'.G121];['Raw Data'.U121];['Raw Data'.AI121])" office:value-type="float" office:value="1778.66666666667">
            <text:p>1779</text:p>
          </table:table-cell>
          <table:table-cell table:formula="of:=AVERAGE(['Raw Data'.H121];['Raw Data'.V121];['Raw Data'.AJ121])" office:value-type="float" office:value="2280.66666666667">
            <text:p>2281</text:p>
          </table:table-cell>
          <table:table-cell table:formula="of:=AVERAGE(['Raw Data'.I121];['Raw Data'.W121];['Raw Data'.AK121])" office:value-type="float" office:value="1061.33333333333">
            <text:p>1061</text:p>
          </table:table-cell>
          <table:table-cell table:formula="of:=AVERAGE(['Raw Data'.J121];['Raw Data'.X121];['Raw Data'.AL121])" office:value-type="float" office:value="989.333333333333">
            <text:p>989</text:p>
          </table:table-cell>
          <table:table-cell table:formula="of:=AVERAGE(['Raw Data'.K121];['Raw Data'.Y121];['Raw Data'.AM121])" office:value-type="float" office:value="983.333333333333">
            <text:p>983</text:p>
          </table:table-cell>
          <table:table-cell table:formula="of:=AVERAGE(['Raw Data'.L121];['Raw Data'.Z121];['Raw Data'.AN121])" office:value-type="float" office:value="985.333333333333">
            <text:p>985</text:p>
          </table:table-cell>
          <table:table-cell table:formula="of:=AVERAGE(['Raw Data'.M121];['Raw Data'.AA121];['Raw Data'.AO121])" office:value-type="float" office:value="1653.66666666667">
            <text:p>1654</text:p>
          </table:table-cell>
          <table:table-cell table:formula="of:=AVERAGE(['Raw Data'.N121];['Raw Data'.AB121];['Raw Data'.AP121])" office:value-type="float" office:value="1691.66666666667">
            <text:p>1692</text:p>
          </table:table-cell>
          <table:table-cell table:formula="of:=AVERAGE(['Raw Data'.O121];['Raw Data'.AC121];['Raw Data'.AQ121])" office:value-type="float" office:value="1507">
            <text:p>1507</text:p>
          </table:table-cell>
          <table:table-cell table:formula="of:=AVERAGE(['Raw Data'.P121];['Raw Data'.AD121];['Raw Data'.AR121])" office:value-type="float" office:value="1279.33333333333">
            <text:p>1279</text:p>
          </table:table-cell>
        </table:table-row>
        <table:table-row table:style-name="ro1">
          <table:table-cell table:formula="of:=['Raw Data'.A122]" office:value-type="time" office:time-value="PT03H52M00S">
            <text:p>03:52:00</text:p>
          </table:table-cell>
          <table:table-cell table:formula="of:=AVERAGE(['Raw Data'.C122];['Raw Data'.Q122];['Raw Data'.AE122])" office:value-type="float" office:value="1481.66666666667">
            <text:p>1482</text:p>
          </table:table-cell>
          <table:table-cell table:formula="of:=AVERAGE(['Raw Data'.D122];['Raw Data'.R122];['Raw Data'.AF122])" office:value-type="float" office:value="1036.66666666667">
            <text:p>1037</text:p>
          </table:table-cell>
          <table:table-cell table:formula="of:=AVERAGE(['Raw Data'.E122];['Raw Data'.S122];['Raw Data'.AG122])" office:value-type="float" office:value="3401.33333333333">
            <text:p>3401</text:p>
          </table:table-cell>
          <table:table-cell table:formula="of:=AVERAGE(['Raw Data'.F122];['Raw Data'.T122];['Raw Data'.AH122])" office:value-type="float" office:value="1103.33333333333">
            <text:p>1103</text:p>
          </table:table-cell>
          <table:table-cell table:formula="of:=AVERAGE(['Raw Data'.G122];['Raw Data'.U122];['Raw Data'.AI122])" office:value-type="float" office:value="1733.66666666667">
            <text:p>1734</text:p>
          </table:table-cell>
          <table:table-cell table:formula="of:=AVERAGE(['Raw Data'.H122];['Raw Data'.V122];['Raw Data'.AJ122])" office:value-type="float" office:value="2300.33333333333">
            <text:p>2300</text:p>
          </table:table-cell>
          <table:table-cell table:formula="of:=AVERAGE(['Raw Data'.I122];['Raw Data'.W122];['Raw Data'.AK122])" office:value-type="float" office:value="1037">
            <text:p>1037</text:p>
          </table:table-cell>
          <table:table-cell table:formula="of:=AVERAGE(['Raw Data'.J122];['Raw Data'.X122];['Raw Data'.AL122])" office:value-type="float" office:value="1004.33333333333">
            <text:p>1004</text:p>
          </table:table-cell>
          <table:table-cell table:formula="of:=AVERAGE(['Raw Data'.K122];['Raw Data'.Y122];['Raw Data'.AM122])" office:value-type="float" office:value="1008.66666666667">
            <text:p>1009</text:p>
          </table:table-cell>
          <table:table-cell table:formula="of:=AVERAGE(['Raw Data'.L122];['Raw Data'.Z122];['Raw Data'.AN122])" office:value-type="float" office:value="986">
            <text:p>986</text:p>
          </table:table-cell>
          <table:table-cell table:formula="of:=AVERAGE(['Raw Data'.M122];['Raw Data'.AA122];['Raw Data'.AO122])" office:value-type="float" office:value="1600">
            <text:p>1600</text:p>
          </table:table-cell>
          <table:table-cell table:formula="of:=AVERAGE(['Raw Data'.N122];['Raw Data'.AB122];['Raw Data'.AP122])" office:value-type="float" office:value="1677">
            <text:p>1677</text:p>
          </table:table-cell>
          <table:table-cell table:formula="of:=AVERAGE(['Raw Data'.O122];['Raw Data'.AC122];['Raw Data'.AQ122])" office:value-type="float" office:value="1469.66666666667">
            <text:p>1470</text:p>
          </table:table-cell>
          <table:table-cell table:formula="of:=AVERAGE(['Raw Data'.P122];['Raw Data'.AD122];['Raw Data'.AR122])" office:value-type="float" office:value="1297">
            <text:p>1297</text:p>
          </table:table-cell>
        </table:table-row>
        <table:table-row table:style-name="ro1">
          <table:table-cell table:formula="of:=['Raw Data'.A123]" office:value-type="time" office:time-value="PT03H54M00S">
            <text:p>03:54:00</text:p>
          </table:table-cell>
          <table:table-cell table:formula="of:=AVERAGE(['Raw Data'.C123];['Raw Data'.Q123];['Raw Data'.AE123])" office:value-type="float" office:value="1474">
            <text:p>1474</text:p>
          </table:table-cell>
          <table:table-cell table:formula="of:=AVERAGE(['Raw Data'.D123];['Raw Data'.R123];['Raw Data'.AF123])" office:value-type="float" office:value="1014.66666666667">
            <text:p>1015</text:p>
          </table:table-cell>
          <table:table-cell table:formula="of:=AVERAGE(['Raw Data'.E123];['Raw Data'.S123];['Raw Data'.AG123])" office:value-type="float" office:value="3394.33333333333">
            <text:p>3394</text:p>
          </table:table-cell>
          <table:table-cell table:formula="of:=AVERAGE(['Raw Data'.F123];['Raw Data'.T123];['Raw Data'.AH123])" office:value-type="float" office:value="1100.66666666667">
            <text:p>1101</text:p>
          </table:table-cell>
          <table:table-cell table:formula="of:=AVERAGE(['Raw Data'.G123];['Raw Data'.U123];['Raw Data'.AI123])" office:value-type="float" office:value="1741">
            <text:p>1741</text:p>
          </table:table-cell>
          <table:table-cell table:formula="of:=AVERAGE(['Raw Data'.H123];['Raw Data'.V123];['Raw Data'.AJ123])" office:value-type="float" office:value="2273.66666666667">
            <text:p>2274</text:p>
          </table:table-cell>
          <table:table-cell table:formula="of:=AVERAGE(['Raw Data'.I123];['Raw Data'.W123];['Raw Data'.AK123])" office:value-type="float" office:value="1038.33333333333">
            <text:p>1038</text:p>
          </table:table-cell>
          <table:table-cell table:formula="of:=AVERAGE(['Raw Data'.J123];['Raw Data'.X123];['Raw Data'.AL123])" office:value-type="float" office:value="975">
            <text:p>975</text:p>
          </table:table-cell>
          <table:table-cell table:formula="of:=AVERAGE(['Raw Data'.K123];['Raw Data'.Y123];['Raw Data'.AM123])" office:value-type="float" office:value="1012.33333333333">
            <text:p>1012</text:p>
          </table:table-cell>
          <table:table-cell table:formula="of:=AVERAGE(['Raw Data'.L123];['Raw Data'.Z123];['Raw Data'.AN123])" office:value-type="float" office:value="993">
            <text:p>993</text:p>
          </table:table-cell>
          <table:table-cell table:formula="of:=AVERAGE(['Raw Data'.M123];['Raw Data'.AA123];['Raw Data'.AO123])" office:value-type="float" office:value="1593.66666666667">
            <text:p>1594</text:p>
          </table:table-cell>
          <table:table-cell table:formula="of:=AVERAGE(['Raw Data'.N123];['Raw Data'.AB123];['Raw Data'.AP123])" office:value-type="float" office:value="1690">
            <text:p>1690</text:p>
          </table:table-cell>
          <table:table-cell table:formula="of:=AVERAGE(['Raw Data'.O123];['Raw Data'.AC123];['Raw Data'.AQ123])" office:value-type="float" office:value="1484">
            <text:p>1484</text:p>
          </table:table-cell>
          <table:table-cell table:formula="of:=AVERAGE(['Raw Data'.P123];['Raw Data'.AD123];['Raw Data'.AR123])" office:value-type="float" office:value="1294.33333333333">
            <text:p>1294</text:p>
          </table:table-cell>
        </table:table-row>
        <table:table-row table:style-name="ro1">
          <table:table-cell table:formula="of:=['Raw Data'.A124]" office:value-type="time" office:time-value="PT03H56M00S">
            <text:p>03:56:00</text:p>
          </table:table-cell>
          <table:table-cell table:formula="of:=AVERAGE(['Raw Data'.C124];['Raw Data'.Q124];['Raw Data'.AE124])" office:value-type="float" office:value="1497.66666666667">
            <text:p>1498</text:p>
          </table:table-cell>
          <table:table-cell table:formula="of:=AVERAGE(['Raw Data'.D124];['Raw Data'.R124];['Raw Data'.AF124])" office:value-type="float" office:value="1009.66666666667">
            <text:p>1010</text:p>
          </table:table-cell>
          <table:table-cell table:formula="of:=AVERAGE(['Raw Data'.E124];['Raw Data'.S124];['Raw Data'.AG124])" office:value-type="float" office:value="3384">
            <text:p>3384</text:p>
          </table:table-cell>
          <table:table-cell table:formula="of:=AVERAGE(['Raw Data'.F124];['Raw Data'.T124];['Raw Data'.AH124])" office:value-type="float" office:value="1097.66666666667">
            <text:p>1098</text:p>
          </table:table-cell>
          <table:table-cell table:formula="of:=AVERAGE(['Raw Data'.G124];['Raw Data'.U124];['Raw Data'.AI124])" office:value-type="float" office:value="1751.66666666667">
            <text:p>1752</text:p>
          </table:table-cell>
          <table:table-cell table:formula="of:=AVERAGE(['Raw Data'.H124];['Raw Data'.V124];['Raw Data'.AJ124])" office:value-type="float" office:value="2299.66666666667">
            <text:p>2300</text:p>
          </table:table-cell>
          <table:table-cell table:formula="of:=AVERAGE(['Raw Data'.I124];['Raw Data'.W124];['Raw Data'.AK124])" office:value-type="float" office:value="1061.66666666667">
            <text:p>1062</text:p>
          </table:table-cell>
          <table:table-cell table:formula="of:=AVERAGE(['Raw Data'.J124];['Raw Data'.X124];['Raw Data'.AL124])" office:value-type="float" office:value="981.666666666667">
            <text:p>982</text:p>
          </table:table-cell>
          <table:table-cell table:formula="of:=AVERAGE(['Raw Data'.K124];['Raw Data'.Y124];['Raw Data'.AM124])" office:value-type="float" office:value="1019.66666666667">
            <text:p>1020</text:p>
          </table:table-cell>
          <table:table-cell table:formula="of:=AVERAGE(['Raw Data'.L124];['Raw Data'.Z124];['Raw Data'.AN124])" office:value-type="float" office:value="970">
            <text:p>970</text:p>
          </table:table-cell>
          <table:table-cell table:formula="of:=AVERAGE(['Raw Data'.M124];['Raw Data'.AA124];['Raw Data'.AO124])" office:value-type="float" office:value="1605.33333333333">
            <text:p>1605</text:p>
          </table:table-cell>
          <table:table-cell table:formula="of:=AVERAGE(['Raw Data'.N124];['Raw Data'.AB124];['Raw Data'.AP124])" office:value-type="float" office:value="1705.33333333333">
            <text:p>1705</text:p>
          </table:table-cell>
          <table:table-cell table:formula="of:=AVERAGE(['Raw Data'.O124];['Raw Data'.AC124];['Raw Data'.AQ124])" office:value-type="float" office:value="1499.66666666667">
            <text:p>1500</text:p>
          </table:table-cell>
          <table:table-cell table:formula="of:=AVERAGE(['Raw Data'.P124];['Raw Data'.AD124];['Raw Data'.AR124])" office:value-type="float" office:value="1308">
            <text:p>1308</text:p>
          </table:table-cell>
        </table:table-row>
        <table:table-row table:style-name="ro1">
          <table:table-cell table:formula="of:=['Raw Data'.A125]" office:value-type="time" office:time-value="PT03H58M00S">
            <text:p>03:58:00</text:p>
          </table:table-cell>
          <table:table-cell table:formula="of:=AVERAGE(['Raw Data'.C125];['Raw Data'.Q125];['Raw Data'.AE125])" office:value-type="float" office:value="1481.33333333333">
            <text:p>1481</text:p>
          </table:table-cell>
          <table:table-cell table:formula="of:=AVERAGE(['Raw Data'.D125];['Raw Data'.R125];['Raw Data'.AF125])" office:value-type="float" office:value="1035.66666666667">
            <text:p>1036</text:p>
          </table:table-cell>
          <table:table-cell table:formula="of:=AVERAGE(['Raw Data'.E125];['Raw Data'.S125];['Raw Data'.AG125])" office:value-type="float" office:value="3381.33333333333">
            <text:p>3381</text:p>
          </table:table-cell>
          <table:table-cell table:formula="of:=AVERAGE(['Raw Data'.F125];['Raw Data'.T125];['Raw Data'.AH125])" office:value-type="float" office:value="1132.33333333333">
            <text:p>1132</text:p>
          </table:table-cell>
          <table:table-cell table:formula="of:=AVERAGE(['Raw Data'.G125];['Raw Data'.U125];['Raw Data'.AI125])" office:value-type="float" office:value="1752">
            <text:p>1752</text:p>
          </table:table-cell>
          <table:table-cell table:formula="of:=AVERAGE(['Raw Data'.H125];['Raw Data'.V125];['Raw Data'.AJ125])" office:value-type="float" office:value="2304">
            <text:p>2304</text:p>
          </table:table-cell>
          <table:table-cell table:formula="of:=AVERAGE(['Raw Data'.I125];['Raw Data'.W125];['Raw Data'.AK125])" office:value-type="float" office:value="1059.66666666667">
            <text:p>1060</text:p>
          </table:table-cell>
          <table:table-cell table:formula="of:=AVERAGE(['Raw Data'.J125];['Raw Data'.X125];['Raw Data'.AL125])" office:value-type="float" office:value="990">
            <text:p>990</text:p>
          </table:table-cell>
          <table:table-cell table:formula="of:=AVERAGE(['Raw Data'.K125];['Raw Data'.Y125];['Raw Data'.AM125])" office:value-type="float" office:value="996.666666666667">
            <text:p>997</text:p>
          </table:table-cell>
          <table:table-cell table:formula="of:=AVERAGE(['Raw Data'.L125];['Raw Data'.Z125];['Raw Data'.AN125])" office:value-type="float" office:value="964.333333333333">
            <text:p>964</text:p>
          </table:table-cell>
          <table:table-cell table:formula="of:=AVERAGE(['Raw Data'.M125];['Raw Data'.AA125];['Raw Data'.AO125])" office:value-type="float" office:value="1598">
            <text:p>1598</text:p>
          </table:table-cell>
          <table:table-cell table:formula="of:=AVERAGE(['Raw Data'.N125];['Raw Data'.AB125];['Raw Data'.AP125])" office:value-type="float" office:value="1713.66666666667">
            <text:p>1714</text:p>
          </table:table-cell>
          <table:table-cell table:formula="of:=AVERAGE(['Raw Data'.O125];['Raw Data'.AC125];['Raw Data'.AQ125])" office:value-type="float" office:value="1486">
            <text:p>1486</text:p>
          </table:table-cell>
          <table:table-cell table:formula="of:=AVERAGE(['Raw Data'.P125];['Raw Data'.AD125];['Raw Data'.AR125])" office:value-type="float" office:value="1320.33333333333">
            <text:p>1320</text:p>
          </table:table-cell>
        </table:table-row>
        <table:table-row table:style-name="ro1">
          <table:table-cell table:formula="of:=['Raw Data'.A126]" office:value-type="time" office:time-value="PT04H00M00S">
            <text:p>04:00:00</text:p>
          </table:table-cell>
          <table:table-cell table:formula="of:=AVERAGE(['Raw Data'.C126];['Raw Data'.Q126];['Raw Data'.AE126])" office:value-type="float" office:value="1472.66666666667">
            <text:p>1473</text:p>
          </table:table-cell>
          <table:table-cell table:formula="of:=AVERAGE(['Raw Data'.D126];['Raw Data'.R126];['Raw Data'.AF126])" office:value-type="float" office:value="1008">
            <text:p>1008</text:p>
          </table:table-cell>
          <table:table-cell table:formula="of:=AVERAGE(['Raw Data'.E126];['Raw Data'.S126];['Raw Data'.AG126])" office:value-type="float" office:value="3381">
            <text:p>3381</text:p>
          </table:table-cell>
          <table:table-cell table:formula="of:=AVERAGE(['Raw Data'.F126];['Raw Data'.T126];['Raw Data'.AH126])" office:value-type="float" office:value="1115.66666666667">
            <text:p>1116</text:p>
          </table:table-cell>
          <table:table-cell table:formula="of:=AVERAGE(['Raw Data'.G126];['Raw Data'.U126];['Raw Data'.AI126])" office:value-type="float" office:value="1769.33333333333">
            <text:p>1769</text:p>
          </table:table-cell>
          <table:table-cell table:formula="of:=AVERAGE(['Raw Data'.H126];['Raw Data'.V126];['Raw Data'.AJ126])" office:value-type="float" office:value="2318.66666666667">
            <text:p>2319</text:p>
          </table:table-cell>
          <table:table-cell table:formula="of:=AVERAGE(['Raw Data'.I126];['Raw Data'.W126];['Raw Data'.AK126])" office:value-type="float" office:value="1053">
            <text:p>1053</text:p>
          </table:table-cell>
          <table:table-cell table:formula="of:=AVERAGE(['Raw Data'.J126];['Raw Data'.X126];['Raw Data'.AL126])" office:value-type="float" office:value="989">
            <text:p>989</text:p>
          </table:table-cell>
          <table:table-cell table:formula="of:=AVERAGE(['Raw Data'.K126];['Raw Data'.Y126];['Raw Data'.AM126])" office:value-type="float" office:value="1001.66666666667">
            <text:p>1002</text:p>
          </table:table-cell>
          <table:table-cell table:formula="of:=AVERAGE(['Raw Data'.L126];['Raw Data'.Z126];['Raw Data'.AN126])" office:value-type="float" office:value="972">
            <text:p>972</text:p>
          </table:table-cell>
          <table:table-cell table:formula="of:=AVERAGE(['Raw Data'.M126];['Raw Data'.AA126];['Raw Data'.AO126])" office:value-type="float" office:value="1589.66666666667">
            <text:p>1590</text:p>
          </table:table-cell>
          <table:table-cell table:formula="of:=AVERAGE(['Raw Data'.N126];['Raw Data'.AB126];['Raw Data'.AP126])" office:value-type="float" office:value="1696">
            <text:p>1696</text:p>
          </table:table-cell>
          <table:table-cell table:formula="of:=AVERAGE(['Raw Data'.O126];['Raw Data'.AC126];['Raw Data'.AQ126])" office:value-type="float" office:value="1493">
            <text:p>1493</text:p>
          </table:table-cell>
          <table:table-cell table:formula="of:=AVERAGE(['Raw Data'.P126];['Raw Data'.AD126];['Raw Data'.AR126])" office:value-type="float" office:value="1301.33333333333">
            <text:p>1301</text:p>
          </table:table-cell>
        </table:table-row>
        <table:table-row table:style-name="ro1">
          <table:table-cell table:formula="of:=['Raw Data'.A127]" office:value-type="time" office:time-value="PT04H02M00S">
            <text:p>04:02:00</text:p>
          </table:table-cell>
          <table:table-cell table:formula="of:=AVERAGE(['Raw Data'.C127];['Raw Data'.Q127];['Raw Data'.AE127])" office:value-type="float" office:value="1506">
            <text:p>1506</text:p>
          </table:table-cell>
          <table:table-cell table:formula="of:=AVERAGE(['Raw Data'.D127];['Raw Data'.R127];['Raw Data'.AF127])" office:value-type="float" office:value="1032">
            <text:p>1032</text:p>
          </table:table-cell>
          <table:table-cell table:formula="of:=AVERAGE(['Raw Data'.E127];['Raw Data'.S127];['Raw Data'.AG127])" office:value-type="float" office:value="3351.66666666667">
            <text:p>3352</text:p>
          </table:table-cell>
          <table:table-cell table:formula="of:=AVERAGE(['Raw Data'.F127];['Raw Data'.T127];['Raw Data'.AH127])" office:value-type="float" office:value="1095.33333333333">
            <text:p>1095</text:p>
          </table:table-cell>
          <table:table-cell table:formula="of:=AVERAGE(['Raw Data'.G127];['Raw Data'.U127];['Raw Data'.AI127])" office:value-type="float" office:value="1769.33333333333">
            <text:p>1769</text:p>
          </table:table-cell>
          <table:table-cell table:formula="of:=AVERAGE(['Raw Data'.H127];['Raw Data'.V127];['Raw Data'.AJ127])" office:value-type="float" office:value="2283.33333333333">
            <text:p>2283</text:p>
          </table:table-cell>
          <table:table-cell table:formula="of:=AVERAGE(['Raw Data'.I127];['Raw Data'.W127];['Raw Data'.AK127])" office:value-type="float" office:value="1075.33333333333">
            <text:p>1075</text:p>
          </table:table-cell>
          <table:table-cell table:formula="of:=AVERAGE(['Raw Data'.J127];['Raw Data'.X127];['Raw Data'.AL127])" office:value-type="float" office:value="977">
            <text:p>977</text:p>
          </table:table-cell>
          <table:table-cell table:formula="of:=AVERAGE(['Raw Data'.K127];['Raw Data'.Y127];['Raw Data'.AM127])" office:value-type="float" office:value="1014.33333333333">
            <text:p>1014</text:p>
          </table:table-cell>
          <table:table-cell table:formula="of:=AVERAGE(['Raw Data'.L127];['Raw Data'.Z127];['Raw Data'.AN127])" office:value-type="float" office:value="998.333333333333">
            <text:p>998</text:p>
          </table:table-cell>
          <table:table-cell table:formula="of:=AVERAGE(['Raw Data'.M127];['Raw Data'.AA127];['Raw Data'.AO127])" office:value-type="float" office:value="1596.33333333333">
            <text:p>1596</text:p>
          </table:table-cell>
          <table:table-cell table:formula="of:=AVERAGE(['Raw Data'.N127];['Raw Data'.AB127];['Raw Data'.AP127])" office:value-type="float" office:value="1702.33333333333">
            <text:p>1702</text:p>
          </table:table-cell>
          <table:table-cell table:formula="of:=AVERAGE(['Raw Data'.O127];['Raw Data'.AC127];['Raw Data'.AQ127])" office:value-type="float" office:value="1486">
            <text:p>1486</text:p>
          </table:table-cell>
          <table:table-cell table:formula="of:=AVERAGE(['Raw Data'.P127];['Raw Data'.AD127];['Raw Data'.AR127])" office:value-type="float" office:value="1304.33333333333">
            <text:p>1304</text:p>
          </table:table-cell>
        </table:table-row>
        <table:table-row table:style-name="ro1">
          <table:table-cell table:formula="of:=['Raw Data'.A128]" office:value-type="time" office:time-value="PT04H04M00S">
            <text:p>04:04:00</text:p>
          </table:table-cell>
          <table:table-cell table:formula="of:=AVERAGE(['Raw Data'.C128];['Raw Data'.Q128];['Raw Data'.AE128])" office:value-type="float" office:value="1481">
            <text:p>1481</text:p>
          </table:table-cell>
          <table:table-cell table:formula="of:=AVERAGE(['Raw Data'.D128];['Raw Data'.R128];['Raw Data'.AF128])" office:value-type="float" office:value="1048.33333333333">
            <text:p>1048</text:p>
          </table:table-cell>
          <table:table-cell table:formula="of:=AVERAGE(['Raw Data'.E128];['Raw Data'.S128];['Raw Data'.AG128])" office:value-type="float" office:value="3340">
            <text:p>3340</text:p>
          </table:table-cell>
          <table:table-cell table:formula="of:=AVERAGE(['Raw Data'.F128];['Raw Data'.T128];['Raw Data'.AH128])" office:value-type="float" office:value="1110">
            <text:p>1110</text:p>
          </table:table-cell>
          <table:table-cell table:formula="of:=AVERAGE(['Raw Data'.G128];['Raw Data'.U128];['Raw Data'.AI128])" office:value-type="float" office:value="1776">
            <text:p>1776</text:p>
          </table:table-cell>
          <table:table-cell table:formula="of:=AVERAGE(['Raw Data'.H128];['Raw Data'.V128];['Raw Data'.AJ128])" office:value-type="float" office:value="2273">
            <text:p>2273</text:p>
          </table:table-cell>
          <table:table-cell table:formula="of:=AVERAGE(['Raw Data'.I128];['Raw Data'.W128];['Raw Data'.AK128])" office:value-type="float" office:value="1058">
            <text:p>1058</text:p>
          </table:table-cell>
          <table:table-cell table:formula="of:=AVERAGE(['Raw Data'.J128];['Raw Data'.X128];['Raw Data'.AL128])" office:value-type="float" office:value="1004.66666666667">
            <text:p>1005</text:p>
          </table:table-cell>
          <table:table-cell table:formula="of:=AVERAGE(['Raw Data'.K128];['Raw Data'.Y128];['Raw Data'.AM128])" office:value-type="float" office:value="1027">
            <text:p>1027</text:p>
          </table:table-cell>
          <table:table-cell table:formula="of:=AVERAGE(['Raw Data'.L128];['Raw Data'.Z128];['Raw Data'.AN128])" office:value-type="float" office:value="986">
            <text:p>986</text:p>
          </table:table-cell>
          <table:table-cell table:formula="of:=AVERAGE(['Raw Data'.M128];['Raw Data'.AA128];['Raw Data'.AO128])" office:value-type="float" office:value="1562.33333333333">
            <text:p>1562</text:p>
          </table:table-cell>
          <table:table-cell table:formula="of:=AVERAGE(['Raw Data'.N128];['Raw Data'.AB128];['Raw Data'.AP128])" office:value-type="float" office:value="1697.66666666667">
            <text:p>1698</text:p>
          </table:table-cell>
          <table:table-cell table:formula="of:=AVERAGE(['Raw Data'.O128];['Raw Data'.AC128];['Raw Data'.AQ128])" office:value-type="float" office:value="1489.33333333333">
            <text:p>1489</text:p>
          </table:table-cell>
          <table:table-cell table:formula="of:=AVERAGE(['Raw Data'.P128];['Raw Data'.AD128];['Raw Data'.AR128])" office:value-type="float" office:value="1298.33333333333">
            <text:p>1298</text:p>
          </table:table-cell>
        </table:table-row>
        <table:table-row table:style-name="ro1">
          <table:table-cell table:formula="of:=['Raw Data'.A129]" office:value-type="time" office:time-value="PT04H06M00S">
            <text:p>04:06:00</text:p>
          </table:table-cell>
          <table:table-cell table:formula="of:=AVERAGE(['Raw Data'.C129];['Raw Data'.Q129];['Raw Data'.AE129])" office:value-type="float" office:value="1483">
            <text:p>1483</text:p>
          </table:table-cell>
          <table:table-cell table:formula="of:=AVERAGE(['Raw Data'.D129];['Raw Data'.R129];['Raw Data'.AF129])" office:value-type="float" office:value="1017.66666666667">
            <text:p>1018</text:p>
          </table:table-cell>
          <table:table-cell table:formula="of:=AVERAGE(['Raw Data'.E129];['Raw Data'.S129];['Raw Data'.AG129])" office:value-type="float" office:value="3358.66666666667">
            <text:p>3359</text:p>
          </table:table-cell>
          <table:table-cell table:formula="of:=AVERAGE(['Raw Data'.F129];['Raw Data'.T129];['Raw Data'.AH129])" office:value-type="float" office:value="1103.66666666667">
            <text:p>1104</text:p>
          </table:table-cell>
          <table:table-cell table:formula="of:=AVERAGE(['Raw Data'.G129];['Raw Data'.U129];['Raw Data'.AI129])" office:value-type="float" office:value="1746.33333333333">
            <text:p>1746</text:p>
          </table:table-cell>
          <table:table-cell table:formula="of:=AVERAGE(['Raw Data'.H129];['Raw Data'.V129];['Raw Data'.AJ129])" office:value-type="float" office:value="2309">
            <text:p>2309</text:p>
          </table:table-cell>
          <table:table-cell table:formula="of:=AVERAGE(['Raw Data'.I129];['Raw Data'.W129];['Raw Data'.AK129])" office:value-type="float" office:value="1072.66666666667">
            <text:p>1073</text:p>
          </table:table-cell>
          <table:table-cell table:formula="of:=AVERAGE(['Raw Data'.J129];['Raw Data'.X129];['Raw Data'.AL129])" office:value-type="float" office:value="985.666666666667">
            <text:p>986</text:p>
          </table:table-cell>
          <table:table-cell table:formula="of:=AVERAGE(['Raw Data'.K129];['Raw Data'.Y129];['Raw Data'.AM129])" office:value-type="float" office:value="998.333333333333">
            <text:p>998</text:p>
          </table:table-cell>
          <table:table-cell table:formula="of:=AVERAGE(['Raw Data'.L129];['Raw Data'.Z129];['Raw Data'.AN129])" office:value-type="float" office:value="969.333333333333">
            <text:p>969</text:p>
          </table:table-cell>
          <table:table-cell table:formula="of:=AVERAGE(['Raw Data'.M129];['Raw Data'.AA129];['Raw Data'.AO129])" office:value-type="float" office:value="1604.66666666667">
            <text:p>1605</text:p>
          </table:table-cell>
          <table:table-cell table:formula="of:=AVERAGE(['Raw Data'.N129];['Raw Data'.AB129];['Raw Data'.AP129])" office:value-type="float" office:value="1699.66666666667">
            <text:p>1700</text:p>
          </table:table-cell>
          <table:table-cell table:formula="of:=AVERAGE(['Raw Data'.O129];['Raw Data'.AC129];['Raw Data'.AQ129])" office:value-type="float" office:value="1510.66666666667">
            <text:p>1511</text:p>
          </table:table-cell>
          <table:table-cell table:formula="of:=AVERAGE(['Raw Data'.P129];['Raw Data'.AD129];['Raw Data'.AR129])" office:value-type="float" office:value="1303.33333333333">
            <text:p>1303</text:p>
          </table:table-cell>
        </table:table-row>
        <table:table-row table:style-name="ro1">
          <table:table-cell table:formula="of:=['Raw Data'.A130]" office:value-type="time" office:time-value="PT04H08M00S">
            <text:p>04:08:00</text:p>
          </table:table-cell>
          <table:table-cell table:formula="of:=AVERAGE(['Raw Data'.C130];['Raw Data'.Q130];['Raw Data'.AE130])" office:value-type="float" office:value="1494.33333333333">
            <text:p>1494</text:p>
          </table:table-cell>
          <table:table-cell table:formula="of:=AVERAGE(['Raw Data'.D130];['Raw Data'.R130];['Raw Data'.AF130])" office:value-type="float" office:value="1051">
            <text:p>1051</text:p>
          </table:table-cell>
          <table:table-cell table:formula="of:=AVERAGE(['Raw Data'.E130];['Raw Data'.S130];['Raw Data'.AG130])" office:value-type="float" office:value="3381.66666666667">
            <text:p>3382</text:p>
          </table:table-cell>
          <table:table-cell table:formula="of:=AVERAGE(['Raw Data'.F130];['Raw Data'.T130];['Raw Data'.AH130])" office:value-type="float" office:value="1094.66666666667">
            <text:p>1095</text:p>
          </table:table-cell>
          <table:table-cell table:formula="of:=AVERAGE(['Raw Data'.G130];['Raw Data'.U130];['Raw Data'.AI130])" office:value-type="float" office:value="1764.66666666667">
            <text:p>1765</text:p>
          </table:table-cell>
          <table:table-cell table:formula="of:=AVERAGE(['Raw Data'.H130];['Raw Data'.V130];['Raw Data'.AJ130])" office:value-type="float" office:value="2356.33333333333">
            <text:p>2356</text:p>
          </table:table-cell>
          <table:table-cell table:formula="of:=AVERAGE(['Raw Data'.I130];['Raw Data'.W130];['Raw Data'.AK130])" office:value-type="float" office:value="1079.66666666667">
            <text:p>1080</text:p>
          </table:table-cell>
          <table:table-cell table:formula="of:=AVERAGE(['Raw Data'.J130];['Raw Data'.X130];['Raw Data'.AL130])" office:value-type="float" office:value="979">
            <text:p>979</text:p>
          </table:table-cell>
          <table:table-cell table:formula="of:=AVERAGE(['Raw Data'.K130];['Raw Data'.Y130];['Raw Data'.AM130])" office:value-type="float" office:value="1000">
            <text:p>1000</text:p>
          </table:table-cell>
          <table:table-cell table:formula="of:=AVERAGE(['Raw Data'.L130];['Raw Data'.Z130];['Raw Data'.AN130])" office:value-type="float" office:value="982">
            <text:p>982</text:p>
          </table:table-cell>
          <table:table-cell table:formula="of:=AVERAGE(['Raw Data'.M130];['Raw Data'.AA130];['Raw Data'.AO130])" office:value-type="float" office:value="1597">
            <text:p>1597</text:p>
          </table:table-cell>
          <table:table-cell table:formula="of:=AVERAGE(['Raw Data'.N130];['Raw Data'.AB130];['Raw Data'.AP130])" office:value-type="float" office:value="1729.66666666667">
            <text:p>1730</text:p>
          </table:table-cell>
          <table:table-cell table:formula="of:=AVERAGE(['Raw Data'.O130];['Raw Data'.AC130];['Raw Data'.AQ130])" office:value-type="float" office:value="1506">
            <text:p>1506</text:p>
          </table:table-cell>
          <table:table-cell table:formula="of:=AVERAGE(['Raw Data'.P130];['Raw Data'.AD130];['Raw Data'.AR130])" office:value-type="float" office:value="1288">
            <text:p>1288</text:p>
          </table:table-cell>
        </table:table-row>
        <table:table-row table:style-name="ro1">
          <table:table-cell table:formula="of:=['Raw Data'.A131]" office:value-type="time" office:time-value="PT04H10M00S">
            <text:p>04:10:00</text:p>
          </table:table-cell>
          <table:table-cell table:formula="of:=AVERAGE(['Raw Data'.C131];['Raw Data'.Q131];['Raw Data'.AE131])" office:value-type="float" office:value="1523.66666666667">
            <text:p>1524</text:p>
          </table:table-cell>
          <table:table-cell table:formula="of:=AVERAGE(['Raw Data'.D131];['Raw Data'.R131];['Raw Data'.AF131])" office:value-type="float" office:value="1030">
            <text:p>1030</text:p>
          </table:table-cell>
          <table:table-cell table:formula="of:=AVERAGE(['Raw Data'.E131];['Raw Data'.S131];['Raw Data'.AG131])" office:value-type="float" office:value="3367.33333333333">
            <text:p>3367</text:p>
          </table:table-cell>
          <table:table-cell table:formula="of:=AVERAGE(['Raw Data'.F131];['Raw Data'.T131];['Raw Data'.AH131])" office:value-type="float" office:value="1107">
            <text:p>1107</text:p>
          </table:table-cell>
          <table:table-cell table:formula="of:=AVERAGE(['Raw Data'.G131];['Raw Data'.U131];['Raw Data'.AI131])" office:value-type="float" office:value="1766.33333333333">
            <text:p>1766</text:p>
          </table:table-cell>
          <table:table-cell table:formula="of:=AVERAGE(['Raw Data'.H131];['Raw Data'.V131];['Raw Data'.AJ131])" office:value-type="float" office:value="2297.66666666667">
            <text:p>2298</text:p>
          </table:table-cell>
          <table:table-cell table:formula="of:=AVERAGE(['Raw Data'.I131];['Raw Data'.W131];['Raw Data'.AK131])" office:value-type="float" office:value="1048.66666666667">
            <text:p>1049</text:p>
          </table:table-cell>
          <table:table-cell table:formula="of:=AVERAGE(['Raw Data'.J131];['Raw Data'.X131];['Raw Data'.AL131])" office:value-type="float" office:value="986.333333333333">
            <text:p>986</text:p>
          </table:table-cell>
          <table:table-cell table:formula="of:=AVERAGE(['Raw Data'.K131];['Raw Data'.Y131];['Raw Data'.AM131])" office:value-type="float" office:value="1013.33333333333">
            <text:p>1013</text:p>
          </table:table-cell>
          <table:table-cell table:formula="of:=AVERAGE(['Raw Data'.L131];['Raw Data'.Z131];['Raw Data'.AN131])" office:value-type="float" office:value="990.333333333333">
            <text:p>990</text:p>
          </table:table-cell>
          <table:table-cell table:formula="of:=AVERAGE(['Raw Data'.M131];['Raw Data'.AA131];['Raw Data'.AO131])" office:value-type="float" office:value="1584.33333333333">
            <text:p>1584</text:p>
          </table:table-cell>
          <table:table-cell table:formula="of:=AVERAGE(['Raw Data'.N131];['Raw Data'.AB131];['Raw Data'.AP131])" office:value-type="float" office:value="1717.33333333333">
            <text:p>1717</text:p>
          </table:table-cell>
          <table:table-cell table:formula="of:=AVERAGE(['Raw Data'.O131];['Raw Data'.AC131];['Raw Data'.AQ131])" office:value-type="float" office:value="1470">
            <text:p>1470</text:p>
          </table:table-cell>
          <table:table-cell table:formula="of:=AVERAGE(['Raw Data'.P131];['Raw Data'.AD131];['Raw Data'.AR131])" office:value-type="float" office:value="1303.33333333333">
            <text:p>1303</text:p>
          </table:table-cell>
        </table:table-row>
        <table:table-row table:style-name="ro1">
          <table:table-cell table:formula="of:=['Raw Data'.A132]" office:value-type="time" office:time-value="PT04H12M00S">
            <text:p>04:12:00</text:p>
          </table:table-cell>
          <table:table-cell table:formula="of:=AVERAGE(['Raw Data'.C132];['Raw Data'.Q132];['Raw Data'.AE132])" office:value-type="float" office:value="1510.33333333333">
            <text:p>1510</text:p>
          </table:table-cell>
          <table:table-cell table:formula="of:=AVERAGE(['Raw Data'.D132];['Raw Data'.R132];['Raw Data'.AF132])" office:value-type="float" office:value="1030.66666666667">
            <text:p>1031</text:p>
          </table:table-cell>
          <table:table-cell table:formula="of:=AVERAGE(['Raw Data'.E132];['Raw Data'.S132];['Raw Data'.AG132])" office:value-type="float" office:value="3342">
            <text:p>3342</text:p>
          </table:table-cell>
          <table:table-cell table:formula="of:=AVERAGE(['Raw Data'.F132];['Raw Data'.T132];['Raw Data'.AH132])" office:value-type="float" office:value="1137">
            <text:p>1137</text:p>
          </table:table-cell>
          <table:table-cell table:formula="of:=AVERAGE(['Raw Data'.G132];['Raw Data'.U132];['Raw Data'.AI132])" office:value-type="float" office:value="1743.66666666667">
            <text:p>1744</text:p>
          </table:table-cell>
          <table:table-cell table:formula="of:=AVERAGE(['Raw Data'.H132];['Raw Data'.V132];['Raw Data'.AJ132])" office:value-type="float" office:value="2278">
            <text:p>2278</text:p>
          </table:table-cell>
          <table:table-cell table:formula="of:=AVERAGE(['Raw Data'.I132];['Raw Data'.W132];['Raw Data'.AK132])" office:value-type="float" office:value="1056">
            <text:p>1056</text:p>
          </table:table-cell>
          <table:table-cell table:formula="of:=AVERAGE(['Raw Data'.J132];['Raw Data'.X132];['Raw Data'.AL132])" office:value-type="float" office:value="987.666666666667">
            <text:p>988</text:p>
          </table:table-cell>
          <table:table-cell table:formula="of:=AVERAGE(['Raw Data'.K132];['Raw Data'.Y132];['Raw Data'.AM132])" office:value-type="float" office:value="1021.66666666667">
            <text:p>1022</text:p>
          </table:table-cell>
          <table:table-cell table:formula="of:=AVERAGE(['Raw Data'.L132];['Raw Data'.Z132];['Raw Data'.AN132])" office:value-type="float" office:value="975">
            <text:p>975</text:p>
          </table:table-cell>
          <table:table-cell table:formula="of:=AVERAGE(['Raw Data'.M132];['Raw Data'.AA132];['Raw Data'.AO132])" office:value-type="float" office:value="1628">
            <text:p>1628</text:p>
          </table:table-cell>
          <table:table-cell table:formula="of:=AVERAGE(['Raw Data'.N132];['Raw Data'.AB132];['Raw Data'.AP132])" office:value-type="float" office:value="1688.33333333333">
            <text:p>1688</text:p>
          </table:table-cell>
          <table:table-cell table:formula="of:=AVERAGE(['Raw Data'.O132];['Raw Data'.AC132];['Raw Data'.AQ132])" office:value-type="float" office:value="1480">
            <text:p>1480</text:p>
          </table:table-cell>
          <table:table-cell table:formula="of:=AVERAGE(['Raw Data'.P132];['Raw Data'.AD132];['Raw Data'.AR132])" office:value-type="float" office:value="1312">
            <text:p>1312</text:p>
          </table:table-cell>
        </table:table-row>
        <table:table-row table:style-name="ro1">
          <table:table-cell table:formula="of:=['Raw Data'.A133]" office:value-type="time" office:time-value="PT04H14M00S">
            <text:p>04:14:00</text:p>
          </table:table-cell>
          <table:table-cell table:formula="of:=AVERAGE(['Raw Data'.C133];['Raw Data'.Q133];['Raw Data'.AE133])" office:value-type="float" office:value="1453.66666666667">
            <text:p>1454</text:p>
          </table:table-cell>
          <table:table-cell table:formula="of:=AVERAGE(['Raw Data'.D133];['Raw Data'.R133];['Raw Data'.AF133])" office:value-type="float" office:value="1023.66666666667">
            <text:p>1024</text:p>
          </table:table-cell>
          <table:table-cell table:formula="of:=AVERAGE(['Raw Data'.E133];['Raw Data'.S133];['Raw Data'.AG133])" office:value-type="float" office:value="3386.66666666667">
            <text:p>3387</text:p>
          </table:table-cell>
          <table:table-cell table:formula="of:=AVERAGE(['Raw Data'.F133];['Raw Data'.T133];['Raw Data'.AH133])" office:value-type="float" office:value="1092">
            <text:p>1092</text:p>
          </table:table-cell>
          <table:table-cell table:formula="of:=AVERAGE(['Raw Data'.G133];['Raw Data'.U133];['Raw Data'.AI133])" office:value-type="float" office:value="1751">
            <text:p>1751</text:p>
          </table:table-cell>
          <table:table-cell table:formula="of:=AVERAGE(['Raw Data'.H133];['Raw Data'.V133];['Raw Data'.AJ133])" office:value-type="float" office:value="2314.66666666667">
            <text:p>2315</text:p>
          </table:table-cell>
          <table:table-cell table:formula="of:=AVERAGE(['Raw Data'.I133];['Raw Data'.W133];['Raw Data'.AK133])" office:value-type="float" office:value="1071.33333333333">
            <text:p>1071</text:p>
          </table:table-cell>
          <table:table-cell table:formula="of:=AVERAGE(['Raw Data'.J133];['Raw Data'.X133];['Raw Data'.AL133])" office:value-type="float" office:value="982.333333333333">
            <text:p>982</text:p>
          </table:table-cell>
          <table:table-cell table:formula="of:=AVERAGE(['Raw Data'.K133];['Raw Data'.Y133];['Raw Data'.AM133])" office:value-type="float" office:value="1001">
            <text:p>1001</text:p>
          </table:table-cell>
          <table:table-cell table:formula="of:=AVERAGE(['Raw Data'.L133];['Raw Data'.Z133];['Raw Data'.AN133])" office:value-type="float" office:value="995.333333333333">
            <text:p>995</text:p>
          </table:table-cell>
          <table:table-cell table:formula="of:=AVERAGE(['Raw Data'.M133];['Raw Data'.AA133];['Raw Data'.AO133])" office:value-type="float" office:value="1606">
            <text:p>1606</text:p>
          </table:table-cell>
          <table:table-cell table:formula="of:=AVERAGE(['Raw Data'.N133];['Raw Data'.AB133];['Raw Data'.AP133])" office:value-type="float" office:value="1694.33333333333">
            <text:p>1694</text:p>
          </table:table-cell>
          <table:table-cell table:formula="of:=AVERAGE(['Raw Data'.O133];['Raw Data'.AC133];['Raw Data'.AQ133])" office:value-type="float" office:value="1474.33333333333">
            <text:p>1474</text:p>
          </table:table-cell>
          <table:table-cell table:formula="of:=AVERAGE(['Raw Data'.P133];['Raw Data'.AD133];['Raw Data'.AR133])" office:value-type="float" office:value="1288.66666666667">
            <text:p>1289</text:p>
          </table:table-cell>
        </table:table-row>
        <table:table-row table:style-name="ro1" table:number-rows-repeated="117">
          <table:table-cell table:number-columns-repeated="15"/>
        </table:table-row>
        <table:table-row table:style-name="ro1">
          <table:table-cell table:number-columns-repeated="15"/>
        </table:table-row>
        <table:named-expressions/>
      </table:table>
      <table:table table:name="Graphs" table:style-name="ta3" table:print="false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>
            <draw:frame table:end-cell-address="Graphs.H20" table:end-x="0.0764in" table:end-y="0.1654in" draw:z-index="0" draw:style-name="gr1" draw:text-style-name="P1" svg:width="6.2988in" svg:height="3.5429in" svg:x="0.0004in" svg:y="0.000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1" table:end-x="0.3181in" table:end-y="0.113in" draw:z-index="1" draw:style-name="gr1" draw:text-style-name="P1" svg:width="6.2988in" svg:height="3.5429in" svg:x="0.2425in" svg:y="0.126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>
            <draw:frame table:end-cell-address="Graphs.H42" table:end-x="0.1752in" table:end-y="0.0189in" draw:z-index="2" draw:style-name="gr1" draw:text-style-name="P1" svg:width="6.2988in" svg:height="3.5429in" svg:x="0.0992in" svg:y="0.0319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named-expressions/>
      </table:table>
      <table:named-expressions>
        <table:named-expression table:name="MethodPointer1" table:base-cell-address="$Overview.$A$1" table:expression="102044064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03/14/2020</text:date>, <text:time>11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te_20_1_20_-_20_Sheet1" style:display-name="PageStyle_Plate 1 -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1:30:24.02</dc:date>
    <meta:generator>OpenOffice/4.1.3$Win32 OpenOffice.org_project/413m1$Build-9783</meta:generator>
    <meta:editing-duration>PT21M49S</meta:editing-duration>
    <meta:editing-cycles>7</meta:editing-cycles>
    <meta:document-statistic meta:table-count="4" meta:cell-count="86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0">
      <style:chart-properties chart:display-label="true" chart:logarithmic="false" chart:interval-major="0.04166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GH designs, 10nM scaffold, 50nM else, annealed overnight</text:p>
        </chart:title>
        <chart:subtitle svg:x="3.67cm" svg:y="1.275cm" chart:style-name="ch3">
          <text:p>Complement = 50nM H1, 50nM H2, 10nM (H2H1)*</text:p>
        </chart:subtitle>
        <chart:legend chart:legend-position="end" svg:x="10.562cm" svg:y="2.616cm" style:legend-expansion="high" chart:style-name="ch4"/>
        <chart:plot-area chart:style-name="ch5" chart:data-source-has-labels="both" svg:x="1.358cm" svg:y="2.318cm" svg:width="8.564cm" svg:height="5.494cm">
          <chartooo:coordinate-region svg:x="2.35cm" svg:y="2.53cm" svg:width="7.147cm" svg:height="4.609cm"/>
          <chart:axis chart:dimension="x" chart:name="primary-x" chart:style-name="ch6" chartooo:axis-type="auto">
            <chart:title svg:x="4.551cm" svg:y="7.993cm" chart:style-name="ch7">
              <text:p>Time (HH:MM)</text:p>
            </chart:title>
            <chart:categories table:cell-range-address="local-table.$A$2:.$A$129"/>
          </chart:axis>
          <chart:axis chart:dimension="y" chart:name="primary-y" chart:style-name="ch8">
            <chart:title svg:x="0.451cm" svg:y="5.585cm" chart:style-name="ch9">
              <text:p>Signal</text:p>
            </chart:title>
            <chart:grid chart:style-name="ch10" chart:class="major"/>
          </chart:axis>
          <chart:series chart:style-name="ch11" chart:values-cell-range-address="local-table.$C$2:.$C$129" chart:label-cell-address="local-table.$C$1" chart:class="chart:scatter">
            <chart:domain table:cell-range-address="local-table.$B$2:.$B$129"/>
            <chart:data-point chart:repeated="128"/>
          </chart:series>
          <chart:series chart:style-name="ch12" chart:values-cell-range-address="local-table.$D$2:.$D$129" chart:label-cell-address="local-table.$D$1" chart:class="chart:scatter">
            <chart:data-point chart:repeated="128"/>
          </chart:series>
          <chart:series chart:style-name="ch13" chart:values-cell-range-address="local-table.$E$2:.$E$129" chart:label-cell-address="local-table.$E$1" chart:class="chart:scatter">
            <chart:data-point chart:repeated="128"/>
          </chart:series>
          <chart:series chart:style-name="ch14" chart:values-cell-range-address="local-table.$F$2:.$F$129" chart:label-cell-address="local-table.$F$1" chart:class="chart:scatter">
            <chart:data-point chart:repeated="128"/>
          </chart:series>
          <chart:series chart:style-name="ch15" chart:values-cell-range-address="local-table.$G$2:.$G$129" chart:label-cell-address="local-table.$G$1" chart:class="chart:scatter">
            <chart:data-point chart:repeated="128"/>
          </chart:series>
          <chart:series chart:style-name="ch16" chart:values-cell-range-address="local-table.$H$2:.$H$129" chart:label-cell-address="local-table.$H$1" chart:class="chart:scatter">
            <chart:data-point chart:repeated="128"/>
          </chart:series>
          <chart:series chart:style-name="ch17" chart:values-cell-range-address="local-table.$I$2:.$I$129" chart:label-cell-address="local-table.$I$1" chart:class="chart:scatter">
            <chart:data-point chart:repeated="1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H two-staple</text:p>
              </table:table-cell>
              <table:table-cell office:value-type="string">
                <text:p>GH one-staple</text:p>
              </table:table-cell>
              <table:table-cell office:value-type="string">
                <text:p>GH no-staple</text:p>
              </table:table-cell>
              <table:table-cell office:value-type="string">
                <text:p>CtrlH stapled designs</text:p>
              </table:table-cell>
              <table:table-cell office:value-type="string">
                <text:p>CtrlH no-staple</text:p>
              </table:table-cell>
              <table:table-cell office:value-type="string">
                <text:p>ComplementH stapled designs</text:p>
              </table:table-cell>
              <table:table-cell office:value-type="string">
                <text:p>ComplementH no-stap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78.33333333333">
                <text:p>1478.33333333333</text:p>
              </table:table-cell>
              <table:table-cell office:value-type="float" office:value="3356.66666666667">
                <text:p>3356.66666666667</text:p>
              </table:table-cell>
              <table:table-cell office:value-type="float" office:value="2077">
                <text:p>2077</text:p>
              </table:table-cell>
              <table:table-cell office:value-type="float" office:value="1085.66666666667">
                <text:p>1085.66666666667</text:p>
              </table:table-cell>
              <table:table-cell office:value-type="float" office:value="1074">
                <text:p>1074</text:p>
              </table:table-cell>
              <table:table-cell office:value-type="float" office:value="1668">
                <text:p>16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487.66666666667">
                <text:p>1487.66666666667</text:p>
              </table:table-cell>
              <table:table-cell office:value-type="float" office:value="3334.33333333333">
                <text:p>3334.33333333333</text:p>
              </table:table-cell>
              <table:table-cell office:value-type="float" office:value="2027.33333333333">
                <text:p>2027.33333333333</text:p>
              </table:table-cell>
              <table:table-cell office:value-type="float" office:value="1082.66666666667">
                <text:p>1082.66666666667</text:p>
              </table:table-cell>
              <table:table-cell office:value-type="float" office:value="1044.66666666667">
                <text:p>1044.66666666667</text:p>
              </table:table-cell>
              <table:table-cell office:value-type="float" office:value="1653.66666666667">
                <text:p>1653.666666666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501">
                <text:p>1501</text:p>
              </table:table-cell>
              <table:table-cell office:value-type="float" office:value="3372.33333333333">
                <text:p>3372.33333333333</text:p>
              </table:table-cell>
              <table:table-cell office:value-type="float" office:value="1965">
                <text:p>1965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019.33333333333">
                <text:p>1019.33333333333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465">
                <text:p>1465</text:p>
              </table:table-cell>
              <table:table-cell office:value-type="float" office:value="3344">
                <text:p>3344</text:p>
              </table:table-cell>
              <table:table-cell office:value-type="float" office:value="1952.33333333333">
                <text:p>1952.33333333333</text:p>
              </table:table-cell>
              <table:table-cell office:value-type="float" office:value="1073.66666666667">
                <text:p>1073.66666666667</text:p>
              </table:table-cell>
              <table:table-cell office:value-type="float" office:value="1043">
                <text:p>1043</text:p>
              </table:table-cell>
              <table:table-cell office:value-type="float" office:value="1616">
                <text:p>161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475.66666666667">
                <text:p>1475.66666666667</text:p>
              </table:table-cell>
              <table:table-cell office:value-type="float" office:value="3350.66666666667">
                <text:p>3350.66666666667</text:p>
              </table:table-cell>
              <table:table-cell office:value-type="float" office:value="1912.33333333333">
                <text:p>1912.33333333333</text:p>
              </table:table-cell>
              <table:table-cell office:value-type="float" office:value="1093">
                <text:p>1093</text:p>
              </table:table-cell>
              <table:table-cell office:value-type="float" office:value="1040.66666666667">
                <text:p>1040.66666666667</text:p>
              </table:table-cell>
              <table:table-cell office:value-type="float" office:value="1611.33333333333">
                <text:p>1611.3333333333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445">
                <text:p>1445</text:p>
              </table:table-cell>
              <table:table-cell office:value-type="float" office:value="3318.33333333333">
                <text:p>3318.33333333333</text:p>
              </table:table-cell>
              <table:table-cell office:value-type="float" office:value="1911">
                <text:p>1911</text:p>
              </table:table-cell>
              <table:table-cell office:value-type="float" office:value="1087.66666666667">
                <text:p>1087.66666666667</text:p>
              </table:table-cell>
              <table:table-cell office:value-type="float" office:value="1016">
                <text:p>1016</text:p>
              </table:table-cell>
              <table:table-cell office:value-type="float" office:value="1638">
                <text:p>1638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454.33333333333">
                <text:p>1454.33333333333</text:p>
              </table:table-cell>
              <table:table-cell office:value-type="float" office:value="3311">
                <text:p>3311</text:p>
              </table:table-cell>
              <table:table-cell office:value-type="float" office:value="1889">
                <text:p>1889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1017.33333333333">
                <text:p>1017.33333333333</text:p>
              </table:table-cell>
              <table:table-cell office:value-type="float" office:value="1634.66666666667">
                <text:p>1634.6666666666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1457.66666666667">
                <text:p>1457.66666666667</text:p>
              </table:table-cell>
              <table:table-cell office:value-type="float" office:value="3305">
                <text:p>3305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051.66666666667">
                <text:p>1051.66666666667</text:p>
              </table:table-cell>
              <table:table-cell office:value-type="float" office:value="1025">
                <text:p>1025</text:p>
              </table:table-cell>
              <table:table-cell office:value-type="float" office:value="1603">
                <text:p>160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468.66666666667">
                <text:p>1468.66666666667</text:p>
              </table:table-cell>
              <table:table-cell office:value-type="float" office:value="3312.33333333333">
                <text:p>3312.33333333333</text:p>
              </table:table-cell>
              <table:table-cell office:value-type="float" office:value="1859.66666666667">
                <text:p>1859.66666666667</text:p>
              </table:table-cell>
              <table:table-cell office:value-type="float" office:value="1064.33333333333">
                <text:p>1064.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505.66666666667">
                <text:p>1505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1435">
                <text:p>1435</text:p>
              </table:table-cell>
              <table:table-cell office:value-type="float" office:value="3325.33333333333">
                <text:p>3325.33333333333</text:p>
              </table:table-cell>
              <table:table-cell office:value-type="float" office:value="1828">
                <text:p>1828</text:p>
              </table:table-cell>
              <table:table-cell office:value-type="float" office:value="1077">
                <text:p>1077</text:p>
              </table:table-cell>
              <table:table-cell office:value-type="float" office:value="1031">
                <text:p>1031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452">
                <text:p>1452</text:p>
              </table:table-cell>
              <table:table-cell office:value-type="float" office:value="3289.66666666667">
                <text:p>3289.66666666667</text:p>
              </table:table-cell>
              <table:table-cell office:value-type="float" office:value="1832.33333333333">
                <text:p>1832.33333333333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476.33333333333">
                <text:p>1476.33333333333</text:p>
              </table:table-cell>
              <table:table-cell office:value-type="float" office:value="3289.33333333333">
                <text:p>3289.33333333333</text:p>
              </table:table-cell>
              <table:table-cell office:value-type="float" office:value="1809">
                <text:p>1809</text:p>
              </table:table-cell>
              <table:table-cell office:value-type="float" office:value="1060.66666666667">
                <text:p>1060.66666666667</text:p>
              </table:table-cell>
              <table:table-cell office:value-type="float" office:value="1032.66666666667">
                <text:p>1032.66666666667</text:p>
              </table:table-cell>
              <table:table-cell office:value-type="float" office:value="1629.66666666667">
                <text:p>1629.66666666667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446.33333333333">
                <text:p>1446.33333333333</text:p>
              </table:table-cell>
              <table:table-cell office:value-type="float" office:value="3319.66666666667">
                <text:p>3319.66666666667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21">
                <text:p>1021</text:p>
              </table:table-cell>
              <table:table-cell office:value-type="float" office:value="1602.33333333333">
                <text:p>1602.33333333333</text:p>
              </table:table-cell>
              <table:table-cell office:value-type="float" office:value="1505.66666666667">
                <text:p>1505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3349">
                <text:p>3349</text:p>
              </table:table-cell>
              <table:table-cell office:value-type="float" office:value="1810">
                <text:p>1810</text:p>
              </table:table-cell>
              <table:table-cell office:value-type="float" office:value="1055">
                <text:p>1055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1593.33333333333">
                <text:p>1593.33333333333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1462.33333333333">
                <text:p>1462.33333333333</text:p>
              </table:table-cell>
              <table:table-cell office:value-type="float" office:value="3335.66666666667">
                <text:p>3335.66666666667</text:p>
              </table:table-cell>
              <table:table-cell office:value-type="float" office:value="1784.33333333333">
                <text:p>1784.33333333333</text:p>
              </table:table-cell>
              <table:table-cell office:value-type="float" office:value="1034.33333333333">
                <text:p>1034.33333333333</text:p>
              </table:table-cell>
              <table:table-cell office:value-type="float" office:value="1025.33333333333">
                <text:p>1025.33333333333</text:p>
              </table:table-cell>
              <table:table-cell office:value-type="float" office:value="1584">
                <text:p>1584</text:p>
              </table:table-cell>
              <table:table-cell office:value-type="float" office:value="1484.33333333333">
                <text:p>1484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447">
                <text:p>1447</text:p>
              </table:table-cell>
              <table:table-cell office:value-type="float" office:value="3309.66666666667">
                <text:p>3309.66666666667</text:p>
              </table:table-cell>
              <table:table-cell office:value-type="float" office:value="1799.33333333333">
                <text:p>1799.33333333333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1025">
                <text:p>1025</text:p>
              </table:table-cell>
              <table:table-cell office:value-type="float" office:value="1608.66666666667">
                <text:p>1608.66666666667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459.66666666667">
                <text:p>1459.66666666667</text:p>
              </table:table-cell>
              <table:table-cell office:value-type="float" office:value="3317">
                <text:p>3317</text:p>
              </table:table-cell>
              <table:table-cell office:value-type="float" office:value="1794.66666666667">
                <text:p>1794.66666666667</text:p>
              </table:table-cell>
              <table:table-cell office:value-type="float" office:value="1067">
                <text:p>1067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627.33333333333">
                <text:p>1627.33333333333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1453.33333333333">
                <text:p>1453.33333333333</text:p>
              </table:table-cell>
              <table:table-cell office:value-type="float" office:value="3329.66666666667">
                <text:p>3329.66666666667</text:p>
              </table:table-cell>
              <table:table-cell office:value-type="float" office:value="1784.33333333333">
                <text:p>1784.33333333333</text:p>
              </table:table-cell>
              <table:table-cell office:value-type="float" office:value="1038.66666666667">
                <text:p>1038.66666666667</text:p>
              </table:table-cell>
              <table:table-cell office:value-type="float" office:value="1017">
                <text:p>1017</text:p>
              </table:table-cell>
              <table:table-cell office:value-type="float" office:value="1590.33333333333">
                <text:p>1590.3333333333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1452">
                <text:p>1452</text:p>
              </table:table-cell>
              <table:table-cell office:value-type="float" office:value="3286.33333333333">
                <text:p>3286.33333333333</text:p>
              </table:table-cell>
              <table:table-cell office:value-type="float" office:value="1755.66666666667">
                <text:p>1755.66666666667</text:p>
              </table:table-cell>
              <table:table-cell office:value-type="float" office:value="1086.33333333333">
                <text:p>1086.33333333333</text:p>
              </table:table-cell>
              <table:table-cell office:value-type="float" office:value="1037.66666666667">
                <text:p>1037.66666666667</text:p>
              </table:table-cell>
              <table:table-cell office:value-type="float" office:value="1605">
                <text:p>1605</text:p>
              </table:table-cell>
              <table:table-cell office:value-type="float" office:value="1483.33333333333">
                <text:p>148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1462.33333333333">
                <text:p>1462.33333333333</text:p>
              </table:table-cell>
              <table:table-cell office:value-type="float" office:value="3310">
                <text:p>3310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602.66666666667">
                <text:p>1602.66666666667</text:p>
              </table:table-cell>
              <table:table-cell office:value-type="float" office:value="1496.66666666667">
                <text:p>1496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448.66666666667">
                <text:p>1448.66666666667</text:p>
              </table:table-cell>
              <table:table-cell office:value-type="float" office:value="3342.33333333333">
                <text:p>3342.33333333333</text:p>
              </table:table-cell>
              <table:table-cell office:value-type="float" office:value="1763">
                <text:p>1763</text:p>
              </table:table-cell>
              <table:table-cell office:value-type="float" office:value="1064">
                <text:p>1064</text:p>
              </table:table-cell>
              <table:table-cell office:value-type="float" office:value="1025">
                <text:p>1025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93.33333333333">
                <text:p>1493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462">
                <text:p>1462</text:p>
              </table:table-cell>
              <table:table-cell office:value-type="float" office:value="3342">
                <text:p>3342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057.33333333333">
                <text:p>1057.33333333333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622.33333333333">
                <text:p>1622.33333333333</text:p>
              </table:table-cell>
              <table:table-cell office:value-type="float" office:value="1496.33333333333">
                <text:p>1496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449">
                <text:p>1449</text:p>
              </table:table-cell>
              <table:table-cell office:value-type="float" office:value="3305">
                <text:p>3305</text:p>
              </table:table-cell>
              <table:table-cell office:value-type="float" office:value="1779.66666666667">
                <text:p>1779.66666666667</text:p>
              </table:table-cell>
              <table:table-cell office:value-type="float" office:value="1044">
                <text:p>1044</text:p>
              </table:table-cell>
              <table:table-cell office:value-type="float" office:value="1035">
                <text:p>1035</text:p>
              </table:table-cell>
              <table:table-cell office:value-type="float" office:value="1584.66666666667">
                <text:p>1584.66666666667</text:p>
              </table:table-cell>
              <table:table-cell office:value-type="float" office:value="1500.66666666667">
                <text:p>1500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3322.33333333333">
                <text:p>3322.33333333333</text:p>
              </table:table-cell>
              <table:table-cell office:value-type="float" office:value="1747.33333333333">
                <text:p>1747.33333333333</text:p>
              </table:table-cell>
              <table:table-cell office:value-type="float" office:value="1050">
                <text:p>1050</text:p>
              </table:table-cell>
              <table:table-cell office:value-type="float" office:value="1020.66666666667">
                <text:p>1020.66666666667</text:p>
              </table:table-cell>
              <table:table-cell office:value-type="float" office:value="1599.66666666667">
                <text:p>1599.66666666667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3304.33333333333">
                <text:p>3304.33333333333</text:p>
              </table:table-cell>
              <table:table-cell office:value-type="float" office:value="1769">
                <text:p>1769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606">
                <text:p>16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1459.33333333333">
                <text:p>1459.33333333333</text:p>
              </table:table-cell>
              <table:table-cell office:value-type="float" office:value="3316">
                <text:p>3316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614.33333333333">
                <text:p>1614.33333333333</text:p>
              </table:table-cell>
              <table:table-cell office:value-type="float" office:value="1481.33333333333">
                <text:p>1481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1452.33333333333">
                <text:p>1452.33333333333</text:p>
              </table:table-cell>
              <table:table-cell office:value-type="float" office:value="3314.66666666667">
                <text:p>3314.66666666667</text:p>
              </table:table-cell>
              <table:table-cell office:value-type="float" office:value="1762.33333333333">
                <text:p>1762.33333333333</text:p>
              </table:table-cell>
              <table:table-cell office:value-type="float" office:value="1058.66666666667">
                <text:p>1058.66666666667</text:p>
              </table:table-cell>
              <table:table-cell office:value-type="float" office:value="1029">
                <text:p>1029</text:p>
              </table:table-cell>
              <table:table-cell office:value-type="float" office:value="1599">
                <text:p>15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1444.33333333333">
                <text:p>1444.33333333333</text:p>
              </table:table-cell>
              <table:table-cell office:value-type="float" office:value="3349.33333333333">
                <text:p>3349.33333333333</text:p>
              </table:table-cell>
              <table:table-cell office:value-type="float" office:value="1746">
                <text:p>1746</text:p>
              </table:table-cell>
              <table:table-cell office:value-type="float" office:value="1054">
                <text:p>1054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1455.66666666667">
                <text:p>1455.66666666667</text:p>
              </table:table-cell>
              <table:table-cell office:value-type="float" office:value="3323.66666666667">
                <text:p>3323.66666666667</text:p>
              </table:table-cell>
              <table:table-cell office:value-type="float" office:value="1801.33333333333">
                <text:p>1801.33333333333</text:p>
              </table:table-cell>
              <table:table-cell office:value-type="float" office:value="1059">
                <text:p>1059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80.66666666667">
                <text:p>1580.66666666667</text:p>
              </table:table-cell>
              <table:table-cell office:value-type="float" office:value="1487.66666666667">
                <text:p>1487.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1461.33333333333">
                <text:p>1461.33333333333</text:p>
              </table:table-cell>
              <table:table-cell office:value-type="float" office:value="3345.66666666667">
                <text:p>3345.66666666667</text:p>
              </table:table-cell>
              <table:table-cell office:value-type="float" office:value="1750">
                <text:p>1750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11.33333333333">
                <text:p>1011.33333333333</text:p>
              </table:table-cell>
              <table:table-cell office:value-type="float" office:value="1612.66666666667">
                <text:p>1612.66666666667</text:p>
              </table:table-cell>
              <table:table-cell office:value-type="float" office:value="1524.33333333333">
                <text:p>1524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460">
                <text:p>1460</text:p>
              </table:table-cell>
              <table:table-cell office:value-type="float" office:value="3315.33333333333">
                <text:p>3315.33333333333</text:p>
              </table:table-cell>
              <table:table-cell office:value-type="float" office:value="1757.33333333333">
                <text:p>1757.33333333333</text:p>
              </table:table-cell>
              <table:table-cell office:value-type="float" office:value="1070.33333333333">
                <text:p>1070.33333333333</text:p>
              </table:table-cell>
              <table:table-cell office:value-type="float" office:value="1002.66666666667">
                <text:p>1002.66666666667</text:p>
              </table:table-cell>
              <table:table-cell office:value-type="float" office:value="1615">
                <text:p>161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457">
                <text:p>1457</text:p>
              </table:table-cell>
              <table:table-cell office:value-type="float" office:value="3311.66666666667">
                <text:p>3311.66666666667</text:p>
              </table:table-cell>
              <table:table-cell office:value-type="float" office:value="1774.33333333333">
                <text:p>1774.33333333333</text:p>
              </table:table-cell>
              <table:table-cell office:value-type="float" office:value="1050">
                <text:p>1050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473.66666666667">
                <text:p>1473.66666666667</text:p>
              </table:table-cell>
              <table:table-cell office:value-type="float" office:value="3343.66666666667">
                <text:p>3343.66666666667</text:p>
              </table:table-cell>
              <table:table-cell office:value-type="float" office:value="1770.66666666667">
                <text:p>1770.66666666667</text:p>
              </table:table-cell>
              <table:table-cell office:value-type="float" office:value="1060">
                <text:p>1060</text:p>
              </table:table-cell>
              <table:table-cell office:value-type="float" office:value="1027.66666666667">
                <text:p>1027.66666666667</text:p>
              </table:table-cell>
              <table:table-cell office:value-type="float" office:value="1610.33333333333">
                <text:p>1610.33333333333</text:p>
              </table:table-cell>
              <table:table-cell office:value-type="float" office:value="1471.66666666667">
                <text:p>1471.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449.66666666667">
                <text:p>1449.66666666667</text:p>
              </table:table-cell>
              <table:table-cell office:value-type="float" office:value="3337.33333333333">
                <text:p>3337.33333333333</text:p>
              </table:table-cell>
              <table:table-cell office:value-type="float" office:value="1761">
                <text:p>1761</text:p>
              </table:table-cell>
              <table:table-cell office:value-type="float" office:value="1046.66666666667">
                <text:p>1046.66666666667</text:p>
              </table:table-cell>
              <table:table-cell office:value-type="float" office:value="1027">
                <text:p>1027</text:p>
              </table:table-cell>
              <table:table-cell office:value-type="float" office:value="1582.33333333333">
                <text:p>1582.33333333333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1464">
                <text:p>1464</text:p>
              </table:table-cell>
              <table:table-cell office:value-type="float" office:value="3302.33333333333">
                <text:p>3302.33333333333</text:p>
              </table:table-cell>
              <table:table-cell office:value-type="float" office:value="1743">
                <text:p>1743</text:p>
              </table:table-cell>
              <table:table-cell office:value-type="float" office:value="1056.33333333333">
                <text:p>1056.33333333333</text:p>
              </table:table-cell>
              <table:table-cell office:value-type="float" office:value="1018.33333333333">
                <text:p>1018.33333333333</text:p>
              </table:table-cell>
              <table:table-cell office:value-type="float" office:value="1592">
                <text:p>1592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3310.33333333333">
                <text:p>3310.33333333333</text:p>
              </table:table-cell>
              <table:table-cell office:value-type="float" office:value="1765.33333333333">
                <text:p>1765.33333333333</text:p>
              </table:table-cell>
              <table:table-cell office:value-type="float" office:value="1062.66666666667">
                <text:p>1062.66666666667</text:p>
              </table:table-cell>
              <table:table-cell office:value-type="float" office:value="1014">
                <text:p>1014</text:p>
              </table:table-cell>
              <table:table-cell office:value-type="float" office:value="1623.66666666667">
                <text:p>1623.66666666667</text:p>
              </table:table-cell>
              <table:table-cell office:value-type="float" office:value="1466.33333333333">
                <text:p>1466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1478.66666666667">
                <text:p>1478.66666666667</text:p>
              </table:table-cell>
              <table:table-cell office:value-type="float" office:value="3356">
                <text:p>3356</text:p>
              </table:table-cell>
              <table:table-cell office:value-type="float" office:value="1748.33333333333">
                <text:p>1748.33333333333</text:p>
              </table:table-cell>
              <table:table-cell office:value-type="float" office:value="1077.33333333333">
                <text:p>1077.33333333333</text:p>
              </table:table-cell>
              <table:table-cell office:value-type="float" office:value="1031">
                <text:p>1031</text:p>
              </table:table-cell>
              <table:table-cell office:value-type="float" office:value="1606">
                <text:p>160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3374.66666666667">
                <text:p>3374.66666666667</text:p>
              </table:table-cell>
              <table:table-cell office:value-type="float" office:value="1742">
                <text:p>1742</text:p>
              </table:table-cell>
              <table:table-cell office:value-type="float" office:value="1049">
                <text:p>1049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608">
                <text:p>1608</text:p>
              </table:table-cell>
              <table:table-cell office:value-type="float" office:value="1490.66666666667">
                <text:p>1490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1450">
                <text:p>1450</text:p>
              </table:table-cell>
              <table:table-cell office:value-type="float" office:value="3388.66666666667">
                <text:p>3388.66666666667</text:p>
              </table:table-cell>
              <table:table-cell office:value-type="float" office:value="1728">
                <text:p>1728</text:p>
              </table:table-cell>
              <table:table-cell office:value-type="float" office:value="1066">
                <text:p>1066</text:p>
              </table:table-cell>
              <table:table-cell office:value-type="float" office:value="1007.66666666667">
                <text:p>1007.66666666667</text:p>
              </table:table-cell>
              <table:table-cell office:value-type="float" office:value="1607.33333333333">
                <text:p>1607.3333333333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449.66666666667">
                <text:p>1449.66666666667</text:p>
              </table:table-cell>
              <table:table-cell office:value-type="float" office:value="3328.33333333333">
                <text:p>3328.33333333333</text:p>
              </table:table-cell>
              <table:table-cell office:value-type="float" office:value="1780.66666666667">
                <text:p>1780.66666666667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019">
                <text:p>1019</text:p>
              </table:table-cell>
              <table:table-cell office:value-type="float" office:value="1596">
                <text:p>1596</text:p>
              </table:table-cell>
              <table:table-cell office:value-type="float" office:value="1497.33333333333">
                <text:p>1497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467.33333333333">
                <text:p>1467.33333333333</text:p>
              </table:table-cell>
              <table:table-cell office:value-type="float" office:value="3363">
                <text:p>3363</text:p>
              </table:table-cell>
              <table:table-cell office:value-type="float" office:value="1747.66666666667">
                <text:p>1747.66666666667</text:p>
              </table:table-cell>
              <table:table-cell office:value-type="float" office:value="1064">
                <text:p>1064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508.66666666667">
                <text:p>1508.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1458.66666666667">
                <text:p>1458.66666666667</text:p>
              </table:table-cell>
              <table:table-cell office:value-type="float" office:value="3356.66666666667">
                <text:p>3356.66666666667</text:p>
              </table:table-cell>
              <table:table-cell office:value-type="float" office:value="1754">
                <text:p>1754</text:p>
              </table:table-cell>
              <table:table-cell office:value-type="float" office:value="1053.66666666667">
                <text:p>1053.66666666667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594.33333333333">
                <text:p>1594.3333333333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475.33333333333">
                <text:p>1475.33333333333</text:p>
              </table:table-cell>
              <table:table-cell office:value-type="float" office:value="3338.66666666667">
                <text:p>3338.66666666667</text:p>
              </table:table-cell>
              <table:table-cell office:value-type="float" office:value="1763">
                <text:p>1763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05">
                <text:p>1005</text:p>
              </table:table-cell>
              <table:table-cell office:value-type="float" office:value="1597">
                <text:p>1597</text:p>
              </table:table-cell>
              <table:table-cell office:value-type="float" office:value="1485.66666666667">
                <text:p>1485.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1448.33333333333">
                <text:p>1448.33333333333</text:p>
              </table:table-cell>
              <table:table-cell office:value-type="float" office:value="3347">
                <text:p>3347</text:p>
              </table:table-cell>
              <table:table-cell office:value-type="float" office:value="1775">
                <text:p>1775</text:p>
              </table:table-cell>
              <table:table-cell office:value-type="float" office:value="1075">
                <text:p>1075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573">
                <text:p>1573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1501">
                <text:p>1501</text:p>
              </table:table-cell>
              <table:table-cell office:value-type="float" office:value="3338">
                <text:p>3338</text:p>
              </table:table-cell>
              <table:table-cell office:value-type="float" office:value="1760">
                <text:p>1760</text:p>
              </table:table-cell>
              <table:table-cell office:value-type="float" office:value="1047.33333333333">
                <text:p>1047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597.66666666667">
                <text:p>1597.66666666667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1445">
                <text:p>1445</text:p>
              </table:table-cell>
              <table:table-cell office:value-type="float" office:value="3349">
                <text:p>3349</text:p>
              </table:table-cell>
              <table:table-cell office:value-type="float" office:value="1750">
                <text:p>1750</text:p>
              </table:table-cell>
              <table:table-cell office:value-type="float" office:value="1081">
                <text:p>1081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605.66666666667">
                <text:p>1605.66666666667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3263.66666666667">
                <text:p>3263.66666666667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11">
                <text:p>1011</text:p>
              </table:table-cell>
              <table:table-cell office:value-type="float" office:value="1580.33333333333">
                <text:p>1580.33333333333</text:p>
              </table:table-cell>
              <table:table-cell office:value-type="float" office:value="1471.66666666667">
                <text:p>1471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1439.66666666667">
                <text:p>1439.66666666667</text:p>
              </table:table-cell>
              <table:table-cell office:value-type="float" office:value="3298">
                <text:p>3298</text:p>
              </table:table-cell>
              <table:table-cell office:value-type="float" office:value="1779">
                <text:p>1779</text:p>
              </table:table-cell>
              <table:table-cell office:value-type="float" office:value="1054.33333333333">
                <text:p>1054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596">
                <text:p>1596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472.33333333333">
                <text:p>1472.33333333333</text:p>
              </table:table-cell>
              <table:table-cell office:value-type="float" office:value="3327">
                <text:p>3327</text:p>
              </table:table-cell>
              <table:table-cell office:value-type="float" office:value="1775.66666666667">
                <text:p>1775.66666666667</text:p>
              </table:table-cell>
              <table:table-cell office:value-type="float" office:value="1077.33333333333">
                <text:p>1077.33333333333</text:p>
              </table:table-cell>
              <table:table-cell office:value-type="float" office:value="1006.66666666667">
                <text:p>1006.66666666667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1466">
                <text:p>1466</text:p>
              </table:table-cell>
              <table:table-cell office:value-type="float" office:value="3344">
                <text:p>3344</text:p>
              </table:table-cell>
              <table:table-cell office:value-type="float" office:value="1732.66666666667">
                <text:p>1732.66666666667</text:p>
              </table:table-cell>
              <table:table-cell office:value-type="float" office:value="1053">
                <text:p>1053</text:p>
              </table:table-cell>
              <table:table-cell office:value-type="float" office:value="997.333333333333">
                <text:p>997.333333333333</text:p>
              </table:table-cell>
              <table:table-cell office:value-type="float" office:value="1602">
                <text:p>1602</text:p>
              </table:table-cell>
              <table:table-cell office:value-type="float" office:value="1486.66666666667">
                <text:p>1486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438.33333333333">
                <text:p>1438.33333333333</text:p>
              </table:table-cell>
              <table:table-cell office:value-type="float" office:value="3341">
                <text:p>3341</text:p>
              </table:table-cell>
              <table:table-cell office:value-type="float" office:value="1756">
                <text:p>1756</text:p>
              </table:table-cell>
              <table:table-cell office:value-type="float" office:value="1045">
                <text:p>1045</text:p>
              </table:table-cell>
              <table:table-cell office:value-type="float" office:value="1015.66666666667">
                <text:p>1015.66666666667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474.66666666667">
                <text:p>1474.66666666667</text:p>
              </table:table-cell>
              <table:table-cell office:value-type="float" office:value="3348.66666666667">
                <text:p>3348.66666666667</text:p>
              </table:table-cell>
              <table:table-cell office:value-type="float" office:value="1752.66666666667">
                <text:p>1752.66666666667</text:p>
              </table:table-cell>
              <table:table-cell office:value-type="float" office:value="1069.33333333333">
                <text:p>1069.33333333333</text:p>
              </table:table-cell>
              <table:table-cell office:value-type="float" office:value="990">
                <text:p>990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1471.33333333333">
                <text:p>1471.33333333333</text:p>
              </table:table-cell>
              <table:table-cell office:value-type="float" office:value="3358.33333333333">
                <text:p>3358.33333333333</text:p>
              </table:table-cell>
              <table:table-cell office:value-type="float" office:value="1746.33333333333">
                <text:p>1746.33333333333</text:p>
              </table:table-cell>
              <table:table-cell office:value-type="float" office:value="1054.66666666667">
                <text:p>1054.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606.33333333333">
                <text:p>1606.3333333333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1435.66666666667">
                <text:p>1435.66666666667</text:p>
              </table:table-cell>
              <table:table-cell office:value-type="float" office:value="3369">
                <text:p>3369</text:p>
              </table:table-cell>
              <table:table-cell office:value-type="float" office:value="1742.66666666667">
                <text:p>1742.66666666667</text:p>
              </table:table-cell>
              <table:table-cell office:value-type="float" office:value="1041.33333333333">
                <text:p>1041.33333333333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87.33333333333">
                <text:p>1587.3333333333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3336.66666666667">
                <text:p>3336.66666666667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052">
                <text:p>1052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593.33333333333">
                <text:p>1593.33333333333</text:p>
              </table:table-cell>
              <table:table-cell office:value-type="float" office:value="1485.33333333333">
                <text:p>1485.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1457.33333333333">
                <text:p>1457.33333333333</text:p>
              </table:table-cell>
              <table:table-cell office:value-type="float" office:value="3335.66666666667">
                <text:p>3335.66666666667</text:p>
              </table:table-cell>
              <table:table-cell office:value-type="float" office:value="1736.66666666667">
                <text:p>1736.66666666667</text:p>
              </table:table-cell>
              <table:table-cell office:value-type="float" office:value="1046.66666666667">
                <text:p>1046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591">
                <text:p>1591</text:p>
              </table:table-cell>
              <table:table-cell office:value-type="float" office:value="1498.33333333333">
                <text:p>1498.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479">
                <text:p>1479</text:p>
              </table:table-cell>
              <table:table-cell office:value-type="float" office:value="3330.66666666667">
                <text:p>3330.66666666667</text:p>
              </table:table-cell>
              <table:table-cell office:value-type="float" office:value="1756.66666666667">
                <text:p>1756.66666666667</text:p>
              </table:table-cell>
              <table:table-cell office:value-type="float" office:value="1050">
                <text:p>1050</text:p>
              </table:table-cell>
              <table:table-cell office:value-type="float" office:value="1008.33333333333">
                <text:p>1008.33333333333</text:p>
              </table:table-cell>
              <table:table-cell office:value-type="float" office:value="1600.66666666667">
                <text:p>1600.66666666667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475">
                <text:p>1475</text:p>
              </table:table-cell>
              <table:table-cell office:value-type="float" office:value="3398.33333333333">
                <text:p>3398.33333333333</text:p>
              </table:table-cell>
              <table:table-cell office:value-type="float" office:value="1762.33333333333">
                <text:p>1762.33333333333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459.33333333333">
                <text:p>1459.33333333333</text:p>
              </table:table-cell>
              <table:table-cell office:value-type="float" office:value="3355.66666666667">
                <text:p>3355.66666666667</text:p>
              </table:table-cell>
              <table:table-cell office:value-type="float" office:value="1760">
                <text:p>1760</text:p>
              </table:table-cell>
              <table:table-cell office:value-type="float" office:value="1065">
                <text:p>1065</text:p>
              </table:table-cell>
              <table:table-cell office:value-type="float" office:value="991">
                <text:p>991</text:p>
              </table:table-cell>
              <table:table-cell office:value-type="float" office:value="1600">
                <text:p>160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1437.66666666667">
                <text:p>1437.66666666667</text:p>
              </table:table-cell>
              <table:table-cell office:value-type="float" office:value="3347.66666666667">
                <text:p>3347.66666666667</text:p>
              </table:table-cell>
              <table:table-cell office:value-type="float" office:value="1735">
                <text:p>1735</text:p>
              </table:table-cell>
              <table:table-cell office:value-type="float" office:value="1067">
                <text:p>1067</text:p>
              </table:table-cell>
              <table:table-cell office:value-type="float" office:value="1016">
                <text:p>1016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466.66666666667">
                <text:p>1466.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477">
                <text:p>1477</text:p>
              </table:table-cell>
              <table:table-cell office:value-type="float" office:value="3333.66666666667">
                <text:p>3333.66666666667</text:p>
              </table:table-cell>
              <table:table-cell office:value-type="float" office:value="1773.66666666667">
                <text:p>1773.66666666667</text:p>
              </table:table-cell>
              <table:table-cell office:value-type="float" office:value="1048.33333333333">
                <text:p>1048.33333333333</text:p>
              </table:table-cell>
              <table:table-cell office:value-type="float" office:value="1030.33333333333">
                <text:p>1030.33333333333</text:p>
              </table:table-cell>
              <table:table-cell office:value-type="float" office:value="1597.33333333333">
                <text:p>1597.33333333333</text:p>
              </table:table-cell>
              <table:table-cell office:value-type="float" office:value="1486.33333333333">
                <text:p>1486.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1462">
                <text:p>1462</text:p>
              </table:table-cell>
              <table:table-cell office:value-type="float" office:value="3355.33333333333">
                <text:p>3355.33333333333</text:p>
              </table:table-cell>
              <table:table-cell office:value-type="float" office:value="1754.66666666667">
                <text:p>1754.66666666667</text:p>
              </table:table-cell>
              <table:table-cell office:value-type="float" office:value="1052.66666666667">
                <text:p>1052.66666666667</text:p>
              </table:table-cell>
              <table:table-cell office:value-type="float" office:value="1013.33333333333">
                <text:p>1013.33333333333</text:p>
              </table:table-cell>
              <table:table-cell office:value-type="float" office:value="1618.33333333333">
                <text:p>1618.33333333333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1482.33333333333">
                <text:p>1482.33333333333</text:p>
              </table:table-cell>
              <table:table-cell office:value-type="float" office:value="3355">
                <text:p>3355</text:p>
              </table:table-cell>
              <table:table-cell office:value-type="float" office:value="1736">
                <text:p>1736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3372.66666666667">
                <text:p>3372.66666666667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67.66666666667">
                <text:p>1067.66666666667</text:p>
              </table:table-cell>
              <table:table-cell office:value-type="float" office:value="1029.66666666667">
                <text:p>1029.66666666667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1470.66666666667">
                <text:p>1470.66666666667</text:p>
              </table:table-cell>
              <table:table-cell office:value-type="float" office:value="3360">
                <text:p>3360</text:p>
              </table:table-cell>
              <table:table-cell office:value-type="float" office:value="1733.33333333333">
                <text:p>1733.33333333333</text:p>
              </table:table-cell>
              <table:table-cell office:value-type="float" office:value="1068">
                <text:p>1068</text:p>
              </table:table-cell>
              <table:table-cell office:value-type="float" office:value="995">
                <text:p>995</text:p>
              </table:table-cell>
              <table:table-cell office:value-type="float" office:value="1606.33333333333">
                <text:p>1606.3333333333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1455.66666666667">
                <text:p>1455.66666666667</text:p>
              </table:table-cell>
              <table:table-cell office:value-type="float" office:value="3318.33333333333">
                <text:p>3318.33333333333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11">
                <text:p>1011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481.33333333333">
                <text:p>1481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479.33333333333">
                <text:p>1479.33333333333</text:p>
              </table:table-cell>
              <table:table-cell office:value-type="float" office:value="3371.33333333333">
                <text:p>3371.33333333333</text:p>
              </table:table-cell>
              <table:table-cell office:value-type="float" office:value="1763.66666666667">
                <text:p>1763.66666666667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1032.66666666667">
                <text:p>1032.66666666667</text:p>
              </table:table-cell>
              <table:table-cell office:value-type="float" office:value="1588">
                <text:p>1588</text:p>
              </table:table-cell>
              <table:table-cell office:value-type="float" office:value="1461.66666666667">
                <text:p>1461.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1467">
                <text:p>1467</text:p>
              </table:table-cell>
              <table:table-cell office:value-type="float" office:value="3361">
                <text:p>3361</text:p>
              </table:table-cell>
              <table:table-cell office:value-type="float" office:value="1765">
                <text:p>1765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997">
                <text:p>997</text:p>
              </table:table-cell>
              <table:table-cell office:value-type="float" office:value="1606">
                <text:p>160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1474.33333333333">
                <text:p>1474.33333333333</text:p>
              </table:table-cell>
              <table:table-cell office:value-type="float" office:value="3359">
                <text:p>3359</text:p>
              </table:table-cell>
              <table:table-cell office:value-type="float" office:value="1747">
                <text:p>1747</text:p>
              </table:table-cell>
              <table:table-cell office:value-type="float" office:value="1046">
                <text:p>1046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585">
                <text:p>1585</text:p>
              </table:table-cell>
              <table:table-cell office:value-type="float" office:value="1485.33333333333">
                <text:p>1485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476">
                <text:p>1476</text:p>
              </table:table-cell>
              <table:table-cell office:value-type="float" office:value="3386.66666666667">
                <text:p>3386.66666666667</text:p>
              </table:table-cell>
              <table:table-cell office:value-type="float" office:value="1755">
                <text:p>1755</text:p>
              </table:table-cell>
              <table:table-cell office:value-type="float" office:value="1081.66666666667">
                <text:p>1081.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586.66666666667">
                <text:p>1586.66666666667</text:p>
              </table:table-cell>
              <table:table-cell office:value-type="float" office:value="1487.66666666667">
                <text:p>1487.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451">
                <text:p>1451</text:p>
              </table:table-cell>
              <table:table-cell office:value-type="float" office:value="3384.33333333333">
                <text:p>3384.33333333333</text:p>
              </table:table-cell>
              <table:table-cell office:value-type="float" office:value="1724.66666666667">
                <text:p>1724.66666666667</text:p>
              </table:table-cell>
              <table:table-cell office:value-type="float" office:value="1049">
                <text:p>1049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1597.33333333333">
                <text:p>1597.33333333333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1469">
                <text:p>1469</text:p>
              </table:table-cell>
              <table:table-cell office:value-type="float" office:value="3314.33333333333">
                <text:p>3314.33333333333</text:p>
              </table:table-cell>
              <table:table-cell office:value-type="float" office:value="1750.33333333333">
                <text:p>1750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999.333333333333">
                <text:p>999.333333333333</text:p>
              </table:table-cell>
              <table:table-cell office:value-type="float" office:value="1586.66666666667">
                <text:p>1586.66666666667</text:p>
              </table:table-cell>
              <table:table-cell office:value-type="float" office:value="1470.66666666667">
                <text:p>1470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473.33333333333">
                <text:p>1473.33333333333</text:p>
              </table:table-cell>
              <table:table-cell office:value-type="float" office:value="3361.33333333333">
                <text:p>3361.33333333333</text:p>
              </table:table-cell>
              <table:table-cell office:value-type="float" office:value="1726">
                <text:p>1726</text:p>
              </table:table-cell>
              <table:table-cell office:value-type="float" office:value="1049.66666666667">
                <text:p>1049.66666666667</text:p>
              </table:table-cell>
              <table:table-cell office:value-type="float" office:value="1005">
                <text:p>1005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465">
                <text:p>1465</text:p>
              </table:table-cell>
              <table:table-cell office:value-type="float" office:value="3366.33333333333">
                <text:p>3366.33333333333</text:p>
              </table:table-cell>
              <table:table-cell office:value-type="float" office:value="1787">
                <text:p>178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01.33333333333">
                <text:p>1001.33333333333</text:p>
              </table:table-cell>
              <table:table-cell office:value-type="float" office:value="1604.33333333333">
                <text:p>1604.33333333333</text:p>
              </table:table-cell>
              <table:table-cell office:value-type="float" office:value="1504.33333333333">
                <text:p>1504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3360">
                <text:p>3360</text:p>
              </table:table-cell>
              <table:table-cell office:value-type="float" office:value="1762">
                <text:p>1762</text:p>
              </table:table-cell>
              <table:table-cell office:value-type="float" office:value="1035.33333333333">
                <text:p>1035.33333333333</text:p>
              </table:table-cell>
              <table:table-cell office:value-type="float" office:value="1007">
                <text:p>1007</text:p>
              </table:table-cell>
              <table:table-cell office:value-type="float" office:value="1591">
                <text:p>1591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460">
                <text:p>1460</text:p>
              </table:table-cell>
              <table:table-cell office:value-type="float" office:value="3330">
                <text:p>3330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51">
                <text:p>1051</text:p>
              </table:table-cell>
              <table:table-cell office:value-type="float" office:value="1035">
                <text:p>1035</text:p>
              </table:table-cell>
              <table:table-cell office:value-type="float" office:value="1594.33333333333">
                <text:p>1594.33333333333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1493">
                <text:p>1493</text:p>
              </table:table-cell>
              <table:table-cell office:value-type="float" office:value="3365">
                <text:p>3365</text:p>
              </table:table-cell>
              <table:table-cell office:value-type="float" office:value="1740.66666666667">
                <text:p>1740.66666666667</text:p>
              </table:table-cell>
              <table:table-cell office:value-type="float" office:value="1085.66666666667">
                <text:p>1085.66666666667</text:p>
              </table:table-cell>
              <table:table-cell office:value-type="float" office:value="1030">
                <text:p>1030</text:p>
              </table:table-cell>
              <table:table-cell office:value-type="float" office:value="1584.33333333333">
                <text:p>1584.33333333333</text:p>
              </table:table-cell>
              <table:table-cell office:value-type="float" office:value="1488.66666666667">
                <text:p>1488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1465">
                <text:p>1465</text:p>
              </table:table-cell>
              <table:table-cell office:value-type="float" office:value="3401">
                <text:p>3401</text:p>
              </table:table-cell>
              <table:table-cell office:value-type="float" office:value="1730">
                <text:p>1730</text:p>
              </table:table-cell>
              <table:table-cell office:value-type="float" office:value="1038">
                <text:p>1038</text:p>
              </table:table-cell>
              <table:table-cell office:value-type="float" office:value="1001">
                <text:p>1001</text:p>
              </table:table-cell>
              <table:table-cell office:value-type="float" office:value="1571.33333333333">
                <text:p>1571.3333333333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468.33333333333">
                <text:p>1468.33333333333</text:p>
              </table:table-cell>
              <table:table-cell office:value-type="float" office:value="3379.33333333333">
                <text:p>3379.33333333333</text:p>
              </table:table-cell>
              <table:table-cell office:value-type="float" office:value="1751.33333333333">
                <text:p>1751.33333333333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992">
                <text:p>992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1465">
                <text:p>1465</text:p>
              </table:table-cell>
              <table:table-cell office:value-type="float" office:value="3369">
                <text:p>3369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43.66666666667">
                <text:p>1043.66666666667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582">
                <text:p>158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465">
                <text:p>1465</text:p>
              </table:table-cell>
              <table:table-cell office:value-type="float" office:value="3370.66666666667">
                <text:p>3370.66666666667</text:p>
              </table:table-cell>
              <table:table-cell office:value-type="float" office:value="1743">
                <text:p>1743</text:p>
              </table:table-cell>
              <table:table-cell office:value-type="float" office:value="1062.33333333333">
                <text:p>1062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600.33333333333">
                <text:p>1600.33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469">
                <text:p>1469</text:p>
              </table:table-cell>
              <table:table-cell office:value-type="float" office:value="3370.66666666667">
                <text:p>3370.66666666667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64.66666666667">
                <text:p>1064.66666666667</text:p>
              </table:table-cell>
              <table:table-cell office:value-type="float" office:value="1028.66666666667">
                <text:p>1028.66666666667</text:p>
              </table:table-cell>
              <table:table-cell office:value-type="float" office:value="1596">
                <text:p>1596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469.66666666667">
                <text:p>1469.66666666667</text:p>
              </table:table-cell>
              <table:table-cell office:value-type="float" office:value="3362.33333333333">
                <text:p>3362.33333333333</text:p>
              </table:table-cell>
              <table:table-cell office:value-type="float" office:value="1738">
                <text:p>1738</text:p>
              </table:table-cell>
              <table:table-cell office:value-type="float" office:value="1053.66666666667">
                <text:p>1053.66666666667</text:p>
              </table:table-cell>
              <table:table-cell office:value-type="float" office:value="1011.66666666667">
                <text:p>1011.66666666667</text:p>
              </table:table-cell>
              <table:table-cell office:value-type="float" office:value="1588.33333333333">
                <text:p>1588.33333333333</text:p>
              </table:table-cell>
              <table:table-cell office:value-type="float" office:value="1455.66666666667">
                <text:p>1455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1485.66666666667">
                <text:p>1485.66666666667</text:p>
              </table:table-cell>
              <table:table-cell office:value-type="float" office:value="3382.66666666667">
                <text:p>3382.66666666667</text:p>
              </table:table-cell>
              <table:table-cell office:value-type="float" office:value="1729">
                <text:p>1729</text:p>
              </table:table-cell>
              <table:table-cell office:value-type="float" office:value="1066">
                <text:p>1066</text:p>
              </table:table-cell>
              <table:table-cell office:value-type="float" office:value="997.333333333333">
                <text:p>997.333333333333</text:p>
              </table:table-cell>
              <table:table-cell office:value-type="float" office:value="1567.33333333333">
                <text:p>1567.33333333333</text:p>
              </table:table-cell>
              <table:table-cell office:value-type="float" office:value="1442.66666666667">
                <text:p>1442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487">
                <text:p>1487</text:p>
              </table:table-cell>
              <table:table-cell office:value-type="float" office:value="3338.33333333333">
                <text:p>3338.33333333333</text:p>
              </table:table-cell>
              <table:table-cell office:value-type="float" office:value="1749.66666666667">
                <text:p>1749.66666666667</text:p>
              </table:table-cell>
              <table:table-cell office:value-type="float" office:value="1071">
                <text:p>1071</text:p>
              </table:table-cell>
              <table:table-cell office:value-type="float" office:value="1027">
                <text:p>1027</text:p>
              </table:table-cell>
              <table:table-cell office:value-type="float" office:value="1591">
                <text:p>1591</text:p>
              </table:table-cell>
              <table:table-cell office:value-type="float" office:value="1450.66666666667">
                <text:p>1450.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1480">
                <text:p>1480</text:p>
              </table:table-cell>
              <table:table-cell office:value-type="float" office:value="3340">
                <text:p>3340</text:p>
              </table:table-cell>
              <table:table-cell office:value-type="float" office:value="1739.66666666667">
                <text:p>1739.6666666666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38">
                <text:p>1038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1475">
                <text:p>1475</text:p>
              </table:table-cell>
              <table:table-cell office:value-type="float" office:value="3407.66666666667">
                <text:p>3407.66666666667</text:p>
              </table:table-cell>
              <table:table-cell office:value-type="float" office:value="1751">
                <text:p>1751</text:p>
              </table:table-cell>
              <table:table-cell office:value-type="float" office:value="1058.33333333333">
                <text:p>1058.33333333333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93">
                <text:p>159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460">
                <text:p>1460</text:p>
              </table:table-cell>
              <table:table-cell office:value-type="float" office:value="3337">
                <text:p>3337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54">
                <text:p>1054</text:p>
              </table:table-cell>
              <table:table-cell office:value-type="float" office:value="1024.66666666667">
                <text:p>1024.66666666667</text:p>
              </table:table-cell>
              <table:table-cell office:value-type="float" office:value="1598">
                <text:p>1598</text:p>
              </table:table-cell>
              <table:table-cell office:value-type="float" office:value="1497.66666666667">
                <text:p>1497.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1454.33333333333">
                <text:p>1454.33333333333</text:p>
              </table:table-cell>
              <table:table-cell office:value-type="float" office:value="3350.66666666667">
                <text:p>3350.66666666667</text:p>
              </table:table-cell>
              <table:table-cell office:value-type="float" office:value="1731.66666666667">
                <text:p>1731.66666666667</text:p>
              </table:table-cell>
              <table:table-cell office:value-type="float" office:value="1056">
                <text:p>1056</text:p>
              </table:table-cell>
              <table:table-cell office:value-type="float" office:value="1015.66666666667">
                <text:p>1015.66666666667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1456">
                <text:p>1456</text:p>
              </table:table-cell>
              <table:table-cell office:value-type="float" office:value="3383">
                <text:p>3383</text:p>
              </table:table-cell>
              <table:table-cell office:value-type="float" office:value="1761.66666666667">
                <text:p>1761.66666666667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1450.66666666667">
                <text:p>1450.66666666667</text:p>
              </table:table-cell>
              <table:table-cell office:value-type="float" office:value="3355.33333333333">
                <text:p>3355.33333333333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43">
                <text:p>1043</text:p>
              </table:table-cell>
              <table:table-cell office:value-type="float" office:value="1006.33333333333">
                <text:p>1006.33333333333</text:p>
              </table:table-cell>
              <table:table-cell office:value-type="float" office:value="1618.66666666667">
                <text:p>1618.66666666667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442.66666666667">
                <text:p>1442.66666666667</text:p>
              </table:table-cell>
              <table:table-cell office:value-type="float" office:value="3358.66666666667">
                <text:p>3358.66666666667</text:p>
              </table:table-cell>
              <table:table-cell office:value-type="float" office:value="1760.33333333333">
                <text:p>1760.33333333333</text:p>
              </table:table-cell>
              <table:table-cell office:value-type="float" office:value="1069.66666666667">
                <text:p>1069.66666666667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1610">
                <text:p>161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1488.33333333333">
                <text:p>1488.33333333333</text:p>
              </table:table-cell>
              <table:table-cell office:value-type="float" office:value="3394">
                <text:p>3394</text:p>
              </table:table-cell>
              <table:table-cell office:value-type="float" office:value="1780.33333333333">
                <text:p>1780.33333333333</text:p>
              </table:table-cell>
              <table:table-cell office:value-type="float" office:value="1064">
                <text:p>1064</text:p>
              </table:table-cell>
              <table:table-cell office:value-type="float" office:value="1009.66666666667">
                <text:p>1009.66666666667</text:p>
              </table:table-cell>
              <table:table-cell office:value-type="float" office:value="1623">
                <text:p>1623</text:p>
              </table:table-cell>
              <table:table-cell office:value-type="float" office:value="1515.33333333333">
                <text:p>1515.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501">
                <text:p>1501</text:p>
              </table:table-cell>
              <table:table-cell office:value-type="float" office:value="3380">
                <text:p>3380</text:p>
              </table:table-cell>
              <table:table-cell office:value-type="float" office:value="1740.66666666667">
                <text:p>1740.66666666667</text:p>
              </table:table-cell>
              <table:table-cell office:value-type="float" office:value="1038.66666666667">
                <text:p>1038.66666666667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508.33333333333">
                <text:p>1508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466">
                <text:p>1466</text:p>
              </table:table-cell>
              <table:table-cell office:value-type="float" office:value="3331.66666666667">
                <text:p>3331.66666666667</text:p>
              </table:table-cell>
              <table:table-cell office:value-type="float" office:value="1760">
                <text:p>1760</text:p>
              </table:table-cell>
              <table:table-cell office:value-type="float" office:value="1052.66666666667">
                <text:p>1052.66666666667</text:p>
              </table:table-cell>
              <table:table-cell office:value-type="float" office:value="996">
                <text:p>996</text:p>
              </table:table-cell>
              <table:table-cell office:value-type="float" office:value="1621">
                <text:p>1621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1447.66666666667">
                <text:p>1447.66666666667</text:p>
              </table:table-cell>
              <table:table-cell office:value-type="float" office:value="3374.66666666667">
                <text:p>3374.66666666667</text:p>
              </table:table-cell>
              <table:table-cell office:value-type="float" office:value="1750">
                <text:p>1750</text:p>
              </table:table-cell>
              <table:table-cell office:value-type="float" office:value="1079">
                <text:p>1079</text:p>
              </table:table-cell>
              <table:table-cell office:value-type="float" office:value="995">
                <text:p>995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477.66666666667">
                <text:p>1477.66666666667</text:p>
              </table:table-cell>
              <table:table-cell office:value-type="float" office:value="3396.66666666667">
                <text:p>3396.66666666667</text:p>
              </table:table-cell>
              <table:table-cell office:value-type="float" office:value="1746">
                <text:p>1746</text:p>
              </table:table-cell>
              <table:table-cell office:value-type="float" office:value="1052.33333333333">
                <text:p>1052.33333333333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93">
                <text:p>1593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3389">
                <text:p>3389</text:p>
              </table:table-cell>
              <table:table-cell office:value-type="float" office:value="1778.33333333333">
                <text:p>1778.33333333333</text:p>
              </table:table-cell>
              <table:table-cell office:value-type="float" office:value="1046.33333333333">
                <text:p>1046.33333333333</text:p>
              </table:table-cell>
              <table:table-cell office:value-type="float" office:value="1016">
                <text:p>1016</text:p>
              </table:table-cell>
              <table:table-cell office:value-type="float" office:value="1624">
                <text:p>1624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478">
                <text:p>1478</text:p>
              </table:table-cell>
              <table:table-cell office:value-type="float" office:value="3381.33333333333">
                <text:p>3381.33333333333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58">
                <text:p>1058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65">
                <text:p>1565</text:p>
              </table:table-cell>
              <table:table-cell office:value-type="float" office:value="1497.33333333333">
                <text:p>1497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1456">
                <text:p>1456</text:p>
              </table:table-cell>
              <table:table-cell office:value-type="float" office:value="3407.66666666667">
                <text:p>3407.66666666667</text:p>
              </table:table-cell>
              <table:table-cell office:value-type="float" office:value="1766.66666666667">
                <text:p>1766.66666666667</text:p>
              </table:table-cell>
              <table:table-cell office:value-type="float" office:value="1074.66666666667">
                <text:p>1074.66666666667</text:p>
              </table:table-cell>
              <table:table-cell office:value-type="float" office:value="1004.33333333333">
                <text:p>1004.33333333333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474.66666666667">
                <text:p>1474.66666666667</text:p>
              </table:table-cell>
              <table:table-cell office:value-type="float" office:value="3358.33333333333">
                <text:p>3358.33333333333</text:p>
              </table:table-cell>
              <table:table-cell office:value-type="float" office:value="1722.66666666667">
                <text:p>1722.66666666667</text:p>
              </table:table-cell>
              <table:table-cell office:value-type="float" office:value="1038">
                <text:p>1038</text:p>
              </table:table-cell>
              <table:table-cell office:value-type="float" office:value="1025.33333333333">
                <text:p>1025.33333333333</text:p>
              </table:table-cell>
              <table:table-cell office:value-type="float" office:value="1591">
                <text:p>15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3365.33333333333">
                <text:p>3365.33333333333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69">
                <text:p>1069</text:p>
              </table:table-cell>
              <table:table-cell office:value-type="float" office:value="1000.33333333333">
                <text:p>1000.33333333333</text:p>
              </table:table-cell>
              <table:table-cell office:value-type="float" office:value="1613.66666666667">
                <text:p>1613.66666666667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470.33333333333">
                <text:p>1470.33333333333</text:p>
              </table:table-cell>
              <table:table-cell office:value-type="float" office:value="3404.33333333333">
                <text:p>3404.33333333333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55">
                <text:p>1055</text:p>
              </table:table-cell>
              <table:table-cell office:value-type="float" office:value="1037">
                <text:p>1037</text:p>
              </table:table-cell>
              <table:table-cell office:value-type="float" office:value="1585.33333333333">
                <text:p>1585.33333333333</text:p>
              </table:table-cell>
              <table:table-cell office:value-type="float" office:value="1476.33333333333">
                <text:p>1476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440">
                <text:p>1440</text:p>
              </table:table-cell>
              <table:table-cell office:value-type="float" office:value="3340.66666666667">
                <text:p>3340.66666666667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065.33333333333">
                <text:p>1065.33333333333</text:p>
              </table:table-cell>
              <table:table-cell office:value-type="float" office:value="1012.66666666667">
                <text:p>1012.66666666667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1473.33333333333">
                <text:p>1473.33333333333</text:p>
              </table:table-cell>
              <table:table-cell office:value-type="float" office:value="3367">
                <text:p>3367</text:p>
              </table:table-cell>
              <table:table-cell office:value-type="float" office:value="1752.66666666667">
                <text:p>1752.66666666667</text:p>
              </table:table-cell>
              <table:table-cell office:value-type="float" office:value="1058">
                <text:p>1058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578">
                <text:p>1578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3335">
                <text:p>3335</text:p>
              </table:table-cell>
              <table:table-cell office:value-type="float" office:value="1763.66666666667">
                <text:p>1763.66666666667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02.66666666667">
                <text:p>1002.66666666667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1474.33333333333">
                <text:p>1474.33333333333</text:p>
              </table:table-cell>
              <table:table-cell office:value-type="float" office:value="3358.66666666667">
                <text:p>3358.66666666667</text:p>
              </table:table-cell>
              <table:table-cell office:value-type="float" office:value="1753">
                <text:p>1753</text:p>
              </table:table-cell>
              <table:table-cell office:value-type="float" office:value="1058.66666666667">
                <text:p>1058.66666666667</text:p>
              </table:table-cell>
              <table:table-cell office:value-type="float" office:value="986">
                <text:p>986</text:p>
              </table:table-cell>
              <table:table-cell office:value-type="float" office:value="1588">
                <text:p>158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1503.66666666667">
                <text:p>1503.66666666667</text:p>
              </table:table-cell>
              <table:table-cell office:value-type="float" office:value="3358">
                <text:p>3358</text:p>
              </table:table-cell>
              <table:table-cell office:value-type="float" office:value="1764.33333333333">
                <text:p>1764.33333333333</text:p>
              </table:table-cell>
              <table:table-cell office:value-type="float" office:value="1071">
                <text:p>1071</text:p>
              </table:table-cell>
              <table:table-cell office:value-type="float" office:value="1045">
                <text:p>1045</text:p>
              </table:table-cell>
              <table:table-cell office:value-type="float" office:value="1596">
                <text:p>1596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1477.66666666667">
                <text:p>1477.66666666667</text:p>
              </table:table-cell>
              <table:table-cell office:value-type="float" office:value="3339.33333333333">
                <text:p>3339.33333333333</text:p>
              </table:table-cell>
              <table:table-cell office:value-type="float" office:value="1758.66666666667">
                <text:p>1758.66666666667</text:p>
              </table:table-cell>
              <table:table-cell office:value-type="float" office:value="1043">
                <text:p>1043</text:p>
              </table:table-cell>
              <table:table-cell office:value-type="float" office:value="998">
                <text:p>998</text:p>
              </table:table-cell>
              <table:table-cell office:value-type="float" office:value="1570.33333333333">
                <text:p>1570.33333333333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1488">
                <text:p>1488</text:p>
              </table:table-cell>
              <table:table-cell office:value-type="float" office:value="3443.66666666667">
                <text:p>3443.66666666667</text:p>
              </table:table-cell>
              <table:table-cell office:value-type="float" office:value="1774.33333333333">
                <text:p>1774.33333333333</text:p>
              </table:table-cell>
              <table:table-cell office:value-type="float" office:value="1066.66666666667">
                <text:p>1066.66666666667</text:p>
              </table:table-cell>
              <table:table-cell office:value-type="float" office:value="1006.33333333333">
                <text:p>1006.33333333333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513.66666666667">
                <text:p>1513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463">
                <text:p>1463</text:p>
              </table:table-cell>
              <table:table-cell office:value-type="float" office:value="3370">
                <text:p>3370</text:p>
              </table:table-cell>
              <table:table-cell office:value-type="float" office:value="1785.33333333333">
                <text:p>1785.33333333333</text:p>
              </table:table-cell>
              <table:table-cell office:value-type="float" office:value="1054">
                <text:p>1054</text:p>
              </table:table-cell>
              <table:table-cell office:value-type="float" office:value="1007">
                <text:p>1007</text:p>
              </table:table-cell>
              <table:table-cell office:value-type="float" office:value="1629">
                <text:p>1629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512">
                <text:p>1512</text:p>
              </table:table-cell>
              <table:table-cell office:value-type="float" office:value="3362">
                <text:p>3362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72.66666666667">
                <text:p>1072.66666666667</text:p>
              </table:table-cell>
              <table:table-cell office:value-type="float" office:value="998.666666666667">
                <text:p>998.666666666667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471">
                <text:p>1471</text:p>
              </table:table-cell>
              <table:table-cell office:value-type="float" office:value="3333.33333333333">
                <text:p>3333.33333333333</text:p>
              </table:table-cell>
              <table:table-cell office:value-type="float" office:value="1770.33333333333">
                <text:p>1770.33333333333</text:p>
              </table:table-cell>
              <table:table-cell office:value-type="float" office:value="1081.66666666667">
                <text:p>1081.66666666667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604">
                <text:p>1604</text:p>
              </table:table-cell>
              <table:table-cell office:value-type="float" office:value="1483.66666666667">
                <text:p>1483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3364">
                <text:p>3364</text:p>
              </table:table-cell>
              <table:table-cell office:value-type="float" office:value="1769">
                <text:p>1769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1502.66666666667">
                <text:p>1502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486">
                <text:p>1486</text:p>
              </table:table-cell>
              <table:table-cell office:value-type="float" office:value="3392.33333333333">
                <text:p>3392.33333333333</text:p>
              </table:table-cell>
              <table:table-cell office:value-type="float" office:value="1776.66666666667">
                <text:p>1776.66666666667</text:p>
              </table:table-cell>
              <table:table-cell office:value-type="float" office:value="1084.33333333333">
                <text:p>1084.33333333333</text:p>
              </table:table-cell>
              <table:table-cell office:value-type="float" office:value="999">
                <text:p>999</text:p>
              </table:table-cell>
              <table:table-cell office:value-type="float" office:value="1597.66666666667">
                <text:p>1597.666666666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1494.33333333333">
                <text:p>1494.33333333333</text:p>
              </table:table-cell>
              <table:table-cell office:value-type="float" office:value="3342.66666666667">
                <text:p>3342.66666666667</text:p>
              </table:table-cell>
              <table:table-cell office:value-type="float" office:value="1778.66666666667">
                <text:p>1778.66666666667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653.66666666667">
                <text:p>1653.6666666666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481.66666666667">
                <text:p>1481.66666666667</text:p>
              </table:table-cell>
              <table:table-cell office:value-type="float" office:value="3401.33333333333">
                <text:p>3401.33333333333</text:p>
              </table:table-cell>
              <table:table-cell office:value-type="float" office:value="1733.66666666667">
                <text:p>1733.66666666667</text:p>
              </table:table-cell>
              <table:table-cell office:value-type="float" office:value="1037">
                <text:p>1037</text:p>
              </table:table-cell>
              <table:table-cell office:value-type="float" office:value="1008.66666666667">
                <text:p>1008.66666666667</text:p>
              </table:table-cell>
              <table:table-cell office:value-type="float" office:value="1600">
                <text:p>1600</text:p>
              </table:table-cell>
              <table:table-cell office:value-type="float" office:value="1469.66666666667">
                <text:p>1469.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1474">
                <text:p>1474</text:p>
              </table:table-cell>
              <table:table-cell office:value-type="float" office:value="3394.33333333333">
                <text:p>3394.33333333333</text:p>
              </table:table-cell>
              <table:table-cell office:value-type="float" office:value="1741">
                <text:p>1741</text:p>
              </table:table-cell>
              <table:table-cell office:value-type="float" office:value="1038.33333333333">
                <text:p>1038.33333333333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93.66666666667">
                <text:p>1593.6666666666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3384">
                <text:p>3384</text:p>
              </table:table-cell>
              <table:table-cell office:value-type="float" office:value="1751.66666666667">
                <text:p>1751.66666666667</text:p>
              </table:table-cell>
              <table:table-cell office:value-type="float" office:value="1061.66666666667">
                <text:p>1061.66666666667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499.66666666667">
                <text:p>1499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3381.33333333333">
                <text:p>3381.33333333333</text:p>
              </table:table-cell>
              <table:table-cell office:value-type="float" office:value="1752">
                <text:p>1752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598">
                <text:p>159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72.66666666667">
                <text:p>1472.66666666667</text:p>
              </table:table-cell>
              <table:table-cell office:value-type="float" office:value="3381">
                <text:p>3381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053">
                <text:p>1053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1506">
                <text:p>1506</text:p>
              </table:table-cell>
              <table:table-cell office:value-type="float" office:value="3351.66666666667">
                <text:p>3351.66666666667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075.33333333333">
                <text:p>1075.33333333333</text:p>
              </table:table-cell>
              <table:table-cell office:value-type="float" office:value="1014.33333333333">
                <text:p>1014.33333333333</text:p>
              </table:table-cell>
              <table:table-cell office:value-type="float" office:value="1596.33333333333">
                <text:p>1596.3333333333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1481">
                <text:p>1481</text:p>
              </table:table-cell>
              <table:table-cell office:value-type="float" office:value="3340">
                <text:p>3340</text:p>
              </table:table-cell>
              <table:table-cell office:value-type="float" office:value="1776">
                <text:p>1776</text:p>
              </table:table-cell>
              <table:table-cell office:value-type="float" office:value="1058">
                <text:p>1058</text:p>
              </table:table-cell>
              <table:table-cell office:value-type="float" office:value="1027">
                <text:p>1027</text:p>
              </table:table-cell>
              <table:table-cell office:value-type="float" office:value="1562.33333333333">
                <text:p>1562.33333333333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483">
                <text:p>1483</text:p>
              </table:table-cell>
              <table:table-cell office:value-type="float" office:value="3358.66666666667">
                <text:p>3358.66666666667</text:p>
              </table:table-cell>
              <table:table-cell office:value-type="float" office:value="1746.33333333333">
                <text:p>1746.33333333333</text:p>
              </table:table-cell>
              <table:table-cell office:value-type="float" office:value="1072.66666666667">
                <text:p>1072.66666666667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1510.66666666667">
                <text:p>1510.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1494.33333333333">
                <text:p>1494.33333333333</text:p>
              </table:table-cell>
              <table:table-cell office:value-type="float" office:value="3381.66666666667">
                <text:p>3381.66666666667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79.66666666667">
                <text:p>1079.66666666667</text:p>
              </table:table-cell>
              <table:table-cell office:value-type="float" office:value="1000">
                <text:p>1000</text:p>
              </table:table-cell>
              <table:table-cell office:value-type="float" office:value="1597">
                <text:p>159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523.66666666667">
                <text:p>1523.66666666667</text:p>
              </table:table-cell>
              <table:table-cell office:value-type="float" office:value="3367.33333333333">
                <text:p>3367.33333333333</text:p>
              </table:table-cell>
              <table:table-cell office:value-type="float" office:value="1766.33333333333">
                <text:p>1766.33333333333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013.33333333333">
                <text:p>1013.33333333333</text:p>
              </table:table-cell>
              <table:table-cell office:value-type="float" office:value="1584.33333333333">
                <text:p>1584.3333333333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3342">
                <text:p>3342</text:p>
              </table:table-cell>
              <table:table-cell office:value-type="float" office:value="1743.66666666667">
                <text:p>1743.66666666667</text:p>
              </table:table-cell>
              <table:table-cell office:value-type="float" office:value="1056">
                <text:p>1056</text:p>
              </table:table-cell>
              <table:table-cell office:value-type="float" office:value="1021.66666666667">
                <text:p>1021.66666666667</text:p>
              </table:table-cell>
              <table:table-cell office:value-type="float" office:value="1628">
                <text:p>162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3386.66666666667">
                <text:p>3386.66666666667</text:p>
              </table:table-cell>
              <table:table-cell office:value-type="float" office:value="1751">
                <text:p>1751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1001">
                <text:p>1001</text:p>
              </table:table-cell>
              <table:table-cell office:value-type="float" office:value="1606">
                <text:p>1606</text:p>
              </table:table-cell>
              <table:table-cell office:value-type="float" office:value="1474.33333333333">
                <text:p>1474.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0">
      <style:chart-properties chart:display-label="true" chart:logarithmic="false" chart:interval-major="0.04166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2.268cm" svg:y="0.316cm" chart:style-name="ch2">
          <text:p>GV designs, 10nM scaffold, 50nM else, annealed overnight</text:p>
        </chart:title>
        <chart:subtitle svg:x="3.723cm" svg:y="1.275cm" chart:style-name="ch3">
          <text:p>Complement = 50nM V1, 50nM V2, 10nM (V1V2)*</text:p>
        </chart:subtitle>
        <chart:legend chart:legend-position="end" svg:x="10.562cm" svg:y="2.616cm" style:legend-expansion="high" chart:style-name="ch4"/>
        <chart:plot-area chart:style-name="ch5" chart:data-source-has-labels="both" svg:x="1.358cm" svg:y="2.318cm" svg:width="8.564cm" svg:height="5.494cm">
          <chartooo:coordinate-region svg:x="2.35cm" svg:y="2.53cm" svg:width="7.147cm" svg:height="4.609cm"/>
          <chart:axis chart:dimension="x" chart:name="primary-x" chart:style-name="ch6" chartooo:axis-type="auto">
            <chart:title svg:x="4.551cm" svg:y="7.993cm" chart:style-name="ch7">
              <text:p>Time (HH:MM)</text:p>
            </chart:title>
            <chart:categories table:cell-range-address="local-table.$A$2:.$A$129"/>
          </chart:axis>
          <chart:axis chart:dimension="y" chart:name="primary-y" chart:style-name="ch8">
            <chart:title svg:x="0.451cm" svg:y="5.585cm" chart:style-name="ch9">
              <text:p>Signal</text:p>
            </chart:title>
            <chart:grid chart:style-name="ch10" chart:class="major"/>
          </chart:axis>
          <chart:series chart:style-name="ch11" chart:values-cell-range-address="local-table.$C$2:.$C$129" chart:label-cell-address="local-table.$C$1" chart:class="chart:scatter">
            <chart:domain table:cell-range-address="local-table.$B$2:.$B$129"/>
            <chart:data-point chart:repeated="128"/>
          </chart:series>
          <chart:series chart:style-name="ch12" chart:values-cell-range-address="local-table.$D$2:.$D$129" chart:label-cell-address="local-table.$D$1" chart:class="chart:scatter">
            <chart:data-point chart:repeated="128"/>
          </chart:series>
          <chart:series chart:style-name="ch13" chart:values-cell-range-address="local-table.$E$2:.$E$129" chart:label-cell-address="local-table.$E$1" chart:class="chart:scatter">
            <chart:data-point chart:repeated="128"/>
          </chart:series>
          <chart:series chart:style-name="ch14" chart:values-cell-range-address="local-table.$F$2:.$F$129" chart:label-cell-address="local-table.$F$1" chart:class="chart:scatter">
            <chart:data-point chart:repeated="128"/>
          </chart:series>
          <chart:series chart:style-name="ch15" chart:values-cell-range-address="local-table.$G$2:.$G$129" chart:label-cell-address="local-table.$G$1" chart:class="chart:scatter">
            <chart:data-point chart:repeated="128"/>
          </chart:series>
          <chart:series chart:style-name="ch16" chart:values-cell-range-address="local-table.$H$2:.$H$129" chart:label-cell-address="local-table.$H$1" chart:class="chart:scatter">
            <chart:data-point chart:repeated="128"/>
          </chart:series>
          <chart:series chart:style-name="ch17" chart:values-cell-range-address="local-table.$I$2:.$I$129" chart:label-cell-address="local-table.$I$1" chart:class="chart:scatter">
            <chart:data-point chart:repeated="1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V two-staple</text:p>
              </table:table-cell>
              <table:table-cell office:value-type="string">
                <text:p>GV one-staple</text:p>
              </table:table-cell>
              <table:table-cell office:value-type="string">
                <text:p>GV no-staple</text:p>
              </table:table-cell>
              <table:table-cell office:value-type="string">
                <text:p>CtrlV stapled designs</text:p>
              </table:table-cell>
              <table:table-cell office:value-type="string">
                <text:p>CtrlV no-staple</text:p>
              </table:table-cell>
              <table:table-cell office:value-type="string">
                <text:p>ComplementV stapled designs</text:p>
              </table:table-cell>
              <table:table-cell office:value-type="string">
                <text:p>ComplementV no-stap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00.33333333333">
                <text:p>1100.33333333333</text:p>
              </table:table-cell>
              <table:table-cell office:value-type="float" office:value="1211">
                <text:p>1211</text:p>
              </table:table-cell>
              <table:table-cell office:value-type="float" office:value="2320.33333333333">
                <text:p>2320.33333333333</text:p>
              </table:table-cell>
              <table:table-cell office:value-type="float" office:value="1029">
                <text:p>1029</text:p>
              </table:table-cell>
              <table:table-cell office:value-type="float" office:value="1033.33333333333">
                <text:p>1033.33333333333</text:p>
              </table:table-cell>
              <table:table-cell office:value-type="float" office:value="1746">
                <text:p>1746</text:p>
              </table:table-cell>
              <table:table-cell office:value-type="float" office:value="1333.66666666667">
                <text:p>1333.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093">
                <text:p>1093</text:p>
              </table:table-cell>
              <table:table-cell office:value-type="float" office:value="1201.33333333333">
                <text:p>1201.33333333333</text:p>
              </table:table-cell>
              <table:table-cell office:value-type="float" office:value="2336.66666666667">
                <text:p>2336.66666666667</text:p>
              </table:table-cell>
              <table:table-cell office:value-type="float" office:value="1016.33333333333">
                <text:p>1016.33333333333</text:p>
              </table:table-cell>
              <table:table-cell office:value-type="float" office:value="1032">
                <text:p>1032</text:p>
              </table:table-cell>
              <table:table-cell office:value-type="float" office:value="1760.33333333333">
                <text:p>1760.3333333333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088.33333333333">
                <text:p>1088.33333333333</text:p>
              </table:table-cell>
              <table:table-cell office:value-type="float" office:value="1200.33333333333">
                <text:p>1200.33333333333</text:p>
              </table:table-cell>
              <table:table-cell office:value-type="float" office:value="2313.66666666667">
                <text:p>2313.66666666667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009.33333333333">
                <text:p>1009.33333333333</text:p>
              </table:table-cell>
              <table:table-cell office:value-type="float" office:value="1732.33333333333">
                <text:p>1732.3333333333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086.33333333333">
                <text:p>1086.33333333333</text:p>
              </table:table-cell>
              <table:table-cell office:value-type="float" office:value="1186.33333333333">
                <text:p>1186.33333333333</text:p>
              </table:table-cell>
              <table:table-cell office:value-type="float" office:value="2286.66666666667">
                <text:p>2286.66666666667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726">
                <text:p>1726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068.33333333333">
                <text:p>1068.33333333333</text:p>
              </table:table-cell>
              <table:table-cell office:value-type="float" office:value="1150.66666666667">
                <text:p>1150.66666666667</text:p>
              </table:table-cell>
              <table:table-cell office:value-type="float" office:value="2295.33333333333">
                <text:p>2295.33333333333</text:p>
              </table:table-cell>
              <table:table-cell office:value-type="float" office:value="1016.66666666667">
                <text:p>1016.66666666667</text:p>
              </table:table-cell>
              <table:table-cell office:value-type="float" office:value="1016">
                <text:p>1016</text:p>
              </table:table-cell>
              <table:table-cell office:value-type="float" office:value="1701.33333333333">
                <text:p>1701.33333333333</text:p>
              </table:table-cell>
              <table:table-cell office:value-type="float" office:value="1319.33333333333">
                <text:p>1319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059">
                <text:p>1059</text:p>
              </table:table-cell>
              <table:table-cell office:value-type="float" office:value="1164">
                <text:p>1164</text:p>
              </table:table-cell>
              <table:table-cell office:value-type="float" office:value="2272.33333333333">
                <text:p>2272.33333333333</text:p>
              </table:table-cell>
              <table:table-cell office:value-type="float" office:value="1022.66666666667">
                <text:p>1022.66666666667</text:p>
              </table:table-cell>
              <table:table-cell office:value-type="float" office:value="993.666666666667">
                <text:p>993.666666666667</text:p>
              </table:table-cell>
              <table:table-cell office:value-type="float" office:value="1713">
                <text:p>171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1137">
                <text:p>1137</text:p>
              </table:table-cell>
              <table:table-cell office:value-type="float" office:value="2239.66666666667">
                <text:p>2239.66666666667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719">
                <text:p>1719</text:p>
              </table:table-cell>
              <table:table-cell office:value-type="float" office:value="1321.66666666667">
                <text:p>1321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1068.66666666667">
                <text:p>1068.66666666667</text:p>
              </table:table-cell>
              <table:table-cell office:value-type="float" office:value="1129">
                <text:p>1129</text:p>
              </table:table-cell>
              <table:table-cell office:value-type="float" office:value="2286.33333333333">
                <text:p>2286.33333333333</text:p>
              </table:table-cell>
              <table:table-cell office:value-type="float" office:value="1000">
                <text:p>1000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1709.33333333333">
                <text:p>1709.3333333333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46">
                <text:p>1146</text:p>
              </table:table-cell>
              <table:table-cell office:value-type="float" office:value="2274">
                <text:p>2274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992.666666666667">
                <text:p>992.666666666667</text:p>
              </table:table-cell>
              <table:table-cell office:value-type="float" office:value="1720.33333333333">
                <text:p>1720.3333333333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1036.66666666667">
                <text:p>1036.66666666667</text:p>
              </table:table-cell>
              <table:table-cell office:value-type="float" office:value="1142">
                <text:p>1142</text:p>
              </table:table-cell>
              <table:table-cell office:value-type="float" office:value="2236.66666666667">
                <text:p>2236.66666666667</text:p>
              </table:table-cell>
              <table:table-cell office:value-type="float" office:value="1005.66666666667">
                <text:p>1005.66666666667</text:p>
              </table:table-cell>
              <table:table-cell office:value-type="float" office:value="1003.66666666667">
                <text:p>1003.66666666667</text:p>
              </table:table-cell>
              <table:table-cell office:value-type="float" office:value="1716">
                <text:p>1716</text:p>
              </table:table-cell>
              <table:table-cell office:value-type="float" office:value="1302.66666666667">
                <text:p>1302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019">
                <text:p>1019</text:p>
              </table:table-cell>
              <table:table-cell office:value-type="float" office:value="1141">
                <text:p>1141</text:p>
              </table:table-cell>
              <table:table-cell office:value-type="float" office:value="2259">
                <text:p>2259</text:p>
              </table:table-cell>
              <table:table-cell office:value-type="float" office:value="987">
                <text:p>987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678.33333333333">
                <text:p>1678.3333333333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017">
                <text:p>1017</text:p>
              </table:table-cell>
              <table:table-cell office:value-type="float" office:value="1116">
                <text:p>1116</text:p>
              </table:table-cell>
              <table:table-cell office:value-type="float" office:value="2248.66666666667">
                <text:p>2248.66666666667</text:p>
              </table:table-cell>
              <table:table-cell office:value-type="float" office:value="1002">
                <text:p>1002</text:p>
              </table:table-cell>
              <table:table-cell office:value-type="float" office:value="995">
                <text:p>995</text:p>
              </table:table-cell>
              <table:table-cell office:value-type="float" office:value="1720.33333333333">
                <text:p>1720.3333333333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036.66666666667">
                <text:p>1036.66666666667</text:p>
              </table:table-cell>
              <table:table-cell office:value-type="float" office:value="1112.33333333333">
                <text:p>1112.33333333333</text:p>
              </table:table-cell>
              <table:table-cell office:value-type="float" office:value="2272.33333333333">
                <text:p>2272.33333333333</text:p>
              </table:table-cell>
              <table:table-cell office:value-type="float" office:value="988">
                <text:p>988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1686.66666666667">
                <text:p>1686.66666666667</text:p>
              </table:table-cell>
              <table:table-cell office:value-type="float" office:value="1288.33333333333">
                <text:p>1288.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135">
                <text:p>1135</text:p>
              </table:table-cell>
              <table:table-cell office:value-type="float" office:value="2218">
                <text:p>2218</text:p>
              </table:table-cell>
              <table:table-cell office:value-type="float" office:value="1006">
                <text:p>1006</text:p>
              </table:table-cell>
              <table:table-cell office:value-type="float" office:value="965">
                <text:p>965</text:p>
              </table:table-cell>
              <table:table-cell office:value-type="float" office:value="1708.66666666667">
                <text:p>1708.6666666666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1044.66666666667">
                <text:p>1044.66666666667</text:p>
              </table:table-cell>
              <table:table-cell office:value-type="float" office:value="1092.66666666667">
                <text:p>1092.66666666667</text:p>
              </table:table-cell>
              <table:table-cell office:value-type="float" office:value="2204">
                <text:p>2204</text:p>
              </table:table-cell>
              <table:table-cell office:value-type="float" office:value="998">
                <text:p>998</text:p>
              </table:table-cell>
              <table:table-cell office:value-type="float" office:value="987">
                <text:p>987</text:p>
              </table:table-cell>
              <table:table-cell office:value-type="float" office:value="1704.33333333333">
                <text:p>1704.3333333333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034">
                <text:p>1034</text:p>
              </table:table-cell>
              <table:table-cell office:value-type="float" office:value="1119.66666666667">
                <text:p>1119.66666666667</text:p>
              </table:table-cell>
              <table:table-cell office:value-type="float" office:value="2214.66666666667">
                <text:p>2214.66666666667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981">
                <text:p>981</text:p>
              </table:table-cell>
              <table:table-cell office:value-type="float" office:value="1701.33333333333">
                <text:p>1701.33333333333</text:p>
              </table:table-cell>
              <table:table-cell office:value-type="float" office:value="1280.33333333333">
                <text:p>1280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127">
                <text:p>1127</text:p>
              </table:table-cell>
              <table:table-cell office:value-type="float" office:value="2237">
                <text:p>2237</text:p>
              </table:table-cell>
              <table:table-cell office:value-type="float" office:value="999">
                <text:p>999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713.33333333333">
                <text:p>1713.33333333333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1030.33333333333">
                <text:p>1030.33333333333</text:p>
              </table:table-cell>
              <table:table-cell office:value-type="float" office:value="1131.66666666667">
                <text:p>1131.66666666667</text:p>
              </table:table-cell>
              <table:table-cell office:value-type="float" office:value="2246.33333333333">
                <text:p>2246.33333333333</text:p>
              </table:table-cell>
              <table:table-cell office:value-type="float" office:value="1010.33333333333">
                <text:p>1010.33333333333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675.33333333333">
                <text:p>1675.3333333333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1024">
                <text:p>1024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2251.33333333333">
                <text:p>2251.33333333333</text:p>
              </table:table-cell>
              <table:table-cell office:value-type="float" office:value="981">
                <text:p>981</text:p>
              </table:table-cell>
              <table:table-cell office:value-type="float" office:value="964">
                <text:p>964</text:p>
              </table:table-cell>
              <table:table-cell office:value-type="float" office:value="1708.66666666667">
                <text:p>1708.66666666667</text:p>
              </table:table-cell>
              <table:table-cell office:value-type="float" office:value="1310.66666666667">
                <text:p>1310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1042">
                <text:p>1042</text:p>
              </table:table-cell>
              <table:table-cell office:value-type="float" office:value="1130.33333333333">
                <text:p>1130.33333333333</text:p>
              </table:table-cell>
              <table:table-cell office:value-type="float" office:value="2236.33333333333">
                <text:p>2236.33333333333</text:p>
              </table:table-cell>
              <table:table-cell office:value-type="float" office:value="976.333333333333">
                <text:p>976.333333333333</text:p>
              </table:table-cell>
              <table:table-cell office:value-type="float" office:value="997">
                <text:p>997</text:p>
              </table:table-cell>
              <table:table-cell office:value-type="float" office:value="1707.66666666667">
                <text:p>1707.6666666666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015">
                <text:p>1015</text:p>
              </table:table-cell>
              <table:table-cell office:value-type="float" office:value="1115">
                <text:p>1115</text:p>
              </table:table-cell>
              <table:table-cell office:value-type="float" office:value="2244.66666666667">
                <text:p>2244.66666666667</text:p>
              </table:table-cell>
              <table:table-cell office:value-type="float" office:value="979">
                <text:p>979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690.33333333333">
                <text:p>1690.33333333333</text:p>
              </table:table-cell>
              <table:table-cell office:value-type="float" office:value="1311.33333333333">
                <text:p>1311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082.33333333333">
                <text:p>1082.33333333333</text:p>
              </table:table-cell>
              <table:table-cell office:value-type="float" office:value="2234">
                <text:p>2234</text:p>
              </table:table-cell>
              <table:table-cell office:value-type="float" office:value="993.666666666667">
                <text:p>993.666666666667</text:p>
              </table:table-cell>
              <table:table-cell office:value-type="float" office:value="984.333333333333">
                <text:p>984.333333333333</text:p>
              </table:table-cell>
              <table:table-cell office:value-type="float" office:value="1707.33333333333">
                <text:p>1707.3333333333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097">
                <text:p>1097</text:p>
              </table:table-cell>
              <table:table-cell office:value-type="float" office:value="2224">
                <text:p>2224</text:p>
              </table:table-cell>
              <table:table-cell office:value-type="float" office:value="977.666666666667">
                <text:p>977.666666666667</text:p>
              </table:table-cell>
              <table:table-cell office:value-type="float" office:value="987">
                <text:p>987</text:p>
              </table:table-cell>
              <table:table-cell office:value-type="float" office:value="1714">
                <text:p>171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004.66666666667">
                <text:p>1004.66666666667</text:p>
              </table:table-cell>
              <table:table-cell office:value-type="float" office:value="1111.66666666667">
                <text:p>1111.66666666667</text:p>
              </table:table-cell>
              <table:table-cell office:value-type="float" office:value="2217.33333333333">
                <text:p>2217.33333333333</text:p>
              </table:table-cell>
              <table:table-cell office:value-type="float" office:value="991.333333333333">
                <text:p>991.333333333333</text:p>
              </table:table-cell>
              <table:table-cell office:value-type="float" office:value="979.666666666667">
                <text:p>979.666666666667</text:p>
              </table:table-cell>
              <table:table-cell office:value-type="float" office:value="1716.33333333333">
                <text:p>1716.33333333333</text:p>
              </table:table-cell>
              <table:table-cell office:value-type="float" office:value="1280.33333333333">
                <text:p>1280.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045.33333333333">
                <text:p>1045.33333333333</text:p>
              </table:table-cell>
              <table:table-cell office:value-type="float" office:value="1097.33333333333">
                <text:p>1097.33333333333</text:p>
              </table:table-cell>
              <table:table-cell office:value-type="float" office:value="2229.33333333333">
                <text:p>2229.33333333333</text:p>
              </table:table-cell>
              <table:table-cell office:value-type="float" office:value="1005">
                <text:p>1005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662.66666666667">
                <text:p>1662.66666666667</text:p>
              </table:table-cell>
              <table:table-cell office:value-type="float" office:value="1318.66666666667">
                <text:p>1318.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1033">
                <text:p>1033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2266">
                <text:p>2266</text:p>
              </table:table-cell>
              <table:table-cell office:value-type="float" office:value="967.666666666667">
                <text:p>967.666666666667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677.33333333333">
                <text:p>1677.33333333333</text:p>
              </table:table-cell>
              <table:table-cell office:value-type="float" office:value="1309.33333333333">
                <text:p>1309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1025">
                <text:p>1025</text:p>
              </table:table-cell>
              <table:table-cell office:value-type="float" office:value="1120.66666666667">
                <text:p>1120.66666666667</text:p>
              </table:table-cell>
              <table:table-cell office:value-type="float" office:value="2222.33333333333">
                <text:p>2222.33333333333</text:p>
              </table:table-cell>
              <table:table-cell office:value-type="float" office:value="973">
                <text:p>973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709.66666666667">
                <text:p>1709.6666666666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1083.66666666667">
                <text:p>1083.66666666667</text:p>
              </table:table-cell>
              <table:table-cell office:value-type="float" office:value="2227">
                <text:p>2227</text:p>
              </table:table-cell>
              <table:table-cell office:value-type="float" office:value="1003.33333333333">
                <text:p>1003.33333333333</text:p>
              </table:table-cell>
              <table:table-cell office:value-type="float" office:value="973.333333333333">
                <text:p>973.333333333333</text:p>
              </table:table-cell>
              <table:table-cell office:value-type="float" office:value="1702.33333333333">
                <text:p>1702.3333333333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1025.33333333333">
                <text:p>1025.33333333333</text:p>
              </table:table-cell>
              <table:table-cell office:value-type="float" office:value="1090.33333333333">
                <text:p>1090.33333333333</text:p>
              </table:table-cell>
              <table:table-cell office:value-type="float" office:value="2235.33333333333">
                <text:p>2235.33333333333</text:p>
              </table:table-cell>
              <table:table-cell office:value-type="float" office:value="975">
                <text:p>975</text:p>
              </table:table-cell>
              <table:table-cell office:value-type="float" office:value="958.666666666667">
                <text:p>958.666666666667</text:p>
              </table:table-cell>
              <table:table-cell office:value-type="float" office:value="1727">
                <text:p>1727</text:p>
              </table:table-cell>
              <table:table-cell office:value-type="float" office:value="1303.66666666667">
                <text:p>1303.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1016.66666666667">
                <text:p>1016.66666666667</text:p>
              </table:table-cell>
              <table:table-cell office:value-type="float" office:value="1118.66666666667">
                <text:p>1118.66666666667</text:p>
              </table:table-cell>
              <table:table-cell office:value-type="float" office:value="2236.66666666667">
                <text:p>2236.66666666667</text:p>
              </table:table-cell>
              <table:table-cell office:value-type="float" office:value="993.666666666667">
                <text:p>993.666666666667</text:p>
              </table:table-cell>
              <table:table-cell office:value-type="float" office:value="972.666666666667">
                <text:p>972.666666666667</text:p>
              </table:table-cell>
              <table:table-cell office:value-type="float" office:value="1707.66666666667">
                <text:p>1707.66666666667</text:p>
              </table:table-cell>
              <table:table-cell office:value-type="float" office:value="1300.33333333333">
                <text:p>1300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09.66666666667">
                <text:p>1009.66666666667</text:p>
              </table:table-cell>
              <table:table-cell office:value-type="float" office:value="1103.66666666667">
                <text:p>1103.66666666667</text:p>
              </table:table-cell>
              <table:table-cell office:value-type="float" office:value="2227">
                <text:p>2227</text:p>
              </table:table-cell>
              <table:table-cell office:value-type="float" office:value="1009.33333333333">
                <text:p>1009.33333333333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1677">
                <text:p>1677</text:p>
              </table:table-cell>
              <table:table-cell office:value-type="float" office:value="1294.33333333333">
                <text:p>1294.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040">
                <text:p>1040</text:p>
              </table:table-cell>
              <table:table-cell office:value-type="float" office:value="1079.66666666667">
                <text:p>1079.66666666667</text:p>
              </table:table-cell>
              <table:table-cell office:value-type="float" office:value="2240.33333333333">
                <text:p>2240.33333333333</text:p>
              </table:table-cell>
              <table:table-cell office:value-type="float" office:value="967.666666666667">
                <text:p>967.666666666667</text:p>
              </table:table-cell>
              <table:table-cell office:value-type="float" office:value="999.666666666667">
                <text:p>999.666666666667</text:p>
              </table:table-cell>
              <table:table-cell office:value-type="float" office:value="1707.66666666667">
                <text:p>1707.66666666667</text:p>
              </table:table-cell>
              <table:table-cell office:value-type="float" office:value="1291.66666666667">
                <text:p>1291.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033">
                <text:p>1033</text:p>
              </table:table-cell>
              <table:table-cell office:value-type="float" office:value="1126.33333333333">
                <text:p>1126.33333333333</text:p>
              </table:table-cell>
              <table:table-cell office:value-type="float" office:value="2247">
                <text:p>2247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967.333333333333">
                <text:p>967.333333333333</text:p>
              </table:table-cell>
              <table:table-cell office:value-type="float" office:value="1710.33333333333">
                <text:p>1710.3333333333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034.33333333333">
                <text:p>1034.33333333333</text:p>
              </table:table-cell>
              <table:table-cell office:value-type="float" office:value="1092.33333333333">
                <text:p>1092.33333333333</text:p>
              </table:table-cell>
              <table:table-cell office:value-type="float" office:value="2225.33333333333">
                <text:p>2225.33333333333</text:p>
              </table:table-cell>
              <table:table-cell office:value-type="float" office:value="978">
                <text:p>978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1711.33333333333">
                <text:p>1711.33333333333</text:p>
              </table:table-cell>
              <table:table-cell office:value-type="float" office:value="1284.66666666667">
                <text:p>1284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1029.33333333333">
                <text:p>1029.33333333333</text:p>
              </table:table-cell>
              <table:table-cell office:value-type="float" office:value="1078.33333333333">
                <text:p>1078.33333333333</text:p>
              </table:table-cell>
              <table:table-cell office:value-type="float" office:value="2244">
                <text:p>2244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987">
                <text:p>987</text:p>
              </table:table-cell>
              <table:table-cell office:value-type="float" office:value="1698.33333333333">
                <text:p>1698.3333333333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037.66666666667">
                <text:p>1037.66666666667</text:p>
              </table:table-cell>
              <table:table-cell office:value-type="float" office:value="1080.33333333333">
                <text:p>1080.33333333333</text:p>
              </table:table-cell>
              <table:table-cell office:value-type="float" office:value="2252.66666666667">
                <text:p>2252.66666666667</text:p>
              </table:table-cell>
              <table:table-cell office:value-type="float" office:value="982">
                <text:p>982</text:p>
              </table:table-cell>
              <table:table-cell office:value-type="float" office:value="979.666666666667">
                <text:p>979.666666666667</text:p>
              </table:table-cell>
              <table:table-cell office:value-type="float" office:value="1702.66666666667">
                <text:p>1702.66666666667</text:p>
              </table:table-cell>
              <table:table-cell office:value-type="float" office:value="1310.66666666667">
                <text:p>1310.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1028.33333333333">
                <text:p>1028.33333333333</text:p>
              </table:table-cell>
              <table:table-cell office:value-type="float" office:value="1113.33333333333">
                <text:p>1113.33333333333</text:p>
              </table:table-cell>
              <table:table-cell office:value-type="float" office:value="2253.33333333333">
                <text:p>2253.33333333333</text:p>
              </table:table-cell>
              <table:table-cell office:value-type="float" office:value="1000.33333333333">
                <text:p>1000.33333333333</text:p>
              </table:table-cell>
              <table:table-cell office:value-type="float" office:value="975">
                <text:p>975</text:p>
              </table:table-cell>
              <table:table-cell office:value-type="float" office:value="1688">
                <text:p>1688</text:p>
              </table:table-cell>
              <table:table-cell office:value-type="float" office:value="1299.66666666667">
                <text:p>1299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104.33333333333">
                <text:p>1104.33333333333</text:p>
              </table:table-cell>
              <table:table-cell office:value-type="float" office:value="2249.33333333333">
                <text:p>2249.33333333333</text:p>
              </table:table-cell>
              <table:table-cell office:value-type="float" office:value="1001.33333333333">
                <text:p>1001.33333333333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668">
                <text:p>166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1016.33333333333">
                <text:p>1016.33333333333</text:p>
              </table:table-cell>
              <table:table-cell office:value-type="float" office:value="1101.66666666667">
                <text:p>1101.66666666667</text:p>
              </table:table-cell>
              <table:table-cell office:value-type="float" office:value="2300">
                <text:p>2300</text:p>
              </table:table-cell>
              <table:table-cell office:value-type="float" office:value="975">
                <text:p>975</text:p>
              </table:table-cell>
              <table:table-cell office:value-type="float" office:value="979">
                <text:p>979</text:p>
              </table:table-cell>
              <table:table-cell office:value-type="float" office:value="1698.66666666667">
                <text:p>1698.66666666667</text:p>
              </table:table-cell>
              <table:table-cell office:value-type="float" office:value="1289.33333333333">
                <text:p>1289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036">
                <text:p>1036</text:p>
              </table:table-cell>
              <table:table-cell office:value-type="float" office:value="1108">
                <text:p>1108</text:p>
              </table:table-cell>
              <table:table-cell office:value-type="float" office:value="2234.33333333333">
                <text:p>2234.33333333333</text:p>
              </table:table-cell>
              <table:table-cell office:value-type="float" office:value="1003">
                <text:p>1003</text:p>
              </table:table-cell>
              <table:table-cell office:value-type="float" office:value="989">
                <text:p>989</text:p>
              </table:table-cell>
              <table:table-cell office:value-type="float" office:value="1665.33333333333">
                <text:p>1665.33333333333</text:p>
              </table:table-cell>
              <table:table-cell office:value-type="float" office:value="1288.66666666667">
                <text:p>1288.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014.33333333333">
                <text:p>1014.33333333333</text:p>
              </table:table-cell>
              <table:table-cell office:value-type="float" office:value="1113.66666666667">
                <text:p>1113.66666666667</text:p>
              </table:table-cell>
              <table:table-cell office:value-type="float" office:value="2257.33333333333">
                <text:p>2257.33333333333</text:p>
              </table:table-cell>
              <table:table-cell office:value-type="float" office:value="989.666666666667">
                <text:p>989.666666666667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681">
                <text:p>168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1100">
                <text:p>1100</text:p>
              </table:table-cell>
              <table:table-cell office:value-type="float" office:value="2256">
                <text:p>2256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007.66666666667">
                <text:p>1007.66666666667</text:p>
              </table:table-cell>
              <table:table-cell office:value-type="float" office:value="1685">
                <text:p>168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036">
                <text:p>1036</text:p>
              </table:table-cell>
              <table:table-cell office:value-type="float" office:value="1105">
                <text:p>1105</text:p>
              </table:table-cell>
              <table:table-cell office:value-type="float" office:value="2254.33333333333">
                <text:p>2254.33333333333</text:p>
              </table:table-cell>
              <table:table-cell office:value-type="float" office:value="982.333333333333">
                <text:p>982.333333333333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672">
                <text:p>167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1013.33333333333">
                <text:p>1013.33333333333</text:p>
              </table:table-cell>
              <table:table-cell office:value-type="float" office:value="1111.66666666667">
                <text:p>1111.66666666667</text:p>
              </table:table-cell>
              <table:table-cell office:value-type="float" office:value="2276.33333333333">
                <text:p>2276.33333333333</text:p>
              </table:table-cell>
              <table:table-cell office:value-type="float" office:value="983">
                <text:p>983</text:p>
              </table:table-cell>
              <table:table-cell office:value-type="float" office:value="974.333333333333">
                <text:p>974.333333333333</text:p>
              </table:table-cell>
              <table:table-cell office:value-type="float" office:value="1719">
                <text:p>1719</text:p>
              </table:table-cell>
              <table:table-cell office:value-type="float" office:value="1284.66666666667">
                <text:p>1284.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1028.66666666667">
                <text:p>1028.66666666667</text:p>
              </table:table-cell>
              <table:table-cell office:value-type="float" office:value="1093.66666666667">
                <text:p>1093.66666666667</text:p>
              </table:table-cell>
              <table:table-cell office:value-type="float" office:value="2253.66666666667">
                <text:p>2253.66666666667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985.333333333333">
                <text:p>985.333333333333</text:p>
              </table:table-cell>
              <table:table-cell office:value-type="float" office:value="1695">
                <text:p>1695</text:p>
              </table:table-cell>
              <table:table-cell office:value-type="float" office:value="1291.66666666667">
                <text:p>1291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101.33333333333">
                <text:p>1101.33333333333</text:p>
              </table:table-cell>
              <table:table-cell office:value-type="float" office:value="2223">
                <text:p>2223</text:p>
              </table:table-cell>
              <table:table-cell office:value-type="float" office:value="959">
                <text:p>959</text:p>
              </table:table-cell>
              <table:table-cell office:value-type="float" office:value="1000.66666666667">
                <text:p>1000.66666666667</text:p>
              </table:table-cell>
              <table:table-cell office:value-type="float" office:value="1680">
                <text:p>1680</text:p>
              </table:table-cell>
              <table:table-cell office:value-type="float" office:value="1313.33333333333">
                <text:p>1313.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1041">
                <text:p>1041</text:p>
              </table:table-cell>
              <table:table-cell office:value-type="float" office:value="1116.33333333333">
                <text:p>1116.33333333333</text:p>
              </table:table-cell>
              <table:table-cell office:value-type="float" office:value="2231.66666666667">
                <text:p>2231.66666666667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1705.66666666667">
                <text:p>1705.6666666666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1032">
                <text:p>1032</text:p>
              </table:table-cell>
              <table:table-cell office:value-type="float" office:value="1094.66666666667">
                <text:p>1094.66666666667</text:p>
              </table:table-cell>
              <table:table-cell office:value-type="float" office:value="2269.66666666667">
                <text:p>2269.66666666667</text:p>
              </table:table-cell>
              <table:table-cell office:value-type="float" office:value="994.333333333333">
                <text:p>994.333333333333</text:p>
              </table:table-cell>
              <table:table-cell office:value-type="float" office:value="981.666666666667">
                <text:p>981.666666666667</text:p>
              </table:table-cell>
              <table:table-cell office:value-type="float" office:value="1694.66666666667">
                <text:p>1694.66666666667</text:p>
              </table:table-cell>
              <table:table-cell office:value-type="float" office:value="1304.66666666667">
                <text:p>1304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056.33333333333">
                <text:p>1056.33333333333</text:p>
              </table:table-cell>
              <table:table-cell office:value-type="float" office:value="1106.33333333333">
                <text:p>1106.33333333333</text:p>
              </table:table-cell>
              <table:table-cell office:value-type="float" office:value="2210.33333333333">
                <text:p>2210.33333333333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986.333333333333">
                <text:p>986.333333333333</text:p>
              </table:table-cell>
              <table:table-cell office:value-type="float" office:value="1691.33333333333">
                <text:p>1691.33333333333</text:p>
              </table:table-cell>
              <table:table-cell office:value-type="float" office:value="1306.33333333333">
                <text:p>1306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973.666666666667">
                <text:p>973.666666666667</text:p>
              </table:table-cell>
              <table:table-cell office:value-type="float" office:value="1115.33333333333">
                <text:p>1115.33333333333</text:p>
              </table:table-cell>
              <table:table-cell office:value-type="float" office:value="2227.66666666667">
                <text:p>2227.66666666667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976">
                <text:p>976</text:p>
              </table:table-cell>
              <table:table-cell office:value-type="float" office:value="1715.33333333333">
                <text:p>1715.33333333333</text:p>
              </table:table-cell>
              <table:table-cell office:value-type="float" office:value="1306.33333333333">
                <text:p>1306.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030.33333333333">
                <text:p>1030.33333333333</text:p>
              </table:table-cell>
              <table:table-cell office:value-type="float" office:value="1061">
                <text:p>1061</text:p>
              </table:table-cell>
              <table:table-cell office:value-type="float" office:value="2258.33333333333">
                <text:p>2258.33333333333</text:p>
              </table:table-cell>
              <table:table-cell office:value-type="float" office:value="984">
                <text:p>984</text:p>
              </table:table-cell>
              <table:table-cell office:value-type="float" office:value="974">
                <text:p>974</text:p>
              </table:table-cell>
              <table:table-cell office:value-type="float" office:value="1702.33333333333">
                <text:p>1702.33333333333</text:p>
              </table:table-cell>
              <table:table-cell office:value-type="float" office:value="1313.66666666667">
                <text:p>1313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037.33333333333">
                <text:p>1037.33333333333</text:p>
              </table:table-cell>
              <table:table-cell office:value-type="float" office:value="1089.66666666667">
                <text:p>1089.66666666667</text:p>
              </table:table-cell>
              <table:table-cell office:value-type="float" office:value="2238.66666666667">
                <text:p>2238.66666666667</text:p>
              </table:table-cell>
              <table:table-cell office:value-type="float" office:value="986">
                <text:p>986</text:p>
              </table:table-cell>
              <table:table-cell office:value-type="float" office:value="966.333333333333">
                <text:p>966.333333333333</text:p>
              </table:table-cell>
              <table:table-cell office:value-type="float" office:value="1670.66666666667">
                <text:p>1670.6666666666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1022.66666666667">
                <text:p>1022.66666666667</text:p>
              </table:table-cell>
              <table:table-cell office:value-type="float" office:value="1092.33333333333">
                <text:p>1092.33333333333</text:p>
              </table:table-cell>
              <table:table-cell office:value-type="float" office:value="2269.33333333333">
                <text:p>2269.33333333333</text:p>
              </table:table-cell>
              <table:table-cell office:value-type="float" office:value="993">
                <text:p>993</text:p>
              </table:table-cell>
              <table:table-cell office:value-type="float" office:value="1005.66666666667">
                <text:p>1005.66666666667</text:p>
              </table:table-cell>
              <table:table-cell office:value-type="float" office:value="1708">
                <text:p>170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086.33333333333">
                <text:p>1086.33333333333</text:p>
              </table:table-cell>
              <table:table-cell office:value-type="float" office:value="2292.33333333333">
                <text:p>2292.33333333333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687">
                <text:p>1687</text:p>
              </table:table-cell>
              <table:table-cell office:value-type="float" office:value="1321.66666666667">
                <text:p>1321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1009.66666666667">
                <text:p>1009.66666666667</text:p>
              </table:table-cell>
              <table:table-cell office:value-type="float" office:value="1104">
                <text:p>1104</text:p>
              </table:table-cell>
              <table:table-cell office:value-type="float" office:value="2267.33333333333">
                <text:p>2267.33333333333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701.33333333333">
                <text:p>1701.3333333333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075">
                <text:p>1075</text:p>
              </table:table-cell>
              <table:table-cell office:value-type="float" office:value="2256.33333333333">
                <text:p>2256.33333333333</text:p>
              </table:table-cell>
              <table:table-cell office:value-type="float" office:value="996">
                <text:p>996</text:p>
              </table:table-cell>
              <table:table-cell office:value-type="float" office:value="983">
                <text:p>983</text:p>
              </table:table-cell>
              <table:table-cell office:value-type="float" office:value="1707.66666666667">
                <text:p>1707.6666666666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038.33333333333">
                <text:p>1038.33333333333</text:p>
              </table:table-cell>
              <table:table-cell office:value-type="float" office:value="1108">
                <text:p>1108</text:p>
              </table:table-cell>
              <table:table-cell office:value-type="float" office:value="2271">
                <text:p>2271</text:p>
              </table:table-cell>
              <table:table-cell office:value-type="float" office:value="967.333333333333">
                <text:p>967.333333333333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1707.33333333333">
                <text:p>1707.33333333333</text:p>
              </table:table-cell>
              <table:table-cell office:value-type="float" office:value="1314.33333333333">
                <text:p>1314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997">
                <text:p>997</text:p>
              </table:table-cell>
              <table:table-cell office:value-type="float" office:value="1097.66666666667">
                <text:p>1097.66666666667</text:p>
              </table:table-cell>
              <table:table-cell office:value-type="float" office:value="2282.66666666667">
                <text:p>2282.66666666667</text:p>
              </table:table-cell>
              <table:table-cell office:value-type="float" office:value="980.666666666667">
                <text:p>980.666666666667</text:p>
              </table:table-cell>
              <table:table-cell office:value-type="float" office:value="984">
                <text:p>984</text:p>
              </table:table-cell>
              <table:table-cell office:value-type="float" office:value="1676">
                <text:p>1676</text:p>
              </table:table-cell>
              <table:table-cell office:value-type="float" office:value="1276.66666666667">
                <text:p>1276.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040.33333333333">
                <text:p>1040.33333333333</text:p>
              </table:table-cell>
              <table:table-cell office:value-type="float" office:value="1115.33333333333">
                <text:p>1115.33333333333</text:p>
              </table:table-cell>
              <table:table-cell office:value-type="float" office:value="2256.33333333333">
                <text:p>2256.33333333333</text:p>
              </table:table-cell>
              <table:table-cell office:value-type="float" office:value="951.333333333333">
                <text:p>951.333333333333</text:p>
              </table:table-cell>
              <table:table-cell office:value-type="float" office:value="984.666666666667">
                <text:p>984.666666666667</text:p>
              </table:table-cell>
              <table:table-cell office:value-type="float" office:value="1694.33333333333">
                <text:p>1694.3333333333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1040">
                <text:p>1040</text:p>
              </table:table-cell>
              <table:table-cell office:value-type="float" office:value="1114.33333333333">
                <text:p>1114.33333333333</text:p>
              </table:table-cell>
              <table:table-cell office:value-type="float" office:value="2260">
                <text:p>2260</text:p>
              </table:table-cell>
              <table:table-cell office:value-type="float" office:value="1006.33333333333">
                <text:p>1006.33333333333</text:p>
              </table:table-cell>
              <table:table-cell office:value-type="float" office:value="997">
                <text:p>997</text:p>
              </table:table-cell>
              <table:table-cell office:value-type="float" office:value="1698.66666666667">
                <text:p>1698.66666666667</text:p>
              </table:table-cell>
              <table:table-cell office:value-type="float" office:value="1319.33333333333">
                <text:p>1319.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30">
                <text:p>1030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2281.33333333333">
                <text:p>2281.33333333333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990">
                <text:p>990</text:p>
              </table:table-cell>
              <table:table-cell office:value-type="float" office:value="1695.66666666667">
                <text:p>1695.6666666666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1017">
                <text:p>1017</text:p>
              </table:table-cell>
              <table:table-cell office:value-type="float" office:value="1098.33333333333">
                <text:p>1098.33333333333</text:p>
              </table:table-cell>
              <table:table-cell office:value-type="float" office:value="2249.33333333333">
                <text:p>2249.33333333333</text:p>
              </table:table-cell>
              <table:table-cell office:value-type="float" office:value="962.333333333333">
                <text:p>962.333333333333</text:p>
              </table:table-cell>
              <table:table-cell office:value-type="float" office:value="966.333333333333">
                <text:p>966.333333333333</text:p>
              </table:table-cell>
              <table:table-cell office:value-type="float" office:value="1683.33333333333">
                <text:p>1683.3333333333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1025">
                <text:p>1025</text:p>
              </table:table-cell>
              <table:table-cell office:value-type="float" office:value="1101.33333333333">
                <text:p>1101.33333333333</text:p>
              </table:table-cell>
              <table:table-cell office:value-type="float" office:value="2228.66666666667">
                <text:p>2228.66666666667</text:p>
              </table:table-cell>
              <table:table-cell office:value-type="float" office:value="985.666666666667">
                <text:p>985.666666666667</text:p>
              </table:table-cell>
              <table:table-cell office:value-type="float" office:value="998">
                <text:p>998</text:p>
              </table:table-cell>
              <table:table-cell office:value-type="float" office:value="1701.66666666667">
                <text:p>1701.6666666666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1037.66666666667">
                <text:p>1037.66666666667</text:p>
              </table:table-cell>
              <table:table-cell office:value-type="float" office:value="1090.33333333333">
                <text:p>1090.33333333333</text:p>
              </table:table-cell>
              <table:table-cell office:value-type="float" office:value="2253">
                <text:p>2253</text:p>
              </table:table-cell>
              <table:table-cell office:value-type="float" office:value="1001">
                <text:p>1001</text:p>
              </table:table-cell>
              <table:table-cell office:value-type="float" office:value="989.666666666667">
                <text:p>989.666666666667</text:p>
              </table:table-cell>
              <table:table-cell office:value-type="float" office:value="1706">
                <text:p>1706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1019">
                <text:p>1019</text:p>
              </table:table-cell>
              <table:table-cell office:value-type="float" office:value="1095.66666666667">
                <text:p>1095.66666666667</text:p>
              </table:table-cell>
              <table:table-cell office:value-type="float" office:value="2256.66666666667">
                <text:p>2256.66666666667</text:p>
              </table:table-cell>
              <table:table-cell office:value-type="float" office:value="998">
                <text:p>998</text:p>
              </table:table-cell>
              <table:table-cell office:value-type="float" office:value="976.666666666667">
                <text:p>976.666666666667</text:p>
              </table:table-cell>
              <table:table-cell office:value-type="float" office:value="1711">
                <text:p>1711</text:p>
              </table:table-cell>
              <table:table-cell office:value-type="float" office:value="1308.66666666667">
                <text:p>1308.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1044.33333333333">
                <text:p>1044.33333333333</text:p>
              </table:table-cell>
              <table:table-cell office:value-type="float" office:value="1089.33333333333">
                <text:p>1089.33333333333</text:p>
              </table:table-cell>
              <table:table-cell office:value-type="float" office:value="2263.33333333333">
                <text:p>2263.33333333333</text:p>
              </table:table-cell>
              <table:table-cell office:value-type="float" office:value="988.333333333333">
                <text:p>988.333333333333</text:p>
              </table:table-cell>
              <table:table-cell office:value-type="float" office:value="981.333333333333">
                <text:p>981.333333333333</text:p>
              </table:table-cell>
              <table:table-cell office:value-type="float" office:value="1689.66666666667">
                <text:p>1689.66666666667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092.66666666667">
                <text:p>1092.66666666667</text:p>
              </table:table-cell>
              <table:table-cell office:value-type="float" office:value="2265.33333333333">
                <text:p>2265.33333333333</text:p>
              </table:table-cell>
              <table:table-cell office:value-type="float" office:value="977.333333333333">
                <text:p>977.333333333333</text:p>
              </table:table-cell>
              <table:table-cell office:value-type="float" office:value="981.333333333333">
                <text:p>981.333333333333</text:p>
              </table:table-cell>
              <table:table-cell office:value-type="float" office:value="1691.33333333333">
                <text:p>1691.3333333333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1038.33333333333">
                <text:p>1038.33333333333</text:p>
              </table:table-cell>
              <table:table-cell office:value-type="float" office:value="1109.66666666667">
                <text:p>1109.66666666667</text:p>
              </table:table-cell>
              <table:table-cell office:value-type="float" office:value="2277.66666666667">
                <text:p>2277.66666666667</text:p>
              </table:table-cell>
              <table:table-cell office:value-type="float" office:value="984.666666666667">
                <text:p>984.666666666667</text:p>
              </table:table-cell>
              <table:table-cell office:value-type="float" office:value="991">
                <text:p>991</text:p>
              </table:table-cell>
              <table:table-cell office:value-type="float" office:value="1679">
                <text:p>16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1017">
                <text:p>1017</text:p>
              </table:table-cell>
              <table:table-cell office:value-type="float" office:value="1091.66666666667">
                <text:p>1091.66666666667</text:p>
              </table:table-cell>
              <table:table-cell office:value-type="float" office:value="2256.33333333333">
                <text:p>2256.33333333333</text:p>
              </table:table-cell>
              <table:table-cell office:value-type="float" office:value="951.666666666667">
                <text:p>951.666666666667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1694.66666666667">
                <text:p>1694.66666666667</text:p>
              </table:table-cell>
              <table:table-cell office:value-type="float" office:value="1303.66666666667">
                <text:p>1303.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017">
                <text:p>1017</text:p>
              </table:table-cell>
              <table:table-cell office:value-type="float" office:value="1099.33333333333">
                <text:p>1099.33333333333</text:p>
              </table:table-cell>
              <table:table-cell office:value-type="float" office:value="2253.33333333333">
                <text:p>2253.33333333333</text:p>
              </table:table-cell>
              <table:table-cell office:value-type="float" office:value="966.333333333333">
                <text:p>966.333333333333</text:p>
              </table:table-cell>
              <table:table-cell office:value-type="float" office:value="980">
                <text:p>980</text:p>
              </table:table-cell>
              <table:table-cell office:value-type="float" office:value="1698.66666666667">
                <text:p>1698.6666666666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2280">
                <text:p>2280</text:p>
              </table:table-cell>
              <table:table-cell office:value-type="float" office:value="968">
                <text:p>968</text:p>
              </table:table-cell>
              <table:table-cell office:value-type="float" office:value="977.333333333333">
                <text:p>977.333333333333</text:p>
              </table:table-cell>
              <table:table-cell office:value-type="float" office:value="1679.66666666667">
                <text:p>1679.66666666667</text:p>
              </table:table-cell>
              <table:table-cell office:value-type="float" office:value="1316.66666666667">
                <text:p>1316.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100.66666666667">
                <text:p>1100.66666666667</text:p>
              </table:table-cell>
              <table:table-cell office:value-type="float" office:value="2261.33333333333">
                <text:p>2261.33333333333</text:p>
              </table:table-cell>
              <table:table-cell office:value-type="float" office:value="979">
                <text:p>979</text:p>
              </table:table-cell>
              <table:table-cell office:value-type="float" office:value="975.333333333333">
                <text:p>975.333333333333</text:p>
              </table:table-cell>
              <table:table-cell office:value-type="float" office:value="1658">
                <text:p>1658</text:p>
              </table:table-cell>
              <table:table-cell office:value-type="float" office:value="1326.66666666667">
                <text:p>1326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1102.66666666667">
                <text:p>1102.66666666667</text:p>
              </table:table-cell>
              <table:table-cell office:value-type="float" office:value="2291.66666666667">
                <text:p>2291.66666666667</text:p>
              </table:table-cell>
              <table:table-cell office:value-type="float" office:value="992.666666666667">
                <text:p>992.666666666667</text:p>
              </table:table-cell>
              <table:table-cell office:value-type="float" office:value="985">
                <text:p>985</text:p>
              </table:table-cell>
              <table:table-cell office:value-type="float" office:value="1693">
                <text:p>1693</text:p>
              </table:table-cell>
              <table:table-cell office:value-type="float" office:value="1305.66666666667">
                <text:p>1305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029.33333333333">
                <text:p>1029.33333333333</text:p>
              </table:table-cell>
              <table:table-cell office:value-type="float" office:value="1089">
                <text:p>1089</text:p>
              </table:table-cell>
              <table:table-cell office:value-type="float" office:value="2250.66666666667">
                <text:p>2250.66666666667</text:p>
              </table:table-cell>
              <table:table-cell office:value-type="float" office:value="971">
                <text:p>971</text:p>
              </table:table-cell>
              <table:table-cell office:value-type="float" office:value="980">
                <text:p>980</text:p>
              </table:table-cell>
              <table:table-cell office:value-type="float" office:value="1704.66666666667">
                <text:p>1704.66666666667</text:p>
              </table:table-cell>
              <table:table-cell office:value-type="float" office:value="1301.33333333333">
                <text:p>1301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1028.66666666667">
                <text:p>1028.66666666667</text:p>
              </table:table-cell>
              <table:table-cell office:value-type="float" office:value="1107.66666666667">
                <text:p>1107.66666666667</text:p>
              </table:table-cell>
              <table:table-cell office:value-type="float" office:value="2261">
                <text:p>2261</text:p>
              </table:table-cell>
              <table:table-cell office:value-type="float" office:value="992.666666666667">
                <text:p>992.666666666667</text:p>
              </table:table-cell>
              <table:table-cell office:value-type="float" office:value="958">
                <text:p>958</text:p>
              </table:table-cell>
              <table:table-cell office:value-type="float" office:value="1688.33333333333">
                <text:p>1688.33333333333</text:p>
              </table:table-cell>
              <table:table-cell office:value-type="float" office:value="1308.33333333333">
                <text:p>1308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008">
                <text:p>1008</text:p>
              </table:table-cell>
              <table:table-cell office:value-type="float" office:value="1099">
                <text:p>1099</text:p>
              </table:table-cell>
              <table:table-cell office:value-type="float" office:value="2273.33333333333">
                <text:p>2273.33333333333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1696.66666666667">
                <text:p>1696.6666666666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1006">
                <text:p>1006</text:p>
              </table:table-cell>
              <table:table-cell office:value-type="float" office:value="1104.66666666667">
                <text:p>1104.66666666667</text:p>
              </table:table-cell>
              <table:table-cell office:value-type="float" office:value="2261.66666666667">
                <text:p>2261.66666666667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704">
                <text:p>1704</text:p>
              </table:table-cell>
              <table:table-cell office:value-type="float" office:value="1285.33333333333">
                <text:p>1285.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104">
                <text:p>1104</text:p>
              </table:table-cell>
              <table:table-cell office:value-type="float" office:value="2262">
                <text:p>2262</text:p>
              </table:table-cell>
              <table:table-cell office:value-type="float" office:value="995">
                <text:p>995</text:p>
              </table:table-cell>
              <table:table-cell office:value-type="float" office:value="993">
                <text:p>993</text:p>
              </table:table-cell>
              <table:table-cell office:value-type="float" office:value="1703.66666666667">
                <text:p>1703.66666666667</text:p>
              </table:table-cell>
              <table:table-cell office:value-type="float" office:value="1292.33333333333">
                <text:p>1292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005.66666666667">
                <text:p>1005.66666666667</text:p>
              </table:table-cell>
              <table:table-cell office:value-type="float" office:value="1097">
                <text:p>1097</text:p>
              </table:table-cell>
              <table:table-cell office:value-type="float" office:value="2226.66666666667">
                <text:p>2226.66666666667</text:p>
              </table:table-cell>
              <table:table-cell office:value-type="float" office:value="979">
                <text:p>979</text:p>
              </table:table-cell>
              <table:table-cell office:value-type="float" office:value="991.333333333333">
                <text:p>991.333333333333</text:p>
              </table:table-cell>
              <table:table-cell office:value-type="float" office:value="1719">
                <text:p>1719</text:p>
              </table:table-cell>
              <table:table-cell office:value-type="float" office:value="1284.66666666667">
                <text:p>1284.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1045.33333333333">
                <text:p>1045.33333333333</text:p>
              </table:table-cell>
              <table:table-cell office:value-type="float" office:value="1092.66666666667">
                <text:p>1092.66666666667</text:p>
              </table:table-cell>
              <table:table-cell office:value-type="float" office:value="2257.33333333333">
                <text:p>2257.33333333333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973.666666666667">
                <text:p>973.666666666667</text:p>
              </table:table-cell>
              <table:table-cell office:value-type="float" office:value="1684.33333333333">
                <text:p>1684.3333333333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1097.66666666667">
                <text:p>1097.66666666667</text:p>
              </table:table-cell>
              <table:table-cell office:value-type="float" office:value="2305">
                <text:p>2305</text:p>
              </table:table-cell>
              <table:table-cell office:value-type="float" office:value="975.666666666667">
                <text:p>975.666666666667</text:p>
              </table:table-cell>
              <table:table-cell office:value-type="float" office:value="943.333333333333">
                <text:p>943.333333333333</text:p>
              </table:table-cell>
              <table:table-cell office:value-type="float" office:value="1710.66666666667">
                <text:p>1710.66666666667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107.33333333333">
                <text:p>1107.33333333333</text:p>
              </table:table-cell>
              <table:table-cell office:value-type="float" office:value="2274">
                <text:p>2274</text:p>
              </table:table-cell>
              <table:table-cell office:value-type="float" office:value="978.666666666667">
                <text:p>978.666666666667</text:p>
              </table:table-cell>
              <table:table-cell office:value-type="float" office:value="965">
                <text:p>965</text:p>
              </table:table-cell>
              <table:table-cell office:value-type="float" office:value="1714.66666666667">
                <text:p>1714.66666666667</text:p>
              </table:table-cell>
              <table:table-cell office:value-type="float" office:value="1289.66666666667">
                <text:p>1289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069">
                <text:p>1069</text:p>
              </table:table-cell>
              <table:table-cell office:value-type="float" office:value="2311">
                <text:p>2311</text:p>
              </table:table-cell>
              <table:table-cell office:value-type="float" office:value="989.666666666667">
                <text:p>989.666666666667</text:p>
              </table:table-cell>
              <table:table-cell office:value-type="float" office:value="987">
                <text:p>987</text:p>
              </table:table-cell>
              <table:table-cell office:value-type="float" office:value="1672.33333333333">
                <text:p>1672.33333333333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1051">
                <text:p>1051</text:p>
              </table:table-cell>
              <table:table-cell office:value-type="float" office:value="1105.66666666667">
                <text:p>1105.66666666667</text:p>
              </table:table-cell>
              <table:table-cell office:value-type="float" office:value="2286.66666666667">
                <text:p>2286.66666666667</text:p>
              </table:table-cell>
              <table:table-cell office:value-type="float" office:value="1002.66666666667">
                <text:p>1002.66666666667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686">
                <text:p>1686</text:p>
              </table:table-cell>
              <table:table-cell office:value-type="float" office:value="1300.66666666667">
                <text:p>1300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101.33333333333">
                <text:p>1101.33333333333</text:p>
              </table:table-cell>
              <table:table-cell office:value-type="float" office:value="2293.33333333333">
                <text:p>2293.33333333333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974">
                <text:p>974</text:p>
              </table:table-cell>
              <table:table-cell office:value-type="float" office:value="1705">
                <text:p>1705</text:p>
              </table:table-cell>
              <table:table-cell office:value-type="float" office:value="1296.33333333333">
                <text:p>1296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1010">
                <text:p>1010</text:p>
              </table:table-cell>
              <table:table-cell office:value-type="float" office:value="1079">
                <text:p>1079</text:p>
              </table:table-cell>
              <table:table-cell office:value-type="float" office:value="2279.33333333333">
                <text:p>2279.33333333333</text:p>
              </table:table-cell>
              <table:table-cell office:value-type="float" office:value="994.333333333333">
                <text:p>994.333333333333</text:p>
              </table:table-cell>
              <table:table-cell office:value-type="float" office:value="962">
                <text:p>962</text:p>
              </table:table-cell>
              <table:table-cell office:value-type="float" office:value="1733.33333333333">
                <text:p>1733.33333333333</text:p>
              </table:table-cell>
              <table:table-cell office:value-type="float" office:value="1289.33333333333">
                <text:p>1289.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1035.66666666667">
                <text:p>1035.66666666667</text:p>
              </table:table-cell>
              <table:table-cell office:value-type="float" office:value="1105">
                <text:p>1105</text:p>
              </table:table-cell>
              <table:table-cell office:value-type="float" office:value="2299">
                <text:p>2299</text:p>
              </table:table-cell>
              <table:table-cell office:value-type="float" office:value="948.333333333333">
                <text:p>948.333333333333</text:p>
              </table:table-cell>
              <table:table-cell office:value-type="float" office:value="982.333333333333">
                <text:p>982.333333333333</text:p>
              </table:table-cell>
              <table:table-cell office:value-type="float" office:value="1679.33333333333">
                <text:p>1679.33333333333</text:p>
              </table:table-cell>
              <table:table-cell office:value-type="float" office:value="1287.33333333333">
                <text:p>1287.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095.66666666667">
                <text:p>1095.66666666667</text:p>
              </table:table-cell>
              <table:table-cell office:value-type="float" office:value="2268.33333333333">
                <text:p>2268.33333333333</text:p>
              </table:table-cell>
              <table:table-cell office:value-type="float" office:value="992">
                <text:p>992</text:p>
              </table:table-cell>
              <table:table-cell office:value-type="float" office:value="982">
                <text:p>982</text:p>
              </table:table-cell>
              <table:table-cell office:value-type="float" office:value="1696.33333333333">
                <text:p>1696.3333333333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1089.66666666667">
                <text:p>1089.66666666667</text:p>
              </table:table-cell>
              <table:table-cell office:value-type="float" office:value="2279">
                <text:p>2279</text:p>
              </table:table-cell>
              <table:table-cell office:value-type="float" office:value="995">
                <text:p>995</text:p>
              </table:table-cell>
              <table:table-cell office:value-type="float" office:value="981.666666666667">
                <text:p>981.666666666667</text:p>
              </table:table-cell>
              <table:table-cell office:value-type="float" office:value="1695.66666666667">
                <text:p>1695.6666666666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1026">
                <text:p>1026</text:p>
              </table:table-cell>
              <table:table-cell office:value-type="float" office:value="1105">
                <text:p>1105</text:p>
              </table:table-cell>
              <table:table-cell office:value-type="float" office:value="2278.33333333333">
                <text:p>2278.33333333333</text:p>
              </table:table-cell>
              <table:table-cell office:value-type="float" office:value="1007.66666666667">
                <text:p>1007.66666666667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711.33333333333">
                <text:p>1711.33333333333</text:p>
              </table:table-cell>
              <table:table-cell office:value-type="float" office:value="1295.66666666667">
                <text:p>1295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997.333333333333">
                <text:p>997.333333333333</text:p>
              </table:table-cell>
              <table:table-cell office:value-type="float" office:value="1117.33333333333">
                <text:p>1117.33333333333</text:p>
              </table:table-cell>
              <table:table-cell office:value-type="float" office:value="2300">
                <text:p>2300</text:p>
              </table:table-cell>
              <table:table-cell office:value-type="float" office:value="972">
                <text:p>972</text:p>
              </table:table-cell>
              <table:table-cell office:value-type="float" office:value="981.666666666667">
                <text:p>981.666666666667</text:p>
              </table:table-cell>
              <table:table-cell office:value-type="float" office:value="1685.33333333333">
                <text:p>1685.33333333333</text:p>
              </table:table-cell>
              <table:table-cell office:value-type="float" office:value="1308.33333333333">
                <text:p>1308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030">
                <text:p>1030</text:p>
              </table:table-cell>
              <table:table-cell office:value-type="float" office:value="1119.33333333333">
                <text:p>1119.33333333333</text:p>
              </table:table-cell>
              <table:table-cell office:value-type="float" office:value="2267.66666666667">
                <text:p>2267.66666666667</text:p>
              </table:table-cell>
              <table:table-cell office:value-type="float" office:value="969.333333333333">
                <text:p>969.333333333333</text:p>
              </table:table-cell>
              <table:table-cell office:value-type="float" office:value="978.333333333333">
                <text:p>978.333333333333</text:p>
              </table:table-cell>
              <table:table-cell office:value-type="float" office:value="1693.33333333333">
                <text:p>1693.33333333333</text:p>
              </table:table-cell>
              <table:table-cell office:value-type="float" office:value="1299.33333333333">
                <text:p>1299.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1034">
                <text:p>1034</text:p>
              </table:table-cell>
              <table:table-cell office:value-type="float" office:value="1132">
                <text:p>1132</text:p>
              </table:table-cell>
              <table:table-cell office:value-type="float" office:value="2272.33333333333">
                <text:p>2272.33333333333</text:p>
              </table:table-cell>
              <table:table-cell office:value-type="float" office:value="967.666666666667">
                <text:p>967.666666666667</text:p>
              </table:table-cell>
              <table:table-cell office:value-type="float" office:value="979">
                <text:p>979</text:p>
              </table:table-cell>
              <table:table-cell office:value-type="float" office:value="1712.33333333333">
                <text:p>1712.33333333333</text:p>
              </table:table-cell>
              <table:table-cell office:value-type="float" office:value="1310.33333333333">
                <text:p>1310.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027.66666666667">
                <text:p>1027.66666666667</text:p>
              </table:table-cell>
              <table:table-cell office:value-type="float" office:value="1116.66666666667">
                <text:p>1116.66666666667</text:p>
              </table:table-cell>
              <table:table-cell office:value-type="float" office:value="2253.66666666667">
                <text:p>2253.66666666667</text:p>
              </table:table-cell>
              <table:table-cell office:value-type="float" office:value="980.333333333333">
                <text:p>980.333333333333</text:p>
              </table:table-cell>
              <table:table-cell office:value-type="float" office:value="982">
                <text:p>982</text:p>
              </table:table-cell>
              <table:table-cell office:value-type="float" office:value="1698.33333333333">
                <text:p>1698.33333333333</text:p>
              </table:table-cell>
              <table:table-cell office:value-type="float" office:value="1293.33333333333">
                <text:p>1293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010">
                <text:p>1010</text:p>
              </table:table-cell>
              <table:table-cell office:value-type="float" office:value="1089">
                <text:p>1089</text:p>
              </table:table-cell>
              <table:table-cell office:value-type="float" office:value="2277">
                <text:p>2277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1011">
                <text:p>1011</text:p>
              </table:table-cell>
              <table:table-cell office:value-type="float" office:value="1672.66666666667">
                <text:p>1672.66666666667</text:p>
              </table:table-cell>
              <table:table-cell office:value-type="float" office:value="1296.33333333333">
                <text:p>1296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1018.33333333333">
                <text:p>1018.33333333333</text:p>
              </table:table-cell>
              <table:table-cell office:value-type="float" office:value="1103.66666666667">
                <text:p>1103.66666666667</text:p>
              </table:table-cell>
              <table:table-cell office:value-type="float" office:value="2275">
                <text:p>2275</text:p>
              </table:table-cell>
              <table:table-cell office:value-type="float" office:value="991.666666666667">
                <text:p>991.666666666667</text:p>
              </table:table-cell>
              <table:table-cell office:value-type="float" office:value="975">
                <text:p>975</text:p>
              </table:table-cell>
              <table:table-cell office:value-type="float" office:value="1693">
                <text:p>169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005.66666666667">
                <text:p>1005.66666666667</text:p>
              </table:table-cell>
              <table:table-cell office:value-type="float" office:value="1100">
                <text:p>1100</text:p>
              </table:table-cell>
              <table:table-cell office:value-type="float" office:value="2273">
                <text:p>2273</text:p>
              </table:table-cell>
              <table:table-cell office:value-type="float" office:value="979">
                <text:p>979</text:p>
              </table:table-cell>
              <table:table-cell office:value-type="float" office:value="991">
                <text:p>991</text:p>
              </table:table-cell>
              <table:table-cell office:value-type="float" office:value="1686.33333333333">
                <text:p>1686.33333333333</text:p>
              </table:table-cell>
              <table:table-cell office:value-type="float" office:value="1297.66666666667">
                <text:p>1297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1026">
                <text:p>1026</text:p>
              </table:table-cell>
              <table:table-cell office:value-type="float" office:value="1090">
                <text:p>1090</text:p>
              </table:table-cell>
              <table:table-cell office:value-type="float" office:value="2285.33333333333">
                <text:p>2285.33333333333</text:p>
              </table:table-cell>
              <table:table-cell office:value-type="float" office:value="994">
                <text:p>994</text:p>
              </table:table-cell>
              <table:table-cell office:value-type="float" office:value="984.666666666667">
                <text:p>984.666666666667</text:p>
              </table:table-cell>
              <table:table-cell office:value-type="float" office:value="1691.66666666667">
                <text:p>1691.66666666667</text:p>
              </table:table-cell>
              <table:table-cell office:value-type="float" office:value="1341.66666666667">
                <text:p>1341.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043">
                <text:p>1043</text:p>
              </table:table-cell>
              <table:table-cell office:value-type="float" office:value="1106">
                <text:p>1106</text:p>
              </table:table-cell>
              <table:table-cell office:value-type="float" office:value="2310.66666666667">
                <text:p>2310.66666666667</text:p>
              </table:table-cell>
              <table:table-cell office:value-type="float" office:value="970">
                <text:p>970</text:p>
              </table:table-cell>
              <table:table-cell office:value-type="float" office:value="968.666666666667">
                <text:p>968.666666666667</text:p>
              </table:table-cell>
              <table:table-cell office:value-type="float" office:value="1706">
                <text:p>1706</text:p>
              </table:table-cell>
              <table:table-cell office:value-type="float" office:value="1282.66666666667">
                <text:p>1282.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1032.66666666667">
                <text:p>1032.66666666667</text:p>
              </table:table-cell>
              <table:table-cell office:value-type="float" office:value="1111">
                <text:p>1111</text:p>
              </table:table-cell>
              <table:table-cell office:value-type="float" office:value="2275.66666666667">
                <text:p>2275.66666666667</text:p>
              </table:table-cell>
              <table:table-cell office:value-type="float" office:value="968.666666666667">
                <text:p>968.666666666667</text:p>
              </table:table-cell>
              <table:table-cell office:value-type="float" office:value="971">
                <text:p>971</text:p>
              </table:table-cell>
              <table:table-cell office:value-type="float" office:value="1703.33333333333">
                <text:p>1703.33333333333</text:p>
              </table:table-cell>
              <table:table-cell office:value-type="float" office:value="1308.66666666667">
                <text:p>1308.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018">
                <text:p>1018</text:p>
              </table:table-cell>
              <table:table-cell office:value-type="float" office:value="1108.66666666667">
                <text:p>1108.66666666667</text:p>
              </table:table-cell>
              <table:table-cell office:value-type="float" office:value="2311">
                <text:p>2311</text:p>
              </table:table-cell>
              <table:table-cell office:value-type="float" office:value="977.666666666667">
                <text:p>977.666666666667</text:p>
              </table:table-cell>
              <table:table-cell office:value-type="float" office:value="982.666666666667">
                <text:p>982.666666666667</text:p>
              </table:table-cell>
              <table:table-cell office:value-type="float" office:value="1685">
                <text:p>168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131.66666666667">
                <text:p>1131.66666666667</text:p>
              </table:table-cell>
              <table:table-cell office:value-type="float" office:value="2306.33333333333">
                <text:p>2306.33333333333</text:p>
              </table:table-cell>
              <table:table-cell office:value-type="float" office:value="960">
                <text:p>960</text:p>
              </table:table-cell>
              <table:table-cell office:value-type="float" office:value="983">
                <text:p>983</text:p>
              </table:table-cell>
              <table:table-cell office:value-type="float" office:value="1693">
                <text:p>1693</text:p>
              </table:table-cell>
              <table:table-cell office:value-type="float" office:value="1308.66666666667">
                <text:p>1308.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007">
                <text:p>1007</text:p>
              </table:table-cell>
              <table:table-cell office:value-type="float" office:value="1097.66666666667">
                <text:p>1097.66666666667</text:p>
              </table:table-cell>
              <table:table-cell office:value-type="float" office:value="2275.33333333333">
                <text:p>2275.33333333333</text:p>
              </table:table-cell>
              <table:table-cell office:value-type="float" office:value="982">
                <text:p>982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690.33333333333">
                <text:p>1690.3333333333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038.33333333333">
                <text:p>1038.33333333333</text:p>
              </table:table-cell>
              <table:table-cell office:value-type="float" office:value="1084.66666666667">
                <text:p>1084.66666666667</text:p>
              </table:table-cell>
              <table:table-cell office:value-type="float" office:value="2261">
                <text:p>2261</text:p>
              </table:table-cell>
              <table:table-cell office:value-type="float" office:value="969.666666666667">
                <text:p>969.666666666667</text:p>
              </table:table-cell>
              <table:table-cell office:value-type="float" office:value="977.666666666667">
                <text:p>977.666666666667</text:p>
              </table:table-cell>
              <table:table-cell office:value-type="float" office:value="1677.66666666667">
                <text:p>1677.66666666667</text:p>
              </table:table-cell>
              <table:table-cell office:value-type="float" office:value="1306.66666666667">
                <text:p>1306.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082.33333333333">
                <text:p>1082.33333333333</text:p>
              </table:table-cell>
              <table:table-cell office:value-type="float" office:value="2298.33333333333">
                <text:p>2298.33333333333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993">
                <text:p>993</text:p>
              </table:table-cell>
              <table:table-cell office:value-type="float" office:value="1690">
                <text:p>169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025.66666666667">
                <text:p>1025.66666666667</text:p>
              </table:table-cell>
              <table:table-cell office:value-type="float" office:value="1096">
                <text:p>1096</text:p>
              </table:table-cell>
              <table:table-cell office:value-type="float" office:value="2306.66666666667">
                <text:p>2306.66666666667</text:p>
              </table:table-cell>
              <table:table-cell office:value-type="float" office:value="985">
                <text:p>985</text:p>
              </table:table-cell>
              <table:table-cell office:value-type="float" office:value="979.666666666667">
                <text:p>979.666666666667</text:p>
              </table:table-cell>
              <table:table-cell office:value-type="float" office:value="1712.66666666667">
                <text:p>1712.66666666667</text:p>
              </table:table-cell>
              <table:table-cell office:value-type="float" office:value="1299.66666666667">
                <text:p>1299.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121.66666666667">
                <text:p>1121.66666666667</text:p>
              </table:table-cell>
              <table:table-cell office:value-type="float" office:value="2280.66666666667">
                <text:p>2280.66666666667</text:p>
              </table:table-cell>
              <table:table-cell office:value-type="float" office:value="974.666666666667">
                <text:p>974.666666666667</text:p>
              </table:table-cell>
              <table:table-cell office:value-type="float" office:value="964.333333333333">
                <text:p>964.333333333333</text:p>
              </table:table-cell>
              <table:table-cell office:value-type="float" office:value="1737.33333333333">
                <text:p>1737.3333333333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100.66666666667">
                <text:p>1100.66666666667</text:p>
              </table:table-cell>
              <table:table-cell office:value-type="float" office:value="2275.66666666667">
                <text:p>2275.66666666667</text:p>
              </table:table-cell>
              <table:table-cell office:value-type="float" office:value="967.666666666667">
                <text:p>967.666666666667</text:p>
              </table:table-cell>
              <table:table-cell office:value-type="float" office:value="964.333333333333">
                <text:p>964.333333333333</text:p>
              </table:table-cell>
              <table:table-cell office:value-type="float" office:value="1714">
                <text:p>1714</text:p>
              </table:table-cell>
              <table:table-cell office:value-type="float" office:value="1313.33333333333">
                <text:p>1313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1022">
                <text:p>1022</text:p>
              </table:table-cell>
              <table:table-cell office:value-type="float" office:value="1079">
                <text:p>1079</text:p>
              </table:table-cell>
              <table:table-cell office:value-type="float" office:value="2280">
                <text:p>2280</text:p>
              </table:table-cell>
              <table:table-cell office:value-type="float" office:value="986.666666666667">
                <text:p>986.666666666667</text:p>
              </table:table-cell>
              <table:table-cell office:value-type="float" office:value="983.666666666667">
                <text:p>983.666666666667</text:p>
              </table:table-cell>
              <table:table-cell office:value-type="float" office:value="1722">
                <text:p>1722</text:p>
              </table:table-cell>
              <table:table-cell office:value-type="float" office:value="1323.66666666667">
                <text:p>1323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1020">
                <text:p>1020</text:p>
              </table:table-cell>
              <table:table-cell office:value-type="float" office:value="1083">
                <text:p>1083</text:p>
              </table:table-cell>
              <table:table-cell office:value-type="float" office:value="2251.66666666667">
                <text:p>2251.66666666667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975">
                <text:p>975</text:p>
              </table:table-cell>
              <table:table-cell office:value-type="float" office:value="1698">
                <text:p>1698</text:p>
              </table:table-cell>
              <table:table-cell office:value-type="float" office:value="1297.33333333333">
                <text:p>1297.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025">
                <text:p>1025</text:p>
              </table:table-cell>
              <table:table-cell office:value-type="float" office:value="1113">
                <text:p>1113</text:p>
              </table:table-cell>
              <table:table-cell office:value-type="float" office:value="2290.66666666667">
                <text:p>2290.66666666667</text:p>
              </table:table-cell>
              <table:table-cell office:value-type="float" office:value="978.666666666667">
                <text:p>978.666666666667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1694">
                <text:p>169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118.33333333333">
                <text:p>1118.33333333333</text:p>
              </table:table-cell>
              <table:table-cell office:value-type="float" office:value="2284">
                <text:p>2284</text:p>
              </table:table-cell>
              <table:table-cell office:value-type="float" office:value="995.666666666667">
                <text:p>995.666666666667</text:p>
              </table:table-cell>
              <table:table-cell office:value-type="float" office:value="982.333333333333">
                <text:p>982.333333333333</text:p>
              </table:table-cell>
              <table:table-cell office:value-type="float" office:value="1706">
                <text:p>1706</text:p>
              </table:table-cell>
              <table:table-cell office:value-type="float" office:value="1284.33333333333">
                <text:p>1284.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026">
                <text:p>1026</text:p>
              </table:table-cell>
              <table:table-cell office:value-type="float" office:value="1098.66666666667">
                <text:p>1098.66666666667</text:p>
              </table:table-cell>
              <table:table-cell office:value-type="float" office:value="2280.66666666667">
                <text:p>2280.66666666667</text:p>
              </table:table-cell>
              <table:table-cell office:value-type="float" office:value="985">
                <text:p>985</text:p>
              </table:table-cell>
              <table:table-cell office:value-type="float" office:value="1020.66666666667">
                <text:p>1020.66666666667</text:p>
              </table:table-cell>
              <table:table-cell office:value-type="float" office:value="1689">
                <text:p>1689</text:p>
              </table:table-cell>
              <table:table-cell office:value-type="float" office:value="1292.33333333333">
                <text:p>1292.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093.33333333333">
                <text:p>1093.33333333333</text:p>
              </table:table-cell>
              <table:table-cell office:value-type="float" office:value="2254.33333333333">
                <text:p>2254.33333333333</text:p>
              </table:table-cell>
              <table:table-cell office:value-type="float" office:value="975.333333333333">
                <text:p>975.333333333333</text:p>
              </table:table-cell>
              <table:table-cell office:value-type="float" office:value="991.333333333333">
                <text:p>991.333333333333</text:p>
              </table:table-cell>
              <table:table-cell office:value-type="float" office:value="1688.33333333333">
                <text:p>1688.33333333333</text:p>
              </table:table-cell>
              <table:table-cell office:value-type="float" office:value="1308.33333333333">
                <text:p>1308.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036.66666666667">
                <text:p>1036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2268">
                <text:p>2268</text:p>
              </table:table-cell>
              <table:table-cell office:value-type="float" office:value="971.666666666667">
                <text:p>971.666666666667</text:p>
              </table:table-cell>
              <table:table-cell office:value-type="float" office:value="986">
                <text:p>986</text:p>
              </table:table-cell>
              <table:table-cell office:value-type="float" office:value="1696.33333333333">
                <text:p>1696.33333333333</text:p>
              </table:table-cell>
              <table:table-cell office:value-type="float" office:value="1287.33333333333">
                <text:p>1287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1008.66666666667">
                <text:p>1008.66666666667</text:p>
              </table:table-cell>
              <table:table-cell office:value-type="float" office:value="1074.66666666667">
                <text:p>1074.66666666667</text:p>
              </table:table-cell>
              <table:table-cell office:value-type="float" office:value="2280.66666666667">
                <text:p>2280.66666666667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985.333333333333">
                <text:p>985.333333333333</text:p>
              </table:table-cell>
              <table:table-cell office:value-type="float" office:value="1691.66666666667">
                <text:p>1691.66666666667</text:p>
              </table:table-cell>
              <table:table-cell office:value-type="float" office:value="1279.33333333333">
                <text:p>1279.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036.66666666667">
                <text:p>1036.66666666667</text:p>
              </table:table-cell>
              <table:table-cell office:value-type="float" office:value="1103.33333333333">
                <text:p>1103.33333333333</text:p>
              </table:table-cell>
              <table:table-cell office:value-type="float" office:value="2300.33333333333">
                <text:p>2300.33333333333</text:p>
              </table:table-cell>
              <table:table-cell office:value-type="float" office:value="1004.33333333333">
                <text:p>1004.33333333333</text:p>
              </table:table-cell>
              <table:table-cell office:value-type="float" office:value="986">
                <text:p>986</text:p>
              </table:table-cell>
              <table:table-cell office:value-type="float" office:value="1677">
                <text:p>167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1100.66666666667">
                <text:p>1100.66666666667</text:p>
              </table:table-cell>
              <table:table-cell office:value-type="float" office:value="2273.66666666667">
                <text:p>2273.66666666667</text:p>
              </table:table-cell>
              <table:table-cell office:value-type="float" office:value="975">
                <text:p>975</text:p>
              </table:table-cell>
              <table:table-cell office:value-type="float" office:value="993">
                <text:p>993</text:p>
              </table:table-cell>
              <table:table-cell office:value-type="float" office:value="1690">
                <text:p>1690</text:p>
              </table:table-cell>
              <table:table-cell office:value-type="float" office:value="1294.33333333333">
                <text:p>1294.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009.66666666667">
                <text:p>1009.66666666667</text:p>
              </table:table-cell>
              <table:table-cell office:value-type="float" office:value="1097.66666666667">
                <text:p>1097.66666666667</text:p>
              </table:table-cell>
              <table:table-cell office:value-type="float" office:value="2299.66666666667">
                <text:p>2299.66666666667</text:p>
              </table:table-cell>
              <table:table-cell office:value-type="float" office:value="981.666666666667">
                <text:p>981.666666666667</text:p>
              </table:table-cell>
              <table:table-cell office:value-type="float" office:value="970">
                <text:p>970</text:p>
              </table:table-cell>
              <table:table-cell office:value-type="float" office:value="1705.33333333333">
                <text:p>1705.3333333333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1035.66666666667">
                <text:p>1035.66666666667</text:p>
              </table:table-cell>
              <table:table-cell office:value-type="float" office:value="1132.33333333333">
                <text:p>1132.33333333333</text:p>
              </table:table-cell>
              <table:table-cell office:value-type="float" office:value="2304">
                <text:p>2304</text:p>
              </table:table-cell>
              <table:table-cell office:value-type="float" office:value="990">
                <text:p>990</text:p>
              </table:table-cell>
              <table:table-cell office:value-type="float" office:value="964.333333333333">
                <text:p>964.333333333333</text:p>
              </table:table-cell>
              <table:table-cell office:value-type="float" office:value="1713.66666666667">
                <text:p>1713.66666666667</text:p>
              </table:table-cell>
              <table:table-cell office:value-type="float" office:value="1320.33333333333">
                <text:p>1320.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08">
                <text:p>1008</text:p>
              </table:table-cell>
              <table:table-cell office:value-type="float" office:value="1115.66666666667">
                <text:p>1115.66666666667</text:p>
              </table:table-cell>
              <table:table-cell office:value-type="float" office:value="2318.66666666667">
                <text:p>2318.66666666667</text:p>
              </table:table-cell>
              <table:table-cell office:value-type="float" office:value="989">
                <text:p>989</text:p>
              </table:table-cell>
              <table:table-cell office:value-type="float" office:value="972">
                <text:p>972</text:p>
              </table:table-cell>
              <table:table-cell office:value-type="float" office:value="1696">
                <text:p>1696</text:p>
              </table:table-cell>
              <table:table-cell office:value-type="float" office:value="1301.33333333333">
                <text:p>1301.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1032">
                <text:p>1032</text:p>
              </table:table-cell>
              <table:table-cell office:value-type="float" office:value="1095.33333333333">
                <text:p>1095.33333333333</text:p>
              </table:table-cell>
              <table:table-cell office:value-type="float" office:value="2283.33333333333">
                <text:p>2283.33333333333</text:p>
              </table:table-cell>
              <table:table-cell office:value-type="float" office:value="977">
                <text:p>977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702.33333333333">
                <text:p>1702.33333333333</text:p>
              </table:table-cell>
              <table:table-cell office:value-type="float" office:value="1304.33333333333">
                <text:p>1304.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1048.33333333333">
                <text:p>1048.33333333333</text:p>
              </table:table-cell>
              <table:table-cell office:value-type="float" office:value="1110">
                <text:p>1110</text:p>
              </table:table-cell>
              <table:table-cell office:value-type="float" office:value="2273">
                <text:p>2273</text:p>
              </table:table-cell>
              <table:table-cell office:value-type="float" office:value="1004.66666666667">
                <text:p>1004.66666666667</text:p>
              </table:table-cell>
              <table:table-cell office:value-type="float" office:value="986">
                <text:p>986</text:p>
              </table:table-cell>
              <table:table-cell office:value-type="float" office:value="1697.66666666667">
                <text:p>1697.66666666667</text:p>
              </table:table-cell>
              <table:table-cell office:value-type="float" office:value="1298.33333333333">
                <text:p>1298.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017.66666666667">
                <text:p>1017.66666666667</text:p>
              </table:table-cell>
              <table:table-cell office:value-type="float" office:value="1103.66666666667">
                <text:p>1103.66666666667</text:p>
              </table:table-cell>
              <table:table-cell office:value-type="float" office:value="2309">
                <text:p>2309</text:p>
              </table:table-cell>
              <table:table-cell office:value-type="float" office:value="985.666666666667">
                <text:p>985.666666666667</text:p>
              </table:table-cell>
              <table:table-cell office:value-type="float" office:value="969.333333333333">
                <text:p>969.333333333333</text:p>
              </table:table-cell>
              <table:table-cell office:value-type="float" office:value="1699.66666666667">
                <text:p>1699.66666666667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1051">
                <text:p>1051</text:p>
              </table:table-cell>
              <table:table-cell office:value-type="float" office:value="1094.66666666667">
                <text:p>1094.66666666667</text:p>
              </table:table-cell>
              <table:table-cell office:value-type="float" office:value="2356.33333333333">
                <text:p>2356.33333333333</text:p>
              </table:table-cell>
              <table:table-cell office:value-type="float" office:value="979">
                <text:p>979</text:p>
              </table:table-cell>
              <table:table-cell office:value-type="float" office:value="982">
                <text:p>982</text:p>
              </table:table-cell>
              <table:table-cell office:value-type="float" office:value="1729.66666666667">
                <text:p>1729.6666666666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030">
                <text:p>1030</text:p>
              </table:table-cell>
              <table:table-cell office:value-type="float" office:value="1107">
                <text:p>1107</text:p>
              </table:table-cell>
              <table:table-cell office:value-type="float" office:value="2297.66666666667">
                <text:p>2297.66666666667</text:p>
              </table:table-cell>
              <table:table-cell office:value-type="float" office:value="986.333333333333">
                <text:p>986.333333333333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1717.33333333333">
                <text:p>1717.33333333333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1030.66666666667">
                <text:p>1030.66666666667</text:p>
              </table:table-cell>
              <table:table-cell office:value-type="float" office:value="1137">
                <text:p>1137</text:p>
              </table:table-cell>
              <table:table-cell office:value-type="float" office:value="2278">
                <text:p>2278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975">
                <text:p>975</text:p>
              </table:table-cell>
              <table:table-cell office:value-type="float" office:value="1688.33333333333">
                <text:p>1688.33333333333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092">
                <text:p>1092</text:p>
              </table:table-cell>
              <table:table-cell office:value-type="float" office:value="2314.66666666667">
                <text:p>2314.66666666667</text:p>
              </table:table-cell>
              <table:table-cell office:value-type="float" office:value="982.333333333333">
                <text:p>982.333333333333</text:p>
              </table:table-cell>
              <table:table-cell office:value-type="float" office:value="995.333333333333">
                <text:p>995.333333333333</text:p>
              </table:table-cell>
              <table:table-cell office:value-type="float" office:value="1694.33333333333">
                <text:p>1694.33333333333</text:p>
              </table:table-cell>
              <table:table-cell office:value-type="float" office:value="1288.66666666667">
                <text:p>1288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0">
      <style:chart-properties chart:display-label="true" chart:logarithmic="false" chart:interval-major="0.04166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0.363cm" svg:y="0.316cm" chart:style-name="ch2">
          <text:p>GH designs (except one-staple), 10nM scaffold, 50nM else, annealed overnight</text:p>
        </chart:title>
        <chart:subtitle svg:x="3.67cm" svg:y="1.275cm" chart:style-name="ch3">
          <text:p>Complement = 50nM H1, 50nM H2, 10nM (H2H1)*</text:p>
        </chart:subtitle>
        <chart:legend chart:legend-position="end" svg:x="10.562cm" svg:y="2.878cm" style:legend-expansion="high" chart:style-name="ch4"/>
        <chart:plot-area chart:style-name="ch5" chart:data-source-has-labels="both" svg:x="1.358cm" svg:y="2.318cm" svg:width="8.564cm" svg:height="5.494cm">
          <chartooo:coordinate-region svg:x="2.35cm" svg:y="2.53cm" svg:width="7.147cm" svg:height="4.609cm"/>
          <chart:axis chart:dimension="x" chart:name="primary-x" chart:style-name="ch6" chartooo:axis-type="auto">
            <chart:title svg:x="4.551cm" svg:y="7.993cm" chart:style-name="ch7">
              <text:p>Time (HH:MM)</text:p>
            </chart:title>
            <chart:categories table:cell-range-address="local-table.$A$2:.$A$129"/>
          </chart:axis>
          <chart:axis chart:dimension="y" chart:name="primary-y" chart:style-name="ch8">
            <chart:title svg:x="0.451cm" svg:y="5.585cm" chart:style-name="ch9">
              <text:p>Signal</text:p>
            </chart:title>
            <chart:grid chart:style-name="ch10" chart:class="major"/>
          </chart:axis>
          <chart:series chart:style-name="ch11" chart:values-cell-range-address="local-table.$C$2:.$C$129" chart:label-cell-address="local-table.$C$1" chart:class="chart:scatter">
            <chart:domain table:cell-range-address="local-table.$B$2:.$B$129"/>
            <chart:data-point chart:repeated="128"/>
          </chart:series>
          <chart:series chart:style-name="ch12" chart:values-cell-range-address="local-table.$E$2:.$E$129" chart:label-cell-address="local-table.$E$1" chart:class="chart:scatter">
            <chart:data-point chart:repeated="128"/>
          </chart:series>
          <chart:series chart:style-name="ch13" chart:values-cell-range-address="local-table.$F$2:.$F$129" chart:label-cell-address="local-table.$F$1" chart:class="chart:scatter">
            <chart:data-point chart:repeated="128"/>
          </chart:series>
          <chart:series chart:style-name="ch14" chart:values-cell-range-address="local-table.$G$2:.$G$129" chart:label-cell-address="local-table.$G$1" chart:class="chart:scatter">
            <chart:data-point chart:repeated="128"/>
          </chart:series>
          <chart:series chart:style-name="ch15" chart:values-cell-range-address="local-table.$H$2:.$H$129" chart:label-cell-address="local-table.$H$1" chart:class="chart:scatter">
            <chart:data-point chart:repeated="128"/>
          </chart:series>
          <chart:series chart:style-name="ch16" chart:values-cell-range-address="local-table.$I$2:.$I$129" chart:label-cell-address="local-table.$I$1" chart:class="chart:scatter">
            <chart:data-point chart:repeated="12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H two-staple</text:p>
              </table:table-cell>
              <table:table-cell office:value-type="string">
                <text:p/>
              </table:table-cell>
              <table:table-cell office:value-type="string">
                <text:p>GH no-staple</text:p>
              </table:table-cell>
              <table:table-cell office:value-type="string">
                <text:p>CtrlH stapled designs</text:p>
              </table:table-cell>
              <table:table-cell office:value-type="string">
                <text:p>CtrlH no-staple</text:p>
              </table:table-cell>
              <table:table-cell office:value-type="string">
                <text:p>ComplementH stapled designs</text:p>
              </table:table-cell>
              <table:table-cell office:value-type="string">
                <text:p>ComplementH no-stap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78.33333333333">
                <text:p>1478.33333333333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1085.66666666667">
                <text:p>1085.66666666667</text:p>
              </table:table-cell>
              <table:table-cell office:value-type="float" office:value="1074">
                <text:p>1074</text:p>
              </table:table-cell>
              <table:table-cell office:value-type="float" office:value="1668">
                <text:p>16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487.66666666667">
                <text:p>1487.66666666667</text:p>
              </table:table-cell>
              <table:table-cell office:value-type="float" office:value="NaN">
                <text:p>NaN</text:p>
              </table:table-cell>
              <table:table-cell office:value-type="float" office:value="2027.33333333333">
                <text:p>2027.33333333333</text:p>
              </table:table-cell>
              <table:table-cell office:value-type="float" office:value="1082.66666666667">
                <text:p>1082.66666666667</text:p>
              </table:table-cell>
              <table:table-cell office:value-type="float" office:value="1044.66666666667">
                <text:p>1044.66666666667</text:p>
              </table:table-cell>
              <table:table-cell office:value-type="float" office:value="1653.66666666667">
                <text:p>1653.666666666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019.33333333333">
                <text:p>1019.33333333333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952.33333333333">
                <text:p>1952.33333333333</text:p>
              </table:table-cell>
              <table:table-cell office:value-type="float" office:value="1073.66666666667">
                <text:p>1073.66666666667</text:p>
              </table:table-cell>
              <table:table-cell office:value-type="float" office:value="1043">
                <text:p>1043</text:p>
              </table:table-cell>
              <table:table-cell office:value-type="float" office:value="1616">
                <text:p>161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475.66666666667">
                <text:p>1475.66666666667</text:p>
              </table:table-cell>
              <table:table-cell office:value-type="float" office:value="NaN">
                <text:p>NaN</text:p>
              </table:table-cell>
              <table:table-cell office:value-type="float" office:value="1912.33333333333">
                <text:p>1912.33333333333</text:p>
              </table:table-cell>
              <table:table-cell office:value-type="float" office:value="1093">
                <text:p>1093</text:p>
              </table:table-cell>
              <table:table-cell office:value-type="float" office:value="1040.66666666667">
                <text:p>1040.66666666667</text:p>
              </table:table-cell>
              <table:table-cell office:value-type="float" office:value="1611.33333333333">
                <text:p>1611.3333333333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1087.66666666667">
                <text:p>1087.66666666667</text:p>
              </table:table-cell>
              <table:table-cell office:value-type="float" office:value="1016">
                <text:p>1016</text:p>
              </table:table-cell>
              <table:table-cell office:value-type="float" office:value="1638">
                <text:p>1638</text:p>
              </table:table-cell>
              <table:table-cell office:value-type="float" office:value="1514.33333333333">
                <text:p>1514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454.33333333333">
                <text:p>1454.33333333333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1017.33333333333">
                <text:p>1017.33333333333</text:p>
              </table:table-cell>
              <table:table-cell office:value-type="float" office:value="1634.66666666667">
                <text:p>1634.6666666666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1457.66666666667">
                <text:p>1457.66666666667</text:p>
              </table:table-cell>
              <table:table-cell office:value-type="float" office:value="NaN">
                <text:p>NaN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051.66666666667">
                <text:p>1051.66666666667</text:p>
              </table:table-cell>
              <table:table-cell office:value-type="float" office:value="1025">
                <text:p>1025</text:p>
              </table:table-cell>
              <table:table-cell office:value-type="float" office:value="1603">
                <text:p>160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468.66666666667">
                <text:p>1468.66666666667</text:p>
              </table:table-cell>
              <table:table-cell office:value-type="float" office:value="NaN">
                <text:p>NaN</text:p>
              </table:table-cell>
              <table:table-cell office:value-type="float" office:value="1859.66666666667">
                <text:p>1859.66666666667</text:p>
              </table:table-cell>
              <table:table-cell office:value-type="float" office:value="1064.33333333333">
                <text:p>1064.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505.66666666667">
                <text:p>1505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1077">
                <text:p>1077</text:p>
              </table:table-cell>
              <table:table-cell office:value-type="float" office:value="1031">
                <text:p>1031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832.33333333333">
                <text:p>1832.33333333333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476.33333333333">
                <text:p>1476.33333333333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1060.66666666667">
                <text:p>1060.66666666667</text:p>
              </table:table-cell>
              <table:table-cell office:value-type="float" office:value="1032.66666666667">
                <text:p>1032.66666666667</text:p>
              </table:table-cell>
              <table:table-cell office:value-type="float" office:value="1629.66666666667">
                <text:p>1629.66666666667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446.33333333333">
                <text:p>1446.33333333333</text:p>
              </table:table-cell>
              <table:table-cell office:value-type="float" office:value="NaN">
                <text:p>NaN</text:p>
              </table:table-cell>
              <table:table-cell office:value-type="float" office:value="1808.66666666667">
                <text:p>1808.6666666666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21">
                <text:p>1021</text:p>
              </table:table-cell>
              <table:table-cell office:value-type="float" office:value="1602.33333333333">
                <text:p>1602.33333333333</text:p>
              </table:table-cell>
              <table:table-cell office:value-type="float" office:value="1505.66666666667">
                <text:p>1505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1055">
                <text:p>1055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1593.33333333333">
                <text:p>1593.33333333333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1462.33333333333">
                <text:p>1462.33333333333</text:p>
              </table:table-cell>
              <table:table-cell office:value-type="float" office:value="NaN">
                <text:p>NaN</text:p>
              </table:table-cell>
              <table:table-cell office:value-type="float" office:value="1784.33333333333">
                <text:p>1784.33333333333</text:p>
              </table:table-cell>
              <table:table-cell office:value-type="float" office:value="1034.33333333333">
                <text:p>1034.33333333333</text:p>
              </table:table-cell>
              <table:table-cell office:value-type="float" office:value="1025.33333333333">
                <text:p>1025.33333333333</text:p>
              </table:table-cell>
              <table:table-cell office:value-type="float" office:value="1584">
                <text:p>1584</text:p>
              </table:table-cell>
              <table:table-cell office:value-type="float" office:value="1484.33333333333">
                <text:p>1484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799.33333333333">
                <text:p>1799.33333333333</text:p>
              </table:table-cell>
              <table:table-cell office:value-type="float" office:value="1085.33333333333">
                <text:p>1085.33333333333</text:p>
              </table:table-cell>
              <table:table-cell office:value-type="float" office:value="1025">
                <text:p>1025</text:p>
              </table:table-cell>
              <table:table-cell office:value-type="float" office:value="1608.66666666667">
                <text:p>1608.66666666667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459.66666666667">
                <text:p>1459.66666666667</text:p>
              </table:table-cell>
              <table:table-cell office:value-type="float" office:value="NaN">
                <text:p>NaN</text:p>
              </table:table-cell>
              <table:table-cell office:value-type="float" office:value="1794.66666666667">
                <text:p>1794.66666666667</text:p>
              </table:table-cell>
              <table:table-cell office:value-type="float" office:value="1067">
                <text:p>1067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627.33333333333">
                <text:p>1627.33333333333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1453.33333333333">
                <text:p>1453.33333333333</text:p>
              </table:table-cell>
              <table:table-cell office:value-type="float" office:value="NaN">
                <text:p>NaN</text:p>
              </table:table-cell>
              <table:table-cell office:value-type="float" office:value="1784.33333333333">
                <text:p>1784.33333333333</text:p>
              </table:table-cell>
              <table:table-cell office:value-type="float" office:value="1038.66666666667">
                <text:p>1038.66666666667</text:p>
              </table:table-cell>
              <table:table-cell office:value-type="float" office:value="1017">
                <text:p>1017</text:p>
              </table:table-cell>
              <table:table-cell office:value-type="float" office:value="1590.33333333333">
                <text:p>1590.3333333333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755.66666666667">
                <text:p>1755.66666666667</text:p>
              </table:table-cell>
              <table:table-cell office:value-type="float" office:value="1086.33333333333">
                <text:p>1086.33333333333</text:p>
              </table:table-cell>
              <table:table-cell office:value-type="float" office:value="1037.66666666667">
                <text:p>1037.66666666667</text:p>
              </table:table-cell>
              <table:table-cell office:value-type="float" office:value="1605">
                <text:p>1605</text:p>
              </table:table-cell>
              <table:table-cell office:value-type="float" office:value="1483.33333333333">
                <text:p>1483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1462.33333333333">
                <text:p>1462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602.66666666667">
                <text:p>1602.66666666667</text:p>
              </table:table-cell>
              <table:table-cell office:value-type="float" office:value="1496.66666666667">
                <text:p>1496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448.66666666667">
                <text:p>1448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1064">
                <text:p>1064</text:p>
              </table:table-cell>
              <table:table-cell office:value-type="float" office:value="1025">
                <text:p>1025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93.33333333333">
                <text:p>1493.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057.33333333333">
                <text:p>1057.33333333333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622.33333333333">
                <text:p>1622.33333333333</text:p>
              </table:table-cell>
              <table:table-cell office:value-type="float" office:value="1496.33333333333">
                <text:p>1496.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779.66666666667">
                <text:p>1779.66666666667</text:p>
              </table:table-cell>
              <table:table-cell office:value-type="float" office:value="1044">
                <text:p>1044</text:p>
              </table:table-cell>
              <table:table-cell office:value-type="float" office:value="1035">
                <text:p>1035</text:p>
              </table:table-cell>
              <table:table-cell office:value-type="float" office:value="1584.66666666667">
                <text:p>1584.66666666667</text:p>
              </table:table-cell>
              <table:table-cell office:value-type="float" office:value="1500.66666666667">
                <text:p>1500.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7.33333333333">
                <text:p>1747.33333333333</text:p>
              </table:table-cell>
              <table:table-cell office:value-type="float" office:value="1050">
                <text:p>1050</text:p>
              </table:table-cell>
              <table:table-cell office:value-type="float" office:value="1020.66666666667">
                <text:p>1020.66666666667</text:p>
              </table:table-cell>
              <table:table-cell office:value-type="float" office:value="1599.66666666667">
                <text:p>1599.66666666667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606">
                <text:p>16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1459.33333333333">
                <text:p>1459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74.33333333333">
                <text:p>1074.33333333333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614.33333333333">
                <text:p>1614.33333333333</text:p>
              </table:table-cell>
              <table:table-cell office:value-type="float" office:value="1481.33333333333">
                <text:p>1481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1452.33333333333">
                <text:p>1452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2.33333333333">
                <text:p>1762.33333333333</text:p>
              </table:table-cell>
              <table:table-cell office:value-type="float" office:value="1058.66666666667">
                <text:p>1058.66666666667</text:p>
              </table:table-cell>
              <table:table-cell office:value-type="float" office:value="1029">
                <text:p>1029</text:p>
              </table:table-cell>
              <table:table-cell office:value-type="float" office:value="1599">
                <text:p>15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1444.33333333333">
                <text:p>144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1054">
                <text:p>1054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1612.33333333333">
                <text:p>1612.3333333333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1455.66666666667">
                <text:p>1455.66666666667</text:p>
              </table:table-cell>
              <table:table-cell office:value-type="float" office:value="NaN">
                <text:p>NaN</text:p>
              </table:table-cell>
              <table:table-cell office:value-type="float" office:value="1801.33333333333">
                <text:p>1801.33333333333</text:p>
              </table:table-cell>
              <table:table-cell office:value-type="float" office:value="1059">
                <text:p>1059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80.66666666667">
                <text:p>1580.66666666667</text:p>
              </table:table-cell>
              <table:table-cell office:value-type="float" office:value="1487.66666666667">
                <text:p>1487.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1461.33333333333">
                <text:p>146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11.33333333333">
                <text:p>1011.33333333333</text:p>
              </table:table-cell>
              <table:table-cell office:value-type="float" office:value="1612.66666666667">
                <text:p>1612.66666666667</text:p>
              </table:table-cell>
              <table:table-cell office:value-type="float" office:value="1524.33333333333">
                <text:p>1524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757.33333333333">
                <text:p>1757.33333333333</text:p>
              </table:table-cell>
              <table:table-cell office:value-type="float" office:value="1070.33333333333">
                <text:p>1070.33333333333</text:p>
              </table:table-cell>
              <table:table-cell office:value-type="float" office:value="1002.66666666667">
                <text:p>1002.66666666667</text:p>
              </table:table-cell>
              <table:table-cell office:value-type="float" office:value="1615">
                <text:p>161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774.33333333333">
                <text:p>1774.33333333333</text:p>
              </table:table-cell>
              <table:table-cell office:value-type="float" office:value="1050">
                <text:p>1050</text:p>
              </table:table-cell>
              <table:table-cell office:value-type="float" office:value="1026.33333333333">
                <text:p>1026.33333333333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473.66666666667">
                <text:p>1473.66666666667</text:p>
              </table:table-cell>
              <table:table-cell office:value-type="float" office:value="NaN">
                <text:p>NaN</text:p>
              </table:table-cell>
              <table:table-cell office:value-type="float" office:value="1770.66666666667">
                <text:p>1770.66666666667</text:p>
              </table:table-cell>
              <table:table-cell office:value-type="float" office:value="1060">
                <text:p>1060</text:p>
              </table:table-cell>
              <table:table-cell office:value-type="float" office:value="1027.66666666667">
                <text:p>1027.66666666667</text:p>
              </table:table-cell>
              <table:table-cell office:value-type="float" office:value="1610.33333333333">
                <text:p>1610.33333333333</text:p>
              </table:table-cell>
              <table:table-cell office:value-type="float" office:value="1471.66666666667">
                <text:p>1471.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449.66666666667">
                <text:p>1449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1046.66666666667">
                <text:p>1046.66666666667</text:p>
              </table:table-cell>
              <table:table-cell office:value-type="float" office:value="1027">
                <text:p>1027</text:p>
              </table:table-cell>
              <table:table-cell office:value-type="float" office:value="1582.33333333333">
                <text:p>1582.33333333333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1056.33333333333">
                <text:p>1056.33333333333</text:p>
              </table:table-cell>
              <table:table-cell office:value-type="float" office:value="1018.33333333333">
                <text:p>1018.33333333333</text:p>
              </table:table-cell>
              <table:table-cell office:value-type="float" office:value="1592">
                <text:p>1592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5.33333333333">
                <text:p>1765.33333333333</text:p>
              </table:table-cell>
              <table:table-cell office:value-type="float" office:value="1062.66666666667">
                <text:p>1062.66666666667</text:p>
              </table:table-cell>
              <table:table-cell office:value-type="float" office:value="1014">
                <text:p>1014</text:p>
              </table:table-cell>
              <table:table-cell office:value-type="float" office:value="1623.66666666667">
                <text:p>1623.66666666667</text:p>
              </table:table-cell>
              <table:table-cell office:value-type="float" office:value="1466.33333333333">
                <text:p>1466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1478.66666666667">
                <text:p>1478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8.33333333333">
                <text:p>1748.33333333333</text:p>
              </table:table-cell>
              <table:table-cell office:value-type="float" office:value="1077.33333333333">
                <text:p>1077.33333333333</text:p>
              </table:table-cell>
              <table:table-cell office:value-type="float" office:value="1031">
                <text:p>1031</text:p>
              </table:table-cell>
              <table:table-cell office:value-type="float" office:value="1606">
                <text:p>160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1049">
                <text:p>1049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608">
                <text:p>1608</text:p>
              </table:table-cell>
              <table:table-cell office:value-type="float" office:value="1490.66666666667">
                <text:p>1490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1066">
                <text:p>1066</text:p>
              </table:table-cell>
              <table:table-cell office:value-type="float" office:value="1007.66666666667">
                <text:p>1007.66666666667</text:p>
              </table:table-cell>
              <table:table-cell office:value-type="float" office:value="1607.33333333333">
                <text:p>1607.3333333333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449.66666666667">
                <text:p>1449.66666666667</text:p>
              </table:table-cell>
              <table:table-cell office:value-type="float" office:value="NaN">
                <text:p>NaN</text:p>
              </table:table-cell>
              <table:table-cell office:value-type="float" office:value="1780.66666666667">
                <text:p>1780.66666666667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019">
                <text:p>1019</text:p>
              </table:table-cell>
              <table:table-cell office:value-type="float" office:value="1596">
                <text:p>1596</text:p>
              </table:table-cell>
              <table:table-cell office:value-type="float" office:value="1497.33333333333">
                <text:p>1497.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467.33333333333">
                <text:p>1467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7.66666666667">
                <text:p>1747.66666666667</text:p>
              </table:table-cell>
              <table:table-cell office:value-type="float" office:value="1064">
                <text:p>1064</text:p>
              </table:table-cell>
              <table:table-cell office:value-type="float" office:value="1014.66666666667">
                <text:p>1014.66666666667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508.66666666667">
                <text:p>1508.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1458.66666666667">
                <text:p>1458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1053.66666666667">
                <text:p>1053.66666666667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594.33333333333">
                <text:p>1594.3333333333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475.33333333333">
                <text:p>1475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05">
                <text:p>1005</text:p>
              </table:table-cell>
              <table:table-cell office:value-type="float" office:value="1597">
                <text:p>1597</text:p>
              </table:table-cell>
              <table:table-cell office:value-type="float" office:value="1485.66666666667">
                <text:p>1485.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1448.33333333333">
                <text:p>1448.33333333333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1075">
                <text:p>1075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573">
                <text:p>1573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1047.33333333333">
                <text:p>1047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597.66666666667">
                <text:p>1597.66666666667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1081">
                <text:p>1081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605.66666666667">
                <text:p>1605.66666666667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11">
                <text:p>1011</text:p>
              </table:table-cell>
              <table:table-cell office:value-type="float" office:value="1580.33333333333">
                <text:p>1580.33333333333</text:p>
              </table:table-cell>
              <table:table-cell office:value-type="float" office:value="1471.66666666667">
                <text:p>1471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1439.66666666667">
                <text:p>1439.66666666667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1054.33333333333">
                <text:p>1054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596">
                <text:p>1596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472.33333333333">
                <text:p>1472.33333333333</text:p>
              </table:table-cell>
              <table:table-cell office:value-type="float" office:value="NaN">
                <text:p>NaN</text:p>
              </table:table-cell>
              <table:table-cell office:value-type="float" office:value="1775.66666666667">
                <text:p>1775.66666666667</text:p>
              </table:table-cell>
              <table:table-cell office:value-type="float" office:value="1077.33333333333">
                <text:p>1077.33333333333</text:p>
              </table:table-cell>
              <table:table-cell office:value-type="float" office:value="1006.66666666667">
                <text:p>1006.66666666667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732.66666666667">
                <text:p>1732.66666666667</text:p>
              </table:table-cell>
              <table:table-cell office:value-type="float" office:value="1053">
                <text:p>1053</text:p>
              </table:table-cell>
              <table:table-cell office:value-type="float" office:value="997.333333333333">
                <text:p>997.333333333333</text:p>
              </table:table-cell>
              <table:table-cell office:value-type="float" office:value="1602">
                <text:p>1602</text:p>
              </table:table-cell>
              <table:table-cell office:value-type="float" office:value="1486.66666666667">
                <text:p>1486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438.33333333333">
                <text:p>1438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1045">
                <text:p>1045</text:p>
              </table:table-cell>
              <table:table-cell office:value-type="float" office:value="1015.66666666667">
                <text:p>1015.66666666667</text:p>
              </table:table-cell>
              <table:table-cell office:value-type="float" office:value="1594.66666666667">
                <text:p>1594.66666666667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474.66666666667">
                <text:p>1474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2.66666666667">
                <text:p>1752.66666666667</text:p>
              </table:table-cell>
              <table:table-cell office:value-type="float" office:value="1069.33333333333">
                <text:p>1069.33333333333</text:p>
              </table:table-cell>
              <table:table-cell office:value-type="float" office:value="990">
                <text:p>990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1471.33333333333">
                <text:p>147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6.33333333333">
                <text:p>1746.33333333333</text:p>
              </table:table-cell>
              <table:table-cell office:value-type="float" office:value="1054.66666666667">
                <text:p>1054.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606.33333333333">
                <text:p>1606.3333333333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1435.66666666667">
                <text:p>1435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2.66666666667">
                <text:p>1742.66666666667</text:p>
              </table:table-cell>
              <table:table-cell office:value-type="float" office:value="1041.33333333333">
                <text:p>1041.33333333333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87.33333333333">
                <text:p>1587.3333333333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052">
                <text:p>1052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593.33333333333">
                <text:p>1593.33333333333</text:p>
              </table:table-cell>
              <table:table-cell office:value-type="float" office:value="1485.33333333333">
                <text:p>1485.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1457.33333333333">
                <text:p>1457.33333333333</text:p>
              </table:table-cell>
              <table:table-cell office:value-type="float" office:value="NaN">
                <text:p>NaN</text:p>
              </table:table-cell>
              <table:table-cell office:value-type="float" office:value="1736.66666666667">
                <text:p>1736.66666666667</text:p>
              </table:table-cell>
              <table:table-cell office:value-type="float" office:value="1046.66666666667">
                <text:p>1046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591">
                <text:p>1591</text:p>
              </table:table-cell>
              <table:table-cell office:value-type="float" office:value="1498.33333333333">
                <text:p>1498.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756.66666666667">
                <text:p>1756.66666666667</text:p>
              </table:table-cell>
              <table:table-cell office:value-type="float" office:value="1050">
                <text:p>1050</text:p>
              </table:table-cell>
              <table:table-cell office:value-type="float" office:value="1008.33333333333">
                <text:p>1008.33333333333</text:p>
              </table:table-cell>
              <table:table-cell office:value-type="float" office:value="1600.66666666667">
                <text:p>1600.66666666667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762.33333333333">
                <text:p>1762.33333333333</text:p>
              </table:table-cell>
              <table:table-cell office:value-type="float" office:value="1055.66666666667">
                <text:p>1055.66666666667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459.33333333333">
                <text:p>1459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1065">
                <text:p>1065</text:p>
              </table:table-cell>
              <table:table-cell office:value-type="float" office:value="991">
                <text:p>991</text:p>
              </table:table-cell>
              <table:table-cell office:value-type="float" office:value="1600">
                <text:p>160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1437.66666666667">
                <text:p>1437.66666666667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1067">
                <text:p>1067</text:p>
              </table:table-cell>
              <table:table-cell office:value-type="float" office:value="1016">
                <text:p>1016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466.66666666667">
                <text:p>1466.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773.66666666667">
                <text:p>1773.66666666667</text:p>
              </table:table-cell>
              <table:table-cell office:value-type="float" office:value="1048.33333333333">
                <text:p>1048.33333333333</text:p>
              </table:table-cell>
              <table:table-cell office:value-type="float" office:value="1030.33333333333">
                <text:p>1030.33333333333</text:p>
              </table:table-cell>
              <table:table-cell office:value-type="float" office:value="1597.33333333333">
                <text:p>1597.33333333333</text:p>
              </table:table-cell>
              <table:table-cell office:value-type="float" office:value="1486.33333333333">
                <text:p>1486.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754.66666666667">
                <text:p>1754.66666666667</text:p>
              </table:table-cell>
              <table:table-cell office:value-type="float" office:value="1052.66666666667">
                <text:p>1052.66666666667</text:p>
              </table:table-cell>
              <table:table-cell office:value-type="float" office:value="1013.33333333333">
                <text:p>1013.33333333333</text:p>
              </table:table-cell>
              <table:table-cell office:value-type="float" office:value="1618.33333333333">
                <text:p>1618.33333333333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1482.33333333333">
                <text:p>1482.33333333333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1031.33333333333">
                <text:p>1031.33333333333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67.66666666667">
                <text:p>1067.66666666667</text:p>
              </table:table-cell>
              <table:table-cell office:value-type="float" office:value="1029.66666666667">
                <text:p>1029.66666666667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1470.66666666667">
                <text:p>1470.66666666667</text:p>
              </table:table-cell>
              <table:table-cell office:value-type="float" office:value="NaN">
                <text:p>NaN</text:p>
              </table:table-cell>
              <table:table-cell office:value-type="float" office:value="1733.33333333333">
                <text:p>1733.33333333333</text:p>
              </table:table-cell>
              <table:table-cell office:value-type="float" office:value="1068">
                <text:p>1068</text:p>
              </table:table-cell>
              <table:table-cell office:value-type="float" office:value="995">
                <text:p>995</text:p>
              </table:table-cell>
              <table:table-cell office:value-type="float" office:value="1606.33333333333">
                <text:p>1606.3333333333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1455.66666666667">
                <text:p>1455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11">
                <text:p>1011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481.33333333333">
                <text:p>1481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479.33333333333">
                <text:p>1479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3.66666666667">
                <text:p>1763.66666666667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1032.66666666667">
                <text:p>1032.66666666667</text:p>
              </table:table-cell>
              <table:table-cell office:value-type="float" office:value="1588">
                <text:p>1588</text:p>
              </table:table-cell>
              <table:table-cell office:value-type="float" office:value="1461.66666666667">
                <text:p>1461.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997">
                <text:p>997</text:p>
              </table:table-cell>
              <table:table-cell office:value-type="float" office:value="1606">
                <text:p>160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1474.33333333333">
                <text:p>147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1046">
                <text:p>1046</text:p>
              </table:table-cell>
              <table:table-cell office:value-type="float" office:value="990.666666666667">
                <text:p>990.666666666667</text:p>
              </table:table-cell>
              <table:table-cell office:value-type="float" office:value="1585">
                <text:p>1585</text:p>
              </table:table-cell>
              <table:table-cell office:value-type="float" office:value="1485.33333333333">
                <text:p>1485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1081.66666666667">
                <text:p>1081.66666666667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1586.66666666667">
                <text:p>1586.66666666667</text:p>
              </table:table-cell>
              <table:table-cell office:value-type="float" office:value="1487.66666666667">
                <text:p>1487.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724.66666666667">
                <text:p>1724.66666666667</text:p>
              </table:table-cell>
              <table:table-cell office:value-type="float" office:value="1049">
                <text:p>1049</text:p>
              </table:table-cell>
              <table:table-cell office:value-type="float" office:value="1034.66666666667">
                <text:p>1034.66666666667</text:p>
              </table:table-cell>
              <table:table-cell office:value-type="float" office:value="1597.33333333333">
                <text:p>1597.33333333333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750.33333333333">
                <text:p>1750.33333333333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999.333333333333">
                <text:p>999.333333333333</text:p>
              </table:table-cell>
              <table:table-cell office:value-type="float" office:value="1586.66666666667">
                <text:p>1586.66666666667</text:p>
              </table:table-cell>
              <table:table-cell office:value-type="float" office:value="1470.66666666667">
                <text:p>1470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473.33333333333">
                <text:p>1473.33333333333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1049.66666666667">
                <text:p>1049.66666666667</text:p>
              </table:table-cell>
              <table:table-cell office:value-type="float" office:value="1005">
                <text:p>1005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01.33333333333">
                <text:p>1001.33333333333</text:p>
              </table:table-cell>
              <table:table-cell office:value-type="float" office:value="1604.33333333333">
                <text:p>1604.33333333333</text:p>
              </table:table-cell>
              <table:table-cell office:value-type="float" office:value="1504.33333333333">
                <text:p>1504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1035.33333333333">
                <text:p>1035.33333333333</text:p>
              </table:table-cell>
              <table:table-cell office:value-type="float" office:value="1007">
                <text:p>1007</text:p>
              </table:table-cell>
              <table:table-cell office:value-type="float" office:value="1591">
                <text:p>1591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51">
                <text:p>1051</text:p>
              </table:table-cell>
              <table:table-cell office:value-type="float" office:value="1035">
                <text:p>1035</text:p>
              </table:table-cell>
              <table:table-cell office:value-type="float" office:value="1594.33333333333">
                <text:p>1594.33333333333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740.66666666667">
                <text:p>1740.66666666667</text:p>
              </table:table-cell>
              <table:table-cell office:value-type="float" office:value="1085.66666666667">
                <text:p>1085.66666666667</text:p>
              </table:table-cell>
              <table:table-cell office:value-type="float" office:value="1030">
                <text:p>1030</text:p>
              </table:table-cell>
              <table:table-cell office:value-type="float" office:value="1584.33333333333">
                <text:p>1584.33333333333</text:p>
              </table:table-cell>
              <table:table-cell office:value-type="float" office:value="1488.66666666667">
                <text:p>1488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1038">
                <text:p>1038</text:p>
              </table:table-cell>
              <table:table-cell office:value-type="float" office:value="1001">
                <text:p>1001</text:p>
              </table:table-cell>
              <table:table-cell office:value-type="float" office:value="1571.33333333333">
                <text:p>1571.3333333333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468.33333333333">
                <text:p>1468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1.33333333333">
                <text:p>1751.33333333333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992">
                <text:p>992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43.66666666667">
                <text:p>1043.66666666667</text:p>
              </table:table-cell>
              <table:table-cell office:value-type="float" office:value="1023.66666666667">
                <text:p>1023.66666666667</text:p>
              </table:table-cell>
              <table:table-cell office:value-type="float" office:value="1582">
                <text:p>158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1062.33333333333">
                <text:p>1062.33333333333</text:p>
              </table:table-cell>
              <table:table-cell office:value-type="float" office:value="1004">
                <text:p>1004</text:p>
              </table:table-cell>
              <table:table-cell office:value-type="float" office:value="1600.33333333333">
                <text:p>1600.33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64.66666666667">
                <text:p>1064.66666666667</text:p>
              </table:table-cell>
              <table:table-cell office:value-type="float" office:value="1028.66666666667">
                <text:p>1028.66666666667</text:p>
              </table:table-cell>
              <table:table-cell office:value-type="float" office:value="1596">
                <text:p>1596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469.66666666667">
                <text:p>1469.66666666667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1053.66666666667">
                <text:p>1053.66666666667</text:p>
              </table:table-cell>
              <table:table-cell office:value-type="float" office:value="1011.66666666667">
                <text:p>1011.66666666667</text:p>
              </table:table-cell>
              <table:table-cell office:value-type="float" office:value="1588.33333333333">
                <text:p>1588.33333333333</text:p>
              </table:table-cell>
              <table:table-cell office:value-type="float" office:value="1455.66666666667">
                <text:p>1455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1485.66666666667">
                <text:p>1485.66666666667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1066">
                <text:p>1066</text:p>
              </table:table-cell>
              <table:table-cell office:value-type="float" office:value="997.333333333333">
                <text:p>997.333333333333</text:p>
              </table:table-cell>
              <table:table-cell office:value-type="float" office:value="1567.33333333333">
                <text:p>1567.33333333333</text:p>
              </table:table-cell>
              <table:table-cell office:value-type="float" office:value="1442.66666666667">
                <text:p>1442.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749.66666666667">
                <text:p>1749.66666666667</text:p>
              </table:table-cell>
              <table:table-cell office:value-type="float" office:value="1071">
                <text:p>1071</text:p>
              </table:table-cell>
              <table:table-cell office:value-type="float" office:value="1027">
                <text:p>1027</text:p>
              </table:table-cell>
              <table:table-cell office:value-type="float" office:value="1591">
                <text:p>1591</text:p>
              </table:table-cell>
              <table:table-cell office:value-type="float" office:value="1450.66666666667">
                <text:p>1450.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739.66666666667">
                <text:p>1739.66666666667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1038">
                <text:p>1038</text:p>
              </table:table-cell>
              <table:table-cell office:value-type="float" office:value="1628.66666666667">
                <text:p>1628.6666666666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1058.33333333333">
                <text:p>1058.33333333333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93">
                <text:p>159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754.33333333333">
                <text:p>1754.33333333333</text:p>
              </table:table-cell>
              <table:table-cell office:value-type="float" office:value="1054">
                <text:p>1054</text:p>
              </table:table-cell>
              <table:table-cell office:value-type="float" office:value="1024.66666666667">
                <text:p>1024.66666666667</text:p>
              </table:table-cell>
              <table:table-cell office:value-type="float" office:value="1598">
                <text:p>1598</text:p>
              </table:table-cell>
              <table:table-cell office:value-type="float" office:value="1497.66666666667">
                <text:p>1497.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1454.33333333333">
                <text:p>145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31.66666666667">
                <text:p>1731.66666666667</text:p>
              </table:table-cell>
              <table:table-cell office:value-type="float" office:value="1056">
                <text:p>1056</text:p>
              </table:table-cell>
              <table:table-cell office:value-type="float" office:value="1015.66666666667">
                <text:p>1015.66666666667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761.66666666667">
                <text:p>1761.66666666667</text:p>
              </table:table-cell>
              <table:table-cell office:value-type="float" office:value="1045.66666666667">
                <text:p>1045.66666666667</text:p>
              </table:table-cell>
              <table:table-cell office:value-type="float" office:value="1020">
                <text:p>1020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1450.66666666667">
                <text:p>1450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043">
                <text:p>1043</text:p>
              </table:table-cell>
              <table:table-cell office:value-type="float" office:value="1006.33333333333">
                <text:p>1006.33333333333</text:p>
              </table:table-cell>
              <table:table-cell office:value-type="float" office:value="1618.66666666667">
                <text:p>1618.66666666667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442.66666666667">
                <text:p>1442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0.33333333333">
                <text:p>1760.33333333333</text:p>
              </table:table-cell>
              <table:table-cell office:value-type="float" office:value="1069.66666666667">
                <text:p>1069.66666666667</text:p>
              </table:table-cell>
              <table:table-cell office:value-type="float" office:value="1005.33333333333">
                <text:p>1005.33333333333</text:p>
              </table:table-cell>
              <table:table-cell office:value-type="float" office:value="1610">
                <text:p>161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1488.33333333333">
                <text:p>1488.33333333333</text:p>
              </table:table-cell>
              <table:table-cell office:value-type="float" office:value="NaN">
                <text:p>NaN</text:p>
              </table:table-cell>
              <table:table-cell office:value-type="float" office:value="1780.33333333333">
                <text:p>1780.33333333333</text:p>
              </table:table-cell>
              <table:table-cell office:value-type="float" office:value="1064">
                <text:p>1064</text:p>
              </table:table-cell>
              <table:table-cell office:value-type="float" office:value="1009.66666666667">
                <text:p>1009.66666666667</text:p>
              </table:table-cell>
              <table:table-cell office:value-type="float" office:value="1623">
                <text:p>1623</text:p>
              </table:table-cell>
              <table:table-cell office:value-type="float" office:value="1515.33333333333">
                <text:p>1515.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740.66666666667">
                <text:p>1740.66666666667</text:p>
              </table:table-cell>
              <table:table-cell office:value-type="float" office:value="1038.66666666667">
                <text:p>1038.66666666667</text:p>
              </table:table-cell>
              <table:table-cell office:value-type="float" office:value="987.333333333333">
                <text:p>987.333333333333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508.33333333333">
                <text:p>1508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1052.66666666667">
                <text:p>1052.66666666667</text:p>
              </table:table-cell>
              <table:table-cell office:value-type="float" office:value="996">
                <text:p>996</text:p>
              </table:table-cell>
              <table:table-cell office:value-type="float" office:value="1621">
                <text:p>1621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1447.66666666667">
                <text:p>1447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1079">
                <text:p>1079</text:p>
              </table:table-cell>
              <table:table-cell office:value-type="float" office:value="995">
                <text:p>995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477.66666666667">
                <text:p>1477.66666666667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1052.33333333333">
                <text:p>1052.33333333333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93">
                <text:p>1593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78.33333333333">
                <text:p>1778.33333333333</text:p>
              </table:table-cell>
              <table:table-cell office:value-type="float" office:value="1046.33333333333">
                <text:p>1046.33333333333</text:p>
              </table:table-cell>
              <table:table-cell office:value-type="float" office:value="1016">
                <text:p>1016</text:p>
              </table:table-cell>
              <table:table-cell office:value-type="float" office:value="1624">
                <text:p>1624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759.33333333333">
                <text:p>1759.33333333333</text:p>
              </table:table-cell>
              <table:table-cell office:value-type="float" office:value="1058">
                <text:p>1058</text:p>
              </table:table-cell>
              <table:table-cell office:value-type="float" office:value="1021.33333333333">
                <text:p>1021.33333333333</text:p>
              </table:table-cell>
              <table:table-cell office:value-type="float" office:value="1565">
                <text:p>1565</text:p>
              </table:table-cell>
              <table:table-cell office:value-type="float" office:value="1497.33333333333">
                <text:p>1497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766.66666666667">
                <text:p>1766.66666666667</text:p>
              </table:table-cell>
              <table:table-cell office:value-type="float" office:value="1074.66666666667">
                <text:p>1074.66666666667</text:p>
              </table:table-cell>
              <table:table-cell office:value-type="float" office:value="1004.33333333333">
                <text:p>1004.33333333333</text:p>
              </table:table-cell>
              <table:table-cell office:value-type="float" office:value="1611.66666666667">
                <text:p>1611.6666666666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474.66666666667">
                <text:p>1474.66666666667</text:p>
              </table:table-cell>
              <table:table-cell office:value-type="float" office:value="NaN">
                <text:p>NaN</text:p>
              </table:table-cell>
              <table:table-cell office:value-type="float" office:value="1722.66666666667">
                <text:p>1722.66666666667</text:p>
              </table:table-cell>
              <table:table-cell office:value-type="float" office:value="1038">
                <text:p>1038</text:p>
              </table:table-cell>
              <table:table-cell office:value-type="float" office:value="1025.33333333333">
                <text:p>1025.33333333333</text:p>
              </table:table-cell>
              <table:table-cell office:value-type="float" office:value="1591">
                <text:p>15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69">
                <text:p>1069</text:p>
              </table:table-cell>
              <table:table-cell office:value-type="float" office:value="1000.33333333333">
                <text:p>1000.33333333333</text:p>
              </table:table-cell>
              <table:table-cell office:value-type="float" office:value="1613.66666666667">
                <text:p>1613.66666666667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470.33333333333">
                <text:p>1470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55">
                <text:p>1055</text:p>
              </table:table-cell>
              <table:table-cell office:value-type="float" office:value="1037">
                <text:p>1037</text:p>
              </table:table-cell>
              <table:table-cell office:value-type="float" office:value="1585.33333333333">
                <text:p>1585.33333333333</text:p>
              </table:table-cell>
              <table:table-cell office:value-type="float" office:value="1476.33333333333">
                <text:p>1476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065.33333333333">
                <text:p>1065.33333333333</text:p>
              </table:table-cell>
              <table:table-cell office:value-type="float" office:value="1012.66666666667">
                <text:p>1012.66666666667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1473.33333333333">
                <text:p>1473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2.66666666667">
                <text:p>1752.66666666667</text:p>
              </table:table-cell>
              <table:table-cell office:value-type="float" office:value="1058">
                <text:p>1058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578">
                <text:p>1578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3.66666666667">
                <text:p>1763.66666666667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1002.66666666667">
                <text:p>1002.66666666667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1474.33333333333">
                <text:p>147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1058.66666666667">
                <text:p>1058.66666666667</text:p>
              </table:table-cell>
              <table:table-cell office:value-type="float" office:value="986">
                <text:p>986</text:p>
              </table:table-cell>
              <table:table-cell office:value-type="float" office:value="1588">
                <text:p>158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1503.66666666667">
                <text:p>1503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4.33333333333">
                <text:p>1764.33333333333</text:p>
              </table:table-cell>
              <table:table-cell office:value-type="float" office:value="1071">
                <text:p>1071</text:p>
              </table:table-cell>
              <table:table-cell office:value-type="float" office:value="1045">
                <text:p>1045</text:p>
              </table:table-cell>
              <table:table-cell office:value-type="float" office:value="1596">
                <text:p>1596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1477.66666666667">
                <text:p>1477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8.66666666667">
                <text:p>1758.66666666667</text:p>
              </table:table-cell>
              <table:table-cell office:value-type="float" office:value="1043">
                <text:p>1043</text:p>
              </table:table-cell>
              <table:table-cell office:value-type="float" office:value="998">
                <text:p>998</text:p>
              </table:table-cell>
              <table:table-cell office:value-type="float" office:value="1570.33333333333">
                <text:p>1570.33333333333</text:p>
              </table:table-cell>
              <table:table-cell office:value-type="float" office:value="1476.66666666667">
                <text:p>1476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774.33333333333">
                <text:p>1774.33333333333</text:p>
              </table:table-cell>
              <table:table-cell office:value-type="float" office:value="1066.66666666667">
                <text:p>1066.66666666667</text:p>
              </table:table-cell>
              <table:table-cell office:value-type="float" office:value="1006.33333333333">
                <text:p>1006.33333333333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513.66666666667">
                <text:p>1513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785.33333333333">
                <text:p>1785.33333333333</text:p>
              </table:table-cell>
              <table:table-cell office:value-type="float" office:value="1054">
                <text:p>1054</text:p>
              </table:table-cell>
              <table:table-cell office:value-type="float" office:value="1007">
                <text:p>1007</text:p>
              </table:table-cell>
              <table:table-cell office:value-type="float" office:value="1629">
                <text:p>1629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072.66666666667">
                <text:p>1072.66666666667</text:p>
              </table:table-cell>
              <table:table-cell office:value-type="float" office:value="998.666666666667">
                <text:p>998.666666666667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770.33333333333">
                <text:p>1770.33333333333</text:p>
              </table:table-cell>
              <table:table-cell office:value-type="float" office:value="1081.66666666667">
                <text:p>1081.66666666667</text:p>
              </table:table-cell>
              <table:table-cell office:value-type="float" office:value="1018.66666666667">
                <text:p>1018.66666666667</text:p>
              </table:table-cell>
              <table:table-cell office:value-type="float" office:value="1604">
                <text:p>1604</text:p>
              </table:table-cell>
              <table:table-cell office:value-type="float" office:value="1483.66666666667">
                <text:p>1483.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1053.33333333333">
                <text:p>1053.33333333333</text:p>
              </table:table-cell>
              <table:table-cell office:value-type="float" office:value="987.666666666667">
                <text:p>987.666666666667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1502.66666666667">
                <text:p>1502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776.66666666667">
                <text:p>1776.66666666667</text:p>
              </table:table-cell>
              <table:table-cell office:value-type="float" office:value="1084.33333333333">
                <text:p>1084.33333333333</text:p>
              </table:table-cell>
              <table:table-cell office:value-type="float" office:value="999">
                <text:p>999</text:p>
              </table:table-cell>
              <table:table-cell office:value-type="float" office:value="1597.66666666667">
                <text:p>1597.6666666666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1494.33333333333">
                <text:p>149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78.66666666667">
                <text:p>1778.66666666667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983.333333333333">
                <text:p>983.333333333333</text:p>
              </table:table-cell>
              <table:table-cell office:value-type="float" office:value="1653.66666666667">
                <text:p>1653.6666666666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481.66666666667">
                <text:p>1481.66666666667</text:p>
              </table:table-cell>
              <table:table-cell office:value-type="float" office:value="NaN">
                <text:p>NaN</text:p>
              </table:table-cell>
              <table:table-cell office:value-type="float" office:value="1733.66666666667">
                <text:p>1733.66666666667</text:p>
              </table:table-cell>
              <table:table-cell office:value-type="float" office:value="1037">
                <text:p>1037</text:p>
              </table:table-cell>
              <table:table-cell office:value-type="float" office:value="1008.66666666667">
                <text:p>1008.66666666667</text:p>
              </table:table-cell>
              <table:table-cell office:value-type="float" office:value="1600">
                <text:p>1600</text:p>
              </table:table-cell>
              <table:table-cell office:value-type="float" office:value="1469.66666666667">
                <text:p>1469.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1038.33333333333">
                <text:p>1038.33333333333</text:p>
              </table:table-cell>
              <table:table-cell office:value-type="float" office:value="1012.33333333333">
                <text:p>1012.33333333333</text:p>
              </table:table-cell>
              <table:table-cell office:value-type="float" office:value="1593.66666666667">
                <text:p>1593.6666666666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1.66666666667">
                <text:p>1751.66666666667</text:p>
              </table:table-cell>
              <table:table-cell office:value-type="float" office:value="1061.66666666667">
                <text:p>1061.66666666667</text:p>
              </table:table-cell>
              <table:table-cell office:value-type="float" office:value="1019.66666666667">
                <text:p>1019.66666666667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499.66666666667">
                <text:p>1499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1059.66666666667">
                <text:p>1059.66666666667</text:p>
              </table:table-cell>
              <table:table-cell office:value-type="float" office:value="996.666666666667">
                <text:p>996.666666666667</text:p>
              </table:table-cell>
              <table:table-cell office:value-type="float" office:value="1598">
                <text:p>159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72.66666666667">
                <text:p>1472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053">
                <text:p>1053</text:p>
              </table:table-cell>
              <table:table-cell office:value-type="float" office:value="1001.66666666667">
                <text:p>1001.66666666667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075.33333333333">
                <text:p>1075.33333333333</text:p>
              </table:table-cell>
              <table:table-cell office:value-type="float" office:value="1014.33333333333">
                <text:p>1014.33333333333</text:p>
              </table:table-cell>
              <table:table-cell office:value-type="float" office:value="1596.33333333333">
                <text:p>1596.3333333333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1058">
                <text:p>1058</text:p>
              </table:table-cell>
              <table:table-cell office:value-type="float" office:value="1027">
                <text:p>1027</text:p>
              </table:table-cell>
              <table:table-cell office:value-type="float" office:value="1562.33333333333">
                <text:p>1562.33333333333</text:p>
              </table:table-cell>
              <table:table-cell office:value-type="float" office:value="1489.33333333333">
                <text:p>1489.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746.33333333333">
                <text:p>1746.33333333333</text:p>
              </table:table-cell>
              <table:table-cell office:value-type="float" office:value="1072.66666666667">
                <text:p>1072.66666666667</text:p>
              </table:table-cell>
              <table:table-cell office:value-type="float" office:value="998.333333333333">
                <text:p>998.333333333333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1510.66666666667">
                <text:p>1510.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1494.33333333333">
                <text:p>1494.33333333333</text:p>
              </table:table-cell>
              <table:table-cell office:value-type="float" office:value="NaN">
                <text:p>NaN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079.66666666667">
                <text:p>1079.66666666667</text:p>
              </table:table-cell>
              <table:table-cell office:value-type="float" office:value="1000">
                <text:p>1000</text:p>
              </table:table-cell>
              <table:table-cell office:value-type="float" office:value="1597">
                <text:p>159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523.66666666667">
                <text:p>1523.66666666667</text:p>
              </table:table-cell>
              <table:table-cell office:value-type="float" office:value="NaN">
                <text:p>NaN</text:p>
              </table:table-cell>
              <table:table-cell office:value-type="float" office:value="1766.33333333333">
                <text:p>1766.33333333333</text:p>
              </table:table-cell>
              <table:table-cell office:value-type="float" office:value="1048.66666666667">
                <text:p>1048.66666666667</text:p>
              </table:table-cell>
              <table:table-cell office:value-type="float" office:value="1013.33333333333">
                <text:p>1013.33333333333</text:p>
              </table:table-cell>
              <table:table-cell office:value-type="float" office:value="1584.33333333333">
                <text:p>1584.3333333333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NaN">
                <text:p>NaN</text:p>
              </table:table-cell>
              <table:table-cell office:value-type="float" office:value="1743.66666666667">
                <text:p>1743.66666666667</text:p>
              </table:table-cell>
              <table:table-cell office:value-type="float" office:value="1056">
                <text:p>1056</text:p>
              </table:table-cell>
              <table:table-cell office:value-type="float" office:value="1021.66666666667">
                <text:p>1021.66666666667</text:p>
              </table:table-cell>
              <table:table-cell office:value-type="float" office:value="1628">
                <text:p>162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1001">
                <text:p>1001</text:p>
              </table:table-cell>
              <table:table-cell office:value-type="float" office:value="1606">
                <text:p>1606</text:p>
              </table:table-cell>
              <table:table-cell office:value-type="float" office:value="1474.33333333333">
                <text:p>1474.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